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1000003E79D1982FA.png"/>
  <manifest:file-entry manifest:media-type="image/png" manifest:full-path="Pictures/10000201000002A60000009CC132F23E.png"/>
  <manifest:file-entry manifest:media-type="image/png" manifest:full-path="Pictures/10000201000002A60000009C7244210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draw:fill="solid" draw:fill-color="#ffffff" draw:fill-image-width="0cm" draw:fill-image-height="0cm" presentation:display-footer="false" presentation:display-page-number="true" presentation:display-date-time="false" smil:direction="rever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mil:direction="rever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svg:stroke-color="#000000" draw:marker-start-width="0.048cm" draw:marker-end-width="0.048cm" draw:fill="solid" draw:fill-color="#e6e6e6" draw:textarea-horizontal-align="center" draw:textarea-vertical-align="middle" fo:padding-top="0.126cm" fo:padding-bottom="0.126cm" fo:padding-left="0.251cm" fo:padding-right="0.251cm"/>
    </style:style>
    <style:style style:name="gr2" style:family="graphic" style:parent-style-name="standard">
      <style:graphic-properties svg:stroke-width="0cm" svg:stroke-color="#008000" draw:marker-start-width="0.2cm" draw:marker-end-width="0.2cm" draw:fill="solid" draw:fill-color="#00ff00" draw:textarea-horizontal-align="center" draw:textarea-vertical-align="middle" draw:auto-grow-height="false" fo:min-height="0.749cm" fo:min-width="0.499cm" fo:padding-top="0.125cm" fo:padding-bottom="0.125cm" fo:padding-left="0.25cm" fo:padding-right="0.25cm" draw:shadow="hidden"/>
    </style:style>
    <style:style style:name="gr3" style:family="graphic" style:parent-style-name="standard">
      <style:graphic-properties draw:fill-color="#99ccff" draw:textarea-horizontal-align="justify" draw:textarea-vertical-align="middle" draw:auto-grow-height="false" draw:shadow="hidden"/>
    </style:style>
    <style:style style:name="gr4" style:family="graphic" style:parent-style-name="standard">
      <style:graphic-properties draw:fill-color="#83afdb" draw:textarea-horizontal-align="justify" draw:textarea-vertical-align="middle" draw:auto-grow-height="false" draw:shadow="hidden"/>
    </style:style>
    <style:style style:name="gr5" style:family="graphic" style:parent-style-name="standard">
      <style:graphic-properties draw:fill="none" draw:textarea-horizontal-align="justify" draw:textarea-vertical-align="middle" draw:auto-grow-height="false" draw:shadow="hidden"/>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dash" draw:stroke-dash="Fine_20_Dashed" svg:stroke-width="0.102cm" svg:stroke-color="#008000" draw:marker-start-width="0.352cm" draw:marker-end-width="0.352cm" draw:fill="none" draw:textarea-horizontal-align="center" draw:textarea-vertical-align="middle" draw:auto-grow-height="false" fo:min-height="0.749cm" fo:min-width="0.499cm" fo:padding-top="0.175cm" fo:padding-bottom="0.175cm" fo:padding-left="0.3cm" fo:padding-right="0.3cm"/>
    </style:style>
    <style:style style:name="gr8" style:family="graphic" style:parent-style-name="standard">
      <style:graphic-properties draw:stroke="dash" draw:stroke-dash="_32__20_Dots_20_1_20_Dash" svg:stroke-width="0.102cm" svg:stroke-color="#008000" draw:fill="none" draw:textarea-horizontal-align="center" draw:textarea-vertical-align="middle" draw:auto-grow-height="false" fo:min-height="0.749cm" fo:min-width="0.499cm" fo:padding-top="0.176cm" fo:padding-bottom="0.176cm" fo:padding-left="0.301cm" fo:padding-right="0.301cm"/>
    </style:style>
    <style:style style:name="gr9"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0" style:family="graphic" style:parent-style-name="standard">
      <style:graphic-properties draw:stroke="none" svg:stroke-width="0.102cm" svg:stroke-color="#008000" draw:fill="solid" draw:fill-color="#ffffff" draw:textarea-horizontal-align="center" draw:textarea-vertical-align="middle"/>
    </style:style>
    <style:style style:name="gr11" style:family="graphic">
      <style:graphic-properties style:protect="size"/>
    </style:style>
    <style:style style:name="gr12"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3"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14"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15"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16" style:family="graphic" style:parent-style-name="standard">
      <style:graphic-properties draw:stroke="solid" draw:stroke-dash="Ultrafine_20_Dashed" svg:stroke-width="0cm" svg:stroke-color="#000000" draw:fill="solid" draw:fill-color="#2323dc" draw:textarea-horizontal-align="justify" draw:textarea-vertical-align="middle" draw:auto-grow-height="false" fo:min-height="0cm" fo:min-width="0cm"/>
    </style:style>
    <style:style style:name="gr17"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18"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19"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0"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21"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24" style:family="graphic" style:parent-style-name="standard">
      <style:graphic-properties svg:stroke-color="#008000" draw:fill="solid" draw:fill-color="#00ff00" draw:textarea-horizontal-align="center" draw:textarea-vertical-align="middle" draw:auto-grow-height="false" fo:min-height="0.749cm" fo:min-width="0.499cm" draw:shadow="hidden"/>
    </style:style>
    <style:style style:name="gr25" style:family="graphic" style:parent-style-name="standard">
      <style:graphic-properties draw:stroke="none" draw:fill="none" draw:fill-color="#d3e5d4" draw:textarea-horizontal-align="left" draw:textarea-vertical-align="middle" draw:auto-grow-height="true" fo:padding-top="0.13cm" fo:padding-bottom="0.13cm" fo:padding-left="0.25cm" fo:padding-right="0.25cm" fo:wrap-option="wrap" draw:shadow="hidden" draw:shadow-color="#808080"/>
    </style:style>
    <style:style style:name="gr26" style:family="graphic" style:parent-style-name="standard">
      <style:graphic-properties svg:stroke-color="#00ff00" draw:textarea-horizontal-align="center" draw:textarea-vertical-align="middle"/>
    </style:style>
    <style:style style:name="gr27"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28"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29"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30"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31"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32"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33"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34" style:family="graphic" style:parent-style-name="standard">
      <style:graphic-properties draw:stroke="solid" draw:stroke-dash="Ultrafine_20_Dashed" svg:stroke-width="0.102cm" svg:stroke-color="#ffffff" draw:marker-start-width="0.352cm" draw:marker-end="Arrow" draw:marker-end-width="0.452cm" draw:fill="solid" draw:fill-color="#ff9966" draw:textarea-horizontal-align="center" draw:textarea-vertical-align="middle" fo:padding-top="0.175cm" fo:padding-bottom="0.175cm" fo:padding-left="0.3cm" fo:padding-right="0.3cm"/>
    </style:style>
    <style:style style:name="gr35" style:family="graphic" style:parent-style-name="standard">
      <style:graphic-properties svg:stroke-width="0.102cm" svg:stroke-color="#ffffff" draw:marker-start-width="0.352cm" draw:marker-end="Arrow" draw:marker-end-width="0.452cm" draw:textarea-horizontal-align="center" draw:textarea-vertical-align="middle" fo:padding-top="0.175cm" fo:padding-bottom="0.175cm" fo:padding-left="0.3cm" fo:padding-right="0.3cm"/>
    </style:style>
    <style:style style:name="gr36"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37"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38" style:family="graphic" style:parent-style-name="standard">
      <style:graphic-properties draw:stroke="solid" draw:stroke-dash="Ultrafine_20_Dashed" svg:stroke-width="0cm" svg:stroke-color="#000000" draw:fill="solid" draw:fill-color="#2323dc" draw:textarea-horizontal-align="justify" draw:textarea-vertical-align="middle" draw:auto-grow-height="false" fo:min-height="0cm" fo:min-width="0cm"/>
    </style:style>
    <style:style style:name="gr39" style:family="graphic" style:parent-style-name="standard">
      <style:graphic-properties draw:marker-end="Arrow" draw:marker-end-width="0.3cm" draw:textarea-horizontal-align="center" draw:textarea-vertical-align="middle"/>
    </style:style>
    <style:style style:name="gr40"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41"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2"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43"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44"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0cm" fo:min-width="0cm"/>
    </style:style>
    <style:style style:name="gr45"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46"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cm" fo:min-width="0cm" fo:padding-top="0.201cm" fo:padding-bottom="0.201cm" fo:padding-left="0.326cm" fo:padding-right="0.326cm"/>
    </style:style>
    <style:style style:name="gr47" style:family="graphic" style:parent-style-name="standard">
      <style:graphic-properties draw:stroke="solid" draw:stroke-dash="Ultrafine_20_Dashed" svg:stroke-width="0cm" svg:stroke-color="#ffffff" draw:fill="solid" draw:fill-color="#00ff00" draw:textarea-horizontal-align="justify" draw:textarea-vertical-align="middle" draw:auto-grow-height="false" draw:shadow="hidden"/>
    </style:style>
    <style:style style:name="gr48" style:family="graphic" style:parent-style-name="standard">
      <style:graphic-properties draw:stroke="dash" draw:stroke-dash="Fine_20_Dashed" svg:stroke-width="0.102cm" draw:marker-start-width="0.352cm" draw:marker-end-width="0.352cm" draw:fill="none" draw:textarea-horizontal-align="center" draw:textarea-vertical-align="middle" draw:auto-grow-height="false" fo:min-height="0.749cm" fo:min-width="0.499cm" fo:padding-top="0.175cm" fo:padding-bottom="0.175cm" fo:padding-left="0.3cm" fo:padding-right="0.3cm"/>
    </style:style>
    <style:style style:name="gr49" style:family="graphic" style:parent-style-name="standard">
      <style:graphic-properties draw:stroke="dash" draw:stroke-dash="Fine_20_Dashed" svg:stroke-width="0.102cm" svg:stroke-color="#000000" draw:marker-start-width="0.352cm" draw:marker-end-width="0.352cm" draw:fill="none" draw:textarea-horizontal-align="center" draw:textarea-vertical-align="middle" draw:auto-grow-height="false" fo:min-height="0.749cm" fo:min-width="0.499cm" fo:padding-top="0.175cm" fo:padding-bottom="0.175cm" fo:padding-left="0.3cm" fo:padding-right="0.3cm"/>
    </style:style>
    <style:style style:name="gr50"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51" style:family="graphic" style:parent-style-name="standard">
      <style:graphic-properties draw:stroke="dash" draw:stroke-dash="Fine_20_Dashed" svg:stroke-width="0.102cm" svg:stroke-color="#ff0000" draw:marker-start-width="0.352cm" draw:marker-end-width="0.352cm" draw:fill="none" draw:textarea-horizontal-align="center" draw:textarea-vertical-align="middle" draw:auto-grow-height="false" fo:min-height="0.749cm" fo:min-width="0.499cm" fo:padding-top="0.175cm" fo:padding-bottom="0.175cm" fo:padding-left="0.3cm" fo:padding-right="0.3cm"/>
    </style:style>
    <style:style style:name="gr52" style:family="graphic" style:parent-style-name="standard">
      <style:graphic-properties draw:stroke="dash" draw:stroke-dash="Fine_20_Dashed" svg:stroke-width="0.102cm" svg:stroke-color="#00ff00" draw:marker-start-width="0.352cm" draw:marker-end-width="0.352cm" draw:fill="none" draw:textarea-horizontal-align="center" draw:textarea-vertical-align="middle" draw:auto-grow-height="false" fo:min-height="0.749cm" fo:min-width="0.499cm" fo:padding-top="0.175cm" fo:padding-bottom="0.175cm" fo:padding-left="0.3cm" fo:padding-right="0.3cm"/>
    </style:style>
    <style:style style:name="gr53" style:family="graphic" style:parent-style-name="standard">
      <style:graphic-properties draw:stroke="solid" draw:stroke-dash="Fine_20_Dashed" svg:stroke-width="0.102cm" svg:stroke-color="#00ff00" draw:marker-start-width="0.352cm" draw:marker-end="Arrow" draw:marker-end-width="0.452cm" draw:textarea-horizontal-align="center" draw:textarea-vertical-align="middle" fo:padding-top="0.175cm" fo:padding-bottom="0.175cm" fo:padding-left="0.3cm" fo:padding-right="0.3cm"/>
    </style:style>
    <style:style style:name="gr54" style:family="graphic" style:parent-style-name="standard">
      <style:graphic-properties draw:marker-start-width="0.276cm" draw:marker-end="Arrow" draw:marker-end-width="0.376cm" draw:textarea-horizontal-align="center" draw:textarea-vertical-align="middle"/>
    </style:style>
    <style:style style:name="gr55" style:family="graphic" style:parent-style-name="standard">
      <style:graphic-properties svg:stroke-width="0.152cm" draw:marker-start-width="0.276cm" draw:marker-end-width="0.276cm" draw:textarea-horizontal-align="center" draw:textarea-vertical-align="middle" fo:padding-top="0.2cm" fo:padding-bottom="0.2cm" fo:padding-left="0.325cm" fo:padding-right="0.325cm"/>
    </style:style>
    <style:style style:name="gr56" style:family="graphic" style:parent-style-name="standard">
      <style:graphic-properties draw:stroke="dash" draw:stroke-dash="Fine_20_Dashed_20__28_var_29_" svg:stroke-width="0.152cm" svg:stroke-color="#0000ff" draw:marker-start-width="0.049cm" draw:marker-end-width="0.049cm" draw:textarea-horizontal-align="center" draw:textarea-vertical-align="middle" fo:padding-top="0.201cm" fo:padding-bottom="0.201cm" fo:padding-left="0.326cm" fo:padding-right="0.326cm"/>
    </style:style>
    <style:style style:name="gr57" style:family="graphic" style:parent-style-name="standard">
      <style:graphic-properties draw:stroke="dash" draw:stroke-dash="Fine_20_Dashed_20__28_var_29_" svg:stroke-width="0.152cm" svg:stroke-color="#ff0000" draw:marker-start-width="0.049cm" draw:marker-end-width="0.049cm" draw:textarea-horizontal-align="center" draw:textarea-vertical-align="middle" fo:padding-top="0.201cm" fo:padding-bottom="0.201cm" fo:padding-left="0.326cm" fo:padding-right="0.326cm"/>
    </style:style>
    <style:style style:name="gr58" style:family="graphic" style:parent-style-name="standard">
      <style:graphic-properties svg:stroke-width="0.102cm" draw:marker-start-width="0.201cm" draw:marker-end-width="0.201cm" draw:textarea-horizontal-align="center" draw:textarea-vertical-align="middle" fo:padding-top="0.175cm" fo:padding-bottom="0.175cm" fo:padding-left="0.3cm" fo:padding-right="0.3cm"/>
    </style:style>
    <style:style style:name="gr59" style:family="graphic" style:parent-style-name="standard">
      <style:graphic-properties draw:stroke="dash" draw:stroke-dash="Fine_20_Dashed_20__28_var_29_" svg:stroke-width="0.152cm" svg:stroke-color="#ff00ff" draw:marker-start-width="0.049cm" draw:marker-end-width="0.049cm" draw:textarea-horizontal-align="center" draw:textarea-vertical-align="middle" fo:padding-top="0.201cm" fo:padding-bottom="0.201cm" fo:padding-left="0.326cm" fo:padding-right="0.326cm"/>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bbe0e3" fo:min-height="4.87cm" draw:shadow="hidden" draw:shadow-color="#808080"/>
    </style:style>
    <style:style style:name="pr3" style:family="presentation" style:parent-style-name="Default-notes">
      <style:graphic-properties draw:stroke="none" draw:fill="none" draw:fill-color="#bbe0e3" draw:auto-grow-height="true" fo:min-height="12.341cm" draw:shadow="hidden" draw:shadow-color="#808080"/>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13.182cm" fo:min-width="0cm" fo:padding-top="0.13cm" fo:padding-bottom="0.13cm" fo:padding-left="0.25cm" fo:padding-right="0.25cm" fo:wrap-option="no-wrap" draw:shadow="hidden" draw:shadow-color="#808080"/>
    </style:style>
    <style:style style:name="pr6" style:family="presentation" style:parent-style-name="Default-title">
      <style:graphic-properties draw:fill-color="#ffffff" draw:auto-grow-height="true" fo:min-height="3.177cm"/>
    </style:style>
    <style:style style:name="pr7" style:family="presentation" style:parent-style-name="Default-outline1">
      <style:graphic-properties draw:fill-color="#ffffff" draw:auto-grow-height="true" fo:min-height="13.443cm"/>
    </style:style>
    <style:style style:name="pr8" style:family="presentation" style:parent-style-name="Default-notes">
      <style:graphic-properties draw:fill-color="#ffffff" draw:auto-grow-height="true" fo:min-height="12.341cm"/>
    </style:style>
    <style:style style:name="pr9" style:family="presentation" style:parent-style-name="Default-outline1">
      <style:graphic-properties draw:fill-color="#ffffff" fo:min-height="13.192cm"/>
    </style:style>
    <style:style style:name="pr10" style:family="presentation" style:parent-style-name="Default-title" style:list-style-name="L7">
      <style:graphic-properties draw:fill-color="#ffffff" draw:auto-grow-height="true" fo:min-height="3.177cm"/>
    </style:style>
    <style:style style:name="pr11" style:family="presentation" style:parent-style-name="Default-notes">
      <style:graphic-properties draw:fill-color="#ffffff" fo:min-height="12.09cm"/>
    </style:style>
    <style:style style:name="pr12" style:family="presentation" style:parent-style-name="Default-outline1">
      <style:graphic-properties draw:stroke="none" draw:fill="none" draw:fill-color="#bbe0e3" draw:textarea-horizontal-align="justify" draw:textarea-vertical-align="top" draw:auto-grow-height="true" draw:auto-grow-width="false" fo:min-height="9.69cm" fo:min-width="0cm" fo:padding-top="0.13cm" fo:padding-bottom="0.13cm" fo:padding-left="0.25cm" fo:padding-right="0.25cm" fo:wrap-option="no-wrap" draw:shadow="hidden" draw:shadow-color="#808080"/>
    </style:style>
    <style:style style:name="pr13" style:family="presentation" style:parent-style-name="Default-notes">
      <style:graphic-properties draw:stroke="none" draw:fill="none" draw:fill-color="#bbe0e3" draw:textarea-horizontal-align="justify" draw:textarea-vertical-align="top" draw:auto-grow-height="true" draw:auto-grow-width="false" fo:min-height="12.084cm" fo:min-width="0cm" fo:padding-top="0.128cm" fo:padding-bottom="0.128cm" fo:padding-left="0.256cm" fo:padding-right="0.256cm" fo:wrap-option="no-wrap" draw:shadow="hidden" draw:shadow-color="#808080"/>
    </style:style>
    <style:style style:name="pr14" style:family="presentation" style:parent-style-name="Default-title" style:list-style-name="L7">
      <style:graphic-properties draw:fill-color="#ffffff" draw:auto-grow-height="true" fo:min-height="3.177cm"/>
    </style:style>
    <style:style style:name="pr15" style:family="presentation" style:parent-style-name="Default-title" style:list-style-name="L7">
      <style:graphic-properties draw:fill-color="#ffffff" draw:auto-grow-height="true" fo:min-height="3.177cm"/>
    </style:style>
    <style:style style:name="pr16" style:family="presentation" style:parent-style-name="Default-outline1">
      <style:graphic-properties draw:stroke="none" draw:fill="none" draw:fill-color="#bbe0e3" draw:textarea-horizontal-align="justify" draw:textarea-vertical-align="top" draw:auto-grow-height="true" draw:auto-grow-width="false" fo:min-height="11.303cm" fo:min-width="0cm" fo:padding-top="0.13cm" fo:padding-bottom="0.13cm" fo:padding-left="0.25cm" fo:padding-right="0.25cm" fo:wrap-option="no-wrap" draw:shadow="hidden" draw:shadow-color="#808080"/>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4pt"/>
    </style:style>
    <style:style style:name="P5" style:family="paragraph">
      <style:paragraph-properties fo:margin-left="0cm" fo:margin-right="0cm" text:enable-numbering="false" fo:text-indent="0cm"/>
    </style:style>
    <style:style style:name="P6" style:family="paragraph">
      <style:paragraph-properties fo:margin-left="0.952cm" fo:margin-right="0cm" fo:margin-top="0.211cm" fo:margin-bottom="0cm" text:enable-numbering="true" fo:text-indent="-0.952cm"/>
    </style:style>
    <style:style style:name="P7" style:family="paragraph">
      <style:paragraph-properties fo:margin-left="2.063cm" fo:margin-right="0cm" text:enable-numbering="true" fo:text-indent="-0.793cm"/>
    </style:style>
    <style:style style:name="P8" style:family="paragraph">
      <style:paragraph-properties fo:margin-left="0.952cm" fo:margin-right="0cm" fo:margin-top="0.211cm" fo:margin-bottom="0cm" text:enable-numbering="false" fo:text-indent="-0.952cm"/>
    </style:style>
    <style:style style:name="P9" style:family="paragraph">
      <style:paragraph-properties fo:margin-left="0.952cm" fo:margin-right="0cm" fo:text-indent="-0.952cm" style:writing-mode="lr-tb"/>
    </style:style>
    <style:style style:name="P10" style:family="paragraph">
      <style:paragraph-properties fo:margin-left="0.952cm" fo:margin-right="0cm" fo:text-indent="-0.952cm"/>
    </style:style>
    <style:style style:name="P11" style:family="paragraph">
      <style:paragraph-properties fo:text-align="center"/>
    </style:style>
    <style:style style:name="P12" style:family="paragraph">
      <style:paragraph-properties fo:margin-left="0cm" fo:margin-right="0cm" fo:text-indent="0cm"/>
      <style:text-properties fo:font-size="18pt"/>
    </style:style>
    <style:style style:name="P13" style:family="paragraph">
      <style:paragraph-properties fo:margin-left="2.063cm" fo:margin-right="0cm" fo:text-indent="-0.793cm"/>
    </style:style>
    <style:style style:name="P14" style:family="paragraph">
      <style:paragraph-properties fo:margin-left="0cm" fo:margin-right="0cm" fo:text-indent="0cm"/>
      <style:text-properties fo:font-size="18pt" fo:font-weight="bold" style:font-weight-asian="bold" style:font-weight-complex="bold"/>
    </style:style>
    <style:style style:name="P15" style:family="paragraph">
      <style:paragraph-properties fo:margin-left="0cm" fo:margin-right="0cm" fo:text-indent="0cm"/>
      <style:text-properties fo:font-size="18pt" fo:font-style="italic" fo:font-weight="bold" style:font-style-asian="italic" style:font-weight-asian="bold" style:font-style-complex="italic" style:font-weight-complex="bold"/>
    </style:style>
    <style:style style:name="P16" style:family="paragraph">
      <style:text-properties fo:font-weight="bold" style:font-weight-asian="bold" style:font-weight-complex="bold"/>
    </style:style>
    <style:style style:name="P17" style:family="paragraph">
      <style:paragraph-properties fo:text-align="center" style:writing-mode="lr-tb"/>
    </style:style>
    <style:style style:name="P18" style:family="paragraph">
      <style:paragraph-properties fo:margin-left="0cm" fo:margin-right="0cm" fo:text-align="center" fo:text-indent="0cm"/>
    </style:style>
    <style:style style:name="P19" style:family="paragraph">
      <style:paragraph-properties fo:text-align="center"/>
      <style:text-properties fo:font-size="14pt" style:font-size-asian="14pt" style:font-size-complex="14pt"/>
    </style:style>
    <style:style style:name="P20" style:family="paragraph">
      <style:text-properties fo:font-size="14pt" style:font-size-asian="14pt" style:font-size-complex="14pt"/>
    </style:style>
    <style:style style:name="P21" style:family="paragraph">
      <style:paragraph-properties fo:margin-left="0cm" fo:margin-right="0cm" fo:text-indent="0cm"/>
      <style:text-properties fo:font-size="14pt" style:font-size-asian="14pt" style:font-size-complex="14pt"/>
    </style:style>
    <style:style style:name="P22" style:family="paragraph">
      <style:paragraph-properties fo:margin-left="0cm" fo:margin-right="0cm" fo:text-align="center" fo:text-indent="0cm"/>
      <style:text-properties fo:font-size="14pt" style:font-size-asian="14pt" style:font-size-complex="14pt"/>
    </style:style>
    <style:style style:name="P23" style:family="paragraph">
      <style:paragraph-properties fo:text-align="center"/>
      <style:text-properties fo:color="#ffffff" fo:font-weight="bold" style:font-weight-asian="bold" style:font-weight-complex="bold"/>
    </style:style>
    <style:style style:name="P24" style:family="paragraph">
      <style:paragraph-properties fo:margin-left="0.952cm" fo:margin-right="0cm" fo:margin-top="0.211cm" fo:margin-bottom="0cm" fo:line-height="90%" text:enable-numbering="true" fo:text-indent="-0.952cm"/>
    </style:style>
    <style:style style:name="P25" style:family="paragraph">
      <style:paragraph-properties fo:margin-left="3.175cm" fo:margin-right="0cm" text:enable-numbering="true" fo:text-indent="-0.635cm"/>
    </style:style>
    <style:style style:name="P26" style:family="paragraph">
      <style:paragraph-properties fo:margin-left="2.063cm" fo:margin-right="0cm" fo:margin-top="0.211cm" fo:margin-bottom="0cm" fo:line-height="90%" text:enable-numbering="true" fo:text-indent="-0.793cm"/>
    </style:style>
    <style:style style:name="P27" style:family="paragraph">
      <style:paragraph-properties fo:margin-left="0cm" fo:margin-right="0cm" fo:margin-top="0.158cm" fo:margin-bottom="0cm" text:enable-numbering="false" fo:text-indent="0cm"/>
    </style:style>
    <style:style style:name="P28" style:family="paragraph">
      <style:paragraph-properties fo:margin-left="3.175cm" fo:margin-right="0cm" fo:text-indent="-0.635cm"/>
    </style:style>
    <style:style style:name="P29" style:family="paragraph">
      <style:paragraph-properties fo:margin-left="0cm" fo:margin-right="0cm" fo:text-indent="0cm"/>
      <style:text-properties fo:color="#008000" fo:font-size="14pt" style:font-size-asian="14pt" style:font-size-complex="14pt"/>
    </style:style>
    <style:style style:name="P30" style:family="paragraph">
      <style:paragraph-properties fo:margin-left="0cm" fo:margin-right="0cm" fo:text-indent="0cm"/>
      <style:text-properties fo:color="#ff0000" fo:font-size="14pt" style:font-size-asian="14pt" style:font-size-complex="14pt"/>
    </style:style>
    <style:style style:name="P31" style:family="paragraph">
      <style:paragraph-properties fo:margin-left="0cm" fo:margin-right="0cm" fo:text-indent="0cm"/>
      <style:text-properties fo:color="#0000ff" fo:font-size="14pt" style:font-size-asian="14pt" style:font-size-complex="14pt"/>
    </style:style>
    <style:style style:name="P32" style:family="paragraph">
      <style:text-properties fo:font-size="16pt" style:font-size-asian="16pt" style:font-size-complex="16pt"/>
    </style:style>
    <style:style style:name="P33" style:family="paragraph">
      <style:paragraph-properties fo:margin-left="0.952cm" fo:margin-right="0cm" fo:margin-top="0.317cm" fo:margin-bottom="0cm" fo:line-height="100%" fo:text-align="center" text:enable-numbering="false" fo:text-indent="-0.952cm"/>
    </style:style>
    <style:style style:name="T1" style:family="text">
      <style:text-properties fo:color="#000000" fo:language="en" fo:country="GB"/>
    </style:style>
    <style:style style:name="T2" style:family="text">
      <style:text-properties fo:font-size="24pt"/>
    </style:style>
    <style:style style:name="T3" style:family="text">
      <style:text-properties fo:language="de" fo:country="DE"/>
    </style:style>
    <style:style style:name="T4" style:family="text">
      <style:text-properties fo:language="en" fo:country="GB"/>
    </style:style>
    <style:style style:name="T5" style:family="text">
      <style:text-properties fo:font-size="18pt"/>
    </style:style>
    <style:style style:name="T6" style:family="text">
      <style:text-properties fo:font-size="18pt" fo:font-weight="bold" style:font-weight-asian="bold" style:font-weight-complex="bold"/>
    </style:style>
    <style:style style:name="T7" style:family="text">
      <style:text-properties fo:font-size="18pt" fo:font-style="italic" fo:font-weight="normal" style:font-style-asian="italic" style:font-weight-asian="normal" style:font-style-complex="italic" style:font-weight-complex="normal"/>
    </style:style>
    <style:style style:name="T8" style:family="text">
      <style:text-properties fo:font-size="18pt" fo:font-style="italic" fo:font-weight="bold" style:font-style-asian="italic" style:font-weight-asian="bold" style:font-style-complex="italic" style:font-weight-complex="bold"/>
    </style:style>
    <style:style style:name="T9" style:family="text">
      <style:text-properties fo:language="en" fo:country="US"/>
    </style:style>
    <style:style style:name="T10" style:family="text">
      <style:text-properties fo:font-size="14pt" style:font-size-asian="14pt" style:font-size-complex="14pt"/>
    </style:style>
    <style:style style:name="T11"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12" style:family="text">
      <style:text-properties fo:font-family="Arial" style:font-style-name="Regular" style:font-family-generic="swiss" style:font-pitch="variable" fo:language="en" fo:country="US" style:font-family-asian="Arial" style:font-style-name-asian="Regular" style:font-family-generic-asian="swiss" style:font-pitch-asian="variable" style:font-family-complex="Arial" style:font-style-name-complex="Regular" style:font-family-generic-complex="swiss" style:font-pitch-complex="variable"/>
    </style:style>
    <style:style style:name="T13" style:family="text">
      <style:text-properties fo:color="#ffffff" fo:font-weight="bold" style:font-weight-asian="bold" style:font-weight-complex="bold"/>
    </style:style>
    <style:style style:name="T14" style:family="text">
      <style:text-properties fo:font-family="Wingdings" style:font-pitch="variable" style:font-charset="x-symbol" fo:language="de" fo:country="DE"/>
    </style:style>
    <style:style style:name="T15" style:family="text">
      <style:text-properties fo:color="#008000" fo:font-size="14pt" style:font-size-asian="14pt" style:font-size-complex="14pt"/>
    </style:style>
    <style:style style:name="T16" style:family="text">
      <style:text-properties fo:color="#ff0000" fo:font-size="14pt" style:font-size-asian="14pt" style:font-size-complex="14pt"/>
    </style:style>
    <style:style style:name="T17" style:family="text">
      <style:text-properties fo:color="#0000ff" fo:font-size="14pt" style:font-size-asian="14pt" style:font-size-complex="14pt"/>
    </style:style>
    <style:style style:name="T18" style:family="text">
      <style:text-properties fo:font-family="'Arial Rounded MT Bold'" style:font-family-generic="swiss" style:font-pitch="variable" fo:font-size="36pt" style:font-size-asian="36pt" style:font-size-complex="36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cc3333" fo:font-size="100%"/>
      </text:list-level-style-bullet>
      <text:list-level-style-bullet text:level="2" text:bullet-char="–">
        <style:list-level-properties text:space-before="1.27cm"/>
        <style:text-properties fo:font-family="Arial" style:font-family-generic="swiss" style:font-pitch="variable" fo:color="#cc3333" fo:font-size="100%"/>
      </text:list-level-style-bullet>
      <text:list-level-style-bullet text:level="3" text:bullet-char="•">
        <style:list-level-properties text:space-before="2.54cm"/>
        <style:text-properties fo:font-family="Arial" style:font-family-generic="swiss" style:font-pitch="variable" fo:color="#cc3333" fo:font-size="100%"/>
      </text:list-level-style-bullet>
      <text:list-level-style-bullet text:level="4" text:bullet-char="–">
        <style:list-level-properties text:space-before="3.81cm"/>
        <style:text-properties fo:font-family="Arial" style:font-family-generic="swiss" style:font-pitch="variable" fo:color="#cc3333" fo:font-size="100%"/>
      </text:list-level-style-bullet>
      <text:list-level-style-bullet text:level="5" text:bullet-char="»">
        <style:list-level-properties text:space-before="5.08cm"/>
        <style:text-properties fo:font-family="Arial" style:font-family-generic="swiss" style:font-pitch="variable" fo:color="#cc3333" fo:font-size="100%"/>
      </text:list-level-style-bullet>
      <text:list-level-style-bullet text:level="6" text:bullet-char="»">
        <style:list-level-properties text:space-before="5.08cm"/>
        <style:text-properties fo:font-family="Arial" style:font-family-generic="swiss" style:font-pitch="variable" fo:color="#cc3333" fo:font-size="100%"/>
      </text:list-level-style-bullet>
      <text:list-level-style-bullet text:level="7" text:bullet-char="»">
        <style:list-level-properties text:space-before="5.08cm"/>
        <style:text-properties fo:font-family="Arial" style:font-family-generic="swiss" style:font-pitch="variable" fo:color="#cc3333" fo:font-size="100%"/>
      </text:list-level-style-bullet>
      <text:list-level-style-bullet text:level="8" text:bullet-char="»">
        <style:list-level-properties text:space-before="5.08cm"/>
        <style:text-properties fo:font-family="Arial" style:font-family-generic="swiss" style:font-pitch="variable" fo:color="#cc3333" fo:font-size="100%"/>
      </text:list-level-style-bullet>
      <text:list-level-style-bullet text:level="9" text:bullet-char="»">
        <style:list-level-properties text:space-before="5.08cm"/>
        <style:text-properties fo:font-family="Arial" style:font-family-generic="swiss" style:font-pitch="variable" fo:color="#cc3333" fo:font-size="100%"/>
      </text:list-level-style-bullet>
    </text:list-style>
    <text:list-style style:name="L3">
      <text:list-level-style-bullet text:level="1" text:bullet-char="•">
        <style:list-level-properties text:min-label-width="0.952cm"/>
        <style:text-properties fo:font-family="Arial" style:font-family-generic="swiss" style:font-pitch="variable" fo:color="#cc3333" fo:font-size="100%"/>
      </text:list-level-style-bullet>
      <text:list-level-style-bullet text:level="2" text:bullet-char="–">
        <style:list-level-properties text:space-before="1.27cm" text:min-label-width="0.793cm"/>
        <style:text-properties fo:font-family="Arial" style:font-family-generic="swiss" style:font-pitch="variable" fo:color="#cc3333" fo:font-size="100%"/>
      </text:list-level-style-bullet>
      <text:list-level-style-bullet text:level="3" text:bullet-char="•">
        <style:list-level-properties text:space-before="2.54cm" text:min-label-width="0.635cm"/>
        <style:text-properties fo:font-family="Arial" style:font-family-generic="swiss" style:font-pitch="variable" fo:color="#cc3333" fo:font-size="100%"/>
      </text:list-level-style-bullet>
      <text:list-level-style-bullet text:level="4" text:bullet-char="–">
        <style:list-level-properties text:space-before="3.81cm" text:min-label-width="0.635cm"/>
        <style:text-properties fo:font-family="Arial" style:font-family-generic="swiss" style:font-pitch="variable" fo:color="#cc3333" fo:font-size="100%"/>
      </text:list-level-style-bullet>
      <text:list-level-style-bullet text:level="5" text:bullet-char="»">
        <style:list-level-properties text:space-before="5.08cm" text:min-label-width="0.635cm"/>
        <style:text-properties fo:font-family="Arial" style:font-family-generic="swiss" style:font-pitch="variable" fo:color="#cc3333" fo:font-size="100%"/>
      </text:list-level-style-bullet>
      <text:list-level-style-bullet text:level="6" text:bullet-char="»">
        <style:list-level-properties text:space-before="5.08cm" text:min-label-width="0.635cm"/>
        <style:text-properties fo:font-family="Arial" style:font-family-generic="swiss" style:font-pitch="variable" fo:color="#cc3333" fo:font-size="100%"/>
      </text:list-level-style-bullet>
      <text:list-level-style-bullet text:level="7" text:bullet-char="»">
        <style:list-level-properties text:space-before="5.08cm" text:min-label-width="0.635cm"/>
        <style:text-properties fo:font-family="Arial" style:font-family-generic="swiss" style:font-pitch="variable" fo:color="#cc3333" fo:font-size="100%"/>
      </text:list-level-style-bullet>
      <text:list-level-style-bullet text:level="8" text:bullet-char="»">
        <style:list-level-properties text:space-before="5.08cm" text:min-label-width="0.635cm"/>
        <style:text-properties fo:font-family="Arial" style:font-family-generic="swiss" style:font-pitch="variable" fo:color="#cc3333"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Rounded MT Bold'" style:font-family-generic="swiss" style:font-pitch="variable" fo:color="#cc3333" fo:font-size="100%"/>
      </text:list-level-style-bullet>
      <text:list-level-style-bullet text:level="2" text:bullet-char="–">
        <style:list-level-properties text:space-before="1.27cm" text:min-label-width="0.793cm"/>
        <style:text-properties fo:font-family="Arial" style:font-family-generic="swiss" style:font-pitch="variable" fo:color="#cc3333" fo:font-size="100%"/>
      </text:list-level-style-bullet>
      <text:list-level-style-bullet text:level="3" text:bullet-char="•">
        <style:list-level-properties text:space-before="2.54cm" text:min-label-width="0.635cm"/>
        <style:text-properties fo:font-family="Arial" style:font-family-generic="swiss" style:font-pitch="variable" fo:color="#cc3333" fo:font-size="100%"/>
      </text:list-level-style-bullet>
      <text:list-level-style-bullet text:level="4" text:bullet-char="–">
        <style:list-level-properties text:space-before="3.81cm" text:min-label-width="0.635cm"/>
        <style:text-properties fo:font-family="Arial" style:font-family-generic="swiss" style:font-pitch="variable" fo:color="#cc3333" fo:font-size="100%"/>
      </text:list-level-style-bullet>
      <text:list-level-style-bullet text:level="5" text:bullet-char="»">
        <style:list-level-properties text:space-before="5.08cm" text:min-label-width="0.635cm"/>
        <style:text-properties fo:font-family="Arial" style:font-family-generic="swiss" style:font-pitch="variable" fo:color="#cc3333" fo:font-size="100%"/>
      </text:list-level-style-bullet>
      <text:list-level-style-bullet text:level="6" text:bullet-char="»">
        <style:list-level-properties text:space-before="5.08cm" text:min-label-width="0.635cm"/>
        <style:text-properties fo:font-family="Arial" style:font-family-generic="swiss" style:font-pitch="variable" fo:color="#cc3333" fo:font-size="100%"/>
      </text:list-level-style-bullet>
      <text:list-level-style-bullet text:level="7" text:bullet-char="»">
        <style:list-level-properties text:space-before="5.08cm" text:min-label-width="0.635cm"/>
        <style:text-properties fo:font-family="Arial" style:font-family-generic="swiss" style:font-pitch="variable" fo:color="#cc3333" fo:font-size="100%"/>
      </text:list-level-style-bullet>
      <text:list-level-style-bullet text:level="8" text:bullet-char="»">
        <style:list-level-properties text:space-before="5.08cm" text:min-label-width="0.635cm"/>
        <style:text-properties fo:font-family="Arial" style:font-family-generic="swiss" style:font-pitch="variable" fo:color="#cc3333"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Clemens Lode</presentation:footer-decl>
      <presentation:date-time-decl presentation:name="dtd1" presentation:source="current-date" style:data-style-name="D3"/>
      <draw:page draw:name="Learning Classifier Systems –  Introduction" draw:style-name="dp1" draw:master-page-name="Default" presentation:presentation-page-layout-name="AL1T0" presentation:use-footer-name="ftr1" presentation:use-date-time-name="dtd1">
        <office:forms form:automatic-focus="false" form:apply-design-mode="false"/>
        <draw:frame presentation:style-name="pr1" draw:text-style-name="P2" draw:layer="layout" svg:width="21.59cm" svg:height="4.084cm" svg:x="1.905cm" svg:y="5.917cm" presentation:class="title" presentation:user-transformed="true">
          <draw:text-box>
            <text:p text:style-name="P1"><text:span text:style-name="T1">Learning Classifier Systeme in kollaborativen, dynamischen Multiagentenszenarien</text:span></text:p>
          </draw:text-box>
        </draw:frame>
        <draw:frame presentation:style-name="pr2" draw:text-style-name="P4" draw:layer="layout" svg:width="17.78cm" svg:height="4.87cm" svg:x="3.81cm" svg:y="10.92cm" presentation:class="subtitle" presentation:user-transformed="true">
          <draw:text-box>
            <text:p text:style-name="P3"><text:span text:style-name="T2">Clemens Lode</text:span></text:p>
            <text:p text:style-name="P3"><text:span text:style-name="T2">29.10.08</text:span></text:p>
          </draw:text-box>
        </draw:frame>
        <presentation:notes draw:style-name="dp2" presentation:use-footer-name="ftr1" presentation:use-date-time-name="dtd1">
          <draw:page-thumbnail draw:layer="layout" svg:width="13.705cm" svg:height="10.279cm" svg:x="2.589cm" svg:y="2.059cm" draw:page-number="1"/>
          <draw:frame presentation:style-name="pr3" draw:text-style-name="P3" draw:layer="layout" svg:width="15.104cm" svg:height="12.341cm" svg:x="1.887cm" svg:y="13.025cm" presentation:class="notes" presentation:placeholder="true">
            <draw:text-box/>
          </draw:frame>
        </presentation:notes>
      </draw:page>
      <draw:page draw:name="Outline"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14.94cm" svg:height="3.176cm" svg:x="1.27cm" svg:y="0.762cm" presentation:class="title" presentation:user-transformed="true">
          <draw:text-box>
            <text:p text:style-name="P5"><text:span text:style-name="T3">Überblick</text:span></text:p>
          </draw:text-box>
        </draw:frame>
        <draw:frame presentation:style-name="pr5" draw:text-style-name="P9" draw:layer="layout" svg:width="22.86cm" svg:height="13.442cm" svg:x="1.27cm" svg:y="4.444cm" presentation:class="outline" presentation:user-transformed="true">
          <draw:text-box>
            <text:list text:style-name="L3">
              <text:list-item>
                <text:p text:style-name="P6"><text:span text:style-name="T4">Testszenario</text:span></text:p>
              </text:list-item>
            </text:list>
            <text:list text:style-name="L3">
              <text:list-item>
                <text:list>
                  <text:list-item>
                    <text:p text:style-name="P7"><text:span text:style-name="T4">Multiagentensystem (Agenten, Grid, Kommunikation)</text:span></text:p>
                  </text:list-item>
                </text:list>
              </text:list-item>
            </text:list>
            <text:list text:style-name="L3">
              <text:list-item>
                <text:list>
                  <text:list-item>
                    <text:p text:style-name="P7"><text:span text:style-name="T4">Observation eines sich bewegenden Ziels</text:span></text:p>
                  </text:list-item>
                </text:list>
              </text:list-item>
            </text:list>
            <text:list text:style-name="L3">
              <text:list-item>
                <text:p text:style-name="P6"><text:span text:style-name="T4">Ablauf des Learning Classifier Systems</text:span></text:p>
              </text:list-item>
            </text:list>
            <text:list text:style-name="L3">
              <text:list-item>
                <text:p text:style-name="P6"><text:span text:style-name="T4">Beispiele für Classifier, Generierung von Classifier</text:span></text:p>
              </text:list-item>
            </text:list>
            <text:list text:style-name="L3">
              <text:list-item>
                <text:p text:style-name="P6"><text:span text:style-name="T4">Reward (single-/multistep)</text:span></text:p>
              </text:list-item>
            </text:list>
            <text:list text:style-name="L3">
              <text:list-item>
                <text:p text:style-name="P6"><text:span text:style-name="T4">Bewegungen des Ziels</text:span></text:p>
              </text:list-item>
            </text:list>
            <text:list text:style-name="L3">
              <text:list-item>
                <text:p text:style-name="P6"><text:span text:style-name="T4">Kommunikation und Organisation der Agenten</text:span></text:p>
              </text:list-item>
            </text:list>
            <text:list text:style-name="L3">
              <text:list-item>
                <text:p text:style-name="P6"><text:span text:style-name="T4">Verteilung des Rewards zwischen Agenten</text:span></text:p>
              </text:list-item>
            </text:list>
            <text:list text:style-name="L3">
              <text:list-item>
                <text:p text:style-name="P6"><text:span text:style-name="T4">Offene Fragen und weitere Testszenarien</text:span></text:p>
              </text:list-item>
            </text:list>
            <text:list text:style-name="L3">
              <text:list-item>
                <text:p text:style-name="P8"><text:span text:style-name="T4"/></text:p>
              </text:list-item>
            </text:list>
          </draw:text-box>
        </draw:frame>
        <presentation:notes draw:style-name="dp2" presentation:use-footer-name="ftr1" presentation:use-date-time-name="dtd1">
          <draw:page-thumbnail draw:layer="layout" svg:width="13.705cm" svg:height="10.279cm" svg:x="2.589cm" svg:y="2.059cm" draw:page-number="2"/>
          <draw:frame presentation:style-name="pr3" draw:text-style-name="P3" draw:layer="layout" svg:width="15.104cm" svg:height="12.341cm" svg:x="1.887cm" svg:y="13.02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1. Szenario</text:p>
          </draw:text-box>
        </draw:frame>
        <draw:rect draw:style-name="gr1" draw:layer="layout" svg:width="16.51cm" svg:height="11.43cm" svg:x="1.905cm" svg:y="5.715cm">
          <text:p text:style-name="P3"/>
        </draw:rect>
        <draw:frame presentation:style-name="pr7" draw:text-style-name="P10" draw:layer="layout" svg:width="22.86cm" svg:height="13.443cm" svg:x="1.27cm" svg:y="4.444cm" presentation:class="outline">
          <draw:text-box>
            <text:list text:style-name="L3">
              <text:list-item>
                <text:p text:style-name="P10">Observiere Ziel möglichst lange mit beliebigem Agenten</text:p>
              </text:list-item>
            </text:list>
          </draw:text-box>
        </draw:frame>
        <draw:g>
          <draw:polygon draw:style-name="gr2" draw:text-style-name="P11" draw:layer="layout" svg:width="0.635cm" svg:height="0.635cm" svg:x="14.604cm" svg:y="10.794cm" svg:viewBox="0 0 636 636" draw:points="317,0 243,243 0,243 197,394 123,636 317,488 512,636 438,394 636,243 392,243">
            <text:p text:style-name="P3"/>
          </draw:polygon>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path draw:style-name="gr3" draw:text-style-name="P11" draw:layer="layout" svg:width="0.634cm" svg:height="0.634cm" svg:x="8.889cm" svg:y="8.254cm" svg:viewBox="0 0 635 635" svg:d="m317 0c180 0 318 137 318 317s-138 318-318 318-317-138-317-318 137-317 317-317z">
            <text:p text:style-name="P3"/>
          </draw:path>
          <draw:path draw:style-name="gr4" draw:text-style-name="P11" draw:layer="layout" svg:width="0.066cm" svg:height="0.066cm" svg:x="9.069cm" svg:y="8.44cm" svg:viewBox="0 0 67 67" svg:d="m33 0c19 0 34 14 34 33s-15 34-34 34-33-15-33-34 14-33 33-33z">
            <text:p text:style-name="P3"/>
          </draw:path>
          <draw:path draw:style-name="gr4" draw:text-style-name="P11" draw:layer="layout" svg:width="0.066cm" svg:height="0.066cm" svg:x="9.274cm" svg:y="8.44cm" svg:viewBox="0 0 67 67" svg:d="m33 0c19 0 34 14 34 33s-15 34-34 34-33-15-33-34 14-33 33-33z">
            <text:p text:style-name="P3"/>
          </draw:path>
          <draw:path draw:style-name="gr5" draw:text-style-name="P11" draw:layer="layout" svg:width="0.348cm" svg:height="0.043cm" svg:x="9.032cm" svg:y="8.71cm" svg:viewBox="0 0 349 44" svg:d="m0 0c112 59 237 59 349 0">
            <text:p text:style-name="P3"/>
          </draw:path>
        </draw:g>
        <draw:frame draw:style-name="gr6" draw:text-style-name="P12" draw:layer="layout" svg:width="3.114cm" svg:height="1.013cm" svg:x="15.301cm" svg:y="16.132cm">
          <draw:text-box>
            <text:p text:style-name="P3"><text:span text:style-name="T5">2D Torus</text:span></text:p>
          </draw:text-box>
        </draw:frame>
        <draw:g>
          <draw:glue-point draw:id="4" svg:x="4.998cm" svg:y="0cm"/>
          <draw:glue-point draw:id="5" svg:x="1.462cm" svg:y="1.462cm"/>
          <draw:glue-point draw:id="6" svg:x="0cm" svg:y="4.998cm"/>
          <draw:glue-point draw:id="7" svg:x="1.462cm" svg:y="8.535cm"/>
          <draw:glue-point draw:id="8" svg:x="4.998cm" svg:y="9.998cm"/>
          <draw:glue-point draw:id="9" svg:x="8.535cm" svg:y="8.535cm"/>
          <draw:glue-point draw:id="10" svg:x="9.998cm" svg:y="4.998cm"/>
          <draw:glue-point draw:id="11" svg:x="8.535cm" svg:y="1.462cm"/>
          <draw:circle draw:style-name="gr7" draw:text-style-name="P11" draw:layer="layout" svg:width="5.715cm" svg:height="5.715cm" svg:x="6.349cm" svg:y="5.714cm">
            <text:p text:style-name="P3"/>
          </draw:circle>
        </draw:g>
        <draw:g>
          <draw:glue-point draw:id="4" svg:x="4.998cm" svg:y="0cm"/>
          <draw:glue-point draw:id="5" svg:x="1.462cm" svg:y="1.462cm"/>
          <draw:glue-point draw:id="6" svg:x="0cm" svg:y="4.998cm"/>
          <draw:glue-point draw:id="7" svg:x="1.462cm" svg:y="8.535cm"/>
          <draw:glue-point draw:id="8" svg:x="4.998cm" svg:y="9.998cm"/>
          <draw:glue-point draw:id="9" svg:x="8.535cm" svg:y="8.535cm"/>
          <draw:glue-point draw:id="10" svg:x="9.998cm" svg:y="4.998cm"/>
          <draw:glue-point draw:id="11" svg:x="8.535cm" svg:y="1.462cm"/>
          <draw:circle draw:style-name="gr7" draw:text-style-name="P11" draw:layer="layout" svg:width="5.715cm" svg:height="5.715cm" svg:x="0.051cm" svg:y="10.794cm">
            <text:p text:style-name="P3"/>
          </draw:circle>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path draw:style-name="gr3" draw:text-style-name="P11" draw:layer="layout" svg:width="0.634cm" svg:height="0.634cm" svg:x="2.539cm" svg:y="13.334cm" svg:viewBox="0 0 635 635" svg:d="m317 0c180 0 318 137 318 317s-138 318-318 318-317-138-317-318 137-317 317-317z">
            <text:p text:style-name="P3"/>
          </draw:path>
          <draw:path draw:style-name="gr4" draw:text-style-name="P11" draw:layer="layout" svg:width="0.066cm" svg:height="0.066cm" svg:x="2.719cm" svg:y="13.52cm" svg:viewBox="0 0 67 67" svg:d="m33 0c19 0 34 14 34 33s-15 34-34 34-33-15-33-34 14-33 33-33z">
            <text:p text:style-name="P3"/>
          </draw:path>
          <draw:path draw:style-name="gr4" draw:text-style-name="P11" draw:layer="layout" svg:width="0.066cm" svg:height="0.066cm" svg:x="2.924cm" svg:y="13.52cm" svg:viewBox="0 0 67 67" svg:d="m33 0c19 0 34 14 34 33s-15 34-34 34-33-15-33-34 14-33 33-33z">
            <text:p text:style-name="P3"/>
          </draw:path>
          <draw:path draw:style-name="gr5" draw:text-style-name="P11" draw:layer="layout" svg:width="0.348cm" svg:height="0.043cm" svg:x="2.682cm" svg:y="13.79cm" svg:viewBox="0 0 349 44" svg:d="m0 0c112 59 237 59 349 0">
            <text:p text:style-name="P3"/>
          </draw:path>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path draw:style-name="gr3" draw:text-style-name="P11" draw:layer="layout" svg:width="0.634cm" svg:height="0.634cm" svg:x="13.334cm" svg:y="12.699cm" svg:viewBox="0 0 635 635" svg:d="m317 0c180 0 318 137 318 317s-138 318-318 318-317-138-317-318 137-317 317-317z">
            <text:p text:style-name="P3"/>
          </draw:path>
          <draw:path draw:style-name="gr4" draw:text-style-name="P11" draw:layer="layout" svg:width="0.066cm" svg:height="0.066cm" svg:x="13.514cm" svg:y="12.885cm" svg:viewBox="0 0 67 67" svg:d="m33 0c19 0 34 14 34 33s-15 34-34 34-33-15-33-34 14-33 33-33z">
            <text:p text:style-name="P3"/>
          </draw:path>
          <draw:path draw:style-name="gr4" draw:text-style-name="P11" draw:layer="layout" svg:width="0.066cm" svg:height="0.066cm" svg:x="13.719cm" svg:y="12.885cm" svg:viewBox="0 0 67 67" svg:d="m33 0c19 0 34 14 34 33s-15 34-34 34-33-15-33-34 14-33 33-33z">
            <text:p text:style-name="P3"/>
          </draw:path>
          <draw:path draw:style-name="gr5" draw:text-style-name="P11" draw:layer="layout" svg:width="0.348cm" svg:height="0.043cm" svg:x="13.477cm" svg:y="13.155cm" svg:viewBox="0 0 349 44" svg:d="m0 0c112 59 237 59 349 0">
            <text:p text:style-name="P3"/>
          </draw:path>
        </draw:g>
        <draw:g>
          <draw:glue-point draw:id="4" svg:x="4.998cm" svg:y="0cm"/>
          <draw:glue-point draw:id="5" svg:x="1.462cm" svg:y="1.462cm"/>
          <draw:glue-point draw:id="6" svg:x="0cm" svg:y="4.998cm"/>
          <draw:glue-point draw:id="7" svg:x="1.462cm" svg:y="8.535cm"/>
          <draw:glue-point draw:id="8" svg:x="4.998cm" svg:y="9.998cm"/>
          <draw:glue-point draw:id="9" svg:x="8.535cm" svg:y="8.535cm"/>
          <draw:glue-point draw:id="10" svg:x="9.998cm" svg:y="4.998cm"/>
          <draw:glue-point draw:id="11" svg:x="8.535cm" svg:y="1.462cm"/>
          <draw:circle draw:style-name="gr7" draw:text-style-name="P11" draw:layer="layout" svg:width="5.715cm" svg:height="5.715cm" svg:x="10.794cm" svg:y="10.159cm">
            <text:p text:style-name="P3"/>
          </draw:circle>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path draw:style-name="gr3" draw:text-style-name="P11" draw:layer="layout" svg:width="0.634cm" svg:height="0.634cm" svg:x="5.079cm" svg:y="12.699cm" svg:viewBox="0 0 635 635" svg:d="m317 0c180 0 318 137 318 317s-138 318-318 318-317-138-317-318 137-317 317-317z">
            <text:p text:style-name="P3"/>
          </draw:path>
          <draw:path draw:style-name="gr4" draw:text-style-name="P11" draw:layer="layout" svg:width="0.066cm" svg:height="0.066cm" svg:x="5.259cm" svg:y="12.885cm" svg:viewBox="0 0 67 67" svg:d="m33 0c19 0 34 14 34 33s-15 34-34 34-33-15-33-34 14-33 33-33z">
            <text:p text:style-name="P3"/>
          </draw:path>
          <draw:path draw:style-name="gr4" draw:text-style-name="P11" draw:layer="layout" svg:width="0.066cm" svg:height="0.066cm" svg:x="5.464cm" svg:y="12.885cm" svg:viewBox="0 0 67 67" svg:d="m33 0c19 0 34 14 34 33s-15 34-34 34-33-15-33-34 14-33 33-33z">
            <text:p text:style-name="P3"/>
          </draw:path>
          <draw:path draw:style-name="gr5" draw:text-style-name="P11" draw:layer="layout" svg:width="0.348cm" svg:height="0.043cm" svg:x="5.222cm" svg:y="13.155cm" svg:viewBox="0 0 349 44" svg:d="m0 0c112 59 237 59 349 0">
            <text:p text:style-name="P3"/>
          </draw:path>
        </draw:g>
        <draw:g>
          <draw:glue-point draw:id="4" svg:x="4.998cm" svg:y="0cm"/>
          <draw:glue-point draw:id="5" svg:x="1.462cm" svg:y="1.462cm"/>
          <draw:glue-point draw:id="6" svg:x="0cm" svg:y="4.998cm"/>
          <draw:glue-point draw:id="7" svg:x="1.462cm" svg:y="8.535cm"/>
          <draw:glue-point draw:id="8" svg:x="4.998cm" svg:y="9.998cm"/>
          <draw:glue-point draw:id="9" svg:x="8.535cm" svg:y="8.535cm"/>
          <draw:glue-point draw:id="10" svg:x="9.998cm" svg:y="4.998cm"/>
          <draw:glue-point draw:id="11" svg:x="8.535cm" svg:y="1.462cm"/>
          <draw:circle draw:style-name="gr7" draw:text-style-name="P11" draw:layer="layout" svg:width="5.715cm" svg:height="5.715cm" svg:x="2.539cm" svg:y="10.159cm">
            <text:p text:style-name="P3"/>
          </draw:circle>
        </draw:g>
        <draw:g>
          <draw:glue-point draw:id="4" svg:x="4.998cm" svg:y="0cm"/>
          <draw:glue-point draw:id="5" svg:x="1.462cm" svg:y="1.462cm"/>
          <draw:glue-point draw:id="6" svg:x="0cm" svg:y="4.998cm"/>
          <draw:glue-point draw:id="7" svg:x="1.462cm" svg:y="8.535cm"/>
          <draw:glue-point draw:id="8" svg:x="4.998cm" svg:y="9.998cm"/>
          <draw:glue-point draw:id="9" svg:x="8.535cm" svg:y="8.535cm"/>
          <draw:glue-point draw:id="10" svg:x="9.998cm" svg:y="4.998cm"/>
          <draw:glue-point draw:id="11" svg:x="8.535cm" svg:y="1.462cm"/>
          <draw:circle draw:style-name="gr7" draw:text-style-name="P11" draw:layer="layout" svg:width="5.715cm" svg:height="5.715cm" svg:x="17.144cm" svg:y="10.794cm">
            <text:p text:style-name="P3"/>
          </draw:circle>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path draw:style-name="gr3" draw:text-style-name="P11" draw:layer="layout" svg:width="0.634cm" svg:height="0.634cm" svg:x="19.05cm" svg:y="5.715cm" svg:viewBox="0 0 635 635" svg:d="m317 0c180 0 318 137 318 317s-138 318-318 318-317-138-317-318 137-317 317-317z">
            <text:p text:style-name="P3"/>
          </draw:path>
          <draw:path draw:style-name="gr4" draw:text-style-name="P11" draw:layer="layout" svg:width="0.066cm" svg:height="0.066cm" svg:x="19.23cm" svg:y="5.901cm" svg:viewBox="0 0 67 67" svg:d="m33 0c19 0 34 14 34 33s-15 34-34 34-33-15-33-34 14-33 33-33z">
            <text:p text:style-name="P3"/>
          </draw:path>
          <draw:path draw:style-name="gr4" draw:text-style-name="P11" draw:layer="layout" svg:width="0.066cm" svg:height="0.066cm" svg:x="19.435cm" svg:y="5.901cm" svg:viewBox="0 0 67 67" svg:d="m33 0c19 0 34 14 34 33s-15 34-34 34-33-15-33-34 14-33 33-33z">
            <text:p text:style-name="P3"/>
          </draw:path>
          <draw:path draw:style-name="gr5" draw:text-style-name="P11" draw:layer="layout" svg:width="0.348cm" svg:height="0.043cm" svg:x="19.193cm" svg:y="6.171cm" svg:viewBox="0 0 349 44" svg:d="m0 0c112 59 237 59 349 0">
            <text:p text:style-name="P3"/>
          </draw:path>
        </draw:g>
        <draw:g>
          <draw:polygon draw:style-name="gr2" draw:text-style-name="P11" draw:layer="layout" svg:width="0.635cm" svg:height="0.635cm" svg:x="19.05cm" svg:y="6.984cm" svg:viewBox="0 0 636 636" draw:points="317,0 243,243 0,243 197,394 123,636 317,488 512,636 438,394 636,243 392,243">
            <text:p text:style-name="P3"/>
          </draw:polygon>
        </draw:g>
        <draw:g>
          <draw:glue-point draw:id="4" svg:x="5cm" svg:y="0cm"/>
          <draw:glue-point draw:id="5" svg:x="1.462cm" svg:y="1.462cm"/>
          <draw:glue-point draw:id="6" svg:x="0cm" svg:y="5cm"/>
          <draw:glue-point draw:id="7" svg:x="1.462cm" svg:y="8.522cm"/>
          <draw:glue-point draw:id="8" svg:x="5cm" svg:y="10cm"/>
          <draw:glue-point draw:id="9" svg:x="8.522cm" svg:y="8.522cm"/>
          <draw:glue-point draw:id="10" svg:x="10cm" svg:y="5cm"/>
          <draw:glue-point draw:id="11" svg:x="8.522cm" svg:y="1.462cm"/>
          <draw:circle draw:style-name="gr8" draw:text-style-name="P11" draw:layer="layout" svg:width="0.636cm" svg:height="0.636cm" svg:x="19.049cm" svg:y="8.255cm">
            <text:p text:style-name="P3"/>
          </draw:circle>
        </draw:g>
        <draw:frame draw:style-name="gr9" draw:text-style-name="P12" draw:layer="layout" svg:width="2.259cm" svg:height="1.115cm" svg:x="20.32cm" svg:y="5.715cm">
          <draw:text-box>
            <text:p text:style-name="P3"><text:span text:style-name="T5">Agent</text:span></text:p>
          </draw:text-box>
        </draw:frame>
        <draw:frame draw:style-name="gr9" draw:text-style-name="P12" draw:layer="layout" svg:width="1.624cm" svg:height="1.115cm" svg:x="20.32cm" svg:y="6.985cm">
          <draw:text-box>
            <text:p text:style-name="P3"><text:span text:style-name="T5">Ziel</text:span></text:p>
          </draw:text-box>
        </draw:frame>
        <draw:frame draw:style-name="gr9" draw:text-style-name="P12" draw:layer="layout" svg:width="3.478cm" svg:height="1.115cm" svg:x="20.32cm" svg:y="8.255cm">
          <draw:text-box>
            <text:p text:style-name="P3"><text:span text:style-name="T5">Sichtweite</text:span></text:p>
          </draw:text-box>
        </draw:frame>
        <draw:rect draw:style-name="gr10" draw:layer="layout" svg:width="5.08cm" svg:height="6.985cm" svg:x="18.415cm" svg:y="10.16cm">
          <text:p text:style-name="P3"/>
        </draw:rect>
        <draw:rect draw:style-name="gr10" draw:layer="layout" svg:width="1.905cm" svg:height="6.985cm" svg:x="0cm" svg:y="10.16cm">
          <text:p text:style-name="P3"/>
        </draw:rect>
        <presentation:notes draw:style-name="dp2" presentation:use-footer-name="ftr1" presentation:use-date-time-name="dtd1">
          <draw:page-thumbnail draw:style-name="gr11" draw:layer="layout" svg:width="13.705cm" svg:height="10.28cm" svg:x="2.588cm" svg:y="2.058cm" draw:page-number="3" presentation:class="page"/>
          <draw:frame presentation:style-name="pr8" draw:text-style-name="P3" draw:layer="layout" svg:width="15.104cm" svg:height="12.341cm" svg:x="1.887cm" svg:y="13.02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Szenario Besonderheiten</text:p>
          </draw:text-box>
        </draw:frame>
        <draw:frame presentation:style-name="pr7" draw:text-style-name="P10" draw:layer="layout" svg:width="22.86cm" svg:height="13.443cm" svg:x="1.27cm" svg:y="4.444cm" presentation:class="outline">
          <draw:text-box>
            <text:list text:style-name="L3">
              <text:list-item>
                <text:p text:style-name="P10">Begrenzte Sichtweite</text:p>
              </text:list-item>
            </text:list>
            <text:list text:style-name="L3">
              <text:list-item>
                <text:p text:style-name="P10">Einteilung in ein Grid</text:p>
              </text:list-item>
            </text:list>
            <text:list text:style-name="L3">
              <text:list-item>
                <text:p text:style-name="P10">Hindernisse</text:p>
              </text:list-item>
            </text:list>
            <text:list text:style-name="L3">
              <text:list-item>
                <text:p text:style-name="P10">Ziel bewegt sich</text:p>
              </text:list-item>
            </text:list>
            <text:list text:style-name="L3">
              <text:list-item>
                <text:list>
                  <text:list-item>
                    <text:p text:style-name="P13">Schneller als einzelner Agent</text:p>
                  </text:list-item>
                </text:list>
              </text:list-item>
            </text:list>
            <text:list text:style-name="L3">
              <text:list-item>
                <text:list>
                  <text:list-item>
                    <text:p text:style-name="P13">Unvorhersehbar</text:p>
                  </text:list-item>
                </text:list>
              </text:list-item>
            </text:list>
            <text:list text:style-name="L3">
              <text:list-item>
                <text:p text:style-name="P10">Keinerlei globale Kommunikation</text:p>
              </text:list-item>
            </text:list>
          </draw:text-box>
        </draw:frame>
        <presentation:notes draw:style-name="dp2" presentation:use-footer-name="ftr1" presentation:use-date-time-name="dtd1">
          <draw:page-thumbnail draw:style-name="gr11" draw:layer="layout" svg:width="13.705cm" svg:height="10.28cm" svg:x="2.588cm" svg:y="2.058cm" draw:page-number="4" presentation:class="page"/>
          <draw:frame presentation:style-name="pr8" draw:text-style-name="P3" draw:layer="layout" svg:width="15.104cm" svg:height="12.341cm" svg:x="1.887cm" svg:y="13.02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Implementation Agenten</text:p>
          </draw:text-box>
        </draw:frame>
        <draw:frame presentation:style-name="pr9" draw:text-style-name="P10" draw:layer="layout" svg:width="22.86cm" svg:height="13.192cm" svg:x="1.27cm" svg:y="4.444cm" presentation:class="outline" presentation:user-transformed="true">
          <draw:text-box>
            <text:list text:style-name="L3">
              <text:list-item>
                <text:p text:style-name="P10">4 Sichtrichtungen</text:p>
              </text:list-item>
            </text:list>
            <text:list text:style-name="L3">
              <text:list-item>
                <text:p text:style-name="P10">Binäre Sensoren (Agent/Ziel in Sicht oder nicht in Sicht)</text:p>
              </text:list-item>
            </text:list>
            <text:list text:style-name="L3">
              <text:list-item>
                <text:p text:style-name="P10">6 Aktionen (4 Richtungen, zufällig, stehenbleiben)</text:p>
              </text:list-item>
            </text:list>
          </draw:text-box>
        </draw:frame>
        <draw:g>
          <draw:rect draw:style-name="gr12" draw:text-style-name="P11" draw:layer="layout" svg:width="1.27cm" svg:height="1.27cm" svg:x="10.795cm" svg:y="11.43cm">
            <text:p text:style-name="P3"/>
          </draw:rect>
        </draw:g>
        <draw:g>
          <draw:rect draw:style-name="gr12" draw:text-style-name="P11" draw:layer="layout" svg:width="1.27cm" svg:height="1.27cm" svg:x="12.065cm" svg:y="11.43cm">
            <text:p text:style-name="P3"/>
          </draw:rect>
        </draw:g>
        <draw:g>
          <draw:rect draw:style-name="gr13" draw:text-style-name="P11" draw:layer="layout" svg:width="1.27cm" svg:height="1.27cm" svg:x="13.335cm" svg:y="11.43cm">
            <text:p text:style-name="P3"/>
          </draw:rect>
        </draw:g>
        <draw:g>
          <draw:rect draw:style-name="gr14" draw:text-style-name="P11" draw:layer="layout" svg:width="1.27cm" svg:height="1.27cm" svg:x="12.065cm" svg:y="12.7cm">
            <text:p text:style-name="P3"/>
          </draw:rect>
        </draw:g>
        <draw:g>
          <draw:rect draw:style-name="gr15" draw:text-style-name="P11" draw:layer="layout" svg:width="1.27cm" svg:height="1.27cm" svg:x="10.795cm" svg:y="13.97cm">
            <text:p text:style-name="P3"/>
          </draw:rect>
        </draw:g>
        <draw:g>
          <draw:rect draw:style-name="gr16" draw:text-style-name="P11" draw:layer="layout" svg:width="1.27cm" svg:height="1.27cm" svg:x="12.065cm" svg:y="13.97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1.269cm" svg:height="1.269cm" svg:x="12.065cm" svg:y="12.7cm" svg:viewBox="0 0 1270 1270" svg:d="m635 0c360 0 635 275 635 635s-275 635-635 635-635-275-635-635 275-635 635-635z">
            <text:p text:style-name="P3"/>
          </draw:path>
          <draw:path draw:style-name="gr18" draw:text-style-name="P11" draw:layer="layout" svg:width="0.135cm" svg:height="0.135cm" svg:x="12.425cm" svg:y="13.073cm" svg:viewBox="0 0 136 136" svg:d="m68 0c38 0 68 30 68 68s-30 68-68 68-68-30-68-68 30-68 68-68z">
            <text:p text:style-name="P3"/>
          </draw:path>
          <draw:path draw:style-name="gr18" draw:text-style-name="P11" draw:layer="layout" svg:width="0.135cm" svg:height="0.135cm" svg:x="12.837cm" svg:y="13.073cm" svg:viewBox="0 0 136 136" svg:d="m68 0c38 0 68 30 68 68s-30 68-68 68-68-30-68-68 30-68 68-68z">
            <text:p text:style-name="P3"/>
          </draw:path>
          <draw:path draw:style-name="gr19" draw:text-style-name="P11" draw:layer="layout" svg:width="0.697cm" svg:height="0.088cm" svg:x="12.351cm" svg:y="13.612cm" svg:viewBox="0 0 698 89" svg:d="m0 0c224 118 474 118 698 0">
            <text:p text:style-name="P3"/>
          </draw:path>
        </draw:g>
        <draw:g>
          <draw:rect draw:style-name="gr12" draw:text-style-name="P11" draw:layer="layout" svg:width="1.27cm" svg:height="1.27cm" svg:x="9.525cm" svg:y="10.16cm">
            <text:p text:style-name="P3"/>
          </draw:rect>
        </draw:g>
        <draw:g>
          <draw:rect draw:style-name="gr12" draw:text-style-name="P11" draw:layer="layout" svg:width="1.27cm" svg:height="1.27cm" svg:x="10.795cm" svg:y="10.16cm">
            <text:p text:style-name="P3"/>
          </draw:rect>
        </draw:g>
        <draw:g>
          <draw:rect draw:style-name="gr12" draw:text-style-name="P11" draw:layer="layout" svg:width="1.27cm" svg:height="1.27cm" svg:x="12.065cm" svg:y="10.16cm">
            <text:p text:style-name="P3"/>
          </draw:rect>
        </draw:g>
        <draw:g>
          <draw:rect draw:style-name="gr12" draw:text-style-name="P11" draw:layer="layout" svg:width="1.27cm" svg:height="1.27cm" svg:x="13.335cm" svg:y="10.16cm">
            <text:p text:style-name="P3"/>
          </draw:rect>
        </draw:g>
        <draw:g>
          <draw:rect draw:style-name="gr14" draw:text-style-name="P11" draw:layer="layout" svg:width="1.27cm" svg:height="1.27cm" svg:x="8.255cm" svg:y="8.89cm">
            <text:p text:style-name="P3"/>
          </draw:rect>
        </draw:g>
        <draw:g>
          <draw:rect draw:style-name="gr14" draw:text-style-name="P11" draw:layer="layout" svg:width="1.27cm" svg:height="1.27cm" svg:x="9.525cm" svg:y="8.89cm">
            <text:p text:style-name="P3"/>
          </draw:rect>
        </draw:g>
        <draw:g>
          <draw:rect draw:style-name="gr12" draw:text-style-name="P11" draw:layer="layout" svg:width="1.27cm" svg:height="1.27cm" svg:x="10.795cm" svg:y="8.89cm">
            <text:p text:style-name="P3"/>
          </draw:rect>
        </draw:g>
        <draw:g>
          <draw:rect draw:style-name="gr12" draw:text-style-name="P11" draw:layer="layout" svg:width="1.27cm" svg:height="1.27cm" svg:x="12.065cm" svg:y="8.89cm">
            <text:p text:style-name="P3"/>
          </draw:rect>
        </draw:g>
        <draw:g>
          <draw:rect draw:style-name="gr12" draw:text-style-name="P11" draw:layer="layout" svg:width="1.27cm" svg:height="1.27cm" svg:x="13.335cm" svg:y="8.89cm">
            <text:p text:style-name="P3"/>
          </draw:rect>
        </draw:g>
        <draw:g>
          <draw:rect draw:style-name="gr14" draw:text-style-name="P11" draw:layer="layout" svg:width="1.27cm" svg:height="1.27cm" svg:x="14.605cm" svg:y="8.89cm">
            <text:p text:style-name="P3"/>
          </draw:rect>
        </draw:g>
        <draw:g>
          <draw:rect draw:style-name="gr13" draw:text-style-name="P11" draw:layer="layout" svg:width="1.27cm" svg:height="1.27cm" svg:x="13.335cm" svg:y="12.7cm">
            <text:p text:style-name="P3"/>
          </draw:rect>
        </draw:g>
        <draw:g>
          <draw:rect draw:style-name="gr13" draw:text-style-name="P11" draw:layer="layout" svg:width="1.27cm" svg:height="1.27cm" svg:x="14.605cm" svg:y="10.16cm">
            <text:p text:style-name="P3"/>
          </draw:rect>
        </draw:g>
        <draw:g>
          <draw:rect draw:style-name="gr13" draw:text-style-name="P11" draw:layer="layout" svg:width="1.27cm" svg:height="1.27cm" svg:x="14.605cm" svg:y="11.43cm">
            <text:p text:style-name="P3"/>
          </draw:rect>
        </draw:g>
        <draw:g>
          <draw:rect draw:style-name="gr13" draw:text-style-name="P11" draw:layer="layout" svg:width="1.27cm" svg:height="1.27cm" svg:x="14.605cm" svg:y="12.7cm">
            <text:p text:style-name="P3"/>
          </draw:rect>
        </draw:g>
        <draw:g>
          <draw:rect draw:style-name="gr13" draw:text-style-name="P11" draw:layer="layout" svg:width="1.27cm" svg:height="1.27cm" svg:x="14.605cm" svg:y="13.97cm">
            <text:p text:style-name="P3"/>
          </draw:rect>
        </draw:g>
        <draw:g>
          <draw:rect draw:style-name="gr14" draw:text-style-name="P11" draw:layer="layout" svg:width="1.27cm" svg:height="1.27cm" svg:x="15.875cm" svg:y="8.89cm">
            <text:p text:style-name="P3"/>
          </draw:rect>
        </draw:g>
        <draw:g>
          <draw:rect draw:style-name="gr14" draw:text-style-name="P11" draw:layer="layout" svg:width="1.27cm" svg:height="1.27cm" svg:x="15.875cm" svg:y="10.16cm">
            <text:p text:style-name="P3"/>
          </draw:rect>
        </draw:g>
        <draw:g>
          <draw:rect draw:style-name="gr13" draw:text-style-name="P11" draw:layer="layout" svg:width="1.27cm" svg:height="1.27cm" svg:x="15.875cm" svg:y="11.43cm">
            <text:p text:style-name="P3"/>
          </draw:rect>
        </draw:g>
        <draw:g>
          <draw:rect draw:style-name="gr13" draw:text-style-name="P11" draw:layer="layout" svg:width="1.27cm" svg:height="1.27cm" svg:x="15.875cm" svg:y="12.7cm">
            <text:p text:style-name="P3"/>
          </draw:rect>
        </draw:g>
        <draw:g>
          <draw:rect draw:style-name="gr13" draw:text-style-name="P11" draw:layer="layout" svg:width="1.27cm" svg:height="1.27cm" svg:x="15.875cm" svg:y="13.97cm">
            <text:p text:style-name="P3"/>
          </draw:rect>
        </draw:g>
        <draw:g>
          <draw:rect draw:style-name="gr14" draw:text-style-name="P11" draw:layer="layout" svg:width="1.27cm" svg:height="1.27cm" svg:x="15.875cm" svg:y="15.24cm">
            <text:p text:style-name="P3"/>
          </draw:rect>
        </draw:g>
        <draw:g>
          <draw:rect draw:style-name="gr16" draw:text-style-name="P11" draw:layer="layout" svg:width="1.27cm" svg:height="1.27cm" svg:x="13.335cm" svg:y="13.97cm">
            <text:p text:style-name="P3"/>
          </draw:rect>
        </draw:g>
        <draw:g>
          <draw:rect draw:style-name="gr16" draw:text-style-name="P11" draw:layer="layout" svg:width="1.27cm" svg:height="1.27cm" svg:x="10.795cm" svg:y="15.24cm">
            <text:p text:style-name="P3"/>
          </draw:rect>
        </draw:g>
        <draw:g>
          <draw:rect draw:style-name="gr16" draw:text-style-name="P11" draw:layer="layout" svg:width="1.27cm" svg:height="1.27cm" svg:x="12.065cm" svg:y="15.24cm">
            <text:p text:style-name="P3"/>
          </draw:rect>
        </draw:g>
        <draw:g>
          <draw:rect draw:style-name="gr16" draw:text-style-name="P11" draw:layer="layout" svg:width="1.27cm" svg:height="1.27cm" svg:x="13.335cm" svg:y="15.24cm">
            <text:p text:style-name="P3"/>
          </draw:rect>
        </draw:g>
        <draw:g>
          <draw:rect draw:style-name="gr16" draw:text-style-name="P11" draw:layer="layout" svg:width="1.27cm" svg:height="1.27cm" svg:x="14.605cm" svg:y="15.24cm">
            <text:p text:style-name="P3"/>
          </draw:rect>
        </draw:g>
        <draw:g>
          <draw:rect draw:style-name="gr14" draw:text-style-name="P11" draw:layer="layout" svg:width="1.27cm" svg:height="1.27cm" svg:x="9.525cm" svg:y="16.51cm">
            <text:p text:style-name="P3"/>
          </draw:rect>
        </draw:g>
        <draw:g>
          <draw:rect draw:style-name="gr16" draw:text-style-name="P11" draw:layer="layout" svg:width="1.27cm" svg:height="1.27cm" svg:x="10.795cm" svg:y="16.51cm">
            <text:p text:style-name="P3"/>
          </draw:rect>
        </draw:g>
        <draw:g>
          <draw:rect draw:style-name="gr16" draw:text-style-name="P11" draw:layer="layout" svg:width="1.27cm" svg:height="1.27cm" svg:x="12.065cm" svg:y="16.51cm">
            <text:p text:style-name="P3"/>
          </draw:rect>
        </draw:g>
        <draw:g>
          <draw:rect draw:style-name="gr16" draw:text-style-name="P11" draw:layer="layout" svg:width="1.27cm" svg:height="1.27cm" svg:x="13.335cm" svg:y="16.51cm">
            <text:p text:style-name="P3"/>
          </draw:rect>
        </draw:g>
        <draw:g>
          <draw:rect draw:style-name="gr14" draw:text-style-name="P11" draw:layer="layout" svg:width="1.27cm" svg:height="1.27cm" svg:x="14.605cm" svg:y="16.51cm">
            <text:p text:style-name="P3"/>
          </draw:rect>
        </draw:g>
        <draw:g>
          <draw:rect draw:style-name="gr14" draw:text-style-name="P11" draw:layer="layout" svg:width="1.27cm" svg:height="1.27cm" svg:x="15.875cm" svg:y="16.51cm">
            <text:p text:style-name="P3"/>
          </draw:rect>
        </draw:g>
        <draw:g>
          <draw:rect draw:style-name="gr15" draw:text-style-name="P11" draw:layer="layout" svg:width="1.27cm" svg:height="1.27cm" svg:x="10.795cm" svg:y="12.7cm">
            <text:p text:style-name="P3"/>
          </draw:rect>
        </draw:g>
        <draw:g>
          <draw:rect draw:style-name="gr15" draw:text-style-name="P11" draw:layer="layout" svg:width="1.27cm" svg:height="1.27cm" svg:x="8.255cm" svg:y="11.43cm">
            <text:p text:style-name="P3"/>
          </draw:rect>
        </draw:g>
        <draw:g>
          <draw:rect draw:style-name="gr14" draw:text-style-name="P11" draw:layer="layout" svg:width="1.27cm" svg:height="1.27cm" svg:x="8.255cm" svg:y="10.16cm">
            <text:p text:style-name="P3"/>
          </draw:rect>
        </draw:g>
        <draw:g>
          <draw:rect draw:style-name="gr15" draw:text-style-name="P11" draw:layer="layout" svg:width="1.27cm" svg:height="1.27cm" svg:x="8.255cm" svg:y="13.97cm">
            <text:p text:style-name="P3"/>
          </draw:rect>
        </draw:g>
        <draw:g>
          <draw:rect draw:style-name="gr15" draw:text-style-name="P11" draw:layer="layout" svg:width="1.27cm" svg:height="1.27cm" svg:x="8.255cm" svg:y="12.7cm">
            <text:p text:style-name="P3"/>
          </draw:rect>
        </draw:g>
        <draw:g>
          <draw:rect draw:style-name="gr15" draw:text-style-name="P11" draw:layer="layout" svg:width="1.27cm" svg:height="1.27cm" svg:x="9.525cm" svg:y="12.7cm">
            <text:p text:style-name="P3"/>
          </draw:rect>
        </draw:g>
        <draw:g>
          <draw:rect draw:style-name="gr15" draw:text-style-name="P11" draw:layer="layout" svg:width="1.27cm" svg:height="1.27cm" svg:x="9.525cm" svg:y="11.43cm">
            <text:p text:style-name="P3"/>
          </draw:rect>
        </draw:g>
        <draw:g>
          <draw:rect draw:style-name="gr15" draw:text-style-name="P11" draw:layer="layout" svg:width="1.27cm" svg:height="1.27cm" svg:x="9.525cm" svg:y="15.24cm">
            <text:p text:style-name="P3"/>
          </draw:rect>
        </draw:g>
        <draw:g>
          <draw:rect draw:style-name="gr15" draw:text-style-name="P11" draw:layer="layout" svg:width="1.27cm" svg:height="1.27cm" svg:x="9.525cm" svg:y="13.97cm">
            <text:p text:style-name="P3"/>
          </draw:rect>
        </draw:g>
        <draw:g>
          <draw:rect draw:style-name="gr14" draw:text-style-name="P11" draw:layer="layout" svg:width="1.27cm" svg:height="1.27cm" svg:x="8.255cm" svg:y="16.51cm">
            <text:p text:style-name="P3"/>
          </draw:rect>
        </draw:g>
        <draw:g>
          <draw:rect draw:style-name="gr14" draw:text-style-name="P11" draw:layer="layout" svg:width="1.27cm" svg:height="1.27cm" svg:x="8.255cm" svg:y="15.24cm">
            <text:p text:style-name="P3"/>
          </draw:rect>
        </draw:g>
        <draw:frame draw:style-name="gr20" draw:text-style-name="P14" draw:layer="layout" svg:width="2.301cm" svg:height="1.013cm" svg:x="17.145cm" svg:y="12.7cm">
          <draw:text-box>
            <text:p text:style-name="P3"><text:span text:style-name="T6">Osten</text:span></text:p>
          </draw:text-box>
        </draw:frame>
        <draw:frame draw:style-name="gr20" draw:text-style-name="P14" draw:layer="layout" svg:width="2.758cm" svg:height="1.013cm" svg:x="5.497cm" svg:y="12.7cm">
          <draw:text-box>
            <text:p text:style-name="P3"><text:span text:style-name="T6">Westen</text:span></text:p>
          </draw:text-box>
        </draw:frame>
        <draw:frame draw:style-name="gr20" draw:text-style-name="P14" draw:layer="layout" svg:width="2.445cm" svg:height="1.013cm" svg:x="11.665cm" svg:y="17.78cm">
          <draw:text-box>
            <text:p text:style-name="P3"><text:span text:style-name="T6">Süden</text:span></text:p>
          </draw:text-box>
        </draw:frame>
        <draw:frame draw:style-name="gr20" draw:text-style-name="P14" draw:layer="layout" svg:width="2.725cm" svg:height="1.013cm" svg:x="11.43cm" svg:y="7.877cm">
          <draw:text-box>
            <text:p text:style-name="P3"><text:span text:style-name="T6">Norden</text:span></text:p>
          </draw:text-box>
        </draw:frame>
        <draw:frame draw:style-name="gr20" draw:text-style-name="P15" draw:layer="layout" svg:width="6.314cm" svg:height="1.013cm" svg:x="17.78cm" svg:y="8.89cm">
          <draw:text-box>
            <text:p text:style-name="P3"><text:span text:style-name="T7">Beispiel</text:span><text:span text:style-name="T8"> </text:span><text:span text:style-name="T7">Sichtweite</text:span><text:span text:style-name="T8"> </text:span><text:span text:style-name="T7">3</text:span></text:p>
          </draw:text-box>
        </draw:frame>
        <draw:line draw:style-name="gr21" draw:text-style-name="P16" draw:layer="layout" svg:x1="12.065cm" svg:y1="13.335cm" svg:x2="10.795cm" svg:y2="13.335cm">
          <text:p text:style-name="P3"/>
        </draw:line>
        <draw:line draw:style-name="gr21" draw:text-style-name="P16" draw:layer="layout" svg:x1="12.7cm" svg:y1="12.7cm" svg:x2="12.7cm" svg:y2="11.43cm">
          <text:p text:style-name="P3"/>
        </draw:line>
        <draw:line draw:style-name="gr21" draw:text-style-name="P16" draw:layer="layout" svg:x1="13.335cm" svg:y1="13.335cm" svg:x2="14.605cm" svg:y2="13.335cm">
          <text:p text:style-name="P3"/>
        </draw:line>
        <draw:line draw:style-name="gr21" draw:text-style-name="P16" draw:layer="layout" svg:x1="12.7cm" svg:y1="13.97cm" svg:x2="12.7cm" svg:y2="15.24cm">
          <text:p text:style-name="P3"/>
        </draw:line>
        <draw:frame draw:style-name="gr22" draw:text-style-name="P3" draw:layer="layout" svg:width="10.16cm" svg:height="1.267cm" svg:x="7.62cm" svg:y="8.255cm">
          <draw:text-box>
            <text:p text:style-name="P3"/>
          </draw:text-box>
        </draw:frame>
        <presentation:notes draw:style-name="dp2" presentation:use-footer-name="ftr1" presentation:use-date-time-name="dtd1">
          <draw:page-thumbnail draw:style-name="gr11" draw:layer="layout" svg:width="13.705cm" svg:height="10.28cm" svg:x="2.588cm" svg:y="2.058cm" draw:page-number="5" presentation:class="page"/>
          <draw:frame presentation:style-name="pr8" draw:text-style-name="P3" draw:layer="layout" svg:width="15.104cm" svg:height="12.341cm" svg:x="1.887cm" svg:y="13.02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Darstellung Input</text:p>
          </draw:text-box>
        </draw:frame>
        <draw:frame presentation:style-name="pr7" draw:text-style-name="P10" draw:layer="layout" svg:width="22.86cm" svg:height="13.443cm" svg:x="1.27cm" svg:y="4.444cm" presentation:class="outline">
          <draw:text-box>
            <text:list text:style-name="L3">
              <text:list-item>
                <text:p text:style-name="P10">Binärstring NOSW (Sicht andere Agenten) + Bit (Sicht Ziel)</text:p>
              </text:list-item>
            </text:list>
            <text:list text:style-name="L3">
              <text:list-item>
                <text:p text:style-name="P10">Ein Bit für Ziel ausreichend da absolute Richtungen nicht entscheidend</text:p>
              </text:list-item>
            </text:list>
            <text:list text:style-name="L3">
              <text:list-item>
                <text:list>
                  <text:list-item>
                    <text:p text:style-name="P13">Sei Aktion X optimal für Situation A</text:p>
                  </text:list-item>
                </text:list>
              </text:list-item>
            </text:list>
            <text:list text:style-name="L3">
              <text:list-item>
                <text:list>
                  <text:list-item>
                    <text:p text:style-name="P13">Sei Situation B um 90 Grad gedrehte Situation B</text:p>
                  </text:list-item>
                </text:list>
              </text:list-item>
            </text:list>
            <text:list text:style-name="L3">
              <text:list-item>
                <text:list>
                  <text:list-item>
                    <text:p text:style-name="P13">Um 90 Grad gedrehte Aktion X optimal für Situation B</text:p>
                  </text:list-item>
                </text:list>
              </text:list-item>
            </text:list>
            <text:list text:style-name="L3">
              <text:list-item>
                <text:p text:style-name="P10">Optimierung: Nur ein Bit für Ziel, Rest nach dieser Richtung ausrichten</text:p>
              </text:list-item>
            </text:list>
          </draw:text-box>
        </draw:frame>
        <presentation:notes draw:style-name="dp2" presentation:use-footer-name="ftr1" presentation:use-date-time-name="dtd1">
          <draw:page-thumbnail draw:style-name="gr11" draw:layer="layout" svg:width="13.705cm" svg:height="10.28cm" svg:x="2.588cm" svg:y="2.058cm" draw:page-number="6" presentation:class="page"/>
          <draw:frame presentation:style-name="pr8" draw:text-style-name="P3" draw:layer="layout" svg:width="15.104cm" svg:height="12.341cm" svg:x="1.887cm" svg:y="13.02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0" draw:text-style-name="P10" draw:layer="layout" svg:width="14.94cm" svg:height="3.177cm" svg:x="1.27cm" svg:y="0.762cm" presentation:class="title" presentation:user-transformed="true">
          <draw:text-box>
            <text:p text:style-name="P10">Identische Szenarien</text:p>
          </draw:text-box>
        </draw:frame>
        <draw:frame presentation:style-name="pr9" draw:text-style-name="P10" draw:layer="layout" svg:width="22.86cm" svg:height="13.192cm" svg:x="1.27cm" svg:y="4.444cm" presentation:class="outline" presentation:placeholder="true" presentation:user-transformed="true">
          <draw:text-box/>
        </draw:frame>
        <draw:g>
          <draw:rect draw:style-name="gr12" draw:text-style-name="P11" draw:layer="layout" svg:width="0.907cm" svg:height="0.907cm" svg:x="6.894cm" svg:y="13.244cm">
            <text:p text:style-name="P3"/>
          </draw:rect>
        </draw:g>
        <draw:g>
          <draw:rect draw:style-name="gr12" draw:text-style-name="P11" draw:layer="layout" svg:width="0.908cm" svg:height="0.907cm" svg:x="7.801cm" svg:y="13.244cm">
            <text:p text:style-name="P3"/>
          </draw:rect>
        </draw:g>
        <draw:g>
          <draw:rect draw:style-name="gr13" draw:text-style-name="P11" draw:layer="layout" svg:width="0.907cm" svg:height="0.907cm" svg:x="8.709cm" svg:y="13.244cm">
            <text:p text:style-name="P3"/>
          </draw:rect>
        </draw:g>
        <draw:g>
          <draw:rect draw:style-name="gr14" draw:text-style-name="P11" draw:layer="layout" svg:width="0.908cm" svg:height="0.908cm" svg:x="7.801cm" svg:y="14.151cm">
            <text:p text:style-name="P3"/>
          </draw:rect>
        </draw:g>
        <draw:g>
          <draw:rect draw:style-name="gr15" draw:text-style-name="P11" draw:layer="layout" svg:width="0.907cm" svg:height="0.907cm" svg:x="6.894cm" svg:y="15.059cm">
            <text:p text:style-name="P3"/>
          </draw:rect>
        </draw:g>
        <draw:g>
          <draw:rect draw:style-name="gr16" draw:text-style-name="P11" draw:layer="layout" svg:width="0.908cm" svg:height="0.907cm" svg:x="7.801cm" svg:y="15.059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0.906cm" svg:height="0.906cm" svg:x="7.801cm" svg:y="14.151cm" svg:viewBox="0 0 907 907" svg:d="m454 0c257 0 453 196 453 454s-196 453-453 453-454-196-454-453 196-454 454-454z">
            <text:p text:style-name="P3"/>
          </draw:path>
          <draw:path draw:style-name="gr18" draw:text-style-name="P11" draw:layer="layout" svg:width="0.096cm" svg:height="0.096cm" svg:x="8.059cm" svg:y="14.418cm" svg:viewBox="0 0 97 97" svg:d="m49 0c27 0 48 21 48 49s-21 48-48 48-49-21-49-48 21-49 49-49z">
            <text:p text:style-name="P3"/>
          </draw:path>
          <draw:path draw:style-name="gr18" draw:text-style-name="P11" draw:layer="layout" svg:width="0.096cm" svg:height="0.096cm" svg:x="8.353cm" svg:y="14.418cm" svg:viewBox="0 0 97 97" svg:d="m49 0c27 0 48 21 48 49s-21 48-48 48-49-21-49-48 21-49 49-49z">
            <text:p text:style-name="P3"/>
          </draw:path>
          <draw:path draw:style-name="gr19" draw:text-style-name="P11" draw:layer="layout" svg:width="0.498cm" svg:height="0.062cm" svg:x="8.006cm" svg:y="14.803cm" svg:viewBox="0 0 499 63" svg:d="m0 0c160 84 339 84 499 0">
            <text:p text:style-name="P3"/>
          </draw:path>
        </draw:g>
        <draw:g>
          <draw:rect draw:style-name="gr12" draw:text-style-name="P11" draw:layer="layout" svg:width="0.906cm" svg:height="0.906cm" svg:x="5.988cm" svg:y="12.338cm">
            <text:p text:style-name="P3"/>
          </draw:rect>
        </draw:g>
        <draw:g>
          <draw:rect draw:style-name="gr12" draw:text-style-name="P11" draw:layer="layout" svg:width="0.907cm" svg:height="0.906cm" svg:x="6.894cm" svg:y="12.338cm">
            <text:p text:style-name="P3"/>
          </draw:rect>
        </draw:g>
        <draw:g>
          <draw:rect draw:style-name="gr12" draw:text-style-name="P11" draw:layer="layout" svg:width="0.908cm" svg:height="0.906cm" svg:x="7.801cm" svg:y="12.338cm">
            <text:p text:style-name="P3"/>
          </draw:rect>
        </draw:g>
        <draw:g>
          <draw:rect draw:style-name="gr12" draw:text-style-name="P11" draw:layer="layout" svg:width="0.907cm" svg:height="0.906cm" svg:x="8.709cm" svg:y="12.338cm">
            <text:p text:style-name="P3"/>
          </draw:rect>
        </draw:g>
        <draw:g>
          <draw:rect draw:style-name="gr14" draw:text-style-name="P11" draw:layer="layout" svg:width="0.908cm" svg:height="0.908cm" svg:x="5.08cm" svg:y="11.43cm">
            <text:p text:style-name="P3"/>
          </draw:rect>
        </draw:g>
        <draw:g>
          <draw:rect draw:style-name="gr14" draw:text-style-name="P11" draw:layer="layout" svg:width="0.906cm" svg:height="0.908cm" svg:x="5.988cm" svg:y="11.43cm">
            <text:p text:style-name="P3"/>
          </draw:rect>
        </draw:g>
        <draw:g>
          <draw:rect draw:style-name="gr12" draw:text-style-name="P11" draw:layer="layout" svg:width="0.907cm" svg:height="0.908cm" svg:x="6.894cm" svg:y="11.43cm">
            <text:p text:style-name="P3"/>
          </draw:rect>
        </draw:g>
        <draw:g>
          <draw:rect draw:style-name="gr12" draw:text-style-name="P11" draw:layer="layout" svg:width="0.908cm" svg:height="0.908cm" svg:x="7.801cm" svg:y="11.43cm">
            <text:p text:style-name="P3"/>
          </draw:rect>
        </draw:g>
        <draw:g>
          <draw:rect draw:style-name="gr12" draw:text-style-name="P11" draw:layer="layout" svg:width="0.907cm" svg:height="0.908cm" svg:x="8.709cm" svg:y="11.43cm">
            <text:p text:style-name="P3"/>
          </draw:rect>
        </draw:g>
        <draw:g>
          <draw:rect draw:style-name="gr14" draw:text-style-name="P11" draw:layer="layout" svg:width="0.907cm" svg:height="0.908cm" svg:x="9.616cm" svg:y="11.43cm">
            <text:p text:style-name="P3"/>
          </draw:rect>
        </draw:g>
        <draw:g>
          <draw:rect draw:style-name="gr13" draw:text-style-name="P11" draw:layer="layout" svg:width="0.907cm" svg:height="0.908cm" svg:x="8.709cm" svg:y="14.151cm">
            <text:p text:style-name="P3"/>
          </draw:rect>
        </draw:g>
        <draw:g>
          <draw:rect draw:style-name="gr13" draw:text-style-name="P11" draw:layer="layout" svg:width="0.907cm" svg:height="0.906cm" svg:x="9.616cm" svg:y="12.338cm">
            <text:p text:style-name="P3"/>
          </draw:rect>
        </draw:g>
        <draw:g>
          <draw:rect draw:style-name="gr13" draw:text-style-name="P11" draw:layer="layout" svg:width="0.907cm" svg:height="0.907cm" svg:x="9.616cm" svg:y="13.244cm">
            <text:p text:style-name="P3"/>
          </draw:rect>
        </draw:g>
        <draw:g>
          <draw:rect draw:style-name="gr13" draw:text-style-name="P11" draw:layer="layout" svg:width="0.907cm" svg:height="0.908cm" svg:x="9.616cm" svg:y="14.151cm">
            <text:p text:style-name="P3"/>
          </draw:rect>
        </draw:g>
        <draw:g>
          <draw:rect draw:style-name="gr13" draw:text-style-name="P11" draw:layer="layout" svg:width="0.907cm" svg:height="0.907cm" svg:x="9.616cm" svg:y="15.059cm">
            <text:p text:style-name="P3"/>
          </draw:rect>
        </draw:g>
        <draw:g>
          <draw:rect draw:style-name="gr14" draw:text-style-name="P11" draw:layer="layout" svg:width="0.907cm" svg:height="0.908cm" svg:x="10.523cm" svg:y="11.43cm">
            <text:p text:style-name="P3"/>
          </draw:rect>
        </draw:g>
        <draw:g>
          <draw:rect draw:style-name="gr14" draw:text-style-name="P11" draw:layer="layout" svg:width="0.907cm" svg:height="0.906cm" svg:x="10.523cm" svg:y="12.338cm">
            <text:p text:style-name="P3"/>
          </draw:rect>
        </draw:g>
        <draw:g>
          <draw:rect draw:style-name="gr13" draw:text-style-name="P11" draw:layer="layout" svg:width="0.907cm" svg:height="0.907cm" svg:x="10.523cm" svg:y="13.244cm">
            <text:p text:style-name="P3"/>
          </draw:rect>
        </draw:g>
        <draw:g>
          <draw:rect draw:style-name="gr13" draw:text-style-name="P11" draw:layer="layout" svg:width="0.907cm" svg:height="0.908cm" svg:x="10.523cm" svg:y="14.151cm">
            <text:p text:style-name="P3"/>
          </draw:rect>
        </draw:g>
        <draw:g>
          <draw:rect draw:style-name="gr13" draw:text-style-name="P11" draw:layer="layout" svg:width="0.907cm" svg:height="0.907cm" svg:x="10.523cm" svg:y="15.059cm">
            <text:p text:style-name="P3"/>
          </draw:rect>
        </draw:g>
        <draw:g>
          <draw:rect draw:style-name="gr14" draw:text-style-name="P11" draw:layer="layout" svg:width="0.907cm" svg:height="0.907cm" svg:x="10.523cm" svg:y="15.966cm">
            <text:p text:style-name="P3"/>
          </draw:rect>
        </draw:g>
        <draw:g>
          <draw:rect draw:style-name="gr16" draw:text-style-name="P11" draw:layer="layout" svg:width="0.907cm" svg:height="0.907cm" svg:x="8.709cm" svg:y="15.059cm">
            <text:p text:style-name="P3"/>
          </draw:rect>
        </draw:g>
        <draw:g>
          <draw:rect draw:style-name="gr16" draw:text-style-name="P11" draw:layer="layout" svg:width="0.907cm" svg:height="0.907cm" svg:x="6.894cm" svg:y="15.966cm">
            <text:p text:style-name="P3"/>
          </draw:rect>
        </draw:g>
        <draw:g>
          <draw:rect draw:style-name="gr16" draw:text-style-name="P11" draw:layer="layout" svg:width="0.908cm" svg:height="0.907cm" svg:x="7.801cm" svg:y="15.966cm">
            <text:p text:style-name="P3"/>
          </draw:rect>
        </draw:g>
        <draw:g>
          <draw:rect draw:style-name="gr16" draw:text-style-name="P11" draw:layer="layout" svg:width="0.907cm" svg:height="0.907cm" svg:x="8.709cm" svg:y="15.966cm">
            <text:p text:style-name="P3"/>
          </draw:rect>
        </draw:g>
        <draw:g>
          <draw:rect draw:style-name="gr16" draw:text-style-name="P11" draw:layer="layout" svg:width="0.907cm" svg:height="0.907cm" svg:x="9.616cm" svg:y="15.966cm">
            <text:p text:style-name="P3"/>
          </draw:rect>
        </draw:g>
        <draw:g>
          <draw:rect draw:style-name="gr14" draw:text-style-name="P11" draw:layer="layout" svg:width="0.906cm" svg:height="0.907cm" svg:x="5.988cm" svg:y="16.873cm">
            <text:p text:style-name="P3"/>
          </draw:rect>
        </draw:g>
        <draw:g>
          <draw:rect draw:style-name="gr16" draw:text-style-name="P11" draw:layer="layout" svg:width="0.907cm" svg:height="0.907cm" svg:x="6.894cm" svg:y="16.873cm">
            <text:p text:style-name="P3"/>
          </draw:rect>
        </draw:g>
        <draw:g>
          <draw:rect draw:style-name="gr16" draw:text-style-name="P11" draw:layer="layout" svg:width="0.908cm" svg:height="0.907cm" svg:x="7.801cm" svg:y="16.873cm">
            <text:p text:style-name="P3"/>
          </draw:rect>
        </draw:g>
        <draw:g>
          <draw:rect draw:style-name="gr16" draw:text-style-name="P11" draw:layer="layout" svg:width="0.907cm" svg:height="0.907cm" svg:x="8.709cm" svg:y="16.873cm">
            <text:p text:style-name="P3"/>
          </draw:rect>
        </draw:g>
        <draw:g>
          <draw:rect draw:style-name="gr14" draw:text-style-name="P11" draw:layer="layout" svg:width="0.907cm" svg:height="0.907cm" svg:x="9.616cm" svg:y="16.873cm">
            <text:p text:style-name="P3"/>
          </draw:rect>
        </draw:g>
        <draw:g>
          <draw:rect draw:style-name="gr14" draw:text-style-name="P11" draw:layer="layout" svg:width="0.907cm" svg:height="0.907cm" svg:x="10.523cm" svg:y="16.873cm">
            <text:p text:style-name="P3"/>
          </draw:rect>
        </draw:g>
        <draw:g>
          <draw:rect draw:style-name="gr15" draw:text-style-name="P11" draw:layer="layout" svg:width="0.907cm" svg:height="0.908cm" svg:x="6.894cm" svg:y="14.151cm">
            <text:p text:style-name="P3"/>
          </draw:rect>
        </draw:g>
        <draw:g>
          <draw:rect draw:style-name="gr15" draw:text-style-name="P11" draw:layer="layout" svg:width="0.908cm" svg:height="0.907cm" svg:x="5.08cm" svg:y="13.244cm">
            <text:p text:style-name="P3"/>
          </draw:rect>
        </draw:g>
        <draw:g>
          <draw:rect draw:style-name="gr14" draw:text-style-name="P11" draw:layer="layout" svg:width="0.908cm" svg:height="0.906cm" svg:x="5.08cm" svg:y="12.338cm">
            <text:p text:style-name="P3"/>
          </draw:rect>
        </draw:g>
        <draw:g>
          <draw:rect draw:style-name="gr15" draw:text-style-name="P11" draw:layer="layout" svg:width="0.908cm" svg:height="0.907cm" svg:x="5.08cm" svg:y="15.059cm">
            <text:p text:style-name="P3"/>
          </draw:rect>
        </draw:g>
        <draw:g>
          <draw:rect draw:style-name="gr15" draw:text-style-name="P11" draw:layer="layout" svg:width="0.908cm" svg:height="0.908cm" svg:x="5.08cm" svg:y="14.151cm">
            <text:p text:style-name="P3"/>
          </draw:rect>
        </draw:g>
        <draw:g>
          <draw:rect draw:style-name="gr15" draw:text-style-name="P11" draw:layer="layout" svg:width="0.906cm" svg:height="0.908cm" svg:x="5.988cm" svg:y="14.151cm">
            <text:p text:style-name="P3"/>
          </draw:rect>
        </draw:g>
        <draw:g>
          <draw:rect draw:style-name="gr15" draw:text-style-name="P11" draw:layer="layout" svg:width="0.906cm" svg:height="0.907cm" svg:x="5.988cm" svg:y="13.244cm">
            <text:p text:style-name="P3"/>
          </draw:rect>
        </draw:g>
        <draw:g>
          <draw:rect draw:style-name="gr15" draw:text-style-name="P11" draw:layer="layout" svg:width="0.906cm" svg:height="0.907cm" svg:x="5.988cm" svg:y="15.966cm">
            <text:p text:style-name="P3"/>
          </draw:rect>
        </draw:g>
        <draw:g>
          <draw:rect draw:style-name="gr15" draw:text-style-name="P11" draw:layer="layout" svg:width="0.906cm" svg:height="0.907cm" svg:x="5.988cm" svg:y="15.059cm">
            <text:p text:style-name="P3"/>
          </draw:rect>
        </draw:g>
        <draw:g>
          <draw:rect draw:style-name="gr14" draw:text-style-name="P11" draw:layer="layout" svg:width="0.908cm" svg:height="0.907cm" svg:x="5.08cm" svg:y="16.873cm">
            <text:p text:style-name="P3"/>
          </draw:rect>
        </draw:g>
        <draw:g>
          <draw:rect draw:style-name="gr14" draw:text-style-name="P11" draw:layer="layout" svg:width="0.908cm" svg:height="0.907cm" svg:x="5.08cm" svg:y="15.966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5.08cm" svg:y="15.059cm" svg:viewBox="0 0 907 907" svg:d="m454 0c257 0 453 196 453 454s-196 453-453 453-454-196-454-453 196-454 454-454z">
            <text:p text:style-name="P3"/>
          </draw:path>
          <draw:path draw:style-name="gr23" draw:text-style-name="P11" draw:layer="layout" svg:width="0.096cm" svg:height="0.096cm" svg:x="5.337cm" svg:y="15.325cm" svg:viewBox="0 0 97 97" svg:d="m49 0c27 0 48 21 48 49s-21 48-48 48-49-21-49-48 21-49 49-49z">
            <text:p text:style-name="P3"/>
          </draw:path>
          <draw:path draw:style-name="gr23" draw:text-style-name="P11" draw:layer="layout" svg:width="0.096cm" svg:height="0.096cm" svg:x="5.631cm" svg:y="15.325cm" svg:viewBox="0 0 97 97" svg:d="m49 0c27 0 48 21 48 49s-21 48-48 48-49-21-49-48 21-49 49-49z">
            <text:p text:style-name="P3"/>
          </draw:path>
          <draw:path draw:style-name="gr23" draw:text-style-name="P11" draw:layer="layout" svg:width="0.498cm" svg:height="0.062cm" svg:x="5.284cm" svg:y="15.71cm" svg:viewBox="0 0 499 63" svg:d="m0 0c160 84 339 84 499 0">
            <text:p text:style-name="P3"/>
          </draw:path>
        </draw:g>
        <draw:g>
          <draw:polygon draw:style-name="gr24" draw:text-style-name="P11" draw:layer="layout" svg:width="0.907cm" svg:height="0.907cm" svg:x="5.986cm" svg:y="13.244cm" svg:viewBox="0 0 908 908" draw:points="454,0 348,346 0,346 282,563 176,908 454,696 731,908 625,563 908,346 559,346">
            <text:p text:style-name="P3"/>
          </draw:polygon>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7.801cm" svg:y="12.337cm" svg:viewBox="0 0 907 907" svg:d="m454 0c257 0 453 196 453 454s-196 453-453 453-454-196-454-453 196-454 454-454z">
            <text:p text:style-name="P3"/>
          </draw:path>
          <draw:path draw:style-name="gr23" draw:text-style-name="P11" draw:layer="layout" svg:width="0.096cm" svg:height="0.096cm" svg:x="8.059cm" svg:y="12.604cm" svg:viewBox="0 0 97 97" svg:d="m49 0c27 0 48 21 48 49s-21 48-48 48-49-21-49-48 21-49 49-49z">
            <text:p text:style-name="P3"/>
          </draw:path>
          <draw:path draw:style-name="gr23" draw:text-style-name="P11" draw:layer="layout" svg:width="0.096cm" svg:height="0.096cm" svg:x="8.353cm" svg:y="12.604cm" svg:viewBox="0 0 97 97" svg:d="m49 0c27 0 48 21 48 49s-21 48-48 48-49-21-49-48 21-49 49-49z">
            <text:p text:style-name="P3"/>
          </draw:path>
          <draw:path draw:style-name="gr23" draw:text-style-name="P11" draw:layer="layout" svg:width="0.498cm" svg:height="0.062cm" svg:x="8.006cm" svg:y="12.989cm" svg:viewBox="0 0 499 63" svg:d="m0 0c160 84 339 84 499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6.894cm" svg:y="15.966cm" svg:viewBox="0 0 907 907" svg:d="m454 0c257 0 453 196 453 454s-196 453-453 453-454-196-454-453 196-454 454-454z">
            <text:p text:style-name="P3"/>
          </draw:path>
          <draw:path draw:style-name="gr23" draw:text-style-name="P11" draw:layer="layout" svg:width="0.096cm" svg:height="0.096cm" svg:x="7.151cm" svg:y="16.232cm" svg:viewBox="0 0 97 97" svg:d="m49 0c27 0 48 21 48 49s-21 48-48 48-49-21-49-48 21-49 49-49z">
            <text:p text:style-name="P3"/>
          </draw:path>
          <draw:path draw:style-name="gr23" draw:text-style-name="P11" draw:layer="layout" svg:width="0.096cm" svg:height="0.096cm" svg:x="7.446cm" svg:y="16.232cm" svg:viewBox="0 0 97 97" svg:d="m49 0c27 0 48 21 48 49s-21 48-48 48-49-21-49-48 21-49 49-49z">
            <text:p text:style-name="P3"/>
          </draw:path>
          <draw:path draw:style-name="gr23" draw:text-style-name="P11" draw:layer="layout" svg:width="0.498cm" svg:height="0.062cm" svg:x="7.099cm" svg:y="16.617cm" svg:viewBox="0 0 499 63" svg:d="m0 0c160 84 339 84 499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6.894cm" svg:y="12.337cm" svg:viewBox="0 0 907 907" svg:d="m454 0c257 0 453 196 453 454s-196 453-453 453-454-196-454-453 196-454 454-454z">
            <text:p text:style-name="P3"/>
          </draw:path>
          <draw:path draw:style-name="gr23" draw:text-style-name="P11" draw:layer="layout" svg:width="0.096cm" svg:height="0.096cm" svg:x="7.151cm" svg:y="12.604cm" svg:viewBox="0 0 97 97" svg:d="m49 0c27 0 48 21 48 49s-21 48-48 48-49-21-49-48 21-49 49-49z">
            <text:p text:style-name="P3"/>
          </draw:path>
          <draw:path draw:style-name="gr23" draw:text-style-name="P11" draw:layer="layout" svg:width="0.096cm" svg:height="0.096cm" svg:x="7.446cm" svg:y="12.604cm" svg:viewBox="0 0 97 97" svg:d="m49 0c27 0 48 21 48 49s-21 48-48 48-49-21-49-48 21-49 49-49z">
            <text:p text:style-name="P3"/>
          </draw:path>
          <draw:path draw:style-name="gr23" draw:text-style-name="P11" draw:layer="layout" svg:width="0.498cm" svg:height="0.062cm" svg:x="7.099cm" svg:y="12.989cm" svg:viewBox="0 0 499 63" svg:d="m0 0c160 84 339 84 499 0">
            <text:p text:style-name="P3"/>
          </draw:path>
        </draw:g>
        <draw:g>
          <draw:rect draw:style-name="gr12" draw:text-style-name="P11" draw:layer="layout" svg:width="0.907cm" svg:height="0.907cm" svg:x="6.894cm" svg:y="6.259cm">
            <text:p text:style-name="P3"/>
          </draw:rect>
        </draw:g>
        <draw:g>
          <draw:rect draw:style-name="gr12" draw:text-style-name="P11" draw:layer="layout" svg:width="0.908cm" svg:height="0.907cm" svg:x="7.801cm" svg:y="6.259cm">
            <text:p text:style-name="P3"/>
          </draw:rect>
        </draw:g>
        <draw:g>
          <draw:rect draw:style-name="gr13" draw:text-style-name="P11" draw:layer="layout" svg:width="0.907cm" svg:height="0.907cm" svg:x="8.709cm" svg:y="6.259cm">
            <text:p text:style-name="P3"/>
          </draw:rect>
        </draw:g>
        <draw:g>
          <draw:rect draw:style-name="gr14" draw:text-style-name="P11" draw:layer="layout" svg:width="0.908cm" svg:height="0.908cm" svg:x="7.801cm" svg:y="7.166cm">
            <text:p text:style-name="P3"/>
          </draw:rect>
        </draw:g>
        <draw:g>
          <draw:rect draw:style-name="gr15" draw:text-style-name="P11" draw:layer="layout" svg:width="0.907cm" svg:height="0.907cm" svg:x="6.894cm" svg:y="8.074cm">
            <text:p text:style-name="P3"/>
          </draw:rect>
        </draw:g>
        <draw:g>
          <draw:rect draw:style-name="gr16" draw:text-style-name="P11" draw:layer="layout" svg:width="0.908cm" svg:height="0.907cm" svg:x="7.801cm" svg:y="8.074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0.906cm" svg:height="0.906cm" svg:x="7.801cm" svg:y="7.166cm" svg:viewBox="0 0 907 907" svg:d="m454 0c257 0 453 196 453 454s-196 453-453 453-454-196-454-453 196-454 454-454z">
            <text:p text:style-name="P3"/>
          </draw:path>
          <draw:path draw:style-name="gr18" draw:text-style-name="P11" draw:layer="layout" svg:width="0.096cm" svg:height="0.096cm" svg:x="8.059cm" svg:y="7.433cm" svg:viewBox="0 0 97 97" svg:d="m49 0c27 0 48 21 48 49s-21 48-48 48-49-21-49-48 21-49 49-49z">
            <text:p text:style-name="P3"/>
          </draw:path>
          <draw:path draw:style-name="gr18" draw:text-style-name="P11" draw:layer="layout" svg:width="0.096cm" svg:height="0.096cm" svg:x="8.353cm" svg:y="7.433cm" svg:viewBox="0 0 97 97" svg:d="m49 0c27 0 48 21 48 49s-21 48-48 48-49-21-49-48 21-49 49-49z">
            <text:p text:style-name="P3"/>
          </draw:path>
          <draw:path draw:style-name="gr19" draw:text-style-name="P11" draw:layer="layout" svg:width="0.498cm" svg:height="0.062cm" svg:x="8.006cm" svg:y="7.818cm" svg:viewBox="0 0 499 63" svg:d="m0 0c160 84 339 84 499 0">
            <text:p text:style-name="P3"/>
          </draw:path>
        </draw:g>
        <draw:g>
          <draw:rect draw:style-name="gr12" draw:text-style-name="P11" draw:layer="layout" svg:width="0.906cm" svg:height="0.906cm" svg:x="5.988cm" svg:y="5.353cm">
            <text:p text:style-name="P3"/>
          </draw:rect>
        </draw:g>
        <draw:g>
          <draw:rect draw:style-name="gr12" draw:text-style-name="P11" draw:layer="layout" svg:width="0.907cm" svg:height="0.906cm" svg:x="6.894cm" svg:y="5.353cm">
            <text:p text:style-name="P3"/>
          </draw:rect>
        </draw:g>
        <draw:g>
          <draw:rect draw:style-name="gr12" draw:text-style-name="P11" draw:layer="layout" svg:width="0.908cm" svg:height="0.906cm" svg:x="7.801cm" svg:y="5.353cm">
            <text:p text:style-name="P3"/>
          </draw:rect>
        </draw:g>
        <draw:g>
          <draw:rect draw:style-name="gr12" draw:text-style-name="P11" draw:layer="layout" svg:width="0.907cm" svg:height="0.906cm" svg:x="8.709cm" svg:y="5.353cm">
            <text:p text:style-name="P3"/>
          </draw:rect>
        </draw:g>
        <draw:g>
          <draw:rect draw:style-name="gr14" draw:text-style-name="P11" draw:layer="layout" svg:width="0.908cm" svg:height="0.908cm" svg:x="5.08cm" svg:y="4.445cm">
            <text:p text:style-name="P3"/>
          </draw:rect>
        </draw:g>
        <draw:g>
          <draw:rect draw:style-name="gr14" draw:text-style-name="P11" draw:layer="layout" svg:width="0.906cm" svg:height="0.908cm" svg:x="5.988cm" svg:y="4.445cm">
            <text:p text:style-name="P3"/>
          </draw:rect>
        </draw:g>
        <draw:g>
          <draw:rect draw:style-name="gr12" draw:text-style-name="P11" draw:layer="layout" svg:width="0.907cm" svg:height="0.908cm" svg:x="6.894cm" svg:y="4.445cm">
            <text:p text:style-name="P3"/>
          </draw:rect>
        </draw:g>
        <draw:g>
          <draw:rect draw:style-name="gr12" draw:text-style-name="P11" draw:layer="layout" svg:width="0.908cm" svg:height="0.908cm" svg:x="7.801cm" svg:y="4.445cm">
            <text:p text:style-name="P3"/>
          </draw:rect>
        </draw:g>
        <draw:g>
          <draw:rect draw:style-name="gr12" draw:text-style-name="P11" draw:layer="layout" svg:width="0.907cm" svg:height="0.908cm" svg:x="8.709cm" svg:y="4.445cm">
            <text:p text:style-name="P3"/>
          </draw:rect>
        </draw:g>
        <draw:g>
          <draw:rect draw:style-name="gr14" draw:text-style-name="P11" draw:layer="layout" svg:width="0.907cm" svg:height="0.908cm" svg:x="9.616cm" svg:y="4.445cm">
            <text:p text:style-name="P3"/>
          </draw:rect>
        </draw:g>
        <draw:g>
          <draw:rect draw:style-name="gr13" draw:text-style-name="P11" draw:layer="layout" svg:width="0.907cm" svg:height="0.908cm" svg:x="8.709cm" svg:y="7.166cm">
            <text:p text:style-name="P3"/>
          </draw:rect>
        </draw:g>
        <draw:g>
          <draw:rect draw:style-name="gr13" draw:text-style-name="P11" draw:layer="layout" svg:width="0.907cm" svg:height="0.906cm" svg:x="9.616cm" svg:y="5.353cm">
            <text:p text:style-name="P3"/>
          </draw:rect>
        </draw:g>
        <draw:g>
          <draw:rect draw:style-name="gr13" draw:text-style-name="P11" draw:layer="layout" svg:width="0.907cm" svg:height="0.907cm" svg:x="9.616cm" svg:y="6.259cm">
            <text:p text:style-name="P3"/>
          </draw:rect>
        </draw:g>
        <draw:g>
          <draw:rect draw:style-name="gr13" draw:text-style-name="P11" draw:layer="layout" svg:width="0.907cm" svg:height="0.908cm" svg:x="9.616cm" svg:y="7.166cm">
            <text:p text:style-name="P3"/>
          </draw:rect>
        </draw:g>
        <draw:g>
          <draw:rect draw:style-name="gr13" draw:text-style-name="P11" draw:layer="layout" svg:width="0.907cm" svg:height="0.907cm" svg:x="9.616cm" svg:y="8.074cm">
            <text:p text:style-name="P3"/>
          </draw:rect>
        </draw:g>
        <draw:g>
          <draw:rect draw:style-name="gr14" draw:text-style-name="P11" draw:layer="layout" svg:width="0.907cm" svg:height="0.908cm" svg:x="10.523cm" svg:y="4.445cm">
            <text:p text:style-name="P3"/>
          </draw:rect>
        </draw:g>
        <draw:g>
          <draw:rect draw:style-name="gr14" draw:text-style-name="P11" draw:layer="layout" svg:width="0.907cm" svg:height="0.906cm" svg:x="10.523cm" svg:y="5.353cm">
            <text:p text:style-name="P3"/>
          </draw:rect>
        </draw:g>
        <draw:g>
          <draw:rect draw:style-name="gr13" draw:text-style-name="P11" draw:layer="layout" svg:width="0.907cm" svg:height="0.907cm" svg:x="10.523cm" svg:y="6.259cm">
            <text:p text:style-name="P3"/>
          </draw:rect>
        </draw:g>
        <draw:g>
          <draw:rect draw:style-name="gr13" draw:text-style-name="P11" draw:layer="layout" svg:width="0.907cm" svg:height="0.908cm" svg:x="10.523cm" svg:y="7.166cm">
            <text:p text:style-name="P3"/>
          </draw:rect>
        </draw:g>
        <draw:g>
          <draw:rect draw:style-name="gr13" draw:text-style-name="P11" draw:layer="layout" svg:width="0.907cm" svg:height="0.907cm" svg:x="10.523cm" svg:y="8.074cm">
            <text:p text:style-name="P3"/>
          </draw:rect>
        </draw:g>
        <draw:g>
          <draw:rect draw:style-name="gr14" draw:text-style-name="P11" draw:layer="layout" svg:width="0.907cm" svg:height="0.907cm" svg:x="10.523cm" svg:y="8.981cm">
            <text:p text:style-name="P3"/>
          </draw:rect>
        </draw:g>
        <draw:g>
          <draw:rect draw:style-name="gr16" draw:text-style-name="P11" draw:layer="layout" svg:width="0.907cm" svg:height="0.907cm" svg:x="8.709cm" svg:y="8.074cm">
            <text:p text:style-name="P3"/>
          </draw:rect>
        </draw:g>
        <draw:g>
          <draw:rect draw:style-name="gr16" draw:text-style-name="P11" draw:layer="layout" svg:width="0.907cm" svg:height="0.907cm" svg:x="6.894cm" svg:y="8.981cm">
            <text:p text:style-name="P3"/>
          </draw:rect>
        </draw:g>
        <draw:g>
          <draw:rect draw:style-name="gr16" draw:text-style-name="P11" draw:layer="layout" svg:width="0.908cm" svg:height="0.907cm" svg:x="7.801cm" svg:y="8.981cm">
            <text:p text:style-name="P3"/>
          </draw:rect>
        </draw:g>
        <draw:g>
          <draw:rect draw:style-name="gr16" draw:text-style-name="P11" draw:layer="layout" svg:width="0.907cm" svg:height="0.907cm" svg:x="8.709cm" svg:y="8.981cm">
            <text:p text:style-name="P3"/>
          </draw:rect>
        </draw:g>
        <draw:g>
          <draw:rect draw:style-name="gr16" draw:text-style-name="P11" draw:layer="layout" svg:width="0.907cm" svg:height="0.907cm" svg:x="9.616cm" svg:y="8.981cm">
            <text:p text:style-name="P3"/>
          </draw:rect>
        </draw:g>
        <draw:g>
          <draw:rect draw:style-name="gr14" draw:text-style-name="P11" draw:layer="layout" svg:width="0.906cm" svg:height="0.907cm" svg:x="5.988cm" svg:y="9.888cm">
            <text:p text:style-name="P3"/>
          </draw:rect>
        </draw:g>
        <draw:g>
          <draw:rect draw:style-name="gr16" draw:text-style-name="P11" draw:layer="layout" svg:width="0.907cm" svg:height="0.907cm" svg:x="6.894cm" svg:y="9.888cm">
            <text:p text:style-name="P3"/>
          </draw:rect>
        </draw:g>
        <draw:g>
          <draw:rect draw:style-name="gr16" draw:text-style-name="P11" draw:layer="layout" svg:width="0.908cm" svg:height="0.907cm" svg:x="7.801cm" svg:y="9.888cm">
            <text:p text:style-name="P3"/>
          </draw:rect>
        </draw:g>
        <draw:g>
          <draw:rect draw:style-name="gr16" draw:text-style-name="P11" draw:layer="layout" svg:width="0.907cm" svg:height="0.907cm" svg:x="8.709cm" svg:y="9.888cm">
            <text:p text:style-name="P3"/>
          </draw:rect>
        </draw:g>
        <draw:g>
          <draw:rect draw:style-name="gr14" draw:text-style-name="P11" draw:layer="layout" svg:width="0.907cm" svg:height="0.907cm" svg:x="9.616cm" svg:y="9.888cm">
            <text:p text:style-name="P3"/>
          </draw:rect>
        </draw:g>
        <draw:g>
          <draw:rect draw:style-name="gr14" draw:text-style-name="P11" draw:layer="layout" svg:width="0.907cm" svg:height="0.907cm" svg:x="10.523cm" svg:y="9.888cm">
            <text:p text:style-name="P3"/>
          </draw:rect>
        </draw:g>
        <draw:g>
          <draw:rect draw:style-name="gr15" draw:text-style-name="P11" draw:layer="layout" svg:width="0.907cm" svg:height="0.908cm" svg:x="6.894cm" svg:y="7.166cm">
            <text:p text:style-name="P3"/>
          </draw:rect>
        </draw:g>
        <draw:g>
          <draw:rect draw:style-name="gr15" draw:text-style-name="P11" draw:layer="layout" svg:width="0.908cm" svg:height="0.907cm" svg:x="5.08cm" svg:y="6.259cm">
            <text:p text:style-name="P3"/>
          </draw:rect>
        </draw:g>
        <draw:g>
          <draw:rect draw:style-name="gr14" draw:text-style-name="P11" draw:layer="layout" svg:width="0.908cm" svg:height="0.906cm" svg:x="5.08cm" svg:y="5.353cm">
            <text:p text:style-name="P3"/>
          </draw:rect>
        </draw:g>
        <draw:g>
          <draw:rect draw:style-name="gr15" draw:text-style-name="P11" draw:layer="layout" svg:width="0.908cm" svg:height="0.907cm" svg:x="5.08cm" svg:y="8.074cm">
            <text:p text:style-name="P3"/>
          </draw:rect>
        </draw:g>
        <draw:g>
          <draw:rect draw:style-name="gr15" draw:text-style-name="P11" draw:layer="layout" svg:width="0.908cm" svg:height="0.908cm" svg:x="5.08cm" svg:y="7.166cm">
            <text:p text:style-name="P3"/>
          </draw:rect>
        </draw:g>
        <draw:g>
          <draw:rect draw:style-name="gr15" draw:text-style-name="P11" draw:layer="layout" svg:width="0.906cm" svg:height="0.908cm" svg:x="5.988cm" svg:y="7.166cm">
            <text:p text:style-name="P3"/>
          </draw:rect>
        </draw:g>
        <draw:g>
          <draw:rect draw:style-name="gr15" draw:text-style-name="P11" draw:layer="layout" svg:width="0.906cm" svg:height="0.907cm" svg:x="5.988cm" svg:y="6.259cm">
            <text:p text:style-name="P3"/>
          </draw:rect>
        </draw:g>
        <draw:g>
          <draw:rect draw:style-name="gr15" draw:text-style-name="P11" draw:layer="layout" svg:width="0.906cm" svg:height="0.907cm" svg:x="5.988cm" svg:y="8.981cm">
            <text:p text:style-name="P3"/>
          </draw:rect>
        </draw:g>
        <draw:g>
          <draw:rect draw:style-name="gr15" draw:text-style-name="P11" draw:layer="layout" svg:width="0.906cm" svg:height="0.907cm" svg:x="5.988cm" svg:y="8.074cm">
            <text:p text:style-name="P3"/>
          </draw:rect>
        </draw:g>
        <draw:g>
          <draw:rect draw:style-name="gr14" draw:text-style-name="P11" draw:layer="layout" svg:width="0.908cm" svg:height="0.907cm" svg:x="5.08cm" svg:y="9.888cm">
            <text:p text:style-name="P3"/>
          </draw:rect>
        </draw:g>
        <draw:g>
          <draw:rect draw:style-name="gr14" draw:text-style-name="P11" draw:layer="layout" svg:width="0.908cm" svg:height="0.907cm" svg:x="5.08cm" svg:y="8.981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8.709cm" svg:y="9.888cm" svg:viewBox="0 0 907 907" svg:d="m454 0c257 0 453 196 453 454s-196 453-453 453-454-196-454-453 196-454 454-454z">
            <text:p text:style-name="P3"/>
          </draw:path>
          <draw:path draw:style-name="gr23" draw:text-style-name="P11" draw:layer="layout" svg:width="0.096cm" svg:height="0.096cm" svg:x="8.966cm" svg:y="10.154cm" svg:viewBox="0 0 97 97" svg:d="m49 0c27 0 48 21 48 49s-21 48-48 48-49-21-49-48 21-49 49-49z">
            <text:p text:style-name="P3"/>
          </draw:path>
          <draw:path draw:style-name="gr23" draw:text-style-name="P11" draw:layer="layout" svg:width="0.096cm" svg:height="0.096cm" svg:x="9.26cm" svg:y="10.154cm" svg:viewBox="0 0 97 97" svg:d="m49 0c27 0 48 21 48 49s-21 48-48 48-49-21-49-48 21-49 49-49z">
            <text:p text:style-name="P3"/>
          </draw:path>
          <draw:path draw:style-name="gr23" draw:text-style-name="P11" draw:layer="layout" svg:width="0.498cm" svg:height="0.062cm" svg:x="8.913cm" svg:y="10.539cm" svg:viewBox="0 0 499 63" svg:d="m0 0c160 84 339 84 499 0">
            <text:p text:style-name="P3"/>
          </draw:path>
        </draw:g>
        <draw:g>
          <draw:polygon draw:style-name="gr24" draw:text-style-name="P11" draw:layer="layout" svg:width="0.907cm" svg:height="0.907cm" svg:x="6.894cm" svg:y="8.981cm" svg:viewBox="0 0 908 908" draw:points="454,0 348,346 0,346 282,563 176,908 454,696 731,908 625,563 908,346 559,346">
            <text:p text:style-name="P3"/>
          </draw:polygon>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5.987cm" svg:y="7.166cm" svg:viewBox="0 0 907 907" svg:d="m454 0c257 0 453 196 453 454s-196 453-453 453-454-196-454-453 196-454 454-454z">
            <text:p text:style-name="P3"/>
          </draw:path>
          <draw:path draw:style-name="gr23" draw:text-style-name="P11" draw:layer="layout" svg:width="0.096cm" svg:height="0.096cm" svg:x="6.244cm" svg:y="7.433cm" svg:viewBox="0 0 97 97" svg:d="m49 0c27 0 48 21 48 49s-21 48-48 48-49-21-49-48 21-49 49-49z">
            <text:p text:style-name="P3"/>
          </draw:path>
          <draw:path draw:style-name="gr23" draw:text-style-name="P11" draw:layer="layout" svg:width="0.096cm" svg:height="0.096cm" svg:x="6.539cm" svg:y="7.433cm" svg:viewBox="0 0 97 97" svg:d="m49 0c27 0 48 21 48 49s-21 48-48 48-49-21-49-48 21-49 49-49z">
            <text:p text:style-name="P3"/>
          </draw:path>
          <draw:path draw:style-name="gr23" draw:text-style-name="P11" draw:layer="layout" svg:width="0.498cm" svg:height="0.062cm" svg:x="6.191cm" svg:y="7.818cm" svg:viewBox="0 0 499 63" svg:d="m0 0c160 84 339 84 499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9.616cm" svg:y="8.074cm" svg:viewBox="0 0 907 907" svg:d="m454 0c257 0 453 196 453 454s-196 453-453 453-454-196-454-453 196-454 454-454z">
            <text:p text:style-name="P3"/>
          </draw:path>
          <draw:path draw:style-name="gr23" draw:text-style-name="P11" draw:layer="layout" svg:width="0.096cm" svg:height="0.096cm" svg:x="9.873cm" svg:y="8.34cm" svg:viewBox="0 0 97 97" svg:d="m49 0c27 0 48 21 48 49s-21 48-48 48-49-21-49-48 21-49 49-49z">
            <text:p text:style-name="P3"/>
          </draw:path>
          <draw:path draw:style-name="gr23" draw:text-style-name="P11" draw:layer="layout" svg:width="0.096cm" svg:height="0.096cm" svg:x="10.167cm" svg:y="8.34cm" svg:viewBox="0 0 97 97" svg:d="m49 0c27 0 48 21 48 49s-21 48-48 48-49-21-49-48 21-49 49-49z">
            <text:p text:style-name="P3"/>
          </draw:path>
          <draw:path draw:style-name="gr23" draw:text-style-name="P11" draw:layer="layout" svg:width="0.498cm" svg:height="0.062cm" svg:x="9.82cm" svg:y="8.725cm" svg:viewBox="0 0 499 63" svg:d="m0 0c160 84 339 84 499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5.987cm" svg:y="8.074cm" svg:viewBox="0 0 907 907" svg:d="m454 0c257 0 453 196 453 454s-196 453-453 453-454-196-454-453 196-454 454-454z">
            <text:p text:style-name="P3"/>
          </draw:path>
          <draw:path draw:style-name="gr23" draw:text-style-name="P11" draw:layer="layout" svg:width="0.096cm" svg:height="0.096cm" svg:x="6.244cm" svg:y="8.34cm" svg:viewBox="0 0 97 97" svg:d="m49 0c27 0 48 21 48 49s-21 48-48 48-49-21-49-48 21-49 49-49z">
            <text:p text:style-name="P3"/>
          </draw:path>
          <draw:path draw:style-name="gr23" draw:text-style-name="P11" draw:layer="layout" svg:width="0.096cm" svg:height="0.096cm" svg:x="6.539cm" svg:y="8.34cm" svg:viewBox="0 0 97 97" svg:d="m49 0c27 0 48 21 48 49s-21 48-48 48-49-21-49-48 21-49 49-49z">
            <text:p text:style-name="P3"/>
          </draw:path>
          <draw:path draw:style-name="gr23" draw:text-style-name="P11" draw:layer="layout" svg:width="0.498cm" svg:height="0.062cm" svg:x="6.191cm" svg:y="8.725cm" svg:viewBox="0 0 499 63" svg:d="m0 0c160 84 339 84 499 0">
            <text:p text:style-name="P3"/>
          </draw:path>
        </draw:g>
        <draw:g>
          <draw:rect draw:style-name="gr12" draw:text-style-name="P11" draw:layer="layout" svg:width="0.907cm" svg:height="0.907cm" svg:x="15.149cm" svg:y="6.259cm">
            <text:p text:style-name="P3"/>
          </draw:rect>
        </draw:g>
        <draw:g>
          <draw:rect draw:style-name="gr12" draw:text-style-name="P11" draw:layer="layout" svg:width="0.908cm" svg:height="0.907cm" svg:x="16.056cm" svg:y="6.259cm">
            <text:p text:style-name="P3"/>
          </draw:rect>
        </draw:g>
        <draw:g>
          <draw:rect draw:style-name="gr13" draw:text-style-name="P11" draw:layer="layout" svg:width="0.907cm" svg:height="0.907cm" svg:x="16.964cm" svg:y="6.259cm">
            <text:p text:style-name="P3"/>
          </draw:rect>
        </draw:g>
        <draw:g>
          <draw:rect draw:style-name="gr14" draw:text-style-name="P11" draw:layer="layout" svg:width="0.908cm" svg:height="0.908cm" svg:x="16.056cm" svg:y="7.166cm">
            <text:p text:style-name="P3"/>
          </draw:rect>
        </draw:g>
        <draw:g>
          <draw:rect draw:style-name="gr15" draw:text-style-name="P11" draw:layer="layout" svg:width="0.907cm" svg:height="0.907cm" svg:x="15.149cm" svg:y="8.074cm">
            <text:p text:style-name="P3"/>
          </draw:rect>
        </draw:g>
        <draw:g>
          <draw:rect draw:style-name="gr16" draw:text-style-name="P11" draw:layer="layout" svg:width="0.908cm" svg:height="0.907cm" svg:x="16.056cm" svg:y="8.074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0.906cm" svg:height="0.906cm" svg:x="16.056cm" svg:y="7.166cm" svg:viewBox="0 0 907 907" svg:d="m454 0c257 0 453 196 453 454s-196 453-453 453-454-196-454-453 196-454 454-454z">
            <text:p text:style-name="P3"/>
          </draw:path>
          <draw:path draw:style-name="gr18" draw:text-style-name="P11" draw:layer="layout" svg:width="0.096cm" svg:height="0.096cm" svg:x="16.314cm" svg:y="7.433cm" svg:viewBox="0 0 97 97" svg:d="m49 0c27 0 48 21 48 49s-21 48-48 48-49-21-49-48 21-49 49-49z">
            <text:p text:style-name="P3"/>
          </draw:path>
          <draw:path draw:style-name="gr18" draw:text-style-name="P11" draw:layer="layout" svg:width="0.096cm" svg:height="0.096cm" svg:x="16.608cm" svg:y="7.433cm" svg:viewBox="0 0 97 97" svg:d="m49 0c27 0 48 21 48 49s-21 48-48 48-49-21-49-48 21-49 49-49z">
            <text:p text:style-name="P3"/>
          </draw:path>
          <draw:path draw:style-name="gr19" draw:text-style-name="P11" draw:layer="layout" svg:width="0.498cm" svg:height="0.062cm" svg:x="16.261cm" svg:y="7.818cm" svg:viewBox="0 0 499 63" svg:d="m0 0c160 84 339 84 499 0">
            <text:p text:style-name="P3"/>
          </draw:path>
        </draw:g>
        <draw:g>
          <draw:rect draw:style-name="gr12" draw:text-style-name="P11" draw:layer="layout" svg:width="0.906cm" svg:height="0.906cm" svg:x="14.243cm" svg:y="5.353cm">
            <text:p text:style-name="P3"/>
          </draw:rect>
        </draw:g>
        <draw:g>
          <draw:rect draw:style-name="gr12" draw:text-style-name="P11" draw:layer="layout" svg:width="0.907cm" svg:height="0.906cm" svg:x="15.149cm" svg:y="5.353cm">
            <text:p text:style-name="P3"/>
          </draw:rect>
        </draw:g>
        <draw:g>
          <draw:rect draw:style-name="gr12" draw:text-style-name="P11" draw:layer="layout" svg:width="0.908cm" svg:height="0.906cm" svg:x="16.056cm" svg:y="5.353cm">
            <text:p text:style-name="P3"/>
          </draw:rect>
        </draw:g>
        <draw:g>
          <draw:rect draw:style-name="gr12" draw:text-style-name="P11" draw:layer="layout" svg:width="0.907cm" svg:height="0.906cm" svg:x="16.964cm" svg:y="5.353cm">
            <text:p text:style-name="P3"/>
          </draw:rect>
        </draw:g>
        <draw:g>
          <draw:rect draw:style-name="gr14" draw:text-style-name="P11" draw:layer="layout" svg:width="0.908cm" svg:height="0.908cm" svg:x="13.335cm" svg:y="4.445cm">
            <text:p text:style-name="P3"/>
          </draw:rect>
        </draw:g>
        <draw:g>
          <draw:rect draw:style-name="gr14" draw:text-style-name="P11" draw:layer="layout" svg:width="0.906cm" svg:height="0.908cm" svg:x="14.243cm" svg:y="4.445cm">
            <text:p text:style-name="P3"/>
          </draw:rect>
        </draw:g>
        <draw:g>
          <draw:rect draw:style-name="gr12" draw:text-style-name="P11" draw:layer="layout" svg:width="0.907cm" svg:height="0.908cm" svg:x="15.149cm" svg:y="4.445cm">
            <text:p text:style-name="P3"/>
          </draw:rect>
        </draw:g>
        <draw:g>
          <draw:rect draw:style-name="gr12" draw:text-style-name="P11" draw:layer="layout" svg:width="0.908cm" svg:height="0.908cm" svg:x="16.056cm" svg:y="4.445cm">
            <text:p text:style-name="P3"/>
          </draw:rect>
        </draw:g>
        <draw:g>
          <draw:rect draw:style-name="gr12" draw:text-style-name="P11" draw:layer="layout" svg:width="0.907cm" svg:height="0.908cm" svg:x="16.964cm" svg:y="4.445cm">
            <text:p text:style-name="P3"/>
          </draw:rect>
        </draw:g>
        <draw:g>
          <draw:rect draw:style-name="gr14" draw:text-style-name="P11" draw:layer="layout" svg:width="0.907cm" svg:height="0.908cm" svg:x="17.871cm" svg:y="4.445cm">
            <text:p text:style-name="P3"/>
          </draw:rect>
        </draw:g>
        <draw:g>
          <draw:rect draw:style-name="gr13" draw:text-style-name="P11" draw:layer="layout" svg:width="0.907cm" svg:height="0.908cm" svg:x="16.964cm" svg:y="7.166cm">
            <text:p text:style-name="P3"/>
          </draw:rect>
        </draw:g>
        <draw:g>
          <draw:rect draw:style-name="gr13" draw:text-style-name="P11" draw:layer="layout" svg:width="0.907cm" svg:height="0.906cm" svg:x="17.871cm" svg:y="5.353cm">
            <text:p text:style-name="P3"/>
          </draw:rect>
        </draw:g>
        <draw:g>
          <draw:rect draw:style-name="gr13" draw:text-style-name="P11" draw:layer="layout" svg:width="0.907cm" svg:height="0.907cm" svg:x="17.871cm" svg:y="6.259cm">
            <text:p text:style-name="P3"/>
          </draw:rect>
        </draw:g>
        <draw:g>
          <draw:rect draw:style-name="gr13" draw:text-style-name="P11" draw:layer="layout" svg:width="0.907cm" svg:height="0.908cm" svg:x="17.871cm" svg:y="7.166cm">
            <text:p text:style-name="P3"/>
          </draw:rect>
        </draw:g>
        <draw:g>
          <draw:rect draw:style-name="gr13" draw:text-style-name="P11" draw:layer="layout" svg:width="0.907cm" svg:height="0.907cm" svg:x="17.871cm" svg:y="8.074cm">
            <text:p text:style-name="P3"/>
          </draw:rect>
        </draw:g>
        <draw:g>
          <draw:rect draw:style-name="gr14" draw:text-style-name="P11" draw:layer="layout" svg:width="0.907cm" svg:height="0.908cm" svg:x="18.778cm" svg:y="4.445cm">
            <text:p text:style-name="P3"/>
          </draw:rect>
        </draw:g>
        <draw:g>
          <draw:rect draw:style-name="gr14" draw:text-style-name="P11" draw:layer="layout" svg:width="0.907cm" svg:height="0.906cm" svg:x="18.778cm" svg:y="5.353cm">
            <text:p text:style-name="P3"/>
          </draw:rect>
        </draw:g>
        <draw:g>
          <draw:rect draw:style-name="gr13" draw:text-style-name="P11" draw:layer="layout" svg:width="0.907cm" svg:height="0.907cm" svg:x="18.778cm" svg:y="6.259cm">
            <text:p text:style-name="P3"/>
          </draw:rect>
        </draw:g>
        <draw:g>
          <draw:rect draw:style-name="gr13" draw:text-style-name="P11" draw:layer="layout" svg:width="0.907cm" svg:height="0.908cm" svg:x="18.778cm" svg:y="7.166cm">
            <text:p text:style-name="P3"/>
          </draw:rect>
        </draw:g>
        <draw:g>
          <draw:rect draw:style-name="gr13" draw:text-style-name="P11" draw:layer="layout" svg:width="0.907cm" svg:height="0.907cm" svg:x="18.778cm" svg:y="8.074cm">
            <text:p text:style-name="P3"/>
          </draw:rect>
        </draw:g>
        <draw:g>
          <draw:rect draw:style-name="gr14" draw:text-style-name="P11" draw:layer="layout" svg:width="0.907cm" svg:height="0.907cm" svg:x="18.778cm" svg:y="8.981cm">
            <text:p text:style-name="P3"/>
          </draw:rect>
        </draw:g>
        <draw:g>
          <draw:rect draw:style-name="gr16" draw:text-style-name="P11" draw:layer="layout" svg:width="0.907cm" svg:height="0.907cm" svg:x="16.964cm" svg:y="8.074cm">
            <text:p text:style-name="P3"/>
          </draw:rect>
        </draw:g>
        <draw:g>
          <draw:rect draw:style-name="gr16" draw:text-style-name="P11" draw:layer="layout" svg:width="0.907cm" svg:height="0.907cm" svg:x="15.149cm" svg:y="8.981cm">
            <text:p text:style-name="P3"/>
          </draw:rect>
        </draw:g>
        <draw:g>
          <draw:rect draw:style-name="gr16" draw:text-style-name="P11" draw:layer="layout" svg:width="0.908cm" svg:height="0.907cm" svg:x="16.056cm" svg:y="8.981cm">
            <text:p text:style-name="P3"/>
          </draw:rect>
        </draw:g>
        <draw:g>
          <draw:rect draw:style-name="gr16" draw:text-style-name="P11" draw:layer="layout" svg:width="0.907cm" svg:height="0.907cm" svg:x="16.964cm" svg:y="8.981cm">
            <text:p text:style-name="P3"/>
          </draw:rect>
        </draw:g>
        <draw:g>
          <draw:rect draw:style-name="gr16" draw:text-style-name="P11" draw:layer="layout" svg:width="0.907cm" svg:height="0.907cm" svg:x="17.871cm" svg:y="8.981cm">
            <text:p text:style-name="P3"/>
          </draw:rect>
        </draw:g>
        <draw:g>
          <draw:rect draw:style-name="gr14" draw:text-style-name="P11" draw:layer="layout" svg:width="0.906cm" svg:height="0.907cm" svg:x="14.243cm" svg:y="9.888cm">
            <text:p text:style-name="P3"/>
          </draw:rect>
        </draw:g>
        <draw:g>
          <draw:rect draw:style-name="gr16" draw:text-style-name="P11" draw:layer="layout" svg:width="0.907cm" svg:height="0.907cm" svg:x="15.149cm" svg:y="9.888cm">
            <text:p text:style-name="P3"/>
          </draw:rect>
        </draw:g>
        <draw:g>
          <draw:rect draw:style-name="gr16" draw:text-style-name="P11" draw:layer="layout" svg:width="0.908cm" svg:height="0.907cm" svg:x="16.056cm" svg:y="9.888cm">
            <text:p text:style-name="P3"/>
          </draw:rect>
        </draw:g>
        <draw:g>
          <draw:rect draw:style-name="gr16" draw:text-style-name="P11" draw:layer="layout" svg:width="0.907cm" svg:height="0.907cm" svg:x="16.964cm" svg:y="9.888cm">
            <text:p text:style-name="P3"/>
          </draw:rect>
        </draw:g>
        <draw:g>
          <draw:rect draw:style-name="gr14" draw:text-style-name="P11" draw:layer="layout" svg:width="0.907cm" svg:height="0.907cm" svg:x="17.871cm" svg:y="9.888cm">
            <text:p text:style-name="P3"/>
          </draw:rect>
        </draw:g>
        <draw:g>
          <draw:rect draw:style-name="gr14" draw:text-style-name="P11" draw:layer="layout" svg:width="0.907cm" svg:height="0.907cm" svg:x="18.778cm" svg:y="9.888cm">
            <text:p text:style-name="P3"/>
          </draw:rect>
        </draw:g>
        <draw:g>
          <draw:rect draw:style-name="gr15" draw:text-style-name="P11" draw:layer="layout" svg:width="0.907cm" svg:height="0.908cm" svg:x="15.149cm" svg:y="7.166cm">
            <text:p text:style-name="P3"/>
          </draw:rect>
        </draw:g>
        <draw:g>
          <draw:rect draw:style-name="gr15" draw:text-style-name="P11" draw:layer="layout" svg:width="0.908cm" svg:height="0.907cm" svg:x="13.335cm" svg:y="6.259cm">
            <text:p text:style-name="P3"/>
          </draw:rect>
        </draw:g>
        <draw:g>
          <draw:rect draw:style-name="gr14" draw:text-style-name="P11" draw:layer="layout" svg:width="0.908cm" svg:height="0.906cm" svg:x="13.335cm" svg:y="5.353cm">
            <text:p text:style-name="P3"/>
          </draw:rect>
        </draw:g>
        <draw:g>
          <draw:rect draw:style-name="gr15" draw:text-style-name="P11" draw:layer="layout" svg:width="0.908cm" svg:height="0.907cm" svg:x="13.335cm" svg:y="8.074cm">
            <text:p text:style-name="P3"/>
          </draw:rect>
        </draw:g>
        <draw:g>
          <draw:rect draw:style-name="gr15" draw:text-style-name="P11" draw:layer="layout" svg:width="0.908cm" svg:height="0.908cm" svg:x="13.335cm" svg:y="7.166cm">
            <text:p text:style-name="P3"/>
          </draw:rect>
        </draw:g>
        <draw:g>
          <draw:rect draw:style-name="gr15" draw:text-style-name="P11" draw:layer="layout" svg:width="0.906cm" svg:height="0.908cm" svg:x="14.243cm" svg:y="7.166cm">
            <text:p text:style-name="P3"/>
          </draw:rect>
        </draw:g>
        <draw:g>
          <draw:rect draw:style-name="gr15" draw:text-style-name="P11" draw:layer="layout" svg:width="0.906cm" svg:height="0.907cm" svg:x="14.243cm" svg:y="6.259cm">
            <text:p text:style-name="P3"/>
          </draw:rect>
        </draw:g>
        <draw:g>
          <draw:rect draw:style-name="gr15" draw:text-style-name="P11" draw:layer="layout" svg:width="0.906cm" svg:height="0.907cm" svg:x="14.243cm" svg:y="8.981cm">
            <text:p text:style-name="P3"/>
          </draw:rect>
        </draw:g>
        <draw:g>
          <draw:rect draw:style-name="gr15" draw:text-style-name="P11" draw:layer="layout" svg:width="0.906cm" svg:height="0.907cm" svg:x="14.243cm" svg:y="8.074cm">
            <text:p text:style-name="P3"/>
          </draw:rect>
        </draw:g>
        <draw:g>
          <draw:rect draw:style-name="gr14" draw:text-style-name="P11" draw:layer="layout" svg:width="0.908cm" svg:height="0.907cm" svg:x="13.335cm" svg:y="9.888cm">
            <text:p text:style-name="P3"/>
          </draw:rect>
        </draw:g>
        <draw:g>
          <draw:rect draw:style-name="gr14" draw:text-style-name="P11" draw:layer="layout" svg:width="0.908cm" svg:height="0.907cm" svg:x="13.335cm" svg:y="8.981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15.149cm" svg:y="4.445cm" svg:viewBox="0 0 907 907" svg:d="m454 0c257 0 453 196 453 454s-196 453-453 453-454-196-454-453 196-454 454-454z">
            <text:p text:style-name="P3"/>
          </draw:path>
          <draw:path draw:style-name="gr23" draw:text-style-name="P11" draw:layer="layout" svg:width="0.096cm" svg:height="0.096cm" svg:x="15.406cm" svg:y="4.711cm" svg:viewBox="0 0 97 97" svg:d="m49 0c27 0 48 21 48 49s-21 48-48 48-49-21-49-48 21-49 49-49z">
            <text:p text:style-name="P3"/>
          </draw:path>
          <draw:path draw:style-name="gr23" draw:text-style-name="P11" draw:layer="layout" svg:width="0.096cm" svg:height="0.096cm" svg:x="15.701cm" svg:y="4.711cm" svg:viewBox="0 0 97 97" svg:d="m49 0c27 0 48 21 48 49s-21 48-48 48-49-21-49-48 21-49 49-49z">
            <text:p text:style-name="P3"/>
          </draw:path>
          <draw:path draw:style-name="gr23" draw:text-style-name="P11" draw:layer="layout" svg:width="0.498cm" svg:height="0.062cm" svg:x="15.354cm" svg:y="5.096cm" svg:viewBox="0 0 499 63" svg:d="m0 0c160 84 339 84 499 0">
            <text:p text:style-name="P3"/>
          </draw:path>
        </draw:g>
        <draw:g>
          <draw:polygon draw:style-name="gr24" draw:text-style-name="P11" draw:layer="layout" svg:width="0.907cm" svg:height="0.907cm" svg:x="16.964cm" svg:y="5.352cm" svg:viewBox="0 0 908 908" draw:points="454,0 348,346 0,346 282,563 176,908 454,696 731,908 625,563 908,346 559,346">
            <text:p text:style-name="P3"/>
          </draw:polygon>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17.871cm" svg:y="6.259cm" svg:viewBox="0 0 907 907" svg:d="m454 0c257 0 453 196 453 454s-196 453-453 453-454-196-454-453 196-454 454-454z">
            <text:p text:style-name="P3"/>
          </draw:path>
          <draw:path draw:style-name="gr23" draw:text-style-name="P11" draw:layer="layout" svg:width="0.096cm" svg:height="0.096cm" svg:x="18.128cm" svg:y="6.526cm" svg:viewBox="0 0 97 97" svg:d="m49 0c27 0 48 21 48 49s-21 48-48 48-49-21-49-48 21-49 49-49z">
            <text:p text:style-name="P3"/>
          </draw:path>
          <draw:path draw:style-name="gr23" draw:text-style-name="P11" draw:layer="layout" svg:width="0.096cm" svg:height="0.096cm" svg:x="18.422cm" svg:y="6.526cm" svg:viewBox="0 0 97 97" svg:d="m49 0c27 0 48 21 48 49s-21 48-48 48-49-21-49-48 21-49 49-49z">
            <text:p text:style-name="P3"/>
          </draw:path>
          <draw:path draw:style-name="gr23" draw:text-style-name="P11" draw:layer="layout" svg:width="0.498cm" svg:height="0.062cm" svg:x="18.075cm" svg:y="6.911cm" svg:viewBox="0 0 499 63" svg:d="m0 0c160 84 339 84 499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14.242cm" svg:y="6.259cm" svg:viewBox="0 0 907 907" svg:d="m454 0c257 0 453 196 453 454s-196 453-453 453-454-196-454-453 196-454 454-454z">
            <text:p text:style-name="P3"/>
          </draw:path>
          <draw:path draw:style-name="gr23" draw:text-style-name="P11" draw:layer="layout" svg:width="0.096cm" svg:height="0.096cm" svg:x="14.499cm" svg:y="6.526cm" svg:viewBox="0 0 97 97" svg:d="m49 0c27 0 48 21 48 49s-21 48-48 48-49-21-49-48 21-49 49-49z">
            <text:p text:style-name="P3"/>
          </draw:path>
          <draw:path draw:style-name="gr23" draw:text-style-name="P11" draw:layer="layout" svg:width="0.096cm" svg:height="0.096cm" svg:x="14.794cm" svg:y="6.526cm" svg:viewBox="0 0 97 97" svg:d="m49 0c27 0 48 21 48 49s-21 48-48 48-49-21-49-48 21-49 49-49z">
            <text:p text:style-name="P3"/>
          </draw:path>
          <draw:path draw:style-name="gr23" draw:text-style-name="P11" draw:layer="layout" svg:width="0.498cm" svg:height="0.062cm" svg:x="14.446cm" svg:y="6.911cm" svg:viewBox="0 0 499 63" svg:d="m0 0c160 84 339 84 499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17.871cm" svg:y="7.166cm" svg:viewBox="0 0 907 907" svg:d="m454 0c257 0 453 196 453 454s-196 453-453 453-454-196-454-453 196-454 454-454z">
            <text:p text:style-name="P3"/>
          </draw:path>
          <draw:path draw:style-name="gr23" draw:text-style-name="P11" draw:layer="layout" svg:width="0.096cm" svg:height="0.096cm" svg:x="18.128cm" svg:y="7.433cm" svg:viewBox="0 0 97 97" svg:d="m49 0c27 0 48 21 48 49s-21 48-48 48-49-21-49-48 21-49 49-49z">
            <text:p text:style-name="P3"/>
          </draw:path>
          <draw:path draw:style-name="gr23" draw:text-style-name="P11" draw:layer="layout" svg:width="0.096cm" svg:height="0.096cm" svg:x="18.422cm" svg:y="7.433cm" svg:viewBox="0 0 97 97" svg:d="m49 0c27 0 48 21 48 49s-21 48-48 48-49-21-49-48 21-49 49-49z">
            <text:p text:style-name="P3"/>
          </draw:path>
          <draw:path draw:style-name="gr23" draw:text-style-name="P11" draw:layer="layout" svg:width="0.498cm" svg:height="0.062cm" svg:x="18.075cm" svg:y="7.818cm" svg:viewBox="0 0 499 63" svg:d="m0 0c160 84 339 84 499 0">
            <text:p text:style-name="P3"/>
          </draw:path>
        </draw:g>
        <draw:g>
          <draw:rect draw:style-name="gr12" draw:text-style-name="P11" draw:layer="layout" svg:width="0.907cm" svg:height="0.907cm" svg:x="15.149cm" svg:y="13.244cm">
            <text:p text:style-name="P3"/>
          </draw:rect>
        </draw:g>
        <draw:g>
          <draw:rect draw:style-name="gr12" draw:text-style-name="P11" draw:layer="layout" svg:width="0.908cm" svg:height="0.907cm" svg:x="16.056cm" svg:y="13.244cm">
            <text:p text:style-name="P3"/>
          </draw:rect>
        </draw:g>
        <draw:g>
          <draw:rect draw:style-name="gr13" draw:text-style-name="P11" draw:layer="layout" svg:width="0.907cm" svg:height="0.907cm" svg:x="16.964cm" svg:y="13.244cm">
            <text:p text:style-name="P3"/>
          </draw:rect>
        </draw:g>
        <draw:g>
          <draw:rect draw:style-name="gr14" draw:text-style-name="P11" draw:layer="layout" svg:width="0.908cm" svg:height="0.908cm" svg:x="16.056cm" svg:y="14.151cm">
            <text:p text:style-name="P3"/>
          </draw:rect>
        </draw:g>
        <draw:g>
          <draw:rect draw:style-name="gr15" draw:text-style-name="P11" draw:layer="layout" svg:width="0.907cm" svg:height="0.907cm" svg:x="15.149cm" svg:y="15.059cm">
            <text:p text:style-name="P3"/>
          </draw:rect>
        </draw:g>
        <draw:g>
          <draw:rect draw:style-name="gr16" draw:text-style-name="P11" draw:layer="layout" svg:width="0.908cm" svg:height="0.907cm" svg:x="16.056cm" svg:y="15.059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0.906cm" svg:height="0.906cm" svg:x="16.056cm" svg:y="14.151cm" svg:viewBox="0 0 907 907" svg:d="m454 0c257 0 453 196 453 454s-196 453-453 453-454-196-454-453 196-454 454-454z">
            <text:p text:style-name="P3"/>
          </draw:path>
          <draw:path draw:style-name="gr18" draw:text-style-name="P11" draw:layer="layout" svg:width="0.096cm" svg:height="0.096cm" svg:x="16.314cm" svg:y="14.418cm" svg:viewBox="0 0 97 97" svg:d="m49 0c27 0 48 21 48 49s-21 48-48 48-49-21-49-48 21-49 49-49z">
            <text:p text:style-name="P3"/>
          </draw:path>
          <draw:path draw:style-name="gr18" draw:text-style-name="P11" draw:layer="layout" svg:width="0.096cm" svg:height="0.096cm" svg:x="16.608cm" svg:y="14.418cm" svg:viewBox="0 0 97 97" svg:d="m49 0c27 0 48 21 48 49s-21 48-48 48-49-21-49-48 21-49 49-49z">
            <text:p text:style-name="P3"/>
          </draw:path>
          <draw:path draw:style-name="gr19" draw:text-style-name="P11" draw:layer="layout" svg:width="0.498cm" svg:height="0.062cm" svg:x="16.261cm" svg:y="14.803cm" svg:viewBox="0 0 499 63" svg:d="m0 0c160 84 339 84 499 0">
            <text:p text:style-name="P3"/>
          </draw:path>
        </draw:g>
        <draw:g>
          <draw:rect draw:style-name="gr12" draw:text-style-name="P11" draw:layer="layout" svg:width="0.906cm" svg:height="0.906cm" svg:x="14.243cm" svg:y="12.338cm">
            <text:p text:style-name="P3"/>
          </draw:rect>
        </draw:g>
        <draw:g>
          <draw:rect draw:style-name="gr12" draw:text-style-name="P11" draw:layer="layout" svg:width="0.907cm" svg:height="0.906cm" svg:x="15.149cm" svg:y="12.338cm">
            <text:p text:style-name="P3"/>
          </draw:rect>
        </draw:g>
        <draw:g>
          <draw:rect draw:style-name="gr12" draw:text-style-name="P11" draw:layer="layout" svg:width="0.908cm" svg:height="0.906cm" svg:x="16.056cm" svg:y="12.338cm">
            <text:p text:style-name="P3"/>
          </draw:rect>
        </draw:g>
        <draw:g>
          <draw:rect draw:style-name="gr12" draw:text-style-name="P11" draw:layer="layout" svg:width="0.907cm" svg:height="0.906cm" svg:x="16.964cm" svg:y="12.338cm">
            <text:p text:style-name="P3"/>
          </draw:rect>
        </draw:g>
        <draw:g>
          <draw:rect draw:style-name="gr14" draw:text-style-name="P11" draw:layer="layout" svg:width="0.908cm" svg:height="0.908cm" svg:x="13.335cm" svg:y="11.43cm">
            <text:p text:style-name="P3"/>
          </draw:rect>
        </draw:g>
        <draw:g>
          <draw:rect draw:style-name="gr14" draw:text-style-name="P11" draw:layer="layout" svg:width="0.906cm" svg:height="0.908cm" svg:x="14.243cm" svg:y="11.43cm">
            <text:p text:style-name="P3"/>
          </draw:rect>
        </draw:g>
        <draw:g>
          <draw:rect draw:style-name="gr12" draw:text-style-name="P11" draw:layer="layout" svg:width="0.907cm" svg:height="0.908cm" svg:x="15.149cm" svg:y="11.43cm">
            <text:p text:style-name="P3"/>
          </draw:rect>
        </draw:g>
        <draw:g>
          <draw:rect draw:style-name="gr12" draw:text-style-name="P11" draw:layer="layout" svg:width="0.908cm" svg:height="0.908cm" svg:x="16.056cm" svg:y="11.43cm">
            <text:p text:style-name="P3"/>
          </draw:rect>
        </draw:g>
        <draw:g>
          <draw:rect draw:style-name="gr12" draw:text-style-name="P11" draw:layer="layout" svg:width="0.907cm" svg:height="0.908cm" svg:x="16.964cm" svg:y="11.43cm">
            <text:p text:style-name="P3"/>
          </draw:rect>
        </draw:g>
        <draw:g>
          <draw:rect draw:style-name="gr14" draw:text-style-name="P11" draw:layer="layout" svg:width="0.907cm" svg:height="0.908cm" svg:x="17.871cm" svg:y="11.43cm">
            <text:p text:style-name="P3"/>
          </draw:rect>
        </draw:g>
        <draw:g>
          <draw:rect draw:style-name="gr13" draw:text-style-name="P11" draw:layer="layout" svg:width="0.907cm" svg:height="0.908cm" svg:x="16.964cm" svg:y="14.151cm">
            <text:p text:style-name="P3"/>
          </draw:rect>
        </draw:g>
        <draw:g>
          <draw:rect draw:style-name="gr13" draw:text-style-name="P11" draw:layer="layout" svg:width="0.907cm" svg:height="0.906cm" svg:x="17.871cm" svg:y="12.338cm">
            <text:p text:style-name="P3"/>
          </draw:rect>
        </draw:g>
        <draw:g>
          <draw:rect draw:style-name="gr13" draw:text-style-name="P11" draw:layer="layout" svg:width="0.907cm" svg:height="0.907cm" svg:x="17.871cm" svg:y="13.244cm">
            <text:p text:style-name="P3"/>
          </draw:rect>
        </draw:g>
        <draw:g>
          <draw:rect draw:style-name="gr13" draw:text-style-name="P11" draw:layer="layout" svg:width="0.907cm" svg:height="0.908cm" svg:x="17.871cm" svg:y="14.151cm">
            <text:p text:style-name="P3"/>
          </draw:rect>
        </draw:g>
        <draw:g>
          <draw:rect draw:style-name="gr13" draw:text-style-name="P11" draw:layer="layout" svg:width="0.907cm" svg:height="0.907cm" svg:x="17.871cm" svg:y="15.059cm">
            <text:p text:style-name="P3"/>
          </draw:rect>
        </draw:g>
        <draw:g>
          <draw:rect draw:style-name="gr14" draw:text-style-name="P11" draw:layer="layout" svg:width="0.907cm" svg:height="0.908cm" svg:x="18.778cm" svg:y="11.43cm">
            <text:p text:style-name="P3"/>
          </draw:rect>
        </draw:g>
        <draw:g>
          <draw:rect draw:style-name="gr14" draw:text-style-name="P11" draw:layer="layout" svg:width="0.907cm" svg:height="0.906cm" svg:x="18.778cm" svg:y="12.338cm">
            <text:p text:style-name="P3"/>
          </draw:rect>
        </draw:g>
        <draw:g>
          <draw:rect draw:style-name="gr13" draw:text-style-name="P11" draw:layer="layout" svg:width="0.907cm" svg:height="0.907cm" svg:x="18.778cm" svg:y="13.244cm">
            <text:p text:style-name="P3"/>
          </draw:rect>
        </draw:g>
        <draw:g>
          <draw:rect draw:style-name="gr13" draw:text-style-name="P11" draw:layer="layout" svg:width="0.907cm" svg:height="0.908cm" svg:x="18.778cm" svg:y="14.151cm">
            <text:p text:style-name="P3"/>
          </draw:rect>
        </draw:g>
        <draw:g>
          <draw:rect draw:style-name="gr13" draw:text-style-name="P11" draw:layer="layout" svg:width="0.907cm" svg:height="0.907cm" svg:x="18.778cm" svg:y="15.059cm">
            <text:p text:style-name="P3"/>
          </draw:rect>
        </draw:g>
        <draw:g>
          <draw:rect draw:style-name="gr14" draw:text-style-name="P11" draw:layer="layout" svg:width="0.907cm" svg:height="0.907cm" svg:x="18.778cm" svg:y="15.966cm">
            <text:p text:style-name="P3"/>
          </draw:rect>
        </draw:g>
        <draw:g>
          <draw:rect draw:style-name="gr16" draw:text-style-name="P11" draw:layer="layout" svg:width="0.907cm" svg:height="0.907cm" svg:x="16.964cm" svg:y="15.059cm">
            <text:p text:style-name="P3"/>
          </draw:rect>
        </draw:g>
        <draw:g>
          <draw:rect draw:style-name="gr16" draw:text-style-name="P11" draw:layer="layout" svg:width="0.907cm" svg:height="0.907cm" svg:x="15.149cm" svg:y="15.966cm">
            <text:p text:style-name="P3"/>
          </draw:rect>
        </draw:g>
        <draw:g>
          <draw:rect draw:style-name="gr16" draw:text-style-name="P11" draw:layer="layout" svg:width="0.908cm" svg:height="0.907cm" svg:x="16.056cm" svg:y="15.966cm">
            <text:p text:style-name="P3"/>
          </draw:rect>
        </draw:g>
        <draw:g>
          <draw:rect draw:style-name="gr16" draw:text-style-name="P11" draw:layer="layout" svg:width="0.907cm" svg:height="0.907cm" svg:x="16.964cm" svg:y="15.966cm">
            <text:p text:style-name="P3"/>
          </draw:rect>
        </draw:g>
        <draw:g>
          <draw:rect draw:style-name="gr16" draw:text-style-name="P11" draw:layer="layout" svg:width="0.907cm" svg:height="0.907cm" svg:x="17.871cm" svg:y="15.966cm">
            <text:p text:style-name="P3"/>
          </draw:rect>
        </draw:g>
        <draw:g>
          <draw:rect draw:style-name="gr14" draw:text-style-name="P11" draw:layer="layout" svg:width="0.906cm" svg:height="0.907cm" svg:x="14.243cm" svg:y="16.873cm">
            <text:p text:style-name="P3"/>
          </draw:rect>
        </draw:g>
        <draw:g>
          <draw:rect draw:style-name="gr16" draw:text-style-name="P11" draw:layer="layout" svg:width="0.907cm" svg:height="0.907cm" svg:x="15.149cm" svg:y="16.873cm">
            <text:p text:style-name="P3"/>
          </draw:rect>
        </draw:g>
        <draw:g>
          <draw:rect draw:style-name="gr16" draw:text-style-name="P11" draw:layer="layout" svg:width="0.908cm" svg:height="0.907cm" svg:x="16.056cm" svg:y="16.873cm">
            <text:p text:style-name="P3"/>
          </draw:rect>
        </draw:g>
        <draw:g>
          <draw:rect draw:style-name="gr16" draw:text-style-name="P11" draw:layer="layout" svg:width="0.907cm" svg:height="0.907cm" svg:x="16.964cm" svg:y="16.873cm">
            <text:p text:style-name="P3"/>
          </draw:rect>
        </draw:g>
        <draw:g>
          <draw:rect draw:style-name="gr14" draw:text-style-name="P11" draw:layer="layout" svg:width="0.907cm" svg:height="0.907cm" svg:x="17.871cm" svg:y="16.873cm">
            <text:p text:style-name="P3"/>
          </draw:rect>
        </draw:g>
        <draw:g>
          <draw:rect draw:style-name="gr14" draw:text-style-name="P11" draw:layer="layout" svg:width="0.907cm" svg:height="0.907cm" svg:x="18.778cm" svg:y="16.873cm">
            <text:p text:style-name="P3"/>
          </draw:rect>
        </draw:g>
        <draw:g>
          <draw:rect draw:style-name="gr15" draw:text-style-name="P11" draw:layer="layout" svg:width="0.907cm" svg:height="0.908cm" svg:x="15.149cm" svg:y="14.151cm">
            <text:p text:style-name="P3"/>
          </draw:rect>
        </draw:g>
        <draw:g>
          <draw:rect draw:style-name="gr15" draw:text-style-name="P11" draw:layer="layout" svg:width="0.908cm" svg:height="0.907cm" svg:x="13.335cm" svg:y="13.244cm">
            <text:p text:style-name="P3"/>
          </draw:rect>
        </draw:g>
        <draw:g>
          <draw:rect draw:style-name="gr14" draw:text-style-name="P11" draw:layer="layout" svg:width="0.908cm" svg:height="0.906cm" svg:x="13.335cm" svg:y="12.338cm">
            <text:p text:style-name="P3"/>
          </draw:rect>
        </draw:g>
        <draw:g>
          <draw:rect draw:style-name="gr15" draw:text-style-name="P11" draw:layer="layout" svg:width="0.908cm" svg:height="0.907cm" svg:x="13.335cm" svg:y="15.059cm">
            <text:p text:style-name="P3"/>
          </draw:rect>
        </draw:g>
        <draw:g>
          <draw:rect draw:style-name="gr15" draw:text-style-name="P11" draw:layer="layout" svg:width="0.908cm" svg:height="0.908cm" svg:x="13.335cm" svg:y="14.151cm">
            <text:p text:style-name="P3"/>
          </draw:rect>
        </draw:g>
        <draw:g>
          <draw:rect draw:style-name="gr15" draw:text-style-name="P11" draw:layer="layout" svg:width="0.906cm" svg:height="0.908cm" svg:x="14.243cm" svg:y="14.151cm">
            <text:p text:style-name="P3"/>
          </draw:rect>
        </draw:g>
        <draw:g>
          <draw:rect draw:style-name="gr15" draw:text-style-name="P11" draw:layer="layout" svg:width="0.906cm" svg:height="0.907cm" svg:x="14.243cm" svg:y="13.244cm">
            <text:p text:style-name="P3"/>
          </draw:rect>
        </draw:g>
        <draw:g>
          <draw:rect draw:style-name="gr15" draw:text-style-name="P11" draw:layer="layout" svg:width="0.906cm" svg:height="0.907cm" svg:x="14.243cm" svg:y="15.966cm">
            <text:p text:style-name="P3"/>
          </draw:rect>
        </draw:g>
        <draw:g>
          <draw:rect draw:style-name="gr15" draw:text-style-name="P11" draw:layer="layout" svg:width="0.906cm" svg:height="0.907cm" svg:x="14.243cm" svg:y="15.059cm">
            <text:p text:style-name="P3"/>
          </draw:rect>
        </draw:g>
        <draw:g>
          <draw:rect draw:style-name="gr14" draw:text-style-name="P11" draw:layer="layout" svg:width="0.908cm" svg:height="0.907cm" svg:x="13.335cm" svg:y="16.873cm">
            <text:p text:style-name="P3"/>
          </draw:rect>
        </draw:g>
        <draw:g>
          <draw:rect draw:style-name="gr14" draw:text-style-name="P11" draw:layer="layout" svg:width="0.908cm" svg:height="0.907cm" svg:x="13.335cm" svg:y="15.966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18.778cm" svg:y="13.244cm" svg:viewBox="0 0 907 907" svg:d="m454 0c257 0 453 196 453 454s-196 453-453 453-454-196-454-453 196-454 454-454z">
            <text:p text:style-name="P3"/>
          </draw:path>
          <draw:path draw:style-name="gr23" draw:text-style-name="P11" draw:layer="layout" svg:width="0.096cm" svg:height="0.096cm" svg:x="19.035cm" svg:y="13.511cm" svg:viewBox="0 0 97 97" svg:d="m49 0c27 0 48 21 48 49s-21 48-48 48-49-21-49-48 21-49 49-49z">
            <text:p text:style-name="P3"/>
          </draw:path>
          <draw:path draw:style-name="gr23" draw:text-style-name="P11" draw:layer="layout" svg:width="0.096cm" svg:height="0.096cm" svg:x="19.329cm" svg:y="13.511cm" svg:viewBox="0 0 97 97" svg:d="m49 0c27 0 48 21 48 49s-21 48-48 48-49-21-49-48 21-49 49-49z">
            <text:p text:style-name="P3"/>
          </draw:path>
          <draw:path draw:style-name="gr23" draw:text-style-name="P11" draw:layer="layout" svg:width="0.498cm" svg:height="0.062cm" svg:x="18.982cm" svg:y="13.896cm" svg:viewBox="0 0 499 63" svg:d="m0 0c160 84 339 84 499 0">
            <text:p text:style-name="P3"/>
          </draw:path>
        </draw:g>
        <draw:g>
          <draw:polygon draw:style-name="gr24" draw:text-style-name="P11" draw:layer="layout" svg:width="0.907cm" svg:height="0.907cm" svg:x="17.871cm" svg:y="15.058cm" svg:viewBox="0 0 908 908" draw:points="454,0 348,346 0,346 282,563 176,908 454,696 731,908 625,563 908,346 559,346">
            <text:p text:style-name="P3"/>
          </draw:polygon>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16.056cm" svg:y="15.966cm" svg:viewBox="0 0 907 907" svg:d="m454 0c257 0 453 196 453 454s-196 453-453 453-454-196-454-453 196-454 454-454z">
            <text:p text:style-name="P3"/>
          </draw:path>
          <draw:path draw:style-name="gr23" draw:text-style-name="P11" draw:layer="layout" svg:width="0.096cm" svg:height="0.096cm" svg:x="16.314cm" svg:y="16.232cm" svg:viewBox="0 0 97 97" svg:d="m49 0c27 0 48 21 48 49s-21 48-48 48-49-21-49-48 21-49 49-49z">
            <text:p text:style-name="P3"/>
          </draw:path>
          <draw:path draw:style-name="gr23" draw:text-style-name="P11" draw:layer="layout" svg:width="0.096cm" svg:height="0.096cm" svg:x="16.608cm" svg:y="16.232cm" svg:viewBox="0 0 97 97" svg:d="m49 0c27 0 48 21 48 49s-21 48-48 48-49-21-49-48 21-49 49-49z">
            <text:p text:style-name="P3"/>
          </draw:path>
          <draw:path draw:style-name="gr23" draw:text-style-name="P11" draw:layer="layout" svg:width="0.498cm" svg:height="0.062cm" svg:x="16.261cm" svg:y="16.617cm" svg:viewBox="0 0 499 63" svg:d="m0 0c160 84 339 84 499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16.964cm" svg:y="12.337cm" svg:viewBox="0 0 907 907" svg:d="m454 0c257 0 453 196 453 454s-196 453-453 453-454-196-454-453 196-454 454-454z">
            <text:p text:style-name="P3"/>
          </draw:path>
          <draw:path draw:style-name="gr23" draw:text-style-name="P11" draw:layer="layout" svg:width="0.096cm" svg:height="0.096cm" svg:x="17.221cm" svg:y="12.604cm" svg:viewBox="0 0 97 97" svg:d="m49 0c27 0 48 21 48 49s-21 48-48 48-49-21-49-48 21-49 49-49z">
            <text:p text:style-name="P3"/>
          </draw:path>
          <draw:path draw:style-name="gr23" draw:text-style-name="P11" draw:layer="layout" svg:width="0.096cm" svg:height="0.096cm" svg:x="17.515cm" svg:y="12.604cm" svg:viewBox="0 0 97 97" svg:d="m49 0c27 0 48 21 48 49s-21 48-48 48-49-21-49-48 21-49 49-49z">
            <text:p text:style-name="P3"/>
          </draw:path>
          <draw:path draw:style-name="gr23" draw:text-style-name="P11" draw:layer="layout" svg:width="0.498cm" svg:height="0.062cm" svg:x="17.168cm" svg:y="12.989cm" svg:viewBox="0 0 499 63" svg:d="m0 0c160 84 339 84 499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0.906cm" svg:height="0.906cm" svg:x="16.964cm" svg:y="15.966cm" svg:viewBox="0 0 907 907" svg:d="m454 0c257 0 453 196 453 454s-196 453-453 453-454-196-454-453 196-454 454-454z">
            <text:p text:style-name="P3"/>
          </draw:path>
          <draw:path draw:style-name="gr23" draw:text-style-name="P11" draw:layer="layout" svg:width="0.096cm" svg:height="0.096cm" svg:x="17.221cm" svg:y="16.232cm" svg:viewBox="0 0 97 97" svg:d="m49 0c27 0 48 21 48 49s-21 48-48 48-49-21-49-48 21-49 49-49z">
            <text:p text:style-name="P3"/>
          </draw:path>
          <draw:path draw:style-name="gr23" draw:text-style-name="P11" draw:layer="layout" svg:width="0.096cm" svg:height="0.096cm" svg:x="17.515cm" svg:y="16.232cm" svg:viewBox="0 0 97 97" svg:d="m49 0c27 0 48 21 48 49s-21 48-48 48-49-21-49-48 21-49 49-49z">
            <text:p text:style-name="P3"/>
          </draw:path>
          <draw:path draw:style-name="gr23" draw:text-style-name="P11" draw:layer="layout" svg:width="0.498cm" svg:height="0.062cm" svg:x="17.168cm" svg:y="16.617cm" svg:viewBox="0 0 499 63" svg:d="m0 0c160 84 339 84 499 0">
            <text:p text:style-name="P3"/>
          </draw:path>
        </draw:g>
        <presentation:notes draw:style-name="dp2" presentation:use-footer-name="ftr1" presentation:use-date-time-name="dtd1">
          <draw:page-thumbnail draw:style-name="gr11" draw:layer="layout" svg:width="13.705cm" svg:height="10.28cm" svg:x="2.588cm" svg:y="2.058cm" draw:page-number="7" presentation:class="page"/>
          <draw:frame presentation:style-name="pr11" draw:text-style-name="P3" draw:layer="layout" svg:width="15.104cm" svg:height="12.09cm" svg:x="1.887cm" svg:y="13.025cm" presentation:class="notes" presentation:placeholder="true">
            <draw:text-box/>
          </draw:frame>
        </presentation:notes>
      </draw:page>
      <draw:page draw:name="Basic Classifier System Operation"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14.94cm" svg:height="3.176cm" svg:x="1.27cm" svg:y="0.762cm" presentation:class="title" presentation:user-transformed="true">
          <draw:text-box>
            <text:p text:style-name="P5"><text:span text:style-name="T3">Grundlegender Ablauf des Classifier Systems</text:span></text:p>
          </draw:text-box>
        </draw:frame>
        <draw:frame presentation:style-name="pr5" draw:text-style-name="P9" draw:id="id9" draw:layer="layout" svg:width="22.86cm" svg:height="13.442cm" svg:x="1.27cm" svg:y="4.444cm" presentation:class="outline" presentation:user-transformed="true">
          <draw:text-box>
            <text:list text:style-name="L3">
              <text:list-item>
                <text:p text:id="id10" text:style-name="P6"><text:span text:style-name="T9">Jeder Agent besitzt Regelmenge</text:span></text:p>
              </text:list-item>
            </text:list>
            <text:list text:style-name="L3">
              <text:list-item>
                <text:p text:id="id11" text:style-name="P6"><text:span text:style-name="T9">Regel besteht aus Bedingung und Aktion</text:span></text:p>
              </text:list-item>
            </text:list>
            <text:list text:style-name="L3">
              <text:list-item>
                <text:p text:id="id12" text:style-name="P6"><text:span text:style-name="T9">Input wird mit Bedingung verglichen, Aktion wird ausgeführt</text:span></text:p>
              </text:list-item>
            </text:list>
            <text:list text:style-name="L3">
              <text:list-item>
                <text:p text:id="id13" text:style-name="P6"><text:span text:style-name="T9">Besonderheit: Bedingungen können aus Wildcards bestehen</text:span></text:p>
              </text:list-item>
            </text:list>
            <text:list text:style-name="L3">
              <text:list-item>
                <text:list>
                  <text:list-item>
                    <text:p text:id="id14" text:style-name="P7"><text:span text:style-name="T9">Mehrere passende Bedingungen möglich</text:span></text:p>
                  </text:list-item>
                </text:list>
              </text:list-item>
            </text:list>
            <text:list text:style-name="L3">
              <text:list-item>
                <text:list>
                  <text:list-item>
                    <text:p text:id="id15" text:style-name="P7"><text:span text:style-name="T9">Wähle daraus eine zufällige Regel, gewichtet mit deren Fitness</text:span></text:p>
                  </text:list-item>
                </text:list>
              </text:list-item>
            </text:list>
            <text:list text:style-name="L3">
              <text:list-item>
                <text:p text:id="id16" text:style-name="P6"><text:span text:style-name="T9">Fitness einer Regel wird später angepasst</text:span></text:p>
              </text:list-item>
            </text:list>
            <text:list text:style-name="L3">
              <text:list-item>
                <text:p text:id="id17" text:style-name="P6"><text:span text:style-name="T9">Lernen: Generiere neue Classifier (z.B. mittels genetischer Operatoren, Mutation)</text:span></text:p>
              </text:list-item>
            </text:list>
          </draw:text-box>
        </draw:frame>
        <draw:g>
          <draw:rect draw:style-name="gr25" draw:text-style-name="P17" draw:layer="layout" svg:width="0.512cm" svg:height="1.018cm" svg:x="0cm" svg:y="7.788cm">
            <text:p text:style-name="P3"/>
          </draw:rect>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1s" smil:fill="hold" smil:targetElement="id9"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7" anim:sub-item="text" smil:attributeName="visibility" smil:to="visible"/>
                </anim:par>
              </anim:par>
            </anim:par>
          </anim:seq>
        </anim:par>
        <presentation:notes draw:style-name="dp2" presentation:use-footer-name="ftr1" presentation:use-date-time-name="dtd1">
          <draw:page-thumbnail draw:layer="layout" svg:width="13.705cm" svg:height="10.279cm" svg:x="2.589cm" svg:y="2.059cm" draw:page-number="8"/>
          <draw:frame presentation:style-name="pr3" draw:text-style-name="P3" draw:layer="layout" svg:width="15.104cm" svg:height="12.341cm" svg:x="1.887cm" svg:y="13.02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Darstellung LCS</text:p>
          </draw:text-box>
        </draw:frame>
        <draw:frame presentation:style-name="pr7" draw:text-style-name="P10" draw:layer="layout" svg:width="22.86cm" svg:height="13.443cm" svg:x="1.27cm" svg:y="4.444cm" presentation:class="outline" presentation:placeholder="true">
          <draw:text-box/>
        </draw:frame>
        <draw:rect draw:style-name="gr26" draw:text-style-name="P19" draw:id="id2" draw:layer="layout" svg:width="3.81cm" svg:height="6.985cm" svg:x="1.905cm" svg:y="6.985cm">
          <text:p text:style-name="P18"><text:span text:style-name="T10">Agent</text:span></text:p>
        </draw:rect>
        <draw:rect draw:style-name="gr26" draw:text-style-name="P20" draw:id="id3" draw:layer="layout" svg:width="3.81cm" svg:height="6.985cm" svg:x="6.985cm" svg:y="6.985cm">
          <text:p text:style-name="P3"><text:span text:style-name="T10">Regelmenge</text:span></text:p>
        </draw:rect>
        <draw:rect draw:style-name="gr26" draw:text-style-name="P20" draw:id="id4" draw:layer="layout" svg:width="4.445cm" svg:height="3.175cm" svg:x="12.065cm" svg:y="6.985cm">
          <text:p text:style-name="P3"><text:span text:style-name="T10">Passende Regeln</text:span></text:p>
        </draw:rect>
        <draw:rect draw:style-name="gr26" draw:text-style-name="P20" draw:id="id5" draw:layer="layout" svg:width="3.81cm" svg:height="1.905cm" svg:x="17.78cm" svg:y="6.985cm">
          <text:p text:style-name="P3"><text:span text:style-name="T10">Zufällig gewählte</text:span></text:p>
          <text:p text:style-name="P3"><text:span text:style-name="T10">Aktion anhand</text:span></text:p>
          <text:p text:style-name="P3"><text:span text:style-name="T10">ihrer Fitness</text:span></text:p>
        </draw:rect>
        <draw:rect draw:style-name="gr26" draw:text-style-name="P20" draw:id="id6" draw:layer="layout" svg:width="3.81cm" svg:height="5.715cm" svg:x="17.78cm" svg:y="9.525cm">
          <text:p text:style-name="P3"><text:span text:style-name="T10">Aktionen-</text:span></text:p>
          <text:p text:style-name="P3"><text:span text:style-name="T10">Protokoll</text:span></text:p>
        </draw:rect>
        <draw:rect draw:style-name="gr26" draw:text-style-name="P20" draw:id="id1" draw:layer="layout" svg:width="3.81cm" svg:height="1.905cm" svg:x="17.78cm" svg:y="4.445cm">
          <text:p text:style-name="P3"><text:span text:style-name="T10">Umwelt</text:span></text:p>
        </draw:rect>
        <draw:connector draw:style-name="gr27" draw:text-style-name="P21" draw:layer="layout" draw:type="curve" svg:x1="17.78cm" svg:y1="5.397cm" svg:x2="3.81cm" svg:y2="6.985cm" draw:start-shape="id1" draw:start-glue-point="3" draw:end-shape="id2" draw:end-glue-point="0" svg:d="m17780 5397c-9314 0-13970 529-13970 1588">
          <text:p text:style-name="P3"><text:span text:style-name="T10">Sensorinput</text:span></text:p>
        </draw:connector>
        <draw:connector draw:style-name="gr28" draw:text-style-name="P20" draw:layer="layout" draw:type="curve" svg:x1="10.795cm" svg:y1="10.477cm" svg:x2="14.287cm" svg:y2="10.16cm" draw:start-shape="id3" draw:start-glue-point="1" draw:end-shape="id4" draw:end-glue-point="2" svg:d="m10795 10477c952 0 793 92 1428 199s2064 234 2064-516">
          <text:p text:style-name="P3"/>
        </draw:connector>
        <draw:connector draw:style-name="gr28" draw:text-style-name="P20" draw:layer="layout" draw:type="curve" svg:x1="16.51cm" svg:y1="8.572cm" svg:x2="17.78cm" svg:y2="7.937cm" draw:start-shape="id4" draw:start-glue-point="1" draw:end-shape="id5" draw:end-glue-point="3" svg:d="m16510 8572c952 0 318-635 1270-635">
          <text:p text:style-name="P3"/>
        </draw:connector>
        <draw:connector draw:style-name="gr28" draw:text-style-name="P20" draw:layer="layout" draw:type="curve" svg:x1="21.59cm" svg:y1="7.937cm" svg:x2="21.59cm" svg:y2="5.397cm" draw:start-shape="id5" draw:start-glue-point="1" draw:end-shape="id1" draw:end-glue-point="1" svg:d="m21590 7937c750 0 750-2540 0-2540">
          <text:p text:style-name="P3"/>
        </draw:connector>
        <draw:connector draw:style-name="gr28" draw:text-style-name="P20" draw:layer="layout" draw:type="curve" svg:x1="21.59cm" svg:y1="7.937cm" svg:x2="21.59cm" svg:y2="12.382cm" draw:start-shape="id5" draw:start-glue-point="1" draw:end-shape="id6" draw:end-glue-point="1" svg:d="m21590 7937c750 0 750 4445 0 4445">
          <text:p text:style-name="P3"/>
        </draw:connector>
        <draw:connector draw:style-name="gr29" draw:text-style-name="P20" draw:layer="layout" draw:type="curve" svg:x1="3.81cm" svg:y1="13.97cm" svg:x2="19.685cm" svg:y2="15.24cm" draw:start-shape="id2" draw:start-glue-point="2" draw:end-shape="id6" draw:end-glue-point="2" svg:d="m3810 13970c0 2655 15875 2020 15875 1270">
          <text:p text:style-name="P3"/>
        </draw:connector>
        <draw:frame draw:style-name="gr30" draw:text-style-name="P20" draw:layer="layout" svg:width="2.615cm" svg:height="0.945cm" svg:x="11.355cm" svg:y="11.12cm">
          <draw:text-box>
            <text:p text:style-name="P3"><text:span text:style-name="T10">Matching</text:span></text:p>
          </draw:text-box>
        </draw:frame>
        <draw:connector draw:style-name="gr29" draw:text-style-name="P20" draw:layer="layout" draw:type="curve" svg:x1="17.78cm" svg:y1="12.382cm" svg:x2="8.89cm" svg:y2="13.97cm" draw:start-shape="id6" draw:start-glue-point="3" draw:end-shape="id3" draw:end-glue-point="2" svg:d="m17780 12382c-5238 0-4365 1044-5278 1629s-3612 709-3612-41">
          <text:p text:style-name="P3"/>
        </draw:connector>
        <draw:frame draw:style-name="gr30" draw:text-style-name="P20" draw:layer="layout" svg:width="4.041cm" svg:height="0.945cm" svg:x="9.929cm" svg:y="16.2cm">
          <draw:text-box>
            <text:p text:style-name="P3"><text:span text:style-name="T10">Rewardfunktion</text:span></text:p>
          </draw:text-box>
        </draw:frame>
        <draw:frame draw:style-name="gr30" draw:text-style-name="P20" draw:layer="layout" svg:width="3.965cm" svg:height="0.945cm" svg:x="13.335cm" svg:y="13.335cm">
          <draw:text-box>
            <text:p text:style-name="P3"><text:span text:style-name="T10">Fitness-Update</text:span></text:p>
          </draw:text-box>
        </draw:frame>
        <draw:connector draw:style-name="gr31" draw:text-style-name="P20" draw:layer="layout" draw:type="line" svg:x1="5.715cm" svg:y1="10.477cm" svg:x2="6.985cm" svg:y2="10.477cm" draw:start-shape="id2" draw:start-glue-point="1" draw:end-shape="id3" draw:end-glue-point="3" svg:d="m5715 10477h1270">
          <text:p text:style-name="P3"/>
        </draw:connector>
        <draw:g>
          <draw:polygon draw:style-name="gr32" draw:text-style-name="P19" draw:layer="layout" svg:width="1.428cm" svg:height="0.949cm" svg:x="7.62cm" svg:y="11.43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text:style-name="P3"/>
          </draw:polygon>
        </draw:g>
        <draw:frame draw:style-name="gr33" draw:text-style-name="P22" draw:layer="layout" svg:width="3.81cm" svg:height="1.537cm" svg:x="6.985cm" svg:y="12.433cm">
          <draw:text-box>
            <text:p text:style-name="P18"><text:span text:style-name="T10">Genetische </text:span></text:p>
            <text:p text:style-name="P18"><text:span text:style-name="T10">Operatoren</text:span></text:p>
          </draw:text-box>
        </draw:frame>
        <presentation:notes draw:style-name="dp2" presentation:use-footer-name="ftr1" presentation:use-date-time-name="dtd1">
          <draw:page-thumbnail draw:style-name="gr11" draw:layer="layout" svg:width="13.705cm" svg:height="10.28cm" svg:x="2.588cm" svg:y="2.058cm" draw:page-number="9" presentation:class="page"/>
          <draw:frame presentation:style-name="pr8" draw:text-style-name="P3" draw:layer="layout" svg:width="15.104cm" svg:height="12.341cm" svg:x="1.887cm" svg:y="13.02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Beispiele für Classifier</text:p>
          </draw:text-box>
        </draw:frame>
        <draw:frame presentation:style-name="pr7" draw:text-style-name="P10" draw:layer="layout" svg:width="22.86cm" svg:height="13.443cm" svg:x="1.27cm" svg:y="4.444cm" presentation:class="outline" presentation:user-transformed="true">
          <draw:text-box>
            <text:list text:style-name="L3">
              <text:list-item>
                <text:p text:style-name="P10">0.1011<text:span text:style-name="T11">►1</text:span>: Bewege in die Richtung in der kein Agent in Sicht ist (Classifier ist identisch zu 0.1101<text:span text:style-name="T11">►2</text:span>, 0.1110<text:span text:style-name="T11">►3</text:span> und 0.0111<text:span text:style-name="T11">►0</text:span>)</text:p>
              </text:list-item>
            </text:list>
          </draw:text-box>
        </draw:frame>
        <draw:g>
          <draw:rect draw:style-name="gr12" draw:text-style-name="P11" draw:layer="layout" svg:width="1.27cm" svg:height="1.27cm" svg:x="10.795cm" svg:y="11.43cm">
            <text:p text:style-name="P3"/>
          </draw:rect>
        </draw:g>
        <draw:g>
          <draw:rect draw:style-name="gr12" draw:text-style-name="P11" draw:layer="layout" svg:width="1.27cm" svg:height="1.27cm" svg:x="12.065cm" svg:y="11.43cm">
            <text:p text:style-name="P3"/>
          </draw:rect>
        </draw:g>
        <draw:g>
          <draw:rect draw:style-name="gr13" draw:text-style-name="P11" draw:layer="layout" svg:width="1.27cm" svg:height="1.27cm" svg:x="13.335cm" svg:y="11.43cm">
            <text:p text:style-name="P3"/>
          </draw:rect>
        </draw:g>
        <draw:g>
          <draw:rect draw:style-name="gr14" draw:text-style-name="P11" draw:layer="layout" svg:width="1.27cm" svg:height="1.27cm" svg:x="12.065cm" svg:y="12.7cm">
            <text:p text:style-name="P3"/>
          </draw:rect>
        </draw:g>
        <draw:g>
          <draw:rect draw:style-name="gr15" draw:text-style-name="P11" draw:layer="layout" svg:width="1.27cm" svg:height="1.27cm" svg:x="10.795cm" svg:y="13.97cm">
            <text:p text:style-name="P3"/>
          </draw:rect>
        </draw:g>
        <draw:g>
          <draw:rect draw:style-name="gr16" draw:text-style-name="P11" draw:layer="layout" svg:width="1.27cm" svg:height="1.27cm" svg:x="12.065cm" svg:y="13.97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1.269cm" svg:height="1.269cm" svg:x="12.065cm" svg:y="12.7cm" svg:viewBox="0 0 1270 1270" svg:d="m635 0c360 0 635 275 635 635s-275 635-635 635-635-275-635-635 275-635 635-635z">
            <text:p text:style-name="P3"/>
          </draw:path>
          <draw:path draw:style-name="gr18" draw:text-style-name="P11" draw:layer="layout" svg:width="0.135cm" svg:height="0.135cm" svg:x="12.425cm" svg:y="13.073cm" svg:viewBox="0 0 136 136" svg:d="m68 0c38 0 68 30 68 68s-30 68-68 68-68-30-68-68 30-68 68-68z">
            <text:p text:style-name="P3"/>
          </draw:path>
          <draw:path draw:style-name="gr18" draw:text-style-name="P11" draw:layer="layout" svg:width="0.135cm" svg:height="0.135cm" svg:x="12.837cm" svg:y="13.073cm" svg:viewBox="0 0 136 136" svg:d="m68 0c38 0 68 30 68 68s-30 68-68 68-68-30-68-68 30-68 68-68z">
            <text:p text:style-name="P3"/>
          </draw:path>
          <draw:path draw:style-name="gr19" draw:text-style-name="P11" draw:layer="layout" svg:width="0.697cm" svg:height="0.088cm" svg:x="12.351cm" svg:y="13.612cm" svg:viewBox="0 0 698 89" svg:d="m0 0c224 118 474 118 698 0">
            <text:p text:style-name="P3"/>
          </draw:path>
        </draw:g>
        <draw:g>
          <draw:rect draw:style-name="gr12" draw:text-style-name="P11" draw:layer="layout" svg:width="1.27cm" svg:height="1.27cm" svg:x="9.525cm" svg:y="10.16cm">
            <text:p text:style-name="P3"/>
          </draw:rect>
        </draw:g>
        <draw:g>
          <draw:rect draw:style-name="gr12" draw:text-style-name="P11" draw:layer="layout" svg:width="1.27cm" svg:height="1.27cm" svg:x="10.795cm" svg:y="10.16cm">
            <text:p text:style-name="P3"/>
          </draw:rect>
        </draw:g>
        <draw:g>
          <draw:rect draw:style-name="gr12" draw:text-style-name="P11" draw:layer="layout" svg:width="1.27cm" svg:height="1.27cm" svg:x="12.065cm" svg:y="10.16cm">
            <text:p text:style-name="P3"/>
          </draw:rect>
        </draw:g>
        <draw:g>
          <draw:rect draw:style-name="gr12" draw:text-style-name="P11" draw:layer="layout" svg:width="1.27cm" svg:height="1.27cm" svg:x="13.335cm" svg:y="10.16cm">
            <text:p text:style-name="P3"/>
          </draw:rect>
        </draw:g>
        <draw:g>
          <draw:rect draw:style-name="gr14" draw:text-style-name="P11" draw:layer="layout" svg:width="1.27cm" svg:height="1.27cm" svg:x="8.255cm" svg:y="8.89cm">
            <text:p text:style-name="P3"/>
          </draw:rect>
        </draw:g>
        <draw:g>
          <draw:rect draw:style-name="gr14" draw:text-style-name="P11" draw:layer="layout" svg:width="1.27cm" svg:height="1.27cm" svg:x="9.525cm" svg:y="8.89cm">
            <text:p text:style-name="P3"/>
          </draw:rect>
        </draw:g>
        <draw:g>
          <draw:rect draw:style-name="gr12" draw:text-style-name="P11" draw:layer="layout" svg:width="1.27cm" svg:height="1.27cm" svg:x="10.795cm" svg:y="8.89cm">
            <text:p text:style-name="P3"/>
          </draw:rect>
        </draw:g>
        <draw:g>
          <draw:rect draw:style-name="gr12" draw:text-style-name="P11" draw:layer="layout" svg:width="1.27cm" svg:height="1.27cm" svg:x="12.065cm" svg:y="8.89cm">
            <text:p text:style-name="P3"/>
          </draw:rect>
        </draw:g>
        <draw:g>
          <draw:rect draw:style-name="gr12" draw:text-style-name="P11" draw:layer="layout" svg:width="1.27cm" svg:height="1.27cm" svg:x="13.335cm" svg:y="8.89cm">
            <text:p text:style-name="P3"/>
          </draw:rect>
        </draw:g>
        <draw:g>
          <draw:rect draw:style-name="gr14" draw:text-style-name="P11" draw:layer="layout" svg:width="1.27cm" svg:height="1.27cm" svg:x="14.605cm" svg:y="8.89cm">
            <text:p text:style-name="P3"/>
          </draw:rect>
        </draw:g>
        <draw:g>
          <draw:rect draw:style-name="gr13" draw:text-style-name="P11" draw:layer="layout" svg:width="1.27cm" svg:height="1.27cm" svg:x="13.335cm" svg:y="12.7cm">
            <text:p text:style-name="P3"/>
          </draw:rect>
        </draw:g>
        <draw:g>
          <draw:rect draw:style-name="gr13" draw:text-style-name="P11" draw:layer="layout" svg:width="1.27cm" svg:height="1.27cm" svg:x="14.605cm" svg:y="10.16cm">
            <text:p text:style-name="P3"/>
          </draw:rect>
        </draw:g>
        <draw:g>
          <draw:rect draw:style-name="gr13" draw:text-style-name="P11" draw:layer="layout" svg:width="1.27cm" svg:height="1.27cm" svg:x="14.605cm" svg:y="11.43cm">
            <text:p text:style-name="P3"/>
          </draw:rect>
        </draw:g>
        <draw:g>
          <draw:rect draw:style-name="gr13" draw:text-style-name="P11" draw:layer="layout" svg:width="1.27cm" svg:height="1.27cm" svg:x="14.605cm" svg:y="12.7cm">
            <text:p text:style-name="P3"/>
          </draw:rect>
        </draw:g>
        <draw:g>
          <draw:rect draw:style-name="gr13" draw:text-style-name="P11" draw:layer="layout" svg:width="1.27cm" svg:height="1.27cm" svg:x="14.605cm" svg:y="13.97cm">
            <text:p text:style-name="P3"/>
          </draw:rect>
        </draw:g>
        <draw:g>
          <draw:rect draw:style-name="gr14" draw:text-style-name="P11" draw:layer="layout" svg:width="1.27cm" svg:height="1.27cm" svg:x="15.875cm" svg:y="8.89cm">
            <text:p text:style-name="P3"/>
          </draw:rect>
        </draw:g>
        <draw:g>
          <draw:rect draw:style-name="gr14" draw:text-style-name="P11" draw:layer="layout" svg:width="1.27cm" svg:height="1.27cm" svg:x="15.875cm" svg:y="10.16cm">
            <text:p text:style-name="P3"/>
          </draw:rect>
        </draw:g>
        <draw:g>
          <draw:rect draw:style-name="gr13" draw:text-style-name="P11" draw:layer="layout" svg:width="1.27cm" svg:height="1.27cm" svg:x="15.875cm" svg:y="11.43cm">
            <text:p text:style-name="P3"/>
          </draw:rect>
        </draw:g>
        <draw:g>
          <draw:rect draw:style-name="gr13" draw:text-style-name="P11" draw:layer="layout" svg:width="1.27cm" svg:height="1.27cm" svg:x="15.875cm" svg:y="12.7cm">
            <text:p text:style-name="P3"/>
          </draw:rect>
        </draw:g>
        <draw:g>
          <draw:rect draw:style-name="gr13" draw:text-style-name="P11" draw:layer="layout" svg:width="1.27cm" svg:height="1.27cm" svg:x="15.875cm" svg:y="13.97cm">
            <text:p text:style-name="P3"/>
          </draw:rect>
        </draw:g>
        <draw:g>
          <draw:rect draw:style-name="gr14" draw:text-style-name="P11" draw:layer="layout" svg:width="1.27cm" svg:height="1.27cm" svg:x="15.875cm" svg:y="15.24cm">
            <text:p text:style-name="P3"/>
          </draw:rect>
        </draw:g>
        <draw:g>
          <draw:rect draw:style-name="gr16" draw:text-style-name="P11" draw:layer="layout" svg:width="1.27cm" svg:height="1.27cm" svg:x="13.335cm" svg:y="13.97cm">
            <text:p text:style-name="P3"/>
          </draw:rect>
        </draw:g>
        <draw:g>
          <draw:rect draw:style-name="gr16" draw:text-style-name="P11" draw:layer="layout" svg:width="1.27cm" svg:height="1.27cm" svg:x="10.795cm" svg:y="15.24cm">
            <text:p text:style-name="P3"/>
          </draw:rect>
        </draw:g>
        <draw:g>
          <draw:rect draw:style-name="gr16" draw:text-style-name="P11" draw:layer="layout" svg:width="1.27cm" svg:height="1.27cm" svg:x="12.065cm" svg:y="15.24cm">
            <text:p text:style-name="P3"/>
          </draw:rect>
        </draw:g>
        <draw:g>
          <draw:rect draw:style-name="gr16" draw:text-style-name="P11" draw:layer="layout" svg:width="1.27cm" svg:height="1.27cm" svg:x="13.335cm" svg:y="15.24cm">
            <text:p text:style-name="P3"/>
          </draw:rect>
        </draw:g>
        <draw:g>
          <draw:rect draw:style-name="gr16" draw:text-style-name="P11" draw:layer="layout" svg:width="1.27cm" svg:height="1.27cm" svg:x="14.605cm" svg:y="15.24cm">
            <text:p text:style-name="P3"/>
          </draw:rect>
        </draw:g>
        <draw:g>
          <draw:rect draw:style-name="gr14" draw:text-style-name="P11" draw:layer="layout" svg:width="1.27cm" svg:height="1.27cm" svg:x="9.525cm" svg:y="16.51cm">
            <text:p text:style-name="P3"/>
          </draw:rect>
        </draw:g>
        <draw:g>
          <draw:rect draw:style-name="gr16" draw:text-style-name="P11" draw:layer="layout" svg:width="1.27cm" svg:height="1.27cm" svg:x="10.795cm" svg:y="16.51cm">
            <text:p text:style-name="P3"/>
          </draw:rect>
        </draw:g>
        <draw:g>
          <draw:rect draw:style-name="gr16" draw:text-style-name="P11" draw:layer="layout" svg:width="1.27cm" svg:height="1.27cm" svg:x="12.065cm" svg:y="16.51cm">
            <text:p text:style-name="P3"/>
          </draw:rect>
        </draw:g>
        <draw:g>
          <draw:rect draw:style-name="gr16" draw:text-style-name="P11" draw:layer="layout" svg:width="1.27cm" svg:height="1.27cm" svg:x="13.335cm" svg:y="16.51cm">
            <text:p text:style-name="P3"/>
          </draw:rect>
        </draw:g>
        <draw:g>
          <draw:rect draw:style-name="gr14" draw:text-style-name="P11" draw:layer="layout" svg:width="1.27cm" svg:height="1.27cm" svg:x="14.605cm" svg:y="16.51cm">
            <text:p text:style-name="P3"/>
          </draw:rect>
        </draw:g>
        <draw:g>
          <draw:rect draw:style-name="gr14" draw:text-style-name="P11" draw:layer="layout" svg:width="1.27cm" svg:height="1.27cm" svg:x="15.875cm" svg:y="16.51cm">
            <text:p text:style-name="P3"/>
          </draw:rect>
        </draw:g>
        <draw:g>
          <draw:rect draw:style-name="gr15" draw:text-style-name="P11" draw:layer="layout" svg:width="1.27cm" svg:height="1.27cm" svg:x="10.795cm" svg:y="12.7cm">
            <text:p text:style-name="P3"/>
          </draw:rect>
        </draw:g>
        <draw:g>
          <draw:rect draw:style-name="gr15" draw:text-style-name="P11" draw:layer="layout" svg:width="1.27cm" svg:height="1.27cm" svg:x="8.255cm" svg:y="11.43cm">
            <text:p text:style-name="P3"/>
          </draw:rect>
        </draw:g>
        <draw:g>
          <draw:rect draw:style-name="gr14" draw:text-style-name="P11" draw:layer="layout" svg:width="1.27cm" svg:height="1.27cm" svg:x="8.255cm" svg:y="10.16cm">
            <text:p text:style-name="P3"/>
          </draw:rect>
        </draw:g>
        <draw:g>
          <draw:rect draw:style-name="gr15" draw:text-style-name="P11" draw:layer="layout" svg:width="1.27cm" svg:height="1.27cm" svg:x="8.255cm" svg:y="13.97cm">
            <text:p text:style-name="P3"/>
          </draw:rect>
        </draw:g>
        <draw:g>
          <draw:rect draw:style-name="gr15" draw:text-style-name="P11" draw:layer="layout" svg:width="1.27cm" svg:height="1.27cm" svg:x="8.255cm" svg:y="12.7cm">
            <text:p text:style-name="P3"/>
          </draw:rect>
        </draw:g>
        <draw:g>
          <draw:rect draw:style-name="gr15" draw:text-style-name="P11" draw:layer="layout" svg:width="1.27cm" svg:height="1.27cm" svg:x="9.525cm" svg:y="12.7cm">
            <text:p text:style-name="P3"/>
          </draw:rect>
        </draw:g>
        <draw:g>
          <draw:rect draw:style-name="gr15" draw:text-style-name="P11" draw:layer="layout" svg:width="1.27cm" svg:height="1.27cm" svg:x="9.525cm" svg:y="11.43cm">
            <text:p text:style-name="P3"/>
          </draw:rect>
        </draw:g>
        <draw:g>
          <draw:rect draw:style-name="gr15" draw:text-style-name="P11" draw:layer="layout" svg:width="1.27cm" svg:height="1.27cm" svg:x="9.525cm" svg:y="15.24cm">
            <text:p text:style-name="P3"/>
          </draw:rect>
        </draw:g>
        <draw:g>
          <draw:rect draw:style-name="gr15" draw:text-style-name="P11" draw:layer="layout" svg:width="1.27cm" svg:height="1.27cm" svg:x="9.525cm" svg:y="13.97cm">
            <text:p text:style-name="P3"/>
          </draw:rect>
        </draw:g>
        <draw:g>
          <draw:rect draw:style-name="gr14" draw:text-style-name="P11" draw:layer="layout" svg:width="1.27cm" svg:height="1.27cm" svg:x="8.255cm" svg:y="16.51cm">
            <text:p text:style-name="P3"/>
          </draw:rect>
        </draw:g>
        <draw:g>
          <draw:rect draw:style-name="gr14" draw:text-style-name="P11" draw:layer="layout" svg:width="1.27cm" svg:height="1.27cm" svg:x="8.255cm" svg:y="15.24cm">
            <text:p text:style-name="P3"/>
          </draw:rect>
        </draw:g>
        <draw:line draw:style-name="gr34" draw:text-style-name="P16" draw:layer="layout" svg:x1="13.335cm" svg:y1="13.335cm" svg:x2="14.605cm" svg:y2="13.335cm">
          <text:p text:style-name="P3"/>
        </draw:line>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9.525cm" svg:y="13.97cm" svg:viewBox="0 0 1270 1270" svg:d="m635 0c360 0 635 275 635 635s-275 635-635 635-635-275-635-635 275-635 635-635z">
            <text:p text:style-name="P3"/>
          </draw:path>
          <draw:path draw:style-name="gr23" draw:text-style-name="P11" draw:layer="layout" svg:width="0.135cm" svg:height="0.135cm" svg:x="9.885cm" svg:y="14.343cm" svg:viewBox="0 0 136 136" svg:d="m68 0c38 0 68 30 68 68s-30 68-68 68-68-30-68-68 30-68 68-68z">
            <text:p text:style-name="P3"/>
          </draw:path>
          <draw:path draw:style-name="gr23" draw:text-style-name="P11" draw:layer="layout" svg:width="0.135cm" svg:height="0.135cm" svg:x="10.297cm" svg:y="14.343cm" svg:viewBox="0 0 136 136" svg:d="m68 0c38 0 68 30 68 68s-30 68-68 68-68-30-68-68 30-68 68-68z">
            <text:p text:style-name="P3"/>
          </draw:path>
          <draw:path draw:style-name="gr23" draw:text-style-name="P11" draw:layer="layout" svg:width="0.697cm" svg:height="0.088cm" svg:x="9.811cm" svg:y="14.882cm" svg:viewBox="0 0 698 89" svg:d="m0 0c224 118 474 118 698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2.065cm" svg:y="11.43cm" svg:viewBox="0 0 1270 1270" svg:d="m635 0c360 0 635 275 635 635s-275 635-635 635-635-275-635-635 275-635 635-635z">
            <text:p text:style-name="P3"/>
          </draw:path>
          <draw:path draw:style-name="gr23" draw:text-style-name="P11" draw:layer="layout" svg:width="0.135cm" svg:height="0.135cm" svg:x="12.425cm" svg:y="11.803cm" svg:viewBox="0 0 136 136" svg:d="m68 0c38 0 68 30 68 68s-30 68-68 68-68-30-68-68 30-68 68-68z">
            <text:p text:style-name="P3"/>
          </draw:path>
          <draw:path draw:style-name="gr23" draw:text-style-name="P11" draw:layer="layout" svg:width="0.135cm" svg:height="0.135cm" svg:x="12.837cm" svg:y="11.803cm" svg:viewBox="0 0 136 136" svg:d="m68 0c38 0 68 30 68 68s-30 68-68 68-68-30-68-68 30-68 68-68z">
            <text:p text:style-name="P3"/>
          </draw:path>
          <draw:path draw:style-name="gr23" draw:text-style-name="P11" draw:layer="layout" svg:width="0.697cm" svg:height="0.088cm" svg:x="12.351cm" svg:y="12.342cm" svg:viewBox="0 0 698 89" svg:d="m0 0c224 118 474 118 698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3.335cm" svg:y="16.51cm" svg:viewBox="0 0 1270 1270" svg:d="m635 0c360 0 635 275 635 635s-275 635-635 635-635-275-635-635 275-635 635-635z">
            <text:p text:style-name="P3"/>
          </draw:path>
          <draw:path draw:style-name="gr23" draw:text-style-name="P11" draw:layer="layout" svg:width="0.135cm" svg:height="0.135cm" svg:x="13.695cm" svg:y="16.883cm" svg:viewBox="0 0 136 136" svg:d="m68 0c38 0 68 30 68 68s-30 68-68 68-68-30-68-68 30-68 68-68z">
            <text:p text:style-name="P3"/>
          </draw:path>
          <draw:path draw:style-name="gr23" draw:text-style-name="P11" draw:layer="layout" svg:width="0.135cm" svg:height="0.135cm" svg:x="14.107cm" svg:y="16.883cm" svg:viewBox="0 0 136 136" svg:d="m68 0c38 0 68 30 68 68s-30 68-68 68-68-30-68-68 30-68 68-68z">
            <text:p text:style-name="P3"/>
          </draw:path>
          <draw:path draw:style-name="gr23" draw:text-style-name="P11" draw:layer="layout" svg:width="0.697cm" svg:height="0.088cm" svg:x="13.621cm" svg:y="17.422cm" svg:viewBox="0 0 698 89" svg:d="m0 0c224 118 474 118 698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0.795cm" svg:y="11.43cm" svg:viewBox="0 0 1270 1270" svg:d="m635 0c360 0 635 275 635 635s-275 635-635 635-635-275-635-635 275-635 635-635z">
            <text:p text:style-name="P3"/>
          </draw:path>
          <draw:path draw:style-name="gr23" draw:text-style-name="P11" draw:layer="layout" svg:width="0.135cm" svg:height="0.135cm" svg:x="11.155cm" svg:y="11.803cm" svg:viewBox="0 0 136 136" svg:d="m68 0c38 0 68 30 68 68s-30 68-68 68-68-30-68-68 30-68 68-68z">
            <text:p text:style-name="P3"/>
          </draw:path>
          <draw:path draw:style-name="gr23" draw:text-style-name="P11" draw:layer="layout" svg:width="0.135cm" svg:height="0.135cm" svg:x="11.567cm" svg:y="11.803cm" svg:viewBox="0 0 136 136" svg:d="m68 0c38 0 68 30 68 68s-30 68-68 68-68-30-68-68 30-68 68-68z">
            <text:p text:style-name="P3"/>
          </draw:path>
          <draw:path draw:style-name="gr23" draw:text-style-name="P11" draw:layer="layout" svg:width="0.697cm" svg:height="0.088cm" svg:x="11.081cm" svg:y="12.342cm" svg:viewBox="0 0 698 89" svg:d="m0 0c224 118 474 118 698 0">
            <text:p text:style-name="P3"/>
          </draw:path>
        </draw:g>
        <presentation:notes draw:style-name="dp2" presentation:use-footer-name="ftr1" presentation:use-date-time-name="dtd1">
          <draw:page-thumbnail draw:style-name="gr11" draw:layer="layout" svg:width="13.705cm" svg:height="10.28cm" svg:x="2.588cm" svg:y="2.058cm" draw:page-number="10" presentation:class="page"/>
          <draw:frame presentation:style-name="pr8" draw:text-style-name="P3" draw:layer="layout" svg:width="15.104cm" svg:height="12.341cm" svg:x="1.887cm" svg:y="13.02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Beispiele für Classifier</text:p>
          </draw:text-box>
        </draw:frame>
        <draw:frame presentation:style-name="pr7" draw:text-style-name="P10" draw:layer="layout" svg:width="22.86cm" svg:height="13.443cm" svg:x="1.27cm" svg:y="4.444cm" presentation:class="outline">
          <draw:text-box>
            <text:list text:style-name="L3">
              <text:list-item>
                <text:p text:style-name="P10">1.1000<text:span text:style-name="T11">►</text:span>5: Keine Aktion (5) wenn Agent und Ziel in der selben Richtung in Sicht</text:p>
              </text:list-item>
            </text:list>
            <text:list text:style-name="L3">
              <text:list-item>
                <text:list>
                  <text:list-item>
                    <text:p text:style-name="P13">Ist Ziel in Sicht entspricht die erste Richtung der Richtung in der das Ziel zu sehen ist </text:p>
                  </text:list-item>
                </text:list>
              </text:list-item>
            </text:list>
          </draw:text-box>
        </draw:frame>
        <draw:g>
          <draw:rect draw:style-name="gr12" draw:text-style-name="P11" draw:layer="layout" svg:width="1.27cm" svg:height="1.27cm" svg:x="10.795cm" svg:y="11.43cm">
            <text:p text:style-name="P3"/>
          </draw:rect>
        </draw:g>
        <draw:g>
          <draw:rect draw:style-name="gr12" draw:text-style-name="P11" draw:layer="layout" svg:width="1.27cm" svg:height="1.27cm" svg:x="12.065cm" svg:y="11.43cm">
            <text:p text:style-name="P3"/>
          </draw:rect>
        </draw:g>
        <draw:g>
          <draw:rect draw:style-name="gr13" draw:text-style-name="P11" draw:layer="layout" svg:width="1.27cm" svg:height="1.27cm" svg:x="13.335cm" svg:y="11.43cm">
            <text:p text:style-name="P3"/>
          </draw:rect>
        </draw:g>
        <draw:g>
          <draw:rect draw:style-name="gr14" draw:text-style-name="P11" draw:layer="layout" svg:width="1.27cm" svg:height="1.27cm" svg:x="12.065cm" svg:y="12.7cm">
            <text:p text:style-name="P3"/>
          </draw:rect>
        </draw:g>
        <draw:g>
          <draw:rect draw:style-name="gr15" draw:text-style-name="P11" draw:layer="layout" svg:width="1.27cm" svg:height="1.27cm" svg:x="10.795cm" svg:y="13.97cm">
            <text:p text:style-name="P3"/>
          </draw:rect>
        </draw:g>
        <draw:g>
          <draw:rect draw:style-name="gr16" draw:text-style-name="P11" draw:layer="layout" svg:width="1.27cm" svg:height="1.27cm" svg:x="12.065cm" svg:y="13.97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1.269cm" svg:height="1.269cm" svg:x="12.065cm" svg:y="12.7cm" svg:viewBox="0 0 1270 1270" svg:d="m635 0c360 0 635 275 635 635s-275 635-635 635-635-275-635-635 275-635 635-635z">
            <text:p text:style-name="P3"/>
          </draw:path>
          <draw:path draw:style-name="gr18" draw:text-style-name="P11" draw:layer="layout" svg:width="0.135cm" svg:height="0.135cm" svg:x="12.425cm" svg:y="13.073cm" svg:viewBox="0 0 136 136" svg:d="m68 0c38 0 68 30 68 68s-30 68-68 68-68-30-68-68 30-68 68-68z">
            <text:p text:style-name="P3"/>
          </draw:path>
          <draw:path draw:style-name="gr18" draw:text-style-name="P11" draw:layer="layout" svg:width="0.135cm" svg:height="0.135cm" svg:x="12.837cm" svg:y="13.073cm" svg:viewBox="0 0 136 136" svg:d="m68 0c38 0 68 30 68 68s-30 68-68 68-68-30-68-68 30-68 68-68z">
            <text:p text:style-name="P3"/>
          </draw:path>
          <draw:path draw:style-name="gr19" draw:text-style-name="P11" draw:layer="layout" svg:width="0.697cm" svg:height="0.088cm" svg:x="12.351cm" svg:y="13.612cm" svg:viewBox="0 0 698 89" svg:d="m0 0c224 118 474 118 698 0">
            <text:p text:style-name="P3"/>
          </draw:path>
        </draw:g>
        <draw:g>
          <draw:rect draw:style-name="gr12" draw:text-style-name="P11" draw:layer="layout" svg:width="1.27cm" svg:height="1.27cm" svg:x="9.525cm" svg:y="10.16cm">
            <text:p text:style-name="P3"/>
          </draw:rect>
        </draw:g>
        <draw:g>
          <draw:rect draw:style-name="gr12" draw:text-style-name="P11" draw:layer="layout" svg:width="1.27cm" svg:height="1.27cm" svg:x="10.795cm" svg:y="10.16cm">
            <text:p text:style-name="P3"/>
          </draw:rect>
        </draw:g>
        <draw:g>
          <draw:rect draw:style-name="gr12" draw:text-style-name="P11" draw:layer="layout" svg:width="1.27cm" svg:height="1.27cm" svg:x="12.065cm" svg:y="10.16cm">
            <text:p text:style-name="P3"/>
          </draw:rect>
        </draw:g>
        <draw:g>
          <draw:rect draw:style-name="gr12" draw:text-style-name="P11" draw:layer="layout" svg:width="1.27cm" svg:height="1.27cm" svg:x="13.335cm" svg:y="10.16cm">
            <text:p text:style-name="P3"/>
          </draw:rect>
        </draw:g>
        <draw:g>
          <draw:rect draw:style-name="gr14" draw:text-style-name="P11" draw:layer="layout" svg:width="1.27cm" svg:height="1.27cm" svg:x="8.255cm" svg:y="8.89cm">
            <text:p text:style-name="P3"/>
          </draw:rect>
        </draw:g>
        <draw:g>
          <draw:rect draw:style-name="gr14" draw:text-style-name="P11" draw:layer="layout" svg:width="1.27cm" svg:height="1.27cm" svg:x="9.525cm" svg:y="8.89cm">
            <text:p text:style-name="P3"/>
          </draw:rect>
        </draw:g>
        <draw:g>
          <draw:rect draw:style-name="gr12" draw:text-style-name="P11" draw:layer="layout" svg:width="1.27cm" svg:height="1.27cm" svg:x="10.795cm" svg:y="8.89cm">
            <text:p text:style-name="P3"/>
          </draw:rect>
        </draw:g>
        <draw:g>
          <draw:rect draw:style-name="gr12" draw:text-style-name="P11" draw:layer="layout" svg:width="1.27cm" svg:height="1.27cm" svg:x="12.065cm" svg:y="8.89cm">
            <text:p text:style-name="P3"/>
          </draw:rect>
        </draw:g>
        <draw:g>
          <draw:rect draw:style-name="gr12" draw:text-style-name="P11" draw:layer="layout" svg:width="1.27cm" svg:height="1.27cm" svg:x="13.335cm" svg:y="8.89cm">
            <text:p text:style-name="P3"/>
          </draw:rect>
        </draw:g>
        <draw:g>
          <draw:rect draw:style-name="gr14" draw:text-style-name="P11" draw:layer="layout" svg:width="1.27cm" svg:height="1.27cm" svg:x="14.605cm" svg:y="8.89cm">
            <text:p text:style-name="P3"/>
          </draw:rect>
        </draw:g>
        <draw:g>
          <draw:rect draw:style-name="gr13" draw:text-style-name="P11" draw:layer="layout" svg:width="1.27cm" svg:height="1.27cm" svg:x="13.335cm" svg:y="12.7cm">
            <text:p text:style-name="P3"/>
          </draw:rect>
        </draw:g>
        <draw:g>
          <draw:rect draw:style-name="gr13" draw:text-style-name="P11" draw:layer="layout" svg:width="1.27cm" svg:height="1.27cm" svg:x="14.605cm" svg:y="10.16cm">
            <text:p text:style-name="P3"/>
          </draw:rect>
        </draw:g>
        <draw:g>
          <draw:rect draw:style-name="gr13" draw:text-style-name="P11" draw:layer="layout" svg:width="1.27cm" svg:height="1.27cm" svg:x="14.605cm" svg:y="11.43cm">
            <text:p text:style-name="P3"/>
          </draw:rect>
        </draw:g>
        <draw:g>
          <draw:rect draw:style-name="gr13" draw:text-style-name="P11" draw:layer="layout" svg:width="1.27cm" svg:height="1.27cm" svg:x="14.605cm" svg:y="12.7cm">
            <text:p text:style-name="P3"/>
          </draw:rect>
        </draw:g>
        <draw:g>
          <draw:rect draw:style-name="gr13" draw:text-style-name="P11" draw:layer="layout" svg:width="1.27cm" svg:height="1.27cm" svg:x="14.605cm" svg:y="13.97cm">
            <text:p text:style-name="P3"/>
          </draw:rect>
        </draw:g>
        <draw:g>
          <draw:rect draw:style-name="gr14" draw:text-style-name="P11" draw:layer="layout" svg:width="1.27cm" svg:height="1.27cm" svg:x="15.875cm" svg:y="8.89cm">
            <text:p text:style-name="P3"/>
          </draw:rect>
        </draw:g>
        <draw:g>
          <draw:rect draw:style-name="gr14" draw:text-style-name="P11" draw:layer="layout" svg:width="1.27cm" svg:height="1.27cm" svg:x="15.875cm" svg:y="10.16cm">
            <text:p text:style-name="P3"/>
          </draw:rect>
        </draw:g>
        <draw:g>
          <draw:rect draw:style-name="gr13" draw:text-style-name="P11" draw:layer="layout" svg:width="1.27cm" svg:height="1.27cm" svg:x="15.875cm" svg:y="11.43cm">
            <text:p text:style-name="P3"/>
          </draw:rect>
        </draw:g>
        <draw:g>
          <draw:rect draw:style-name="gr13" draw:text-style-name="P11" draw:layer="layout" svg:width="1.27cm" svg:height="1.27cm" svg:x="15.875cm" svg:y="12.7cm">
            <text:p text:style-name="P3"/>
          </draw:rect>
        </draw:g>
        <draw:g>
          <draw:rect draw:style-name="gr13" draw:text-style-name="P11" draw:layer="layout" svg:width="1.27cm" svg:height="1.27cm" svg:x="15.875cm" svg:y="13.97cm">
            <text:p text:style-name="P3"/>
          </draw:rect>
        </draw:g>
        <draw:g>
          <draw:rect draw:style-name="gr14" draw:text-style-name="P11" draw:layer="layout" svg:width="1.27cm" svg:height="1.27cm" svg:x="15.875cm" svg:y="15.24cm">
            <text:p text:style-name="P3"/>
          </draw:rect>
        </draw:g>
        <draw:g>
          <draw:rect draw:style-name="gr16" draw:text-style-name="P11" draw:layer="layout" svg:width="1.27cm" svg:height="1.27cm" svg:x="13.335cm" svg:y="13.97cm">
            <text:p text:style-name="P3"/>
          </draw:rect>
        </draw:g>
        <draw:g>
          <draw:rect draw:style-name="gr16" draw:text-style-name="P11" draw:layer="layout" svg:width="1.27cm" svg:height="1.27cm" svg:x="10.795cm" svg:y="15.24cm">
            <text:p text:style-name="P3"/>
          </draw:rect>
        </draw:g>
        <draw:g>
          <draw:rect draw:style-name="gr16" draw:text-style-name="P11" draw:layer="layout" svg:width="1.27cm" svg:height="1.27cm" svg:x="12.065cm" svg:y="15.24cm">
            <text:p text:style-name="P3"/>
          </draw:rect>
        </draw:g>
        <draw:g>
          <draw:rect draw:style-name="gr16" draw:text-style-name="P11" draw:layer="layout" svg:width="1.27cm" svg:height="1.27cm" svg:x="13.335cm" svg:y="15.24cm">
            <text:p text:style-name="P3"/>
          </draw:rect>
        </draw:g>
        <draw:g>
          <draw:rect draw:style-name="gr16" draw:text-style-name="P11" draw:layer="layout" svg:width="1.27cm" svg:height="1.27cm" svg:x="14.605cm" svg:y="15.24cm">
            <text:p text:style-name="P3"/>
          </draw:rect>
        </draw:g>
        <draw:g>
          <draw:rect draw:style-name="gr14" draw:text-style-name="P11" draw:layer="layout" svg:width="1.27cm" svg:height="1.27cm" svg:x="9.525cm" svg:y="16.51cm">
            <text:p text:style-name="P3"/>
          </draw:rect>
        </draw:g>
        <draw:g>
          <draw:rect draw:style-name="gr16" draw:text-style-name="P11" draw:layer="layout" svg:width="1.27cm" svg:height="1.27cm" svg:x="10.795cm" svg:y="16.51cm">
            <text:p text:style-name="P3"/>
          </draw:rect>
        </draw:g>
        <draw:g>
          <draw:rect draw:style-name="gr16" draw:text-style-name="P11" draw:layer="layout" svg:width="1.27cm" svg:height="1.27cm" svg:x="12.065cm" svg:y="16.51cm">
            <text:p text:style-name="P3"/>
          </draw:rect>
        </draw:g>
        <draw:g>
          <draw:rect draw:style-name="gr16" draw:text-style-name="P11" draw:layer="layout" svg:width="1.27cm" svg:height="1.27cm" svg:x="13.335cm" svg:y="16.51cm">
            <text:p text:style-name="P3"/>
          </draw:rect>
        </draw:g>
        <draw:g>
          <draw:rect draw:style-name="gr14" draw:text-style-name="P11" draw:layer="layout" svg:width="1.27cm" svg:height="1.27cm" svg:x="14.605cm" svg:y="16.51cm">
            <text:p text:style-name="P3"/>
          </draw:rect>
        </draw:g>
        <draw:g>
          <draw:rect draw:style-name="gr14" draw:text-style-name="P11" draw:layer="layout" svg:width="1.27cm" svg:height="1.27cm" svg:x="15.875cm" svg:y="16.51cm">
            <text:p text:style-name="P3"/>
          </draw:rect>
        </draw:g>
        <draw:g>
          <draw:rect draw:style-name="gr15" draw:text-style-name="P11" draw:layer="layout" svg:width="1.27cm" svg:height="1.27cm" svg:x="10.795cm" svg:y="12.7cm">
            <text:p text:style-name="P3"/>
          </draw:rect>
        </draw:g>
        <draw:g>
          <draw:rect draw:style-name="gr15" draw:text-style-name="P11" draw:layer="layout" svg:width="1.27cm" svg:height="1.27cm" svg:x="8.255cm" svg:y="11.43cm">
            <text:p text:style-name="P3"/>
          </draw:rect>
        </draw:g>
        <draw:g>
          <draw:rect draw:style-name="gr14" draw:text-style-name="P11" draw:layer="layout" svg:width="1.27cm" svg:height="1.27cm" svg:x="8.255cm" svg:y="10.16cm">
            <text:p text:style-name="P3"/>
          </draw:rect>
        </draw:g>
        <draw:g>
          <draw:rect draw:style-name="gr15" draw:text-style-name="P11" draw:layer="layout" svg:width="1.27cm" svg:height="1.27cm" svg:x="8.255cm" svg:y="13.97cm">
            <text:p text:style-name="P3"/>
          </draw:rect>
        </draw:g>
        <draw:g>
          <draw:rect draw:style-name="gr15" draw:text-style-name="P11" draw:layer="layout" svg:width="1.27cm" svg:height="1.27cm" svg:x="8.255cm" svg:y="12.7cm">
            <text:p text:style-name="P3"/>
          </draw:rect>
        </draw:g>
        <draw:g>
          <draw:rect draw:style-name="gr15" draw:text-style-name="P11" draw:layer="layout" svg:width="1.27cm" svg:height="1.27cm" svg:x="9.525cm" svg:y="12.7cm">
            <text:p text:style-name="P3"/>
          </draw:rect>
        </draw:g>
        <draw:g>
          <draw:rect draw:style-name="gr15" draw:text-style-name="P11" draw:layer="layout" svg:width="1.27cm" svg:height="1.27cm" svg:x="9.525cm" svg:y="11.43cm">
            <text:p text:style-name="P3"/>
          </draw:rect>
        </draw:g>
        <draw:g>
          <draw:rect draw:style-name="gr15" draw:text-style-name="P11" draw:layer="layout" svg:width="1.27cm" svg:height="1.27cm" svg:x="9.525cm" svg:y="15.24cm">
            <text:p text:style-name="P3"/>
          </draw:rect>
        </draw:g>
        <draw:g>
          <draw:rect draw:style-name="gr15" draw:text-style-name="P11" draw:layer="layout" svg:width="1.27cm" svg:height="1.27cm" svg:x="9.525cm" svg:y="13.97cm">
            <text:p text:style-name="P3"/>
          </draw:rect>
        </draw:g>
        <draw:g>
          <draw:rect draw:style-name="gr14" draw:text-style-name="P11" draw:layer="layout" svg:width="1.27cm" svg:height="1.27cm" svg:x="8.255cm" svg:y="16.51cm">
            <text:p text:style-name="P3"/>
          </draw:rect>
        </draw:g>
        <draw:g>
          <draw:rect draw:style-name="gr14" draw:text-style-name="P11" draw:layer="layout" svg:width="1.27cm" svg:height="1.27cm" svg:x="8.255cm" svg:y="15.24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3.335cm" svg:y="16.51cm" svg:viewBox="0 0 1270 1270" svg:d="m635 0c360 0 635 275 635 635s-275 635-635 635-635-275-635-635 275-635 635-635z">
            <text:p text:style-name="P3"/>
          </draw:path>
          <draw:path draw:style-name="gr23" draw:text-style-name="P11" draw:layer="layout" svg:width="0.135cm" svg:height="0.135cm" svg:x="13.695cm" svg:y="16.883cm" svg:viewBox="0 0 136 136" svg:d="m68 0c38 0 68 30 68 68s-30 68-68 68-68-30-68-68 30-68 68-68z">
            <text:p text:style-name="P3"/>
          </draw:path>
          <draw:path draw:style-name="gr23" draw:text-style-name="P11" draw:layer="layout" svg:width="0.135cm" svg:height="0.135cm" svg:x="14.107cm" svg:y="16.883cm" svg:viewBox="0 0 136 136" svg:d="m68 0c38 0 68 30 68 68s-30 68-68 68-68-30-68-68 30-68 68-68z">
            <text:p text:style-name="P3"/>
          </draw:path>
          <draw:path draw:style-name="gr23" draw:text-style-name="P11" draw:layer="layout" svg:width="0.697cm" svg:height="0.088cm" svg:x="13.621cm" svg:y="17.422cm" svg:viewBox="0 0 698 89" svg:d="m0 0c224 118 474 118 698 0">
            <text:p text:style-name="P3"/>
          </draw:path>
        </draw:g>
        <draw:g>
          <draw:polygon draw:style-name="gr24" draw:text-style-name="P11" draw:layer="layout" svg:width="1.27cm" svg:height="1.27cm" svg:x="10.795cm" svg:y="15.24cm" svg:viewBox="0 0 1271 1271" draw:points="635,0 487,485 0,485 395,788 247,1271 635,975 1023,1271 875,788 1271,485 783,485">
            <text:p text:style-name="P3"/>
          </draw:polygon>
        </draw:g>
        <presentation:notes draw:style-name="dp2" presentation:use-footer-name="ftr1" presentation:use-date-time-name="dtd1">
          <draw:page-thumbnail draw:style-name="gr11" draw:layer="layout" svg:width="13.705cm" svg:height="10.28cm" svg:x="2.588cm" svg:y="2.058cm" draw:page-number="11" presentation:class="page"/>
          <draw:frame presentation:style-name="pr8" draw:text-style-name="P3" draw:layer="layout" svg:width="15.104cm" svg:height="12.341cm" svg:x="1.887cm" svg:y="13.02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Beispiele für Classifier</text:p>
          </draw:text-box>
        </draw:frame>
        <draw:frame presentation:style-name="pr7" draw:text-style-name="P10" draw:layer="layout" svg:width="22.86cm" svg:height="13.443cm" svg:x="1.27cm" svg:y="4.444cm" presentation:class="outline">
          <draw:text-box>
            <text:list text:style-name="L3">
              <text:list-item>
                <text:p text:style-name="P10">1.1101<text:span text:style-name="T11">►</text:span>2: Bewege in eine Richtung, in der kein Agent in Sicht ist </text:p>
              </text:list-item>
            </text:list>
          </draw:text-box>
        </draw:frame>
        <draw:g>
          <draw:rect draw:style-name="gr12" draw:text-style-name="P11" draw:layer="layout" svg:width="1.27cm" svg:height="1.27cm" svg:x="10.795cm" svg:y="11.43cm">
            <text:p text:style-name="P3"/>
          </draw:rect>
        </draw:g>
        <draw:g>
          <draw:rect draw:style-name="gr12" draw:text-style-name="P11" draw:layer="layout" svg:width="1.27cm" svg:height="1.27cm" svg:x="12.065cm" svg:y="11.43cm">
            <text:p text:style-name="P3"/>
          </draw:rect>
        </draw:g>
        <draw:g>
          <draw:rect draw:style-name="gr13" draw:text-style-name="P11" draw:layer="layout" svg:width="1.27cm" svg:height="1.27cm" svg:x="13.335cm" svg:y="11.43cm">
            <text:p text:style-name="P3"/>
          </draw:rect>
        </draw:g>
        <draw:g>
          <draw:rect draw:style-name="gr14" draw:text-style-name="P11" draw:layer="layout" svg:width="1.27cm" svg:height="1.27cm" svg:x="12.065cm" svg:y="12.7cm">
            <text:p text:style-name="P3"/>
          </draw:rect>
        </draw:g>
        <draw:g>
          <draw:rect draw:style-name="gr15" draw:text-style-name="P11" draw:layer="layout" svg:width="1.27cm" svg:height="1.27cm" svg:x="10.795cm" svg:y="13.97cm">
            <text:p text:style-name="P3"/>
          </draw:rect>
        </draw:g>
        <draw:g>
          <draw:rect draw:style-name="gr16" draw:text-style-name="P11" draw:layer="layout" svg:width="1.27cm" svg:height="1.27cm" svg:x="12.065cm" svg:y="13.97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1.269cm" svg:height="1.269cm" svg:x="12.065cm" svg:y="12.7cm" svg:viewBox="0 0 1270 1270" svg:d="m635 0c360 0 635 275 635 635s-275 635-635 635-635-275-635-635 275-635 635-635z">
            <text:p text:style-name="P3"/>
          </draw:path>
          <draw:path draw:style-name="gr18" draw:text-style-name="P11" draw:layer="layout" svg:width="0.135cm" svg:height="0.135cm" svg:x="12.425cm" svg:y="13.073cm" svg:viewBox="0 0 136 136" svg:d="m68 0c38 0 68 30 68 68s-30 68-68 68-68-30-68-68 30-68 68-68z">
            <text:p text:style-name="P3"/>
          </draw:path>
          <draw:path draw:style-name="gr18" draw:text-style-name="P11" draw:layer="layout" svg:width="0.135cm" svg:height="0.135cm" svg:x="12.837cm" svg:y="13.073cm" svg:viewBox="0 0 136 136" svg:d="m68 0c38 0 68 30 68 68s-30 68-68 68-68-30-68-68 30-68 68-68z">
            <text:p text:style-name="P3"/>
          </draw:path>
          <draw:path draw:style-name="gr19" draw:text-style-name="P11" draw:layer="layout" svg:width="0.697cm" svg:height="0.088cm" svg:x="12.351cm" svg:y="13.612cm" svg:viewBox="0 0 698 89" svg:d="m0 0c224 118 474 118 698 0">
            <text:p text:style-name="P3"/>
          </draw:path>
        </draw:g>
        <draw:g>
          <draw:rect draw:style-name="gr12" draw:text-style-name="P11" draw:layer="layout" svg:width="1.27cm" svg:height="1.27cm" svg:x="9.525cm" svg:y="10.16cm">
            <text:p text:style-name="P3"/>
          </draw:rect>
        </draw:g>
        <draw:g>
          <draw:rect draw:style-name="gr12" draw:text-style-name="P11" draw:layer="layout" svg:width="1.27cm" svg:height="1.27cm" svg:x="10.795cm" svg:y="10.16cm">
            <text:p text:style-name="P3"/>
          </draw:rect>
        </draw:g>
        <draw:g>
          <draw:rect draw:style-name="gr12" draw:text-style-name="P11" draw:layer="layout" svg:width="1.27cm" svg:height="1.27cm" svg:x="12.065cm" svg:y="10.16cm">
            <text:p text:style-name="P3"/>
          </draw:rect>
        </draw:g>
        <draw:g>
          <draw:rect draw:style-name="gr12" draw:text-style-name="P11" draw:layer="layout" svg:width="1.27cm" svg:height="1.27cm" svg:x="13.335cm" svg:y="10.16cm">
            <text:p text:style-name="P3"/>
          </draw:rect>
        </draw:g>
        <draw:g>
          <draw:rect draw:style-name="gr14" draw:text-style-name="P11" draw:layer="layout" svg:width="1.27cm" svg:height="1.27cm" svg:x="8.255cm" svg:y="8.89cm">
            <text:p text:style-name="P3"/>
          </draw:rect>
        </draw:g>
        <draw:g>
          <draw:rect draw:style-name="gr14" draw:text-style-name="P11" draw:layer="layout" svg:width="1.27cm" svg:height="1.27cm" svg:x="9.525cm" svg:y="8.89cm">
            <text:p text:style-name="P3"/>
          </draw:rect>
        </draw:g>
        <draw:g>
          <draw:rect draw:style-name="gr12" draw:text-style-name="P11" draw:layer="layout" svg:width="1.27cm" svg:height="1.27cm" svg:x="10.795cm" svg:y="8.89cm">
            <text:p text:style-name="P3"/>
          </draw:rect>
        </draw:g>
        <draw:g>
          <draw:rect draw:style-name="gr12" draw:text-style-name="P11" draw:layer="layout" svg:width="1.27cm" svg:height="1.27cm" svg:x="12.065cm" svg:y="8.89cm">
            <text:p text:style-name="P3"/>
          </draw:rect>
        </draw:g>
        <draw:g>
          <draw:rect draw:style-name="gr12" draw:text-style-name="P11" draw:layer="layout" svg:width="1.27cm" svg:height="1.27cm" svg:x="13.335cm" svg:y="8.89cm">
            <text:p text:style-name="P3"/>
          </draw:rect>
        </draw:g>
        <draw:g>
          <draw:rect draw:style-name="gr14" draw:text-style-name="P11" draw:layer="layout" svg:width="1.27cm" svg:height="1.27cm" svg:x="14.605cm" svg:y="8.89cm">
            <text:p text:style-name="P3"/>
          </draw:rect>
        </draw:g>
        <draw:g>
          <draw:rect draw:style-name="gr13" draw:text-style-name="P11" draw:layer="layout" svg:width="1.27cm" svg:height="1.27cm" svg:x="13.335cm" svg:y="12.7cm">
            <text:p text:style-name="P3"/>
          </draw:rect>
        </draw:g>
        <draw:g>
          <draw:rect draw:style-name="gr13" draw:text-style-name="P11" draw:layer="layout" svg:width="1.27cm" svg:height="1.27cm" svg:x="14.605cm" svg:y="10.16cm">
            <text:p text:style-name="P3"/>
          </draw:rect>
        </draw:g>
        <draw:g>
          <draw:rect draw:style-name="gr13" draw:text-style-name="P11" draw:layer="layout" svg:width="1.27cm" svg:height="1.27cm" svg:x="14.605cm" svg:y="11.43cm">
            <text:p text:style-name="P3"/>
          </draw:rect>
        </draw:g>
        <draw:g>
          <draw:rect draw:style-name="gr13" draw:text-style-name="P11" draw:layer="layout" svg:width="1.27cm" svg:height="1.27cm" svg:x="14.605cm" svg:y="12.7cm">
            <text:p text:style-name="P3"/>
          </draw:rect>
        </draw:g>
        <draw:g>
          <draw:rect draw:style-name="gr13" draw:text-style-name="P11" draw:layer="layout" svg:width="1.27cm" svg:height="1.27cm" svg:x="14.605cm" svg:y="13.97cm">
            <text:p text:style-name="P3"/>
          </draw:rect>
        </draw:g>
        <draw:g>
          <draw:rect draw:style-name="gr14" draw:text-style-name="P11" draw:layer="layout" svg:width="1.27cm" svg:height="1.27cm" svg:x="15.875cm" svg:y="8.89cm">
            <text:p text:style-name="P3"/>
          </draw:rect>
        </draw:g>
        <draw:g>
          <draw:rect draw:style-name="gr14" draw:text-style-name="P11" draw:layer="layout" svg:width="1.27cm" svg:height="1.27cm" svg:x="15.875cm" svg:y="10.16cm">
            <text:p text:style-name="P3"/>
          </draw:rect>
        </draw:g>
        <draw:g>
          <draw:rect draw:style-name="gr13" draw:text-style-name="P11" draw:layer="layout" svg:width="1.27cm" svg:height="1.27cm" svg:x="15.875cm" svg:y="11.43cm">
            <text:p text:style-name="P3"/>
          </draw:rect>
        </draw:g>
        <draw:g>
          <draw:rect draw:style-name="gr13" draw:text-style-name="P11" draw:layer="layout" svg:width="1.27cm" svg:height="1.27cm" svg:x="15.875cm" svg:y="12.7cm">
            <text:p text:style-name="P3"/>
          </draw:rect>
        </draw:g>
        <draw:g>
          <draw:rect draw:style-name="gr13" draw:text-style-name="P11" draw:layer="layout" svg:width="1.27cm" svg:height="1.27cm" svg:x="15.875cm" svg:y="13.97cm">
            <text:p text:style-name="P3"/>
          </draw:rect>
        </draw:g>
        <draw:g>
          <draw:rect draw:style-name="gr14" draw:text-style-name="P11" draw:layer="layout" svg:width="1.27cm" svg:height="1.27cm" svg:x="15.875cm" svg:y="15.24cm">
            <text:p text:style-name="P3"/>
          </draw:rect>
        </draw:g>
        <draw:g>
          <draw:rect draw:style-name="gr16" draw:text-style-name="P11" draw:layer="layout" svg:width="1.27cm" svg:height="1.27cm" svg:x="13.335cm" svg:y="13.97cm">
            <text:p text:style-name="P3"/>
          </draw:rect>
        </draw:g>
        <draw:g>
          <draw:rect draw:style-name="gr16" draw:text-style-name="P11" draw:layer="layout" svg:width="1.27cm" svg:height="1.27cm" svg:x="10.795cm" svg:y="15.24cm">
            <text:p text:style-name="P3"/>
          </draw:rect>
        </draw:g>
        <draw:g>
          <draw:rect draw:style-name="gr16" draw:text-style-name="P11" draw:layer="layout" svg:width="1.27cm" svg:height="1.27cm" svg:x="12.065cm" svg:y="15.24cm">
            <text:p text:style-name="P3"/>
          </draw:rect>
        </draw:g>
        <draw:g>
          <draw:rect draw:style-name="gr16" draw:text-style-name="P11" draw:layer="layout" svg:width="1.27cm" svg:height="1.27cm" svg:x="13.335cm" svg:y="15.24cm">
            <text:p text:style-name="P3"/>
          </draw:rect>
        </draw:g>
        <draw:g>
          <draw:rect draw:style-name="gr16" draw:text-style-name="P11" draw:layer="layout" svg:width="1.27cm" svg:height="1.27cm" svg:x="14.605cm" svg:y="15.24cm">
            <text:p text:style-name="P3"/>
          </draw:rect>
        </draw:g>
        <draw:g>
          <draw:rect draw:style-name="gr14" draw:text-style-name="P11" draw:layer="layout" svg:width="1.27cm" svg:height="1.27cm" svg:x="9.525cm" svg:y="16.51cm">
            <text:p text:style-name="P3"/>
          </draw:rect>
        </draw:g>
        <draw:g>
          <draw:rect draw:style-name="gr16" draw:text-style-name="P11" draw:layer="layout" svg:width="1.27cm" svg:height="1.27cm" svg:x="10.795cm" svg:y="16.51cm">
            <text:p text:style-name="P3"/>
          </draw:rect>
        </draw:g>
        <draw:g>
          <draw:rect draw:style-name="gr16" draw:text-style-name="P11" draw:layer="layout" svg:width="1.27cm" svg:height="1.27cm" svg:x="12.065cm" svg:y="16.51cm">
            <text:p text:style-name="P3"/>
          </draw:rect>
        </draw:g>
        <draw:g>
          <draw:rect draw:style-name="gr16" draw:text-style-name="P11" draw:layer="layout" svg:width="1.27cm" svg:height="1.27cm" svg:x="13.335cm" svg:y="16.51cm">
            <text:p text:style-name="P3"/>
          </draw:rect>
        </draw:g>
        <draw:g>
          <draw:rect draw:style-name="gr14" draw:text-style-name="P11" draw:layer="layout" svg:width="1.27cm" svg:height="1.27cm" svg:x="14.605cm" svg:y="16.51cm">
            <text:p text:style-name="P3"/>
          </draw:rect>
        </draw:g>
        <draw:g>
          <draw:rect draw:style-name="gr14" draw:text-style-name="P11" draw:layer="layout" svg:width="1.27cm" svg:height="1.27cm" svg:x="15.875cm" svg:y="16.51cm">
            <text:p text:style-name="P3"/>
          </draw:rect>
        </draw:g>
        <draw:g>
          <draw:rect draw:style-name="gr15" draw:text-style-name="P11" draw:layer="layout" svg:width="1.27cm" svg:height="1.27cm" svg:x="10.795cm" svg:y="12.7cm">
            <text:p text:style-name="P3"/>
          </draw:rect>
        </draw:g>
        <draw:g>
          <draw:rect draw:style-name="gr15" draw:text-style-name="P11" draw:layer="layout" svg:width="1.27cm" svg:height="1.27cm" svg:x="8.255cm" svg:y="11.43cm">
            <text:p text:style-name="P3"/>
          </draw:rect>
        </draw:g>
        <draw:g>
          <draw:rect draw:style-name="gr14" draw:text-style-name="P11" draw:layer="layout" svg:width="1.27cm" svg:height="1.27cm" svg:x="8.255cm" svg:y="10.16cm">
            <text:p text:style-name="P3"/>
          </draw:rect>
        </draw:g>
        <draw:g>
          <draw:rect draw:style-name="gr15" draw:text-style-name="P11" draw:layer="layout" svg:width="1.27cm" svg:height="1.27cm" svg:x="8.255cm" svg:y="13.97cm">
            <text:p text:style-name="P3"/>
          </draw:rect>
        </draw:g>
        <draw:g>
          <draw:rect draw:style-name="gr15" draw:text-style-name="P11" draw:layer="layout" svg:width="1.27cm" svg:height="1.27cm" svg:x="8.255cm" svg:y="12.7cm">
            <text:p text:style-name="P3"/>
          </draw:rect>
        </draw:g>
        <draw:g>
          <draw:rect draw:style-name="gr15" draw:text-style-name="P11" draw:layer="layout" svg:width="1.27cm" svg:height="1.27cm" svg:x="9.525cm" svg:y="12.7cm">
            <text:p text:style-name="P3"/>
          </draw:rect>
        </draw:g>
        <draw:g>
          <draw:rect draw:style-name="gr15" draw:text-style-name="P11" draw:layer="layout" svg:width="1.27cm" svg:height="1.27cm" svg:x="9.525cm" svg:y="11.43cm">
            <text:p text:style-name="P3"/>
          </draw:rect>
        </draw:g>
        <draw:g>
          <draw:rect draw:style-name="gr15" draw:text-style-name="P11" draw:layer="layout" svg:width="1.27cm" svg:height="1.27cm" svg:x="9.525cm" svg:y="15.24cm">
            <text:p text:style-name="P3"/>
          </draw:rect>
        </draw:g>
        <draw:g>
          <draw:rect draw:style-name="gr15" draw:text-style-name="P11" draw:layer="layout" svg:width="1.27cm" svg:height="1.27cm" svg:x="9.525cm" svg:y="13.97cm">
            <text:p text:style-name="P3"/>
          </draw:rect>
        </draw:g>
        <draw:g>
          <draw:rect draw:style-name="gr14" draw:text-style-name="P11" draw:layer="layout" svg:width="1.27cm" svg:height="1.27cm" svg:x="8.255cm" svg:y="16.51cm">
            <text:p text:style-name="P3"/>
          </draw:rect>
        </draw:g>
        <draw:g>
          <draw:rect draw:style-name="gr14" draw:text-style-name="P11" draw:layer="layout" svg:width="1.27cm" svg:height="1.27cm" svg:x="8.255cm" svg:y="15.24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3.335cm" svg:y="16.51cm" svg:viewBox="0 0 1270 1270" svg:d="m635 0c360 0 635 275 635 635s-275 635-635 635-635-275-635-635 275-635 635-635z">
            <text:p text:style-name="P3"/>
          </draw:path>
          <draw:path draw:style-name="gr23" draw:text-style-name="P11" draw:layer="layout" svg:width="0.135cm" svg:height="0.135cm" svg:x="13.695cm" svg:y="16.883cm" svg:viewBox="0 0 136 136" svg:d="m68 0c38 0 68 30 68 68s-30 68-68 68-68-30-68-68 30-68 68-68z">
            <text:p text:style-name="P3"/>
          </draw:path>
          <draw:path draw:style-name="gr23" draw:text-style-name="P11" draw:layer="layout" svg:width="0.135cm" svg:height="0.135cm" svg:x="14.107cm" svg:y="16.883cm" svg:viewBox="0 0 136 136" svg:d="m68 0c38 0 68 30 68 68s-30 68-68 68-68-30-68-68 30-68 68-68z">
            <text:p text:style-name="P3"/>
          </draw:path>
          <draw:path draw:style-name="gr23" draw:text-style-name="P11" draw:layer="layout" svg:width="0.697cm" svg:height="0.088cm" svg:x="13.621cm" svg:y="17.422cm" svg:viewBox="0 0 698 89" svg:d="m0 0c224 118 474 118 698 0">
            <text:p text:style-name="P3"/>
          </draw:path>
        </draw:g>
        <draw:g>
          <draw:polygon draw:style-name="gr24" draw:text-style-name="P11" draw:layer="layout" svg:width="1.27cm" svg:height="1.27cm" svg:x="10.795cm" svg:y="15.24cm" svg:viewBox="0 0 1271 1271" draw:points="635,0 487,485 0,485 395,788 247,1271 635,975 1023,1271 875,788 1271,485 783,485">
            <text:p text:style-name="P3"/>
          </draw:polygon>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9.525cm" svg:y="12.7cm" svg:viewBox="0 0 1270 1270" svg:d="m635 0c360 0 635 275 635 635s-275 635-635 635-635-275-635-635 275-635 635-635z">
            <text:p text:style-name="P3"/>
          </draw:path>
          <draw:path draw:style-name="gr23" draw:text-style-name="P11" draw:layer="layout" svg:width="0.135cm" svg:height="0.135cm" svg:x="9.885cm" svg:y="13.073cm" svg:viewBox="0 0 136 136" svg:d="m68 0c38 0 68 30 68 68s-30 68-68 68-68-30-68-68 30-68 68-68z">
            <text:p text:style-name="P3"/>
          </draw:path>
          <draw:path draw:style-name="gr23" draw:text-style-name="P11" draw:layer="layout" svg:width="0.135cm" svg:height="0.135cm" svg:x="10.297cm" svg:y="13.073cm" svg:viewBox="0 0 136 136" svg:d="m68 0c38 0 68 30 68 68s-30 68-68 68-68-30-68-68 30-68 68-68z">
            <text:p text:style-name="P3"/>
          </draw:path>
          <draw:path draw:style-name="gr23" draw:text-style-name="P11" draw:layer="layout" svg:width="0.697cm" svg:height="0.088cm" svg:x="9.811cm" svg:y="13.612cm" svg:viewBox="0 0 698 89" svg:d="m0 0c224 118 474 118 698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4.605cm" svg:y="13.97cm" svg:viewBox="0 0 1270 1270" svg:d="m635 0c360 0 635 275 635 635s-275 635-635 635-635-275-635-635 275-635 635-635z">
            <text:p text:style-name="P3"/>
          </draw:path>
          <draw:path draw:style-name="gr23" draw:text-style-name="P11" draw:layer="layout" svg:width="0.135cm" svg:height="0.135cm" svg:x="14.965cm" svg:y="14.343cm" svg:viewBox="0 0 136 136" svg:d="m68 0c38 0 68 30 68 68s-30 68-68 68-68-30-68-68 30-68 68-68z">
            <text:p text:style-name="P3"/>
          </draw:path>
          <draw:path draw:style-name="gr23" draw:text-style-name="P11" draw:layer="layout" svg:width="0.135cm" svg:height="0.135cm" svg:x="15.377cm" svg:y="14.343cm" svg:viewBox="0 0 136 136" svg:d="m68 0c38 0 68 30 68 68s-30 68-68 68-68-30-68-68 30-68 68-68z">
            <text:p text:style-name="P3"/>
          </draw:path>
          <draw:path draw:style-name="gr23" draw:text-style-name="P11" draw:layer="layout" svg:width="0.697cm" svg:height="0.088cm" svg:x="14.891cm" svg:y="14.882cm" svg:viewBox="0 0 698 89" svg:d="m0 0c224 118 474 118 698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9.525cm" svg:y="13.97cm" svg:viewBox="0 0 1270 1270" svg:d="m635 0c360 0 635 275 635 635s-275 635-635 635-635-275-635-635 275-635 635-635z">
            <text:p text:style-name="P3"/>
          </draw:path>
          <draw:path draw:style-name="gr23" draw:text-style-name="P11" draw:layer="layout" svg:width="0.135cm" svg:height="0.135cm" svg:x="9.885cm" svg:y="14.343cm" svg:viewBox="0 0 136 136" svg:d="m68 0c38 0 68 30 68 68s-30 68-68 68-68-30-68-68 30-68 68-68z">
            <text:p text:style-name="P3"/>
          </draw:path>
          <draw:path draw:style-name="gr23" draw:text-style-name="P11" draw:layer="layout" svg:width="0.135cm" svg:height="0.135cm" svg:x="10.297cm" svg:y="14.343cm" svg:viewBox="0 0 136 136" svg:d="m68 0c38 0 68 30 68 68s-30 68-68 68-68-30-68-68 30-68 68-68z">
            <text:p text:style-name="P3"/>
          </draw:path>
          <draw:path draw:style-name="gr23" draw:text-style-name="P11" draw:layer="layout" svg:width="0.697cm" svg:height="0.088cm" svg:x="9.811cm" svg:y="14.882cm" svg:viewBox="0 0 698 89" svg:d="m0 0c224 118 474 118 698 0">
            <text:p text:style-name="P3"/>
          </draw:path>
        </draw:g>
        <draw:line draw:style-name="gr35" draw:layer="layout" svg:x1="12.7cm" svg:y1="12.7cm" svg:x2="12.7cm" svg:y2="11.43cm">
          <text:p text:style-name="P3"/>
        </draw:line>
        <presentation:notes draw:style-name="dp2" presentation:use-footer-name="ftr1" presentation:use-date-time-name="dtd1">
          <draw:page-thumbnail draw:style-name="gr11" draw:layer="layout" svg:width="13.705cm" svg:height="10.28cm" svg:x="2.588cm" svg:y="2.058cm" draw:page-number="12" presentation:class="page"/>
          <draw:frame presentation:style-name="pr8" draw:text-style-name="P3" draw:layer="layout" svg:width="15.104cm" svg:height="12.341cm" svg:x="1.887cm" svg:y="13.025cm" presentation:class="notes" presentation:placeholder="true">
            <draw:text-box/>
          </draw:frame>
        </presentation:notes>
      </draw:page>
      <draw:page draw:name="Generalisation: Wildcards"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14.94cm" svg:height="3.176cm" svg:x="1.27cm" svg:y="0.762cm" presentation:class="title" presentation:user-transformed="true">
          <draw:text-box>
            <text:p text:style-name="P5"><text:span text:style-name="T3">Generalisierung: Wildcards</text:span></text:p>
          </draw:text-box>
        </draw:frame>
        <draw:frame presentation:style-name="pr5" draw:text-style-name="P9" draw:id="id18" draw:layer="layout" svg:width="22.86cm" svg:height="13.442cm" svg:x="1.27cm" svg:y="4.444cm" presentation:class="outline" presentation:user-transformed="true">
          <draw:text-box>
            <text:list text:style-name="L3">
              <text:list-item>
                <text:p text:id="id19" text:style-name="P6"><text:span text:style-name="T9">Menge der Classifier kleiner (Effizienz)</text:span></text:p>
              </text:list-item>
            </text:list>
            <text:list text:style-name="L3">
              <text:list-item>
                <text:p text:id="id20" text:style-name="P6"><text:span text:style-name="T9">Vermeidung redundanter Informationen</text:span></text:p>
              </text:list-item>
            </text:list>
            <text:list text:style-name="L3">
              <text:list-item>
                <text:p text:id="id21" text:style-name="P6"><text:span text:style-name="T9">Beispiel: 1.0111</text:span><text:span text:style-name="T12">►2 </text:span><text:span text:style-name="T9">und 0.0111</text:span><text:span text:style-name="T12">►2</text:span></text:p>
              </text:list-item>
            </text:list>
            <text:list text:style-name="L3">
              <text:list-item>
                <text:list>
                  <text:list-item>
                    <text:p text:id="id22" text:style-name="P7"><text:span text:style-name="T12">Benutze # als “wildcard”: #.0111►2</text:span></text:p>
                  </text:list-item>
                </text:list>
              </text:list-item>
            </text:list>
            <text:list text:style-name="L3">
              <text:list-item>
                <text:p text:id="id23" text:style-name="P6"><text:span text:style-name="T9">Problem: Sicherstellen, dass Information nicht verloren geht</text:span></text:p>
              </text:list-item>
            </text:list>
            <text:list text:style-name="L3">
              <text:list-item>
                <text:list>
                  <text:list-item>
                    <text:p text:id="id24" text:style-name="P7"><text:span text:style-name="T9">Ignoriert wurde bei obigem Beispiel die Rolle der Fitness der beiden Classifier</text:span></text:p>
                  </text:list-item>
                </text:list>
              </text:list-item>
            </text:list>
            <text:list text:style-name="L3">
              <text:list-item>
                <text:p text:id="id25" text:style-name="P6"><text:span text:style-name="T9">Offene Frage: Je nach Szenario unterschiedliche Arten von Generalisierung denkbar (z.B. Angabe eines begrenzten Zahlenbereichs bei mehr als 2 Belegungsmöglichkeit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1s" smil:fill="hold" smil:targetElement="id18"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5" anim:sub-item="text" smil:attributeName="visibility" smil:to="visible"/>
                </anim:par>
              </anim:par>
            </anim:par>
          </anim:seq>
        </anim:par>
        <presentation:notes draw:style-name="dp2" presentation:use-footer-name="ftr1" presentation:use-date-time-name="dtd1">
          <draw:page-thumbnail draw:layer="layout" svg:width="13.705cm" svg:height="10.279cm" svg:x="2.589cm" svg:y="2.059cm" draw:page-number="13"/>
          <draw:frame presentation:style-name="pr3" draw:text-style-name="P3" draw:layer="layout" svg:width="15.104cm" svg:height="12.341cm" svg:x="1.887cm" svg:y="13.02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Beispiele für Classifier</text:p>
          </draw:text-box>
        </draw:frame>
        <draw:frame presentation:style-name="pr7" draw:text-style-name="P10" draw:layer="layout" svg:width="22.86cm" svg:height="13.443cm" svg:x="1.27cm" svg:y="4.444cm" presentation:class="outline">
          <draw:text-box>
            <text:list text:style-name="L3">
              <text:list-item>
                <text:p text:style-name="P10">1.##1#<text:span text:style-name="T11">►</text:span>0: Bewege auf Ziel zu, bewege von Agenten weg, ignoriere restliche Umgebung</text:p>
              </text:list-item>
            </text:list>
          </draw:text-box>
        </draw:frame>
        <draw:g>
          <draw:rect draw:style-name="gr12" draw:text-style-name="P11" draw:layer="layout" svg:width="1.27cm" svg:height="1.27cm" svg:x="10.795cm" svg:y="11.43cm">
            <text:p text:style-name="P3"/>
          </draw:rect>
        </draw:g>
        <draw:g>
          <draw:rect draw:style-name="gr12" draw:text-style-name="P11" draw:layer="layout" svg:width="1.27cm" svg:height="1.27cm" svg:x="12.065cm" svg:y="11.43cm">
            <text:p text:style-name="P3"/>
          </draw:rect>
        </draw:g>
        <draw:g>
          <draw:rect draw:style-name="gr13" draw:text-style-name="P11" draw:layer="layout" svg:width="1.27cm" svg:height="1.27cm" svg:x="13.335cm" svg:y="11.43cm">
            <text:p text:style-name="P3"/>
          </draw:rect>
        </draw:g>
        <draw:g>
          <draw:rect draw:style-name="gr14" draw:text-style-name="P11" draw:layer="layout" svg:width="1.27cm" svg:height="1.27cm" svg:x="12.065cm" svg:y="12.7cm">
            <text:p text:style-name="P3"/>
          </draw:rect>
        </draw:g>
        <draw:g>
          <draw:rect draw:style-name="gr15" draw:text-style-name="P11" draw:layer="layout" svg:width="1.27cm" svg:height="1.27cm" svg:x="10.795cm" svg:y="13.97cm">
            <text:p text:style-name="P3"/>
          </draw:rect>
        </draw:g>
        <draw:g>
          <draw:rect draw:style-name="gr16" draw:text-style-name="P11" draw:layer="layout" svg:width="1.27cm" svg:height="1.27cm" svg:x="12.065cm" svg:y="13.97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17" draw:text-style-name="P11" draw:layer="layout" svg:width="1.269cm" svg:height="1.269cm" svg:x="12.065cm" svg:y="12.7cm" svg:viewBox="0 0 1270 1270" svg:d="m635 0c360 0 635 275 635 635s-275 635-635 635-635-275-635-635 275-635 635-635z">
            <text:p text:style-name="P3"/>
          </draw:path>
          <draw:path draw:style-name="gr18" draw:text-style-name="P11" draw:layer="layout" svg:width="0.135cm" svg:height="0.135cm" svg:x="12.425cm" svg:y="13.073cm" svg:viewBox="0 0 136 136" svg:d="m68 0c38 0 68 30 68 68s-30 68-68 68-68-30-68-68 30-68 68-68z">
            <text:p text:style-name="P3"/>
          </draw:path>
          <draw:path draw:style-name="gr18" draw:text-style-name="P11" draw:layer="layout" svg:width="0.135cm" svg:height="0.135cm" svg:x="12.837cm" svg:y="13.073cm" svg:viewBox="0 0 136 136" svg:d="m68 0c38 0 68 30 68 68s-30 68-68 68-68-30-68-68 30-68 68-68z">
            <text:p text:style-name="P3"/>
          </draw:path>
          <draw:path draw:style-name="gr19" draw:text-style-name="P11" draw:layer="layout" svg:width="0.697cm" svg:height="0.088cm" svg:x="12.351cm" svg:y="13.612cm" svg:viewBox="0 0 698 89" svg:d="m0 0c224 118 474 118 698 0">
            <text:p text:style-name="P3"/>
          </draw:path>
        </draw:g>
        <draw:g>
          <draw:rect draw:style-name="gr12" draw:text-style-name="P11" draw:layer="layout" svg:width="1.27cm" svg:height="1.27cm" svg:x="9.525cm" svg:y="10.16cm">
            <text:p text:style-name="P3"/>
          </draw:rect>
        </draw:g>
        <draw:g>
          <draw:rect draw:style-name="gr12" draw:text-style-name="P11" draw:layer="layout" svg:width="1.27cm" svg:height="1.27cm" svg:x="10.795cm" svg:y="10.16cm">
            <text:p text:style-name="P3"/>
          </draw:rect>
        </draw:g>
        <draw:g>
          <draw:rect draw:style-name="gr36" draw:text-style-name="P23" draw:layer="layout" svg:width="1.27cm" svg:height="1.27cm" svg:x="12.065cm" svg:y="10.16cm">
            <text:p text:style-name="P18"><text:span text:style-name="T13">?</text:span></text:p>
          </draw:rect>
        </draw:g>
        <draw:g>
          <draw:rect draw:style-name="gr12" draw:text-style-name="P11" draw:layer="layout" svg:width="1.27cm" svg:height="1.27cm" svg:x="13.335cm" svg:y="10.16cm">
            <text:p text:style-name="P3"/>
          </draw:rect>
        </draw:g>
        <draw:g>
          <draw:rect draw:style-name="gr14" draw:text-style-name="P11" draw:layer="layout" svg:width="1.27cm" svg:height="1.27cm" svg:x="8.255cm" svg:y="8.89cm">
            <text:p text:style-name="P3"/>
          </draw:rect>
        </draw:g>
        <draw:g>
          <draw:rect draw:style-name="gr14" draw:text-style-name="P11" draw:layer="layout" svg:width="1.27cm" svg:height="1.27cm" svg:x="9.525cm" svg:y="8.89cm">
            <text:p text:style-name="P3"/>
          </draw:rect>
        </draw:g>
        <draw:g>
          <draw:rect draw:style-name="gr12" draw:text-style-name="P11" draw:layer="layout" svg:width="1.27cm" svg:height="1.27cm" svg:x="10.795cm" svg:y="8.89cm">
            <text:p text:style-name="P3"/>
          </draw:rect>
        </draw:g>
        <draw:g>
          <draw:rect draw:style-name="gr12" draw:text-style-name="P11" draw:layer="layout" svg:width="1.27cm" svg:height="1.27cm" svg:x="12.065cm" svg:y="8.89cm">
            <text:p text:style-name="P3"/>
          </draw:rect>
        </draw:g>
        <draw:g>
          <draw:rect draw:style-name="gr12" draw:text-style-name="P11" draw:layer="layout" svg:width="1.27cm" svg:height="1.27cm" svg:x="13.335cm" svg:y="8.89cm">
            <text:p text:style-name="P3"/>
          </draw:rect>
        </draw:g>
        <draw:g>
          <draw:rect draw:style-name="gr14" draw:text-style-name="P11" draw:layer="layout" svg:width="1.27cm" svg:height="1.27cm" svg:x="14.605cm" svg:y="8.89cm">
            <text:p text:style-name="P3"/>
          </draw:rect>
        </draw:g>
        <draw:g>
          <draw:rect draw:style-name="gr13" draw:text-style-name="P11" draw:layer="layout" svg:width="1.27cm" svg:height="1.27cm" svg:x="13.335cm" svg:y="12.7cm">
            <text:p text:style-name="P3"/>
          </draw:rect>
        </draw:g>
        <draw:g>
          <draw:rect draw:style-name="gr13" draw:text-style-name="P11" draw:layer="layout" svg:width="1.27cm" svg:height="1.27cm" svg:x="14.605cm" svg:y="10.16cm">
            <text:p text:style-name="P3"/>
          </draw:rect>
        </draw:g>
        <draw:g>
          <draw:rect draw:style-name="gr13" draw:text-style-name="P11" draw:layer="layout" svg:width="1.27cm" svg:height="1.27cm" svg:x="14.605cm" svg:y="11.43cm">
            <text:p text:style-name="P3"/>
          </draw:rect>
        </draw:g>
        <draw:g>
          <draw:rect draw:style-name="gr37" draw:text-style-name="P23" draw:layer="layout" svg:width="1.27cm" svg:height="1.27cm" svg:x="14.605cm" svg:y="12.7cm">
            <text:p text:style-name="P18"><text:span text:style-name="T13">?</text:span></text:p>
          </draw:rect>
        </draw:g>
        <draw:g>
          <draw:rect draw:style-name="gr13" draw:text-style-name="P11" draw:layer="layout" svg:width="1.27cm" svg:height="1.27cm" svg:x="14.605cm" svg:y="13.97cm">
            <text:p text:style-name="P3"/>
          </draw:rect>
        </draw:g>
        <draw:g>
          <draw:rect draw:style-name="gr14" draw:text-style-name="P11" draw:layer="layout" svg:width="1.27cm" svg:height="1.27cm" svg:x="15.875cm" svg:y="8.89cm">
            <text:p text:style-name="P3"/>
          </draw:rect>
        </draw:g>
        <draw:g>
          <draw:rect draw:style-name="gr14" draw:text-style-name="P11" draw:layer="layout" svg:width="1.27cm" svg:height="1.27cm" svg:x="15.875cm" svg:y="10.16cm">
            <text:p text:style-name="P3"/>
          </draw:rect>
        </draw:g>
        <draw:g>
          <draw:rect draw:style-name="gr13" draw:text-style-name="P11" draw:layer="layout" svg:width="1.27cm" svg:height="1.27cm" svg:x="15.875cm" svg:y="11.43cm">
            <text:p text:style-name="P3"/>
          </draw:rect>
        </draw:g>
        <draw:g>
          <draw:rect draw:style-name="gr13" draw:text-style-name="P11" draw:layer="layout" svg:width="1.27cm" svg:height="1.27cm" svg:x="15.875cm" svg:y="12.7cm">
            <text:p text:style-name="P3"/>
          </draw:rect>
        </draw:g>
        <draw:g>
          <draw:rect draw:style-name="gr13" draw:text-style-name="P11" draw:layer="layout" svg:width="1.27cm" svg:height="1.27cm" svg:x="15.875cm" svg:y="13.97cm">
            <text:p text:style-name="P3"/>
          </draw:rect>
        </draw:g>
        <draw:g>
          <draw:rect draw:style-name="gr14" draw:text-style-name="P11" draw:layer="layout" svg:width="1.27cm" svg:height="1.27cm" svg:x="15.875cm" svg:y="15.24cm">
            <text:p text:style-name="P3"/>
          </draw:rect>
        </draw:g>
        <draw:g>
          <draw:rect draw:style-name="gr16" draw:text-style-name="P11" draw:layer="layout" svg:width="1.27cm" svg:height="1.27cm" svg:x="13.335cm" svg:y="13.97cm">
            <text:p text:style-name="P3"/>
          </draw:rect>
        </draw:g>
        <draw:g>
          <draw:rect draw:style-name="gr16" draw:text-style-name="P11" draw:layer="layout" svg:width="1.27cm" svg:height="1.27cm" svg:x="10.795cm" svg:y="15.24cm">
            <text:p text:style-name="P3"/>
          </draw:rect>
        </draw:g>
        <draw:g>
          <draw:rect draw:style-name="gr38" draw:text-style-name="P23" draw:layer="layout" svg:width="1.27cm" svg:height="1.27cm" svg:x="12.065cm" svg:y="15.24cm">
            <text:p text:style-name="P18"><text:span text:style-name="T13">?</text:span></text:p>
          </draw:rect>
        </draw:g>
        <draw:g>
          <draw:rect draw:style-name="gr16" draw:text-style-name="P11" draw:layer="layout" svg:width="1.27cm" svg:height="1.27cm" svg:x="13.335cm" svg:y="15.24cm">
            <text:p text:style-name="P3"/>
          </draw:rect>
        </draw:g>
        <draw:g>
          <draw:rect draw:style-name="gr16" draw:text-style-name="P11" draw:layer="layout" svg:width="1.27cm" svg:height="1.27cm" svg:x="14.605cm" svg:y="15.24cm">
            <text:p text:style-name="P3"/>
          </draw:rect>
        </draw:g>
        <draw:g>
          <draw:rect draw:style-name="gr14" draw:text-style-name="P11" draw:layer="layout" svg:width="1.27cm" svg:height="1.27cm" svg:x="9.525cm" svg:y="16.51cm">
            <text:p text:style-name="P3"/>
          </draw:rect>
        </draw:g>
        <draw:g>
          <draw:rect draw:style-name="gr16" draw:text-style-name="P11" draw:layer="layout" svg:width="1.27cm" svg:height="1.27cm" svg:x="10.795cm" svg:y="16.51cm">
            <text:p text:style-name="P3"/>
          </draw:rect>
        </draw:g>
        <draw:g>
          <draw:rect draw:style-name="gr16" draw:text-style-name="P11" draw:layer="layout" svg:width="1.27cm" svg:height="1.27cm" svg:x="12.065cm" svg:y="16.51cm">
            <text:p text:style-name="P3"/>
          </draw:rect>
        </draw:g>
        <draw:g>
          <draw:rect draw:style-name="gr16" draw:text-style-name="P11" draw:layer="layout" svg:width="1.27cm" svg:height="1.27cm" svg:x="13.335cm" svg:y="16.51cm">
            <text:p text:style-name="P3"/>
          </draw:rect>
        </draw:g>
        <draw:g>
          <draw:rect draw:style-name="gr14" draw:text-style-name="P11" draw:layer="layout" svg:width="1.27cm" svg:height="1.27cm" svg:x="14.605cm" svg:y="16.51cm">
            <text:p text:style-name="P3"/>
          </draw:rect>
        </draw:g>
        <draw:g>
          <draw:rect draw:style-name="gr14" draw:text-style-name="P11" draw:layer="layout" svg:width="1.27cm" svg:height="1.27cm" svg:x="15.875cm" svg:y="16.51cm">
            <text:p text:style-name="P3"/>
          </draw:rect>
        </draw:g>
        <draw:g>
          <draw:rect draw:style-name="gr15" draw:text-style-name="P11" draw:layer="layout" svg:width="1.27cm" svg:height="1.27cm" svg:x="10.795cm" svg:y="12.7cm">
            <text:p text:style-name="P3"/>
          </draw:rect>
        </draw:g>
        <draw:g>
          <draw:rect draw:style-name="gr15" draw:text-style-name="P11" draw:layer="layout" svg:width="1.27cm" svg:height="1.27cm" svg:x="8.255cm" svg:y="11.43cm">
            <text:p text:style-name="P3"/>
          </draw:rect>
        </draw:g>
        <draw:g>
          <draw:rect draw:style-name="gr14" draw:text-style-name="P11" draw:layer="layout" svg:width="1.27cm" svg:height="1.27cm" svg:x="8.255cm" svg:y="10.16cm">
            <text:p text:style-name="P3"/>
          </draw:rect>
        </draw:g>
        <draw:g>
          <draw:rect draw:style-name="gr15" draw:text-style-name="P11" draw:layer="layout" svg:width="1.27cm" svg:height="1.27cm" svg:x="8.255cm" svg:y="13.97cm">
            <text:p text:style-name="P3"/>
          </draw:rect>
        </draw:g>
        <draw:g>
          <draw:rect draw:style-name="gr15" draw:text-style-name="P11" draw:layer="layout" svg:width="1.27cm" svg:height="1.27cm" svg:x="8.255cm" svg:y="12.7cm">
            <text:p text:style-name="P3"/>
          </draw:rect>
        </draw:g>
        <draw:g>
          <draw:rect draw:style-name="gr15" draw:text-style-name="P23" draw:layer="layout" svg:width="1.27cm" svg:height="1.27cm" svg:x="9.525cm" svg:y="12.7cm">
            <text:p text:style-name="P3"/>
          </draw:rect>
        </draw:g>
        <draw:g>
          <draw:rect draw:style-name="gr15" draw:text-style-name="P11" draw:layer="layout" svg:width="1.27cm" svg:height="1.27cm" svg:x="9.525cm" svg:y="11.43cm">
            <text:p text:style-name="P3"/>
          </draw:rect>
        </draw:g>
        <draw:g>
          <draw:rect draw:style-name="gr15" draw:text-style-name="P11" draw:layer="layout" svg:width="1.27cm" svg:height="1.27cm" svg:x="9.525cm" svg:y="15.24cm">
            <text:p text:style-name="P3"/>
          </draw:rect>
        </draw:g>
        <draw:g>
          <draw:rect draw:style-name="gr15" draw:text-style-name="P11" draw:layer="layout" svg:width="1.27cm" svg:height="1.27cm" svg:x="9.525cm" svg:y="13.97cm">
            <text:p text:style-name="P3"/>
          </draw:rect>
        </draw:g>
        <draw:g>
          <draw:rect draw:style-name="gr14" draw:text-style-name="P11" draw:layer="layout" svg:width="1.27cm" svg:height="1.27cm" svg:x="8.255cm" svg:y="16.51cm">
            <text:p text:style-name="P3"/>
          </draw:rect>
        </draw:g>
        <draw:g>
          <draw:rect draw:style-name="gr14" draw:text-style-name="P11" draw:layer="layout" svg:width="1.27cm" svg:height="1.27cm" svg:x="8.255cm" svg:y="15.24cm">
            <text:p text:style-name="P3"/>
          </draw:rect>
        </draw:g>
        <draw:g>
          <draw:polygon draw:style-name="gr24" draw:text-style-name="P11" draw:layer="layout" svg:width="1.27cm" svg:height="1.27cm" svg:x="14.605cm" svg:y="10.16cm" svg:viewBox="0 0 1271 1271" draw:points="635,0 487,485 0,485 395,788 247,1271 635,975 1023,1271 875,788 1271,485 783,485">
            <text:p text:style-name="P3"/>
          </draw:polygon>
        </draw:g>
        <draw:line draw:style-name="gr35" draw:layer="layout" svg:x1="13.335cm" svg:y1="13.335cm" svg:x2="14.605cm" svg:y2="13.335cm">
          <text:p text:style-name="P3"/>
        </draw:line>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9.525cm" svg:y="12.7cm" svg:viewBox="0 0 1270 1270" svg:d="m635 0c360 0 635 275 635 635s-275 635-635 635-635-275-635-635 275-635 635-635z">
            <text:p text:style-name="P3"/>
          </draw:path>
          <draw:path draw:style-name="gr23" draw:text-style-name="P11" draw:layer="layout" svg:width="0.135cm" svg:height="0.135cm" svg:x="9.885cm" svg:y="13.073cm" svg:viewBox="0 0 136 136" svg:d="m68 0c38 0 68 30 68 68s-30 68-68 68-68-30-68-68 30-68 68-68z">
            <text:p text:style-name="P3"/>
          </draw:path>
          <draw:path draw:style-name="gr23" draw:text-style-name="P11" draw:layer="layout" svg:width="0.135cm" svg:height="0.135cm" svg:x="10.297cm" svg:y="13.073cm" svg:viewBox="0 0 136 136" svg:d="m68 0c38 0 68 30 68 68s-30 68-68 68-68-30-68-68 30-68 68-68z">
            <text:p text:style-name="P3"/>
          </draw:path>
          <draw:path draw:style-name="gr23" draw:text-style-name="P11" draw:layer="layout" svg:width="0.697cm" svg:height="0.088cm" svg:x="9.811cm" svg:y="13.612cm" svg:viewBox="0 0 698 89" svg:d="m0 0c224 118 474 118 698 0">
            <text:p text:style-name="P3"/>
          </draw:path>
        </draw:g>
        <presentation:notes draw:style-name="dp2" presentation:use-footer-name="ftr1" presentation:use-date-time-name="dtd1">
          <draw:page-thumbnail draw:style-name="gr11" draw:layer="layout" svg:width="13.705cm" svg:height="10.28cm" svg:x="2.588cm" svg:y="2.058cm" draw:page-number="14" presentation:class="page"/>
          <draw:frame presentation:style-name="pr8" draw:text-style-name="P3" draw:layer="layout" svg:width="15.104cm" svg:height="12.341cm" svg:x="1.887cm" svg:y="13.025cm" presentation:class="notes" presentation:placeholder="true">
            <draw:text-box/>
          </draw:frame>
        </presentation:notes>
      </draw:page>
      <draw:page draw:name="Classifier generation"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14.94cm" svg:height="3.176cm" svg:x="1.27cm" svg:y="0.762cm" presentation:class="title" presentation:user-transformed="true">
          <draw:text-box>
            <text:p text:style-name="P5">Generierung neuer Classifier</text:p>
          </draw:text-box>
        </draw:frame>
        <draw:frame presentation:style-name="pr12" draw:text-style-name="P9" draw:id="id26" draw:layer="layout" svg:width="22.86cm" svg:height="9.95cm" svg:x="1.27cm" svg:y="3.597cm" presentation:class="outline" presentation:user-transformed="true">
          <draw:text-box>
            <text:list text:style-name="L3">
              <text:list-item>
                <text:p text:id="id27" text:style-name="P24"><text:span text:style-name="T4">Drei Quellen für neue Classifier:</text:span></text:p>
              </text:list-item>
            </text:list>
            <text:list text:style-name="L3">
              <text:list-item>
                <text:list>
                  <text:list-item>
                    <text:p text:id="id28" text:style-name="P7"><text:span text:style-name="T4">Covering</text:span></text:p>
                  </text:list-item>
                </text:list>
              </text:list-item>
            </text:list>
            <text:list text:style-name="L3">
              <text:list-item>
                <text:list>
                  <text:list-item>
                    <text:list>
                      <text:list-item>
                        <text:p text:id="id29" text:style-name="P25"><text:span text:style-name="T4">Falls kein Matching für ein Classifier gefunden wurde</text:span></text:p>
                      </text:list-item>
                    </text:list>
                  </text:list-item>
                </text:list>
              </text:list-item>
            </text:list>
            <text:list text:style-name="L3">
              <text:list-item>
                <text:list>
                  <text:list-item>
                    <text:list>
                      <text:list-item>
                        <text:p text:id="id30" text:style-name="P25"><text:span text:style-name="T4">Erstelle neuen, zufälligen Classifier mit passendem Matching</text:span></text:p>
                      </text:list-item>
                    </text:list>
                  </text:list-item>
                </text:list>
              </text:list-item>
            </text:list>
            <text:list text:style-name="L3">
              <text:list-item>
                <text:list>
                  <text:list-item>
                    <text:p text:style-name="P7"><text:span text:style-name="T4">Genetischer Algorithmus, Mutation</text:span></text:p>
                  </text:list-item>
                </text:list>
              </text:list-item>
            </text:list>
            <text:list text:style-name="L3">
              <text:list-item>
                <text:list>
                  <text:list-item>
                    <text:list>
                      <text:list-item>
                        <text:p text:style-name="P25"><text:span text:style-name="T4">Crossover zwischen bestehenden Classifiern</text:span></text:p>
                      </text:list-item>
                    </text:list>
                  </text:list-item>
                </text:list>
              </text:list-item>
            </text:list>
            <text:list text:style-name="L3">
              <text:list-item>
                <text:list>
                  <text:list-item>
                    <text:list>
                      <text:list-item>
                        <text:p text:style-name="P25"><text:span text:style-name="T4">Mutation von bestehenden Classifiern</text:span></text:p>
                      </text:list-item>
                    </text:list>
                  </text:list-item>
                </text:list>
              </text:list-item>
            </text:list>
            <text:list text:style-name="L3">
              <text:list-item>
                <text:list>
                  <text:list-item>
                    <text:p text:style-name="P26"><text:span text:style-name="T4">Austausch zwischen Agenten</text:span></text:p>
                  </text:list-item>
                </text:list>
              </text:list-item>
            </text:list>
            <text:list text:style-name="L3">
              <text:list-item>
                <text:list>
                  <text:list-item>
                    <text:list>
                      <text:list-item>
                        <text:p text:style-name="P25"><text:span text:style-name="T4">Crossover oder direkte Kopie</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1s" smil:fill="hold" smil:targetElement="id26"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1s" smil:fill="hold" smil:targetElement="id30" anim:sub-item="text" smil:attributeName="visibility" smil:to="visible"/>
                </anim:par>
              </anim:par>
            </anim:par>
          </anim:seq>
        </anim:par>
        <presentation:notes draw:style-name="dp2" presentation:use-footer-name="ftr1" presentation:use-date-time-name="dtd1">
          <draw:page-thumbnail draw:layer="layout" svg:width="13.705cm" svg:height="10.279cm" svg:x="2.589cm" svg:y="2.059cm" draw:page-number="15"/>
          <draw:frame presentation:style-name="pr13" draw:text-style-name="P2" draw:layer="layout" svg:width="15.104cm" svg:height="12.34cm" svg:x="1.887cm" svg:y="13.025cm" presentation:class="notes" presentation:user-transformed="true">
            <draw:text-box>
              <text:p text:style-name="P27"><text:span text:style-name="T3">Vorteil Niche: wenn nur innerhalb des ActionSet ausgewählt wird, ist unwahrscheinlicher, daß die Nachkommen in einem völlig anderen Bereich des Suchraums liegen. Nur die Fitness sagt dazu nichts aus: Grün plus Rot kann Blau ergeben </text:span><text:span text:style-name="T14"></text:span><text:span text:style-name="T3"> geringe Fitness.</text:span></text:p>
              <text:p text:style-name="P27"><text:span text:style-name="T3">Populationsgröße wichtiger Parameter.</text:span></text:p>
              <text:p text:style-name="P27"><text:span text:style-name="T3">Covering auch möglich, wenn nur schlechte Classifier vorhanden sind.</text:span></text:p>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Reward</text:p>
          </draw:text-box>
        </draw:frame>
        <draw:frame presentation:style-name="pr7" draw:text-style-name="P10" draw:layer="layout" svg:width="22.86cm" svg:height="13.443cm" svg:x="1.27cm" svg:y="4.444cm" presentation:class="outline">
          <draw:text-box>
            <text:list text:style-name="L3">
              <text:list-item>
                <text:p text:style-name="P10">Zentrale Frage: Wie werden Classifier bewertet?</text:p>
              </text:list-item>
            </text:list>
            <text:list text:style-name="L3">
              <text:list-item>
                <text:p text:style-name="P10">Verschiedene Ansätze</text:p>
              </text:list-item>
            </text:list>
            <text:list text:style-name="L3">
              <text:list-item>
                <text:list>
                  <text:list-item>
                    <text:p text:style-name="P13">Single-Step</text:p>
                  </text:list-item>
                </text:list>
              </text:list-item>
            </text:list>
            <text:list text:style-name="L3">
              <text:list-item>
                <text:list>
                  <text:list-item>
                    <text:list>
                      <text:list-item>
                        <text:p text:style-name="P28">Nach jeder Aktion muss Reward bekannt sein.</text:p>
                      </text:list-item>
                    </text:list>
                  </text:list-item>
                </text:list>
              </text:list-item>
            </text:list>
            <text:list text:style-name="L3">
              <text:list-item>
                <text:list>
                  <text:list-item>
                    <text:list>
                      <text:list-item>
                        <text:p text:style-name="P28">Problem: Globale Information notwendig</text:p>
                      </text:list-item>
                    </text:list>
                  </text:list-item>
                </text:list>
              </text:list-item>
            </text:list>
            <text:list text:style-name="L3">
              <text:list-item>
                <text:list>
                  <text:list-item>
                    <text:p text:style-name="P13">Multi-Step</text:p>
                  </text:list-item>
                </text:list>
              </text:list-item>
            </text:list>
            <text:list text:style-name="L3">
              <text:list-item>
                <text:list>
                  <text:list-item>
                    <text:list>
                      <text:list-item>
                        <text:p text:style-name="P28">Reward wird an vergangene Aktionen bei Erreichen des Ziels verteilt</text:p>
                      </text:list-item>
                    </text:list>
                  </text:list-item>
                </text:list>
              </text:list-item>
            </text:list>
            <text:list text:style-name="L3">
              <text:list-item>
                <text:list>
                  <text:list-item>
                    <text:list>
                      <text:list-item>
                        <text:p text:style-name="P28">Problem: Kein konkretes Ziel, dauerhafte Überwachung, sich verändernde Umwelt</text:p>
                      </text:list-item>
                    </text:list>
                  </text:list-item>
                </text:list>
              </text:list-item>
            </text:list>
          </draw:text-box>
        </draw:frame>
        <presentation:notes draw:style-name="dp2" presentation:use-footer-name="ftr1" presentation:use-date-time-name="dtd1">
          <draw:page-thumbnail draw:style-name="gr11" draw:layer="layout" svg:width="13.705cm" svg:height="10.28cm" svg:x="2.588cm" svg:y="2.058cm" draw:page-number="16" presentation:class="page"/>
          <draw:frame presentation:style-name="pr8" draw:text-style-name="P3" draw:layer="layout" svg:width="15.104cm" svg:height="12.341cm" svg:x="1.887cm" svg:y="13.02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Zielagent</text:p>
          </draw:text-box>
        </draw:frame>
        <draw:frame presentation:style-name="pr7" draw:text-style-name="P10" draw:layer="layout" svg:width="22.86cm" svg:height="13.443cm" svg:x="1.27cm" svg:y="4.444cm" presentation:class="outline">
          <draw:text-box>
            <text:list text:style-name="L3">
              <text:list-item>
                <text:p text:style-name="P10">Unbewegt: Problem ist identisch mit dem Maze Problem.</text:p>
              </text:list-item>
            </text:list>
            <text:list text:style-name="L3">
              <text:list-item>
                <text:p text:style-name="P10">Vorhersehbare Bewegung: Ähnlich dem Maze Problem, Bewegung der Agenten verschiebt sich.</text:p>
              </text:list-item>
            </text:list>
            <text:list text:style-name="L3">
              <text:list-item>
                <text:p text:style-name="P10">Interessanter: Unvorhersehbare Bewegung</text:p>
              </text:list-item>
            </text:list>
            <text:list text:style-name="L3">
              <text:list-item>
                <text:list>
                  <text:list-item>
                    <text:p text:style-name="P13">Weder über Single-Step noch Multi-Step vernünftig lösbar.</text:p>
                  </text:list-item>
                </text:list>
              </text:list-item>
            </text:list>
            <text:list text:style-name="L3">
              <text:list-item>
                <text:p text:style-name="P10">Zusätzlich: Zielagent bewegt sich schneller als die einzelnen Agenten.</text:p>
              </text:list-item>
            </text:list>
            <text:list text:style-name="L3">
              <text:list-item>
                <text:list>
                  <text:list-item>
                    <text:p text:style-name="P13">Konstantes Verfolgen also unmöglich</text:p>
                  </text:list-item>
                </text:list>
              </text:list-item>
            </text:list>
            <text:list text:style-name="L3">
              <text:list-item>
                <text:list>
                  <text:list-item>
                    <text:p text:style-name="P13">Ziel ist eher, kollaborativ die Spielfläche abzudecken.</text:p>
                  </text:list-item>
                </text:list>
              </text:list-item>
            </text:list>
          </draw:text-box>
        </draw:frame>
        <presentation:notes draw:style-name="dp2" presentation:use-footer-name="ftr1" presentation:use-date-time-name="dtd1">
          <draw:page-thumbnail draw:style-name="gr11" draw:layer="layout" svg:width="13.705cm" svg:height="10.28cm" svg:x="2.588cm" svg:y="2.058cm" draw:page-number="17" presentation:class="page"/>
          <draw:frame presentation:style-name="pr8" draw:text-style-name="P3" draw:layer="layout" svg:width="15.104cm" svg:height="12.341cm" svg:x="1.887cm" svg:y="13.02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Ereignisse aus Sicht eines Agenten</text:p>
          </draw:text-box>
        </draw:frame>
        <draw:frame presentation:style-name="pr7" draw:text-style-name="P10" draw:layer="layout" svg:width="22.86cm" svg:height="13.443cm" svg:x="1.27cm" svg:y="4.444cm" presentation:class="outline">
          <draw:text-box>
            <text:list text:style-name="L3">
              <text:list-item>
                <text:p text:style-name="P10">Mögliche Ereignisse:</text:p>
              </text:list-item>
            </text:list>
            <text:list text:style-name="L3">
              <text:list-item>
                <text:list>
                  <text:list-item>
                    <text:p text:style-name="P13">Ziel bleibt außer Sichtweite.</text:p>
                  </text:list-item>
                </text:list>
              </text:list-item>
            </text:list>
            <text:list text:style-name="L3">
              <text:list-item>
                <text:list>
                  <text:list-item>
                    <text:p text:style-name="P13">Ziel bleibt in Sichtweite.</text:p>
                  </text:list-item>
                </text:list>
              </text:list-item>
            </text:list>
            <text:list text:style-name="L3">
              <text:list-item>
                <text:list>
                  <text:list-item>
                    <text:p text:style-name="P13">Ziel wurde gerade aus Sichtweite verloren.</text:p>
                  </text:list-item>
                </text:list>
              </text:list-item>
            </text:list>
            <text:list text:style-name="L3">
              <text:list-item>
                <text:list>
                  <text:list-item>
                    <text:list>
                      <text:list-item>
                        <text:p text:style-name="P28">Absteigende Bestrafung der vorangegangenen Aktionen</text:p>
                      </text:list-item>
                    </text:list>
                  </text:list-item>
                </text:list>
              </text:list-item>
            </text:list>
            <text:list text:style-name="L3">
              <text:list-item>
                <text:list>
                  <text:list-item>
                    <text:p text:style-name="P13">Ziel kommt gerade in Sichtweite.</text:p>
                  </text:list-item>
                </text:list>
              </text:list-item>
            </text:list>
            <text:list text:style-name="L3">
              <text:list-item>
                <text:list>
                  <text:list-item>
                    <text:list>
                      <text:list-item>
                        <text:p text:style-name="P28">Absteigende Belohnung der vorangegangenen Aktionen</text:p>
                      </text:list-item>
                    </text:list>
                  </text:list-item>
                </text:list>
              </text:list-item>
            </text:list>
          </draw:text-box>
        </draw:frame>
        <presentation:notes draw:style-name="dp2" presentation:use-footer-name="ftr1" presentation:use-date-time-name="dtd1">
          <draw:page-thumbnail draw:style-name="gr11" draw:layer="layout" svg:width="13.705cm" svg:height="10.28cm" svg:x="2.588cm" svg:y="2.058cm" draw:page-number="18" presentation:class="page"/>
          <draw:frame presentation:style-name="pr8" draw:text-style-name="P3" draw:layer="layout" svg:width="15.104cm" svg:height="12.341cm" svg:x="1.887cm" svg:y="13.02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Rewardfunktion</text:p>
          </draw:text-box>
        </draw:frame>
        <draw:frame presentation:style-name="pr7" draw:text-style-name="P10" draw:layer="layout" svg:width="22.86cm" svg:height="13.443cm" svg:x="1.27cm" svg:y="4.444cm" presentation:class="outline">
          <draw:text-box>
            <text:list text:style-name="L3">
              <text:list-item>
                <text:p text:style-name="P10">Zu erwarten: Verteilung des Rewards in längeren Zeitabschnitten von 0 (Ziel nicht in Sicht) und 1 (in Sicht)</text:p>
              </text:list-item>
            </text:list>
            <text:list text:style-name="L3">
              <text:list-item>
                <text:p text:style-name="P10">In jedem Zeitabschnitt werden eine Anzahl von Classifier aktiviert und protokolliert</text:p>
              </text:list-item>
            </text:list>
            <text:list text:style-name="L3">
              <text:list-item>
                <text:p text:style-name="P10">Irrelevant: Ziel momentan in Sicht / nicht in Sicht</text:p>
              </text:list-item>
            </text:list>
            <text:list text:style-name="L3">
              <text:list-item>
                <text:p text:style-name="P10">Relevant: Ziel kommt in Sicht / Sicht zum Ziel verloren</text:p>
              </text:list-item>
            </text:list>
          </draw:text-box>
        </draw:frame>
        <draw:line draw:style-name="gr39" draw:layer="layout" svg:x1="3.175cm" svg:y1="16.51cm" svg:x2="3.175cm" svg:y2="10.795cm">
          <text:p text:style-name="P3"/>
        </draw:line>
        <draw:line draw:style-name="gr40" draw:layer="layout" svg:x1="1.905cm" svg:y1="15.24cm" svg:x2="21.59cm" svg:y2="15.24cm">
          <text:p text:style-name="P3"/>
        </draw:line>
        <draw:line draw:style-name="gr41" draw:layer="layout" svg:x1="3.175cm" svg:y1="15.24cm" svg:x2="6.35cm" svg:y2="15.24cm">
          <text:p text:style-name="P3"/>
        </draw:line>
        <draw:line draw:style-name="gr41" draw:layer="layout" svg:x1="6.35cm" svg:y1="15.24cm" svg:x2="6.35cm" svg:y2="12.065cm">
          <text:p text:style-name="P3"/>
        </draw:line>
        <draw:line draw:style-name="gr41" draw:layer="layout" svg:x1="6.35cm" svg:y1="12.065cm" svg:x2="12.065cm" svg:y2="12.065cm">
          <text:p text:style-name="P3"/>
        </draw:line>
        <draw:line draw:style-name="gr41" draw:layer="layout" svg:x1="12.065cm" svg:y1="12.065cm" svg:x2="12.065cm" svg:y2="15.24cm">
          <text:p text:style-name="P3"/>
        </draw:line>
        <draw:line draw:style-name="gr41" draw:layer="layout" svg:x1="12.065cm" svg:y1="15.24cm" svg:x2="18.415cm" svg:y2="15.24cm">
          <text:p text:style-name="P3"/>
        </draw:line>
        <draw:line draw:style-name="gr41" draw:layer="layout" svg:x1="18.415cm" svg:y1="15.24cm" svg:x2="18.415cm" svg:y2="12.065cm">
          <text:p text:style-name="P3"/>
        </draw:line>
        <draw:line draw:style-name="gr41" draw:layer="layout" svg:x1="18.415cm" svg:y1="12.065cm" svg:x2="20.955cm" svg:y2="12.065cm">
          <text:p text:style-name="P3"/>
        </draw:line>
        <draw:frame draw:style-name="gr6" draw:text-style-name="P21" draw:layer="layout" svg:width="2.614cm" svg:height="0.843cm" svg:x="0.635cm" svg:y="11.857cm">
          <draw:text-box>
            <text:p text:style-name="P3"><text:span text:style-name="T10">Reward 1</text:span></text:p>
          </draw:text-box>
        </draw:frame>
        <draw:frame draw:style-name="gr6" draw:text-style-name="P21" draw:layer="layout" svg:width="2.614cm" svg:height="0.843cm" svg:x="0.635cm" svg:y="14.397cm">
          <draw:text-box>
            <text:p text:style-name="P3"><text:span text:style-name="T10">Reward 0</text:span></text:p>
          </draw:text-box>
        </draw:frame>
        <draw:frame draw:style-name="gr6" draw:text-style-name="P21" draw:layer="layout" svg:width="1.328cm" svg:height="0.843cm" svg:x="22.167cm" svg:y="14.605cm">
          <draw:text-box>
            <text:p text:style-name="P3"><text:span text:style-name="T10">Zeit</text:span></text:p>
          </draw:text-box>
        </draw:frame>
        <draw:ellipse draw:style-name="gr42" draw:layer="layout" svg:width="1.27cm" svg:height="4.445cm" svg:x="5.715cm" svg:y="11.43cm">
          <text:p text:style-name="P3"/>
        </draw:ellipse>
        <draw:ellipse draw:style-name="gr43" draw:layer="layout" svg:width="1.27cm" svg:height="4.445cm" svg:x="11.43cm" svg:y="11.43cm">
          <text:p text:style-name="P3"/>
        </draw:ellipse>
        <draw:ellipse draw:style-name="gr42" draw:layer="layout" svg:width="1.27cm" svg:height="4.445cm" svg:x="17.78cm" svg:y="11.43cm">
          <text:p text:style-name="P3"/>
        </draw:ellipse>
        <draw:frame draw:style-name="gr6" draw:text-style-name="P29" draw:layer="layout" svg:width="3.067cm" svg:height="0.843cm" svg:x="4.553cm" svg:y="15.875cm">
          <draw:text-box>
            <text:p text:style-name="P3"><text:span text:style-name="T15">Ziel in Sicht</text:span></text:p>
          </draw:text-box>
        </draw:frame>
        <draw:frame draw:style-name="gr6" draw:text-style-name="P30" draw:layer="layout" svg:width="3.22cm" svg:height="0.843cm" svg:x="10.16cm" svg:y="15.875cm">
          <draw:text-box>
            <text:p text:style-name="P3"><text:span text:style-name="T16">Ziel verloren</text:span></text:p>
          </draw:text-box>
        </draw:frame>
        <draw:frame draw:style-name="gr6" draw:text-style-name="P29" draw:layer="layout" svg:width="4.659cm" svg:height="0.843cm" svg:x="16.296cm" svg:y="15.875cm">
          <draw:text-box>
            <text:p text:style-name="P3"><text:span text:style-name="T15">Ziel wieder in Sicht</text:span></text:p>
          </draw:text-box>
        </draw:frame>
        <presentation:notes draw:style-name="dp2" presentation:use-footer-name="ftr1" presentation:use-date-time-name="dtd1">
          <draw:page-thumbnail draw:style-name="gr11" draw:layer="layout" svg:width="13.705cm" svg:height="10.28cm" svg:x="2.588cm" svg:y="2.058cm" draw:page-number="19" presentation:class="page"/>
          <draw:frame presentation:style-name="pr8" draw:text-style-name="P3" draw:layer="layout" svg:width="15.104cm" svg:height="12.341cm" svg:x="1.887cm" svg:y="13.02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Rewardfunktion</text:p>
          </draw:text-box>
        </draw:frame>
        <draw:frame presentation:style-name="pr7" draw:text-style-name="P10" draw:layer="layout" svg:width="22.86cm" svg:height="13.443cm" svg:x="1.27cm" svg:y="4.444cm" presentation:class="outline">
          <draw:text-box>
            <text:list text:style-name="L3">
              <text:list-item>
                <text:p text:style-name="P10">Ziel kommt in Sicht (oder verlieren wir es aus der Sicht)</text:p>
              </text:list-item>
            </text:list>
            <text:list text:style-name="L3">
              <text:list-item>
                <text:list>
                  <text:list-item>
                    <text:p text:style-name="P13">Annahme: Protokollierten Aktionen seit dem letzten Ereignis waren absteigend daran beteiligt</text:p>
                  </text:list-item>
                </text:list>
              </text:list-item>
            </text:list>
            <text:list text:style-name="L3">
              <text:list-item>
                <text:list>
                  <text:list-item>
                    <text:p text:style-name="P13">Belohnung der zugehörigen Classifier</text:p>
                  </text:list-item>
                </text:list>
              </text:list-item>
            </text:list>
          </draw:text-box>
        </draw:frame>
        <draw:line draw:style-name="gr39" draw:layer="layout" svg:x1="3.175cm" svg:y1="16.51cm" svg:x2="3.175cm" svg:y2="10.795cm">
          <text:p text:style-name="P3"/>
        </draw:line>
        <draw:line draw:style-name="gr40" draw:layer="layout" svg:x1="1.905cm" svg:y1="15.24cm" svg:x2="21.59cm" svg:y2="15.24cm">
          <text:p text:style-name="P3"/>
        </draw:line>
        <draw:line draw:style-name="gr41" draw:layer="layout" svg:x1="3.175cm" svg:y1="15.24cm" svg:x2="6.35cm" svg:y2="15.24cm">
          <text:p text:style-name="P3"/>
        </draw:line>
        <draw:line draw:style-name="gr41" draw:layer="layout" svg:x1="6.35cm" svg:y1="15.24cm" svg:x2="6.35cm" svg:y2="12.065cm">
          <text:p text:style-name="P3"/>
        </draw:line>
        <draw:line draw:style-name="gr41" draw:layer="layout" svg:x1="6.35cm" svg:y1="12.065cm" svg:x2="12.065cm" svg:y2="12.065cm">
          <text:p text:style-name="P3"/>
        </draw:line>
        <draw:line draw:style-name="gr41" draw:layer="layout" svg:x1="12.065cm" svg:y1="12.065cm" svg:x2="12.065cm" svg:y2="15.24cm">
          <text:p text:style-name="P3"/>
        </draw:line>
        <draw:line draw:style-name="gr41" draw:layer="layout" svg:x1="12.065cm" svg:y1="15.24cm" svg:x2="18.415cm" svg:y2="15.24cm">
          <text:p text:style-name="P3"/>
        </draw:line>
        <draw:line draw:style-name="gr41" draw:layer="layout" svg:x1="18.415cm" svg:y1="15.24cm" svg:x2="18.415cm" svg:y2="12.065cm">
          <text:p text:style-name="P3"/>
        </draw:line>
        <draw:line draw:style-name="gr41" draw:layer="layout" svg:x1="18.415cm" svg:y1="12.065cm" svg:x2="20.955cm" svg:y2="12.065cm">
          <text:p text:style-name="P3"/>
        </draw:line>
        <draw:frame draw:style-name="gr6" draw:text-style-name="P21" draw:layer="layout" svg:width="2.614cm" svg:height="0.843cm" svg:x="0.635cm" svg:y="11.857cm">
          <draw:text-box>
            <text:p text:style-name="P3"><text:span text:style-name="T10">Reward 1</text:span></text:p>
          </draw:text-box>
        </draw:frame>
        <draw:frame draw:style-name="gr6" draw:text-style-name="P21" draw:layer="layout" svg:width="2.614cm" svg:height="0.843cm" svg:x="0.635cm" svg:y="14.397cm">
          <draw:text-box>
            <text:p text:style-name="P3"><text:span text:style-name="T10">Reward 0</text:span></text:p>
          </draw:text-box>
        </draw:frame>
        <draw:frame draw:style-name="gr6" draw:text-style-name="P21" draw:layer="layout" svg:width="1.328cm" svg:height="0.843cm" svg:x="22.167cm" svg:y="14.605cm">
          <draw:text-box>
            <text:p text:style-name="P3"><text:span text:style-name="T10">Zeit</text:span></text:p>
          </draw:text-box>
        </draw:frame>
        <draw:ellipse draw:style-name="gr42" draw:layer="layout" svg:width="1.27cm" svg:height="4.445cm" svg:x="5.715cm" svg:y="11.43cm">
          <text:p text:style-name="P3"/>
        </draw:ellipse>
        <draw:ellipse draw:style-name="gr43" draw:layer="layout" svg:width="1.27cm" svg:height="4.445cm" svg:x="11.43cm" svg:y="11.43cm">
          <text:p text:style-name="P3"/>
        </draw:ellipse>
        <draw:ellipse draw:style-name="gr42" draw:layer="layout" svg:width="1.27cm" svg:height="4.445cm" svg:x="17.78cm" svg:y="11.43cm">
          <text:p text:style-name="P3"/>
        </draw:ellipse>
        <draw:frame draw:style-name="gr6" draw:text-style-name="P29" draw:layer="layout" svg:width="3.067cm" svg:height="0.843cm" svg:x="4.553cm" svg:y="15.875cm">
          <draw:text-box>
            <text:p text:style-name="P3"><text:span text:style-name="T15">Ziel in Sicht</text:span></text:p>
          </draw:text-box>
        </draw:frame>
        <draw:frame draw:style-name="gr44" draw:text-style-name="P30" draw:layer="layout" svg:width="3.22cm" svg:height="0.843cm" svg:x="10.136cm" svg:y="15.875cm">
          <draw:text-box>
            <text:p text:style-name="P3"><text:span text:style-name="T16">Ziel verloren</text:span></text:p>
          </draw:text-box>
        </draw:frame>
        <draw:frame draw:style-name="gr6" draw:text-style-name="P29" draw:layer="layout" svg:width="4.659cm" svg:height="0.843cm" svg:x="16.296cm" svg:y="15.875cm">
          <draw:text-box>
            <text:p text:style-name="P3"><text:span text:style-name="T15">Ziel wieder in Sicht</text:span></text:p>
          </draw:text-box>
        </draw:frame>
        <draw:line draw:style-name="gr45" draw:text-style-name="P20" draw:layer="layout" svg:x1="3.175cm" svg:y1="15.24cm" svg:x2="6.35cm" svg:y2="12.065cm">
          <text:p text:style-name="P3"/>
        </draw:line>
        <draw:line draw:style-name="gr45" draw:text-style-name="P20" draw:layer="layout" svg:x1="6.35cm" svg:y1="12.065cm" svg:x2="12.065cm" svg:y2="15.24cm">
          <text:p text:style-name="P3"/>
        </draw:line>
        <draw:line draw:style-name="gr45" draw:text-style-name="P20" draw:layer="layout" svg:x1="12.065cm" svg:y1="15.24cm" svg:x2="18.415cm" svg:y2="12.065cm">
          <text:p text:style-name="P3"/>
        </draw:line>
        <draw:line draw:style-name="gr45" draw:text-style-name="P20" draw:layer="layout" svg:x1="3.81cm" svg:y1="9.525cm" svg:x2="7.62cm" svg:y2="9.525cm">
          <text:p text:style-name="P3"/>
        </draw:line>
        <draw:frame draw:style-name="gr46" draw:text-style-name="P31" draw:layer="layout" svg:width="12.634cm" svg:height="0.995cm" svg:x="7.749cm" svg:y="8.89cm">
          <draw:text-box>
            <text:p text:style-name="P3"><text:span text:style-name="T17">Tatsächlich vergebener Reward <text:s/>an einzelne Classifier</text:span></text:p>
          </draw:text-box>
        </draw:frame>
        <presentation:notes draw:style-name="dp2" presentation:use-footer-name="ftr1" presentation:use-date-time-name="dtd1">
          <draw:page-thumbnail draw:style-name="gr11" draw:layer="layout" svg:width="13.705cm" svg:height="10.28cm" svg:x="2.588cm" svg:y="2.058cm" draw:page-number="20" presentation:class="page"/>
          <draw:frame presentation:style-name="pr8" draw:text-style-name="P3" draw:layer="layout" svg:width="15.104cm" svg:height="12.341cm" svg:x="1.887cm" svg:y="13.02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Verteilung des Rewards zwischen Agenten</text:p>
          </draw:text-box>
        </draw:frame>
        <draw:frame presentation:style-name="pr7" draw:text-style-name="P10" draw:layer="layout" svg:width="22.86cm" svg:height="13.443cm" svg:x="1.27cm" svg:y="4.444cm" presentation:class="outline" presentation:user-transformed="true">
          <draw:text-box>
            <text:list text:style-name="L3">
              <text:list-item>
                <text:p text:style-name="P10">Problem: </text:p>
              </text:list-item>
            </text:list>
            <text:list text:style-name="L3">
              <text:list-item>
                <text:list>
                  <text:list-item>
                    <text:p text:style-name="P13">Kollaboration wird nicht honoriert</text:p>
                  </text:list-item>
                </text:list>
              </text:list-item>
            </text:list>
            <text:list text:style-name="L3">
              <text:list-item>
                <text:list>
                  <text:list-item>
                    <text:p text:style-name="P13">Keine globale Organisationseinheit</text:p>
                  </text:list-item>
                </text:list>
              </text:list-item>
            </text:list>
            <text:list text:style-name="L3">
              <text:list-item>
                <text:p text:style-name="P10">In einem Netz aus Agenten müsste jeder Agent abhängig von der Aufenthaltswahrscheinlichkeit des Ziels im überwachten Gebiet belohnt werden.</text:p>
              </text:list-item>
            </text:list>
            <text:list text:style-name="L3">
              <text:list-item>
                <text:list>
                  <text:list-item>
                    <text:p text:style-name="P13">Problem: Bewegung des Ziels ist grundsätzlich unvorhersehbar </text:p>
                  </text:list-item>
                </text:list>
              </text:list-item>
            </text:list>
            <text:list text:style-name="L3">
              <text:list-item>
                <text:list>
                  <text:list-item>
                    <text:list>
                      <text:list-item>
                        <text:p text:style-name="P28">Aufenthaltswahrscheinlichkeit unbekannt</text:p>
                      </text:list-item>
                    </text:list>
                  </text:list-item>
                </text:list>
              </text:list-item>
            </text:list>
            <text:list text:style-name="L3">
              <text:list-item>
                <text:list>
                  <text:list-item>
                    <text:p text:style-name="P13">Idee:</text:p>
                  </text:list-item>
                </text:list>
              </text:list-item>
            </text:list>
            <text:list text:style-name="L3">
              <text:list-item>
                <text:list>
                  <text:list-item>
                    <text:list>
                      <text:list-item>
                        <text:p text:style-name="P28">Bildung lokaler Populationen</text:p>
                      </text:list-item>
                    </text:list>
                  </text:list-item>
                </text:list>
              </text:list-item>
            </text:list>
            <text:list text:style-name="L3">
              <text:list-item>
                <text:list>
                  <text:list-item>
                    <text:list>
                      <text:list-item>
                        <text:p text:style-name="P28">Verteilung des Rewards innerhalb der jeweiligen Population</text:p>
                      </text:list-item>
                    </text:list>
                  </text:list-item>
                </text:list>
              </text:list-item>
            </text:list>
          </draw:text-box>
        </draw:frame>
        <presentation:notes draw:style-name="dp2" presentation:use-footer-name="ftr1" presentation:use-date-time-name="dtd1">
          <draw:page-thumbnail draw:style-name="gr11" draw:layer="layout" svg:width="13.705cm" svg:height="10.28cm" svg:x="2.588cm" svg:y="2.058cm" draw:page-number="21" presentation:class="page"/>
          <draw:frame presentation:style-name="pr8" draw:text-style-name="P3" draw:layer="layout" svg:width="15.104cm" svg:height="12.341cm" svg:x="1.887cm" svg:y="13.02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4" draw:text-style-name="P10" draw:layer="layout" svg:width="14.94cm" svg:height="3.177cm" svg:x="1.27cm" svg:y="0.762cm" presentation:class="title" presentation:user-transformed="true">
          <draw:text-box>
            <text:p text:style-name="P3">Verteilung des Rewards zwischen Agenten</text:p>
          </draw:text-box>
        </draw:frame>
        <draw:frame presentation:style-name="pr7" draw:text-style-name="P10" draw:layer="layout" svg:width="22.86cm" svg:height="13.443cm" svg:x="1.27cm" svg:y="4.444cm" presentation:class="outline">
          <draw:text-box>
            <text:list text:style-name="L3">
              <text:list-item>
                <text:p text:style-name="P10">Nur grüner Agent wird belohnt, schwarze Agenten gehen trotz zusätzlich abgedecktem Gebiet leer aus</text:p>
              </text:list-item>
            </text:list>
          </draw:text-box>
        </draw:frame>
        <draw:g>
          <draw:rect draw:style-name="gr14" draw:text-style-name="P11" draw:layer="layout" svg:width="1.27cm" svg:height="1.27cm" svg:x="10.795cm" svg:y="10.16cm">
            <text:p text:style-name="P3"/>
          </draw:rect>
        </draw:g>
        <draw:g>
          <draw:rect draw:style-name="gr14" draw:text-style-name="P11" draw:layer="layout" svg:width="1.27cm" svg:height="1.27cm" svg:x="12.065cm" svg:y="10.16cm">
            <text:p text:style-name="P3"/>
          </draw:rect>
        </draw:g>
        <draw:g>
          <draw:rect draw:style-name="gr14" draw:text-style-name="P11" draw:layer="layout" svg:width="1.27cm" svg:height="1.27cm" svg:x="13.335cm" svg:y="10.16cm">
            <text:p text:style-name="P3"/>
          </draw:rect>
        </draw:g>
        <draw:g>
          <draw:rect draw:style-name="gr14" draw:text-style-name="P11" draw:layer="layout" svg:width="1.27cm" svg:height="1.27cm" svg:x="12.065cm" svg:y="11.43cm">
            <text:p text:style-name="P3"/>
          </draw:rect>
        </draw:g>
        <draw:g>
          <draw:rect draw:style-name="gr14" draw:text-style-name="P11" draw:layer="layout" svg:width="1.27cm" svg:height="1.27cm" svg:x="10.795cm" svg:y="12.7cm">
            <text:p text:style-name="P3"/>
          </draw:rect>
        </draw:g>
        <draw:g>
          <draw:rect draw:style-name="gr14" draw:text-style-name="P11" draw:layer="layout" svg:width="1.27cm" svg:height="1.27cm" svg:x="12.065cm" svg:y="12.7cm">
            <text:p text:style-name="P3"/>
          </draw:rect>
        </draw:g>
        <draw:g>
          <draw:rect draw:style-name="gr14" draw:text-style-name="P11" draw:layer="layout" svg:width="1.27cm" svg:height="1.27cm" svg:x="9.525cm" svg:y="8.89cm">
            <text:p text:style-name="P3"/>
          </draw:rect>
        </draw:g>
        <draw:g>
          <draw:rect draw:style-name="gr14" draw:text-style-name="P11" draw:layer="layout" svg:width="1.27cm" svg:height="1.27cm" svg:x="10.795cm" svg:y="8.89cm">
            <text:p text:style-name="P3"/>
          </draw:rect>
        </draw:g>
        <draw:g>
          <draw:rect draw:style-name="gr14" draw:text-style-name="P11" draw:layer="layout" svg:width="1.27cm" svg:height="1.27cm" svg:x="12.065cm" svg:y="8.89cm">
            <text:p text:style-name="P3"/>
          </draw:rect>
        </draw:g>
        <draw:g>
          <draw:rect draw:style-name="gr14" draw:text-style-name="P11" draw:layer="layout" svg:width="1.27cm" svg:height="1.27cm" svg:x="13.335cm" svg:y="8.89cm">
            <text:p text:style-name="P3"/>
          </draw:rect>
        </draw:g>
        <draw:g>
          <draw:rect draw:style-name="gr14" draw:text-style-name="P11" draw:layer="layout" svg:width="1.27cm" svg:height="1.27cm" svg:x="8.255cm" svg:y="7.62cm">
            <text:p text:style-name="P3"/>
          </draw:rect>
        </draw:g>
        <draw:g>
          <draw:rect draw:style-name="gr14" draw:text-style-name="P11" draw:layer="layout" svg:width="1.27cm" svg:height="1.27cm" svg:x="9.525cm" svg:y="7.62cm">
            <text:p text:style-name="P3"/>
          </draw:rect>
        </draw:g>
        <draw:g>
          <draw:rect draw:style-name="gr14" draw:text-style-name="P11" draw:layer="layout" svg:width="1.27cm" svg:height="1.27cm" svg:x="10.795cm" svg:y="7.62cm">
            <text:p text:style-name="P3"/>
          </draw:rect>
        </draw:g>
        <draw:g>
          <draw:rect draw:style-name="gr14" draw:text-style-name="P11" draw:layer="layout" svg:width="1.27cm" svg:height="1.27cm" svg:x="12.065cm" svg:y="7.62cm">
            <text:p text:style-name="P3"/>
          </draw:rect>
        </draw:g>
        <draw:g>
          <draw:rect draw:style-name="gr14" draw:text-style-name="P11" draw:layer="layout" svg:width="1.27cm" svg:height="1.27cm" svg:x="13.335cm" svg:y="7.62cm">
            <text:p text:style-name="P3"/>
          </draw:rect>
        </draw:g>
        <draw:g>
          <draw:rect draw:style-name="gr14" draw:text-style-name="P11" draw:layer="layout" svg:width="1.27cm" svg:height="1.27cm" svg:x="14.605cm" svg:y="7.62cm">
            <text:p text:style-name="P3"/>
          </draw:rect>
        </draw:g>
        <draw:g>
          <draw:rect draw:style-name="gr14" draw:text-style-name="P11" draw:layer="layout" svg:width="1.27cm" svg:height="1.27cm" svg:x="13.335cm" svg:y="11.43cm">
            <text:p text:style-name="P3"/>
          </draw:rect>
        </draw:g>
        <draw:g>
          <draw:rect draw:style-name="gr14" draw:text-style-name="P11" draw:layer="layout" svg:width="1.27cm" svg:height="1.27cm" svg:x="14.605cm" svg:y="8.89cm">
            <text:p text:style-name="P3"/>
          </draw:rect>
        </draw:g>
        <draw:g>
          <draw:rect draw:style-name="gr14" draw:text-style-name="P11" draw:layer="layout" svg:width="1.27cm" svg:height="1.27cm" svg:x="14.605cm" svg:y="10.16cm">
            <text:p text:style-name="P3"/>
          </draw:rect>
        </draw:g>
        <draw:g>
          <draw:rect draw:style-name="gr14" draw:text-style-name="P11" draw:layer="layout" svg:width="1.27cm" svg:height="1.27cm" svg:x="14.605cm" svg:y="11.43cm">
            <text:p text:style-name="P3"/>
          </draw:rect>
        </draw:g>
        <draw:g>
          <draw:rect draw:style-name="gr14" draw:text-style-name="P11" draw:layer="layout" svg:width="1.27cm" svg:height="1.27cm" svg:x="14.605cm" svg:y="12.7cm">
            <text:p text:style-name="P3"/>
          </draw:rect>
        </draw:g>
        <draw:g>
          <draw:rect draw:style-name="gr14" draw:text-style-name="P11" draw:layer="layout" svg:width="1.27cm" svg:height="1.27cm" svg:x="15.875cm" svg:y="7.62cm">
            <text:p text:style-name="P3"/>
          </draw:rect>
        </draw:g>
        <draw:g>
          <draw:rect draw:style-name="gr14" draw:text-style-name="P11" draw:layer="layout" svg:width="1.27cm" svg:height="1.27cm" svg:x="15.875cm" svg:y="8.89cm">
            <text:p text:style-name="P3"/>
          </draw:rect>
        </draw:g>
        <draw:g>
          <draw:rect draw:style-name="gr14" draw:text-style-name="P11" draw:layer="layout" svg:width="1.27cm" svg:height="1.27cm" svg:x="15.875cm" svg:y="10.16cm">
            <text:p text:style-name="P3"/>
          </draw:rect>
        </draw:g>
        <draw:g>
          <draw:rect draw:style-name="gr14" draw:text-style-name="P11" draw:layer="layout" svg:width="1.27cm" svg:height="1.27cm" svg:x="15.875cm" svg:y="11.43cm">
            <text:p text:style-name="P3"/>
          </draw:rect>
        </draw:g>
        <draw:g>
          <draw:rect draw:style-name="gr14" draw:text-style-name="P11" draw:layer="layout" svg:width="1.27cm" svg:height="1.27cm" svg:x="15.875cm" svg:y="12.7cm">
            <text:p text:style-name="P3"/>
          </draw:rect>
        </draw:g>
        <draw:g>
          <draw:rect draw:style-name="gr14" draw:text-style-name="P11" draw:layer="layout" svg:width="1.27cm" svg:height="1.27cm" svg:x="15.875cm" svg:y="13.97cm">
            <text:p text:style-name="P3"/>
          </draw:rect>
        </draw:g>
        <draw:g>
          <draw:rect draw:style-name="gr14" draw:text-style-name="P11" draw:layer="layout" svg:width="1.27cm" svg:height="1.27cm" svg:x="13.335cm" svg:y="12.7cm">
            <text:p text:style-name="P3"/>
          </draw:rect>
        </draw:g>
        <draw:g>
          <draw:rect draw:style-name="gr14" draw:text-style-name="P11" draw:layer="layout" svg:width="1.27cm" svg:height="1.27cm" svg:x="10.795cm" svg:y="13.97cm">
            <text:p text:style-name="P3"/>
          </draw:rect>
        </draw:g>
        <draw:g>
          <draw:rect draw:style-name="gr14" draw:text-style-name="P11" draw:layer="layout" svg:width="1.27cm" svg:height="1.27cm" svg:x="12.065cm" svg:y="13.97cm">
            <text:p text:style-name="P3"/>
          </draw:rect>
        </draw:g>
        <draw:g>
          <draw:rect draw:style-name="gr14" draw:text-style-name="P11" draw:layer="layout" svg:width="1.27cm" svg:height="1.27cm" svg:x="13.335cm" svg:y="13.97cm">
            <text:p text:style-name="P3"/>
          </draw:rect>
        </draw:g>
        <draw:g>
          <draw:rect draw:style-name="gr14" draw:text-style-name="P11" draw:layer="layout" svg:width="1.27cm" svg:height="1.27cm" svg:x="14.605cm" svg:y="13.97cm">
            <text:p text:style-name="P3"/>
          </draw:rect>
        </draw:g>
        <draw:g>
          <draw:rect draw:style-name="gr14" draw:text-style-name="P11" draw:layer="layout" svg:width="1.27cm" svg:height="1.27cm" svg:x="9.525cm" svg:y="15.24cm">
            <text:p text:style-name="P3"/>
          </draw:rect>
        </draw:g>
        <draw:g>
          <draw:rect draw:style-name="gr14" draw:text-style-name="P11" draw:layer="layout" svg:width="1.27cm" svg:height="1.27cm" svg:x="10.795cm" svg:y="15.24cm">
            <text:p text:style-name="P3"/>
          </draw:rect>
        </draw:g>
        <draw:g>
          <draw:rect draw:style-name="gr14" draw:text-style-name="P11" draw:layer="layout" svg:width="1.27cm" svg:height="1.27cm" svg:x="12.065cm" svg:y="15.24cm">
            <text:p text:style-name="P3"/>
          </draw:rect>
        </draw:g>
        <draw:g>
          <draw:rect draw:style-name="gr14" draw:text-style-name="P11" draw:layer="layout" svg:width="1.27cm" svg:height="1.27cm" svg:x="13.335cm" svg:y="15.24cm">
            <text:p text:style-name="P3"/>
          </draw:rect>
        </draw:g>
        <draw:g>
          <draw:rect draw:style-name="gr14" draw:text-style-name="P11" draw:layer="layout" svg:width="1.27cm" svg:height="1.27cm" svg:x="14.605cm" svg:y="15.24cm">
            <text:p text:style-name="P3"/>
          </draw:rect>
        </draw:g>
        <draw:g>
          <draw:rect draw:style-name="gr14" draw:text-style-name="P11" draw:layer="layout" svg:width="1.27cm" svg:height="1.27cm" svg:x="15.875cm" svg:y="15.24cm">
            <text:p text:style-name="P3"/>
          </draw:rect>
        </draw:g>
        <draw:g>
          <draw:rect draw:style-name="gr14" draw:text-style-name="P11" draw:layer="layout" svg:width="1.27cm" svg:height="1.27cm" svg:x="10.795cm" svg:y="11.43cm">
            <text:p text:style-name="P3"/>
          </draw:rect>
        </draw:g>
        <draw:g>
          <draw:rect draw:style-name="gr14" draw:text-style-name="P11" draw:layer="layout" svg:width="1.27cm" svg:height="1.27cm" svg:x="8.255cm" svg:y="10.16cm">
            <text:p text:style-name="P3"/>
          </draw:rect>
        </draw:g>
        <draw:g>
          <draw:rect draw:style-name="gr14" draw:text-style-name="P11" draw:layer="layout" svg:width="1.27cm" svg:height="1.27cm" svg:x="8.255cm" svg:y="8.89cm">
            <text:p text:style-name="P3"/>
          </draw:rect>
        </draw:g>
        <draw:g>
          <draw:rect draw:style-name="gr14" draw:text-style-name="P11" draw:layer="layout" svg:width="1.27cm" svg:height="1.27cm" svg:x="8.255cm" svg:y="12.7cm">
            <text:p text:style-name="P3"/>
          </draw:rect>
        </draw:g>
        <draw:g>
          <draw:rect draw:style-name="gr14" draw:text-style-name="P11" draw:layer="layout" svg:width="1.27cm" svg:height="1.27cm" svg:x="8.255cm" svg:y="11.43cm">
            <text:p text:style-name="P3"/>
          </draw:rect>
        </draw:g>
        <draw:g>
          <draw:rect draw:style-name="gr14" draw:text-style-name="P11" draw:layer="layout" svg:width="1.27cm" svg:height="1.27cm" svg:x="9.525cm" svg:y="11.43cm">
            <text:p text:style-name="P3"/>
          </draw:rect>
        </draw:g>
        <draw:g>
          <draw:rect draw:style-name="gr14" draw:text-style-name="P11" draw:layer="layout" svg:width="1.27cm" svg:height="1.27cm" svg:x="9.525cm" svg:y="10.16cm">
            <text:p text:style-name="P3"/>
          </draw:rect>
        </draw:g>
        <draw:g>
          <draw:rect draw:style-name="gr14" draw:text-style-name="P11" draw:layer="layout" svg:width="1.27cm" svg:height="1.27cm" svg:x="9.525cm" svg:y="13.97cm">
            <text:p text:style-name="P3"/>
          </draw:rect>
        </draw:g>
        <draw:g>
          <draw:rect draw:style-name="gr14" draw:text-style-name="P11" draw:layer="layout" svg:width="1.27cm" svg:height="1.27cm" svg:x="9.525cm" svg:y="12.7cm">
            <text:p text:style-name="P3"/>
          </draw:rect>
        </draw:g>
        <draw:g>
          <draw:rect draw:style-name="gr14" draw:text-style-name="P11" draw:layer="layout" svg:width="1.27cm" svg:height="1.27cm" svg:x="8.255cm" svg:y="15.24cm">
            <text:p text:style-name="P3"/>
          </draw:rect>
        </draw:g>
        <draw:g>
          <draw:rect draw:style-name="gr14" draw:text-style-name="P11" draw:layer="layout" svg:width="1.27cm" svg:height="1.27cm" svg:x="8.255cm" svg:y="13.97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47" draw:text-style-name="P11" draw:layer="layout" svg:width="1.269cm" svg:height="1.269cm" svg:x="14.605cm" svg:y="13.97cm" svg:viewBox="0 0 1270 1270" svg:d="m635 0c360 0 635 275 635 635s-275 635-635 635-635-275-635-635 275-635 635-635z">
            <text:p text:style-name="P3"/>
          </draw:path>
          <draw:path draw:style-name="gr47" draw:text-style-name="P11" draw:layer="layout" svg:width="0.135cm" svg:height="0.135cm" svg:x="14.965cm" svg:y="14.343cm" svg:viewBox="0 0 136 136" svg:d="m68 0c38 0 68 30 68 68s-30 68-68 68-68-30-68-68 30-68 68-68z">
            <text:p text:style-name="P3"/>
          </draw:path>
          <draw:path draw:style-name="gr47" draw:text-style-name="P11" draw:layer="layout" svg:width="0.135cm" svg:height="0.135cm" svg:x="15.377cm" svg:y="14.343cm" svg:viewBox="0 0 136 136" svg:d="m68 0c38 0 68 30 68 68s-30 68-68 68-68-30-68-68 30-68 68-68z">
            <text:p text:style-name="P3"/>
          </draw:path>
          <draw:path draw:style-name="gr47" draw:text-style-name="P11" draw:layer="layout" svg:width="0.697cm" svg:height="0.088cm" svg:x="14.891cm" svg:y="14.882cm" svg:viewBox="0 0 698 89" svg:d="m0 0c224 118 474 118 698 0">
            <text:p text:style-name="P3"/>
          </draw:path>
        </draw:g>
        <draw:g>
          <draw:polygon draw:style-name="gr24" draw:text-style-name="P11" draw:layer="layout" svg:width="1.27cm" svg:height="1.27cm" svg:x="15.874cm" svg:y="15.24cm" svg:viewBox="0 0 1271 1271" draw:points="635,0 487,485 0,485 395,788 247,1271 635,975 1023,1271 875,788 1271,485 783,485">
            <text:p text:style-name="P3"/>
          </draw:polygon>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0.795cm" svg:y="10.16cm" svg:viewBox="0 0 1270 1270" svg:d="m635 0c360 0 635 275 635 635s-275 635-635 635-635-275-635-635 275-635 635-635z">
            <text:p text:style-name="P3"/>
          </draw:path>
          <draw:path draw:style-name="gr23" draw:text-style-name="P11" draw:layer="layout" svg:width="0.135cm" svg:height="0.135cm" svg:x="11.155cm" svg:y="10.533cm" svg:viewBox="0 0 136 136" svg:d="m68 0c38 0 68 30 68 68s-30 68-68 68-68-30-68-68 30-68 68-68z">
            <text:p text:style-name="P3"/>
          </draw:path>
          <draw:path draw:style-name="gr23" draw:text-style-name="P11" draw:layer="layout" svg:width="0.135cm" svg:height="0.135cm" svg:x="11.567cm" svg:y="10.533cm" svg:viewBox="0 0 136 136" svg:d="m68 0c38 0 68 30 68 68s-30 68-68 68-68-30-68-68 30-68 68-68z">
            <text:p text:style-name="P3"/>
          </draw:path>
          <draw:path draw:style-name="gr23" draw:text-style-name="P11" draw:layer="layout" svg:width="0.697cm" svg:height="0.088cm" svg:x="11.081cm" svg:y="11.072cm" svg:viewBox="0 0 698 89" svg:d="m0 0c224 118 474 118 698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4.605cm" svg:y="10.16cm" svg:viewBox="0 0 1270 1270" svg:d="m635 0c360 0 635 275 635 635s-275 635-635 635-635-275-635-635 275-635 635-635z">
            <text:p text:style-name="P3"/>
          </draw:path>
          <draw:path draw:style-name="gr23" draw:text-style-name="P11" draw:layer="layout" svg:width="0.135cm" svg:height="0.135cm" svg:x="14.965cm" svg:y="10.533cm" svg:viewBox="0 0 136 136" svg:d="m68 0c38 0 68 30 68 68s-30 68-68 68-68-30-68-68 30-68 68-68z">
            <text:p text:style-name="P3"/>
          </draw:path>
          <draw:path draw:style-name="gr23" draw:text-style-name="P11" draw:layer="layout" svg:width="0.135cm" svg:height="0.135cm" svg:x="15.377cm" svg:y="10.533cm" svg:viewBox="0 0 136 136" svg:d="m68 0c38 0 68 30 68 68s-30 68-68 68-68-30-68-68 30-68 68-68z">
            <text:p text:style-name="P3"/>
          </draw:path>
          <draw:path draw:style-name="gr23" draw:text-style-name="P11" draw:layer="layout" svg:width="0.697cm" svg:height="0.088cm" svg:x="14.891cm" svg:y="11.072cm" svg:viewBox="0 0 698 89" svg:d="m0 0c224 118 474 118 698 0">
            <text:p text:style-name="P3"/>
          </draw:path>
        </draw:g>
        <draw:g>
          <draw:rect draw:style-name="gr14" draw:text-style-name="P11" draw:layer="layout" svg:width="1.27cm" svg:height="1.27cm" svg:x="17.145cm" svg:y="7.62cm">
            <text:p text:style-name="P3"/>
          </draw:rect>
        </draw:g>
        <draw:g>
          <draw:rect draw:style-name="gr14" draw:text-style-name="P11" draw:layer="layout" svg:width="1.27cm" svg:height="1.27cm" svg:x="17.145cm" svg:y="8.89cm">
            <text:p text:style-name="P3"/>
          </draw:rect>
        </draw:g>
        <draw:g>
          <draw:rect draw:style-name="gr14" draw:text-style-name="P11" draw:layer="layout" svg:width="1.27cm" svg:height="1.27cm" svg:x="17.145cm" svg:y="10.16cm">
            <text:p text:style-name="P3"/>
          </draw:rect>
        </draw:g>
        <draw:g>
          <draw:rect draw:style-name="gr14" draw:text-style-name="P11" draw:layer="layout" svg:width="1.27cm" svg:height="1.27cm" svg:x="17.145cm" svg:y="11.43cm">
            <text:p text:style-name="P3"/>
          </draw:rect>
        </draw:g>
        <draw:g>
          <draw:rect draw:style-name="gr14" draw:text-style-name="P11" draw:layer="layout" svg:width="1.27cm" svg:height="1.27cm" svg:x="17.145cm" svg:y="12.7cm">
            <text:p text:style-name="P3"/>
          </draw:rect>
        </draw:g>
        <draw:g>
          <draw:rect draw:style-name="gr14" draw:text-style-name="P11" draw:layer="layout" svg:width="1.27cm" svg:height="1.27cm" svg:x="17.145cm" svg:y="13.97cm">
            <text:p text:style-name="P3"/>
          </draw:rect>
        </draw:g>
        <draw:g>
          <draw:rect draw:style-name="gr14" draw:text-style-name="P11" draw:layer="layout" svg:width="1.27cm" svg:height="1.27cm" svg:x="17.145cm" svg:y="15.24cm">
            <text:p text:style-name="P3"/>
          </draw:rect>
        </draw:g>
        <draw:g>
          <draw:rect draw:style-name="gr14" draw:text-style-name="P11" draw:layer="layout" svg:width="1.27cm" svg:height="1.27cm" svg:x="6.985cm" svg:y="7.62cm">
            <text:p text:style-name="P3"/>
          </draw:rect>
        </draw:g>
        <draw:g>
          <draw:rect draw:style-name="gr14" draw:text-style-name="P11" draw:layer="layout" svg:width="1.27cm" svg:height="1.27cm" svg:x="6.985cm" svg:y="8.89cm">
            <text:p text:style-name="P3"/>
          </draw:rect>
        </draw:g>
        <draw:g>
          <draw:rect draw:style-name="gr14" draw:text-style-name="P11" draw:layer="layout" svg:width="1.27cm" svg:height="1.27cm" svg:x="6.985cm" svg:y="10.16cm">
            <text:p text:style-name="P3"/>
          </draw:rect>
        </draw:g>
        <draw:g>
          <draw:rect draw:style-name="gr14" draw:text-style-name="P11" draw:layer="layout" svg:width="1.27cm" svg:height="1.27cm" svg:x="6.985cm" svg:y="11.43cm">
            <text:p text:style-name="P3"/>
          </draw:rect>
        </draw:g>
        <draw:g>
          <draw:rect draw:style-name="gr14" draw:text-style-name="P11" draw:layer="layout" svg:width="1.27cm" svg:height="1.27cm" svg:x="6.985cm" svg:y="12.7cm">
            <text:p text:style-name="P3"/>
          </draw:rect>
        </draw:g>
        <draw:g>
          <draw:rect draw:style-name="gr14" draw:text-style-name="P11" draw:layer="layout" svg:width="1.27cm" svg:height="1.27cm" svg:x="6.985cm" svg:y="13.97cm">
            <text:p text:style-name="P3"/>
          </draw:rect>
        </draw:g>
        <draw:g>
          <draw:rect draw:style-name="gr14" draw:text-style-name="P11" draw:layer="layout" svg:width="1.27cm" svg:height="1.27cm" svg:x="6.985cm" svg:y="15.24cm">
            <text:p text:style-name="P3"/>
          </draw:rect>
        </draw:g>
        <draw:g>
          <draw:rect draw:style-name="gr14" draw:text-style-name="P11" draw:layer="layout" svg:width="1.27cm" svg:height="1.27cm" svg:x="9.525cm" svg:y="16.51cm">
            <text:p text:style-name="P3"/>
          </draw:rect>
        </draw:g>
        <draw:g>
          <draw:rect draw:style-name="gr14" draw:text-style-name="P11" draw:layer="layout" svg:width="1.27cm" svg:height="1.27cm" svg:x="10.795cm" svg:y="16.51cm">
            <text:p text:style-name="P3"/>
          </draw:rect>
        </draw:g>
        <draw:g>
          <draw:rect draw:style-name="gr14" draw:text-style-name="P11" draw:layer="layout" svg:width="1.27cm" svg:height="1.27cm" svg:x="12.065cm" svg:y="16.51cm">
            <text:p text:style-name="P3"/>
          </draw:rect>
        </draw:g>
        <draw:g>
          <draw:rect draw:style-name="gr14" draw:text-style-name="P11" draw:layer="layout" svg:width="1.27cm" svg:height="1.27cm" svg:x="13.335cm" svg:y="16.51cm">
            <text:p text:style-name="P3"/>
          </draw:rect>
        </draw:g>
        <draw:g>
          <draw:rect draw:style-name="gr14" draw:text-style-name="P11" draw:layer="layout" svg:width="1.27cm" svg:height="1.27cm" svg:x="14.605cm" svg:y="16.51cm">
            <text:p text:style-name="P3"/>
          </draw:rect>
        </draw:g>
        <draw:g>
          <draw:rect draw:style-name="gr14" draw:text-style-name="P11" draw:layer="layout" svg:width="1.27cm" svg:height="1.27cm" svg:x="15.875cm" svg:y="16.51cm">
            <text:p text:style-name="P3"/>
          </draw:rect>
        </draw:g>
        <draw:g>
          <draw:rect draw:style-name="gr14" draw:text-style-name="P11" draw:layer="layout" svg:width="1.27cm" svg:height="1.27cm" svg:x="8.255cm" svg:y="16.51cm">
            <text:p text:style-name="P3"/>
          </draw:rect>
        </draw:g>
        <draw:g>
          <draw:rect draw:style-name="gr14" draw:text-style-name="P11" draw:layer="layout" svg:width="1.27cm" svg:height="1.27cm" svg:x="17.145cm" svg:y="16.51cm">
            <text:p text:style-name="P3"/>
          </draw:rect>
        </draw:g>
        <draw:g>
          <draw:rect draw:style-name="gr14" draw:text-style-name="P11" draw:layer="layout" svg:width="1.27cm" svg:height="1.27cm" svg:x="6.985cm" svg:y="16.51cm">
            <text:p text:style-name="P3"/>
          </draw:rect>
        </draw:g>
        <draw:g>
          <draw:rect draw:style-name="gr14" draw:text-style-name="P11" draw:layer="layout" svg:width="1.27cm" svg:height="1.27cm" svg:x="9.525cm" svg:y="6.35cm">
            <text:p text:style-name="P3"/>
          </draw:rect>
        </draw:g>
        <draw:g>
          <draw:rect draw:style-name="gr14" draw:text-style-name="P11" draw:layer="layout" svg:width="1.27cm" svg:height="1.27cm" svg:x="10.795cm" svg:y="6.35cm">
            <text:p text:style-name="P3"/>
          </draw:rect>
        </draw:g>
        <draw:g>
          <draw:rect draw:style-name="gr14" draw:text-style-name="P11" draw:layer="layout" svg:width="1.27cm" svg:height="1.27cm" svg:x="12.065cm" svg:y="6.35cm">
            <text:p text:style-name="P3"/>
          </draw:rect>
        </draw:g>
        <draw:g>
          <draw:rect draw:style-name="gr14" draw:text-style-name="P11" draw:layer="layout" svg:width="1.27cm" svg:height="1.27cm" svg:x="13.335cm" svg:y="6.35cm">
            <text:p text:style-name="P3"/>
          </draw:rect>
        </draw:g>
        <draw:g>
          <draw:rect draw:style-name="gr14" draw:text-style-name="P11" draw:layer="layout" svg:width="1.27cm" svg:height="1.27cm" svg:x="14.605cm" svg:y="6.35cm">
            <text:p text:style-name="P3"/>
          </draw:rect>
        </draw:g>
        <draw:g>
          <draw:rect draw:style-name="gr14" draw:text-style-name="P11" draw:layer="layout" svg:width="1.27cm" svg:height="1.27cm" svg:x="15.875cm" svg:y="6.35cm">
            <text:p text:style-name="P3"/>
          </draw:rect>
        </draw:g>
        <draw:g>
          <draw:rect draw:style-name="gr14" draw:text-style-name="P11" draw:layer="layout" svg:width="1.27cm" svg:height="1.27cm" svg:x="8.255cm" svg:y="6.35cm">
            <text:p text:style-name="P3"/>
          </draw:rect>
        </draw:g>
        <draw:g>
          <draw:rect draw:style-name="gr14" draw:text-style-name="P11" draw:layer="layout" svg:width="1.27cm" svg:height="1.27cm" svg:x="17.145cm" svg:y="6.35cm">
            <text:p text:style-name="P3"/>
          </draw:rect>
        </draw:g>
        <draw:g>
          <draw:rect draw:style-name="gr14" draw:text-style-name="P11" draw:layer="layout" svg:width="1.27cm" svg:height="1.27cm" svg:x="6.985cm" svg:y="6.35cm">
            <text:p text:style-name="P3"/>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48" draw:text-style-name="P11" draw:layer="layout" svg:width="8.89cm" svg:height="8.89cm" svg:x="6.985cm" svg:y="6.35cm">
            <text:p text:style-name="P3"/>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48" draw:text-style-name="P11" draw:layer="layout" svg:width="8.89cm" svg:height="8.89cm" svg:x="10.795cm" svg:y="6.35cm">
            <text:p text:style-name="P3"/>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49" draw:text-style-name="P11" draw:layer="layout" svg:width="8.89cm" svg:height="8.89cm" svg:x="10.795cm" svg:y="10.108cm">
            <text:p text:style-name="P3"/>
          </draw:circle>
        </draw:g>
        <presentation:notes draw:style-name="dp2" presentation:use-footer-name="ftr1" presentation:use-date-time-name="dtd1">
          <draw:page-thumbnail draw:style-name="gr11" draw:layer="layout" svg:width="13.705cm" svg:height="10.28cm" svg:x="2.588cm" svg:y="2.058cm" draw:page-number="22" presentation:class="page"/>
          <draw:frame presentation:style-name="pr8" draw:text-style-name="P3" draw:layer="layout" svg:width="15.104cm" svg:height="12.341cm" svg:x="1.887cm" svg:y="13.02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Möglicher Lösungsansatz</text:p>
          </draw:text-box>
        </draw:frame>
        <draw:frame presentation:style-name="pr7" draw:text-style-name="P10" draw:layer="layout" svg:width="22.86cm" svg:height="13.443cm" svg:x="1.27cm" svg:y="4.444cm" presentation:class="outline" presentation:user-transformed="true">
          <draw:text-box>
            <text:list text:style-name="L3">
              <text:list-item>
                <text:p text:style-name="P10">Verteilung des Rewards an verwandte Agenten</text:p>
              </text:list-item>
            </text:list>
            <text:list text:style-name="L3">
              <text:list-item>
                <text:list>
                  <text:list-item>
                    <text:p text:style-name="P13">Lokalpopulationen bilden eine Gruppe, sieht ein Mitglied das Ziel, erhalten alle den Reward.</text:p>
                  </text:list-item>
                </text:list>
              </text:list-item>
            </text:list>
          </draw:text-box>
        </draw:frame>
        <draw:g>
          <draw:rect draw:style-name="gr14" draw:text-style-name="P11" draw:layer="layout" svg:width="1.27cm" svg:height="1.27cm" svg:x="10.795cm" svg:y="11.43cm">
            <text:p text:style-name="P3"/>
          </draw:rect>
        </draw:g>
        <draw:g>
          <draw:rect draw:style-name="gr14" draw:text-style-name="P11" draw:layer="layout" svg:width="1.27cm" svg:height="1.27cm" svg:x="12.065cm" svg:y="11.43cm">
            <text:p text:style-name="P3"/>
          </draw:rect>
        </draw:g>
        <draw:g>
          <draw:rect draw:style-name="gr14" draw:text-style-name="P11" draw:layer="layout" svg:width="1.27cm" svg:height="1.27cm" svg:x="13.335cm" svg:y="11.43cm">
            <text:p text:style-name="P3"/>
          </draw:rect>
        </draw:g>
        <draw:g>
          <draw:rect draw:style-name="gr14" draw:text-style-name="P11" draw:layer="layout" svg:width="1.27cm" svg:height="1.27cm" svg:x="12.065cm" svg:y="12.7cm">
            <text:p text:style-name="P3"/>
          </draw:rect>
        </draw:g>
        <draw:g>
          <draw:rect draw:style-name="gr14" draw:text-style-name="P11" draw:layer="layout" svg:width="1.27cm" svg:height="1.27cm" svg:x="10.795cm" svg:y="13.97cm">
            <text:p text:style-name="P3"/>
          </draw:rect>
        </draw:g>
        <draw:g>
          <draw:rect draw:style-name="gr14" draw:text-style-name="P11" draw:layer="layout" svg:width="1.27cm" svg:height="1.27cm" svg:x="12.065cm" svg:y="13.97cm">
            <text:p text:style-name="P3"/>
          </draw:rect>
        </draw:g>
        <draw:g>
          <draw:rect draw:style-name="gr14" draw:text-style-name="P11" draw:layer="layout" svg:width="1.27cm" svg:height="1.27cm" svg:x="9.525cm" svg:y="10.16cm">
            <text:p text:style-name="P3"/>
          </draw:rect>
        </draw:g>
        <draw:g>
          <draw:rect draw:style-name="gr14" draw:text-style-name="P11" draw:layer="layout" svg:width="1.27cm" svg:height="1.27cm" svg:x="10.795cm" svg:y="10.16cm">
            <text:p text:style-name="P3"/>
          </draw:rect>
        </draw:g>
        <draw:g>
          <draw:rect draw:style-name="gr14" draw:text-style-name="P11" draw:layer="layout" svg:width="1.27cm" svg:height="1.27cm" svg:x="12.065cm" svg:y="10.16cm">
            <text:p text:style-name="P3"/>
          </draw:rect>
        </draw:g>
        <draw:g>
          <draw:rect draw:style-name="gr14" draw:text-style-name="P11" draw:layer="layout" svg:width="1.27cm" svg:height="1.27cm" svg:x="13.335cm" svg:y="10.16cm">
            <text:p text:style-name="P3"/>
          </draw:rect>
        </draw:g>
        <draw:g>
          <draw:rect draw:style-name="gr14" draw:text-style-name="P11" draw:layer="layout" svg:width="1.27cm" svg:height="1.27cm" svg:x="8.255cm" svg:y="8.89cm">
            <text:p text:style-name="P3"/>
          </draw:rect>
        </draw:g>
        <draw:g>
          <draw:rect draw:style-name="gr14" draw:text-style-name="P11" draw:layer="layout" svg:width="1.27cm" svg:height="1.27cm" svg:x="9.525cm" svg:y="8.89cm">
            <text:p text:style-name="P3"/>
          </draw:rect>
        </draw:g>
        <draw:g>
          <draw:rect draw:style-name="gr14" draw:text-style-name="P11" draw:layer="layout" svg:width="1.27cm" svg:height="1.27cm" svg:x="10.795cm" svg:y="8.89cm">
            <text:p text:style-name="P3"/>
          </draw:rect>
        </draw:g>
        <draw:g>
          <draw:rect draw:style-name="gr14" draw:text-style-name="P11" draw:layer="layout" svg:width="1.27cm" svg:height="1.27cm" svg:x="12.065cm" svg:y="8.89cm">
            <text:p text:style-name="P3"/>
          </draw:rect>
        </draw:g>
        <draw:g>
          <draw:rect draw:style-name="gr14" draw:text-style-name="P11" draw:layer="layout" svg:width="1.27cm" svg:height="1.27cm" svg:x="13.335cm" svg:y="8.89cm">
            <text:p text:style-name="P3"/>
          </draw:rect>
        </draw:g>
        <draw:g>
          <draw:rect draw:style-name="gr14" draw:text-style-name="P11" draw:layer="layout" svg:width="1.27cm" svg:height="1.27cm" svg:x="14.605cm" svg:y="8.89cm">
            <text:p text:style-name="P3"/>
          </draw:rect>
        </draw:g>
        <draw:g>
          <draw:rect draw:style-name="gr14" draw:text-style-name="P11" draw:layer="layout" svg:width="1.27cm" svg:height="1.27cm" svg:x="13.335cm" svg:y="12.7cm">
            <text:p text:style-name="P3"/>
          </draw:rect>
        </draw:g>
        <draw:g>
          <draw:rect draw:style-name="gr14" draw:text-style-name="P11" draw:layer="layout" svg:width="1.27cm" svg:height="1.27cm" svg:x="14.605cm" svg:y="10.16cm">
            <text:p text:style-name="P3"/>
          </draw:rect>
        </draw:g>
        <draw:g>
          <draw:rect draw:style-name="gr14" draw:text-style-name="P11" draw:layer="layout" svg:width="1.27cm" svg:height="1.27cm" svg:x="14.605cm" svg:y="11.43cm">
            <text:p text:style-name="P3"/>
          </draw:rect>
        </draw:g>
        <draw:g>
          <draw:rect draw:style-name="gr14" draw:text-style-name="P11" draw:layer="layout" svg:width="1.27cm" svg:height="1.27cm" svg:x="14.605cm" svg:y="12.7cm">
            <text:p text:style-name="P3"/>
          </draw:rect>
        </draw:g>
        <draw:g>
          <draw:rect draw:style-name="gr14" draw:text-style-name="P11" draw:layer="layout" svg:width="1.27cm" svg:height="1.27cm" svg:x="14.605cm" svg:y="13.97cm">
            <text:p text:style-name="P3"/>
          </draw:rect>
        </draw:g>
        <draw:g>
          <draw:rect draw:style-name="gr14" draw:text-style-name="P11" draw:layer="layout" svg:width="1.27cm" svg:height="1.27cm" svg:x="15.875cm" svg:y="8.89cm">
            <text:p text:style-name="P3"/>
          </draw:rect>
        </draw:g>
        <draw:g>
          <draw:rect draw:style-name="gr14" draw:text-style-name="P11" draw:layer="layout" svg:width="1.27cm" svg:height="1.27cm" svg:x="15.875cm" svg:y="10.16cm">
            <text:p text:style-name="P3"/>
          </draw:rect>
        </draw:g>
        <draw:g>
          <draw:rect draw:style-name="gr14" draw:text-style-name="P11" draw:layer="layout" svg:width="1.27cm" svg:height="1.27cm" svg:x="15.875cm" svg:y="11.43cm">
            <text:p text:style-name="P3"/>
          </draw:rect>
        </draw:g>
        <draw:g>
          <draw:rect draw:style-name="gr14" draw:text-style-name="P11" draw:layer="layout" svg:width="1.27cm" svg:height="1.27cm" svg:x="15.875cm" svg:y="12.7cm">
            <text:p text:style-name="P3"/>
          </draw:rect>
        </draw:g>
        <draw:g>
          <draw:rect draw:style-name="gr14" draw:text-style-name="P11" draw:layer="layout" svg:width="1.27cm" svg:height="1.27cm" svg:x="15.875cm" svg:y="13.97cm">
            <text:p text:style-name="P3"/>
          </draw:rect>
        </draw:g>
        <draw:g>
          <draw:rect draw:style-name="gr14" draw:text-style-name="P11" draw:layer="layout" svg:width="1.27cm" svg:height="1.27cm" svg:x="15.875cm" svg:y="15.24cm">
            <text:p text:style-name="P3"/>
          </draw:rect>
        </draw:g>
        <draw:g>
          <draw:rect draw:style-name="gr14" draw:text-style-name="P11" draw:layer="layout" svg:width="1.27cm" svg:height="1.27cm" svg:x="13.335cm" svg:y="13.97cm">
            <text:p text:style-name="P3"/>
          </draw:rect>
        </draw:g>
        <draw:g>
          <draw:rect draw:style-name="gr14" draw:text-style-name="P11" draw:layer="layout" svg:width="1.27cm" svg:height="1.27cm" svg:x="10.795cm" svg:y="15.24cm">
            <text:p text:style-name="P3"/>
          </draw:rect>
        </draw:g>
        <draw:g>
          <draw:rect draw:style-name="gr14" draw:text-style-name="P11" draw:layer="layout" svg:width="1.27cm" svg:height="1.27cm" svg:x="12.065cm" svg:y="15.24cm">
            <text:p text:style-name="P3"/>
          </draw:rect>
        </draw:g>
        <draw:g>
          <draw:rect draw:style-name="gr14" draw:text-style-name="P11" draw:layer="layout" svg:width="1.27cm" svg:height="1.27cm" svg:x="13.335cm" svg:y="15.24cm">
            <text:p text:style-name="P3"/>
          </draw:rect>
        </draw:g>
        <draw:g>
          <draw:rect draw:style-name="gr14" draw:text-style-name="P11" draw:layer="layout" svg:width="1.27cm" svg:height="1.27cm" svg:x="14.605cm" svg:y="15.24cm">
            <text:p text:style-name="P3"/>
          </draw:rect>
        </draw:g>
        <draw:g>
          <draw:rect draw:style-name="gr14" draw:text-style-name="P11" draw:layer="layout" svg:width="1.27cm" svg:height="1.27cm" svg:x="9.525cm" svg:y="16.51cm">
            <text:p text:style-name="P3"/>
          </draw:rect>
        </draw:g>
        <draw:g>
          <draw:rect draw:style-name="gr14" draw:text-style-name="P11" draw:layer="layout" svg:width="1.27cm" svg:height="1.27cm" svg:x="10.795cm" svg:y="16.51cm">
            <text:p text:style-name="P3"/>
          </draw:rect>
        </draw:g>
        <draw:g>
          <draw:rect draw:style-name="gr14" draw:text-style-name="P11" draw:layer="layout" svg:width="1.27cm" svg:height="1.27cm" svg:x="12.065cm" svg:y="16.51cm">
            <text:p text:style-name="P3"/>
          </draw:rect>
        </draw:g>
        <draw:g>
          <draw:rect draw:style-name="gr14" draw:text-style-name="P11" draw:layer="layout" svg:width="1.27cm" svg:height="1.27cm" svg:x="13.335cm" svg:y="16.51cm">
            <text:p text:style-name="P3"/>
          </draw:rect>
        </draw:g>
        <draw:g>
          <draw:rect draw:style-name="gr14" draw:text-style-name="P11" draw:layer="layout" svg:width="1.27cm" svg:height="1.27cm" svg:x="14.605cm" svg:y="16.51cm">
            <text:p text:style-name="P3"/>
          </draw:rect>
        </draw:g>
        <draw:g>
          <draw:rect draw:style-name="gr14" draw:text-style-name="P11" draw:layer="layout" svg:width="1.27cm" svg:height="1.27cm" svg:x="15.875cm" svg:y="16.51cm">
            <text:p text:style-name="P3"/>
          </draw:rect>
        </draw:g>
        <draw:g>
          <draw:rect draw:style-name="gr14" draw:text-style-name="P11" draw:layer="layout" svg:width="1.27cm" svg:height="1.27cm" svg:x="10.795cm" svg:y="12.7cm">
            <text:p text:style-name="P3"/>
          </draw:rect>
        </draw:g>
        <draw:g>
          <draw:rect draw:style-name="gr14" draw:text-style-name="P11" draw:layer="layout" svg:width="1.27cm" svg:height="1.27cm" svg:x="8.255cm" svg:y="11.43cm">
            <text:p text:style-name="P3"/>
          </draw:rect>
        </draw:g>
        <draw:g>
          <draw:rect draw:style-name="gr14" draw:text-style-name="P11" draw:layer="layout" svg:width="1.27cm" svg:height="1.27cm" svg:x="8.255cm" svg:y="10.16cm">
            <text:p text:style-name="P3"/>
          </draw:rect>
        </draw:g>
        <draw:g>
          <draw:rect draw:style-name="gr14" draw:text-style-name="P11" draw:layer="layout" svg:width="1.27cm" svg:height="1.27cm" svg:x="8.255cm" svg:y="13.97cm">
            <text:p text:style-name="P3"/>
          </draw:rect>
        </draw:g>
        <draw:g>
          <draw:rect draw:style-name="gr14" draw:text-style-name="P11" draw:layer="layout" svg:width="1.27cm" svg:height="1.27cm" svg:x="8.255cm" svg:y="12.7cm">
            <text:p text:style-name="P3"/>
          </draw:rect>
        </draw:g>
        <draw:g>
          <draw:rect draw:style-name="gr14" draw:text-style-name="P11" draw:layer="layout" svg:width="1.27cm" svg:height="1.27cm" svg:x="9.525cm" svg:y="12.7cm">
            <text:p text:style-name="P3"/>
          </draw:rect>
        </draw:g>
        <draw:g>
          <draw:rect draw:style-name="gr14" draw:text-style-name="P11" draw:layer="layout" svg:width="1.27cm" svg:height="1.27cm" svg:x="9.525cm" svg:y="11.43cm">
            <text:p text:style-name="P3"/>
          </draw:rect>
        </draw:g>
        <draw:g>
          <draw:rect draw:style-name="gr14" draw:text-style-name="P11" draw:layer="layout" svg:width="1.27cm" svg:height="1.27cm" svg:x="9.525cm" svg:y="15.24cm">
            <text:p text:style-name="P3"/>
          </draw:rect>
        </draw:g>
        <draw:g>
          <draw:rect draw:style-name="gr14" draw:text-style-name="P11" draw:layer="layout" svg:width="1.27cm" svg:height="1.27cm" svg:x="9.525cm" svg:y="13.97cm">
            <text:p text:style-name="P3"/>
          </draw:rect>
        </draw:g>
        <draw:g>
          <draw:rect draw:style-name="gr14" draw:text-style-name="P11" draw:layer="layout" svg:width="1.27cm" svg:height="1.27cm" svg:x="8.255cm" svg:y="16.51cm">
            <text:p text:style-name="P3"/>
          </draw:rect>
        </draw:g>
        <draw:g>
          <draw:rect draw:style-name="gr14" draw:text-style-name="P11" draw:layer="layout" svg:width="1.27cm" svg:height="1.27cm" svg:x="8.255cm" svg:y="15.24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4.605cm" svg:y="15.24cm" svg:viewBox="0 0 1270 1270" svg:d="m635 0c360 0 635 275 635 635s-275 635-635 635-635-275-635-635 275-635 635-635z">
            <text:p text:style-name="P3"/>
          </draw:path>
          <draw:path draw:style-name="gr23" draw:text-style-name="P11" draw:layer="layout" svg:width="0.135cm" svg:height="0.135cm" svg:x="14.965cm" svg:y="15.613cm" svg:viewBox="0 0 136 136" svg:d="m68 0c38 0 68 30 68 68s-30 68-68 68-68-30-68-68 30-68 68-68z">
            <text:p text:style-name="P3"/>
          </draw:path>
          <draw:path draw:style-name="gr23" draw:text-style-name="P11" draw:layer="layout" svg:width="0.135cm" svg:height="0.135cm" svg:x="15.377cm" svg:y="15.613cm" svg:viewBox="0 0 136 136" svg:d="m68 0c38 0 68 30 68 68s-30 68-68 68-68-30-68-68 30-68 68-68z">
            <text:p text:style-name="P3"/>
          </draw:path>
          <draw:path draw:style-name="gr23" draw:text-style-name="P11" draw:layer="layout" svg:width="0.697cm" svg:height="0.088cm" svg:x="14.891cm" svg:y="16.152cm" svg:viewBox="0 0 698 89" svg:d="m0 0c224 118 474 118 698 0">
            <text:p text:style-name="P3"/>
          </draw:path>
        </draw:g>
        <draw:g>
          <draw:polygon draw:style-name="gr24" draw:text-style-name="P11" draw:layer="layout" svg:width="1.27cm" svg:height="1.27cm" svg:x="15.874cm" svg:y="16.51cm" svg:viewBox="0 0 1271 1271" draw:points="635,0 487,485 0,485 395,788 247,1271 635,975 1023,1271 875,788 1271,485 783,485">
            <text:p text:style-name="P3"/>
          </draw:polygon>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0.795cm" svg:y="11.43cm" svg:viewBox="0 0 1270 1270" svg:d="m635 0c360 0 635 275 635 635s-275 635-635 635-635-275-635-635 275-635 635-635z">
            <text:p text:style-name="P3"/>
          </draw:path>
          <draw:path draw:style-name="gr23" draw:text-style-name="P11" draw:layer="layout" svg:width="0.135cm" svg:height="0.135cm" svg:x="11.155cm" svg:y="11.803cm" svg:viewBox="0 0 136 136" svg:d="m68 0c38 0 68 30 68 68s-30 68-68 68-68-30-68-68 30-68 68-68z">
            <text:p text:style-name="P3"/>
          </draw:path>
          <draw:path draw:style-name="gr23" draw:text-style-name="P11" draw:layer="layout" svg:width="0.135cm" svg:height="0.135cm" svg:x="11.567cm" svg:y="11.803cm" svg:viewBox="0 0 136 136" svg:d="m68 0c38 0 68 30 68 68s-30 68-68 68-68-30-68-68 30-68 68-68z">
            <text:p text:style-name="P3"/>
          </draw:path>
          <draw:path draw:style-name="gr23" draw:text-style-name="P11" draw:layer="layout" svg:width="0.697cm" svg:height="0.088cm" svg:x="11.081cm" svg:y="12.342cm" svg:viewBox="0 0 698 89" svg:d="m0 0c224 118 474 118 698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4.605cm" svg:y="11.43cm" svg:viewBox="0 0 1270 1270" svg:d="m635 0c360 0 635 275 635 635s-275 635-635 635-635-275-635-635 275-635 635-635z">
            <text:p text:style-name="P3"/>
          </draw:path>
          <draw:path draw:style-name="gr23" draw:text-style-name="P11" draw:layer="layout" svg:width="0.135cm" svg:height="0.135cm" svg:x="14.965cm" svg:y="11.803cm" svg:viewBox="0 0 136 136" svg:d="m68 0c38 0 68 30 68 68s-30 68-68 68-68-30-68-68 30-68 68-68z">
            <text:p text:style-name="P3"/>
          </draw:path>
          <draw:path draw:style-name="gr23" draw:text-style-name="P11" draw:layer="layout" svg:width="0.135cm" svg:height="0.135cm" svg:x="15.377cm" svg:y="11.803cm" svg:viewBox="0 0 136 136" svg:d="m68 0c38 0 68 30 68 68s-30 68-68 68-68-30-68-68 30-68 68-68z">
            <text:p text:style-name="P3"/>
          </draw:path>
          <draw:path draw:style-name="gr23" draw:text-style-name="P11" draw:layer="layout" svg:width="0.697cm" svg:height="0.088cm" svg:x="14.891cm" svg:y="12.342cm" svg:viewBox="0 0 698 89" svg:d="m0 0c224 118 474 118 698 0">
            <text:p text:style-name="P3"/>
          </draw:path>
        </draw:g>
        <draw:g>
          <draw:rect draw:style-name="gr14" draw:text-style-name="P11" draw:layer="layout" svg:width="1.27cm" svg:height="1.27cm" svg:x="17.145cm" svg:y="8.89cm">
            <text:p text:style-name="P3"/>
          </draw:rect>
        </draw:g>
        <draw:g>
          <draw:rect draw:style-name="gr14" draw:text-style-name="P11" draw:layer="layout" svg:width="1.27cm" svg:height="1.27cm" svg:x="17.145cm" svg:y="10.16cm">
            <text:p text:style-name="P3"/>
          </draw:rect>
        </draw:g>
        <draw:g>
          <draw:rect draw:style-name="gr14" draw:text-style-name="P11" draw:layer="layout" svg:width="1.27cm" svg:height="1.27cm" svg:x="17.145cm" svg:y="11.43cm">
            <text:p text:style-name="P3"/>
          </draw:rect>
        </draw:g>
        <draw:g>
          <draw:rect draw:style-name="gr14" draw:text-style-name="P11" draw:layer="layout" svg:width="1.27cm" svg:height="1.27cm" svg:x="17.145cm" svg:y="12.7cm">
            <text:p text:style-name="P3"/>
          </draw:rect>
        </draw:g>
        <draw:g>
          <draw:rect draw:style-name="gr14" draw:text-style-name="P11" draw:layer="layout" svg:width="1.27cm" svg:height="1.27cm" svg:x="17.145cm" svg:y="13.97cm">
            <text:p text:style-name="P3"/>
          </draw:rect>
        </draw:g>
        <draw:g>
          <draw:rect draw:style-name="gr14" draw:text-style-name="P11" draw:layer="layout" svg:width="1.27cm" svg:height="1.27cm" svg:x="17.145cm" svg:y="15.24cm">
            <text:p text:style-name="P3"/>
          </draw:rect>
        </draw:g>
        <draw:g>
          <draw:rect draw:style-name="gr14" draw:text-style-name="P11" draw:layer="layout" svg:width="1.27cm" svg:height="1.27cm" svg:x="17.145cm" svg:y="16.51cm">
            <text:p text:style-name="P3"/>
          </draw:rect>
        </draw:g>
        <draw:g>
          <draw:rect draw:style-name="gr14" draw:text-style-name="P11" draw:layer="layout" svg:width="1.27cm" svg:height="1.27cm" svg:x="6.985cm" svg:y="8.89cm">
            <text:p text:style-name="P3"/>
          </draw:rect>
        </draw:g>
        <draw:g>
          <draw:rect draw:style-name="gr14" draw:text-style-name="P11" draw:layer="layout" svg:width="1.27cm" svg:height="1.27cm" svg:x="6.985cm" svg:y="10.16cm">
            <text:p text:style-name="P3"/>
          </draw:rect>
        </draw:g>
        <draw:g>
          <draw:rect draw:style-name="gr14" draw:text-style-name="P11" draw:layer="layout" svg:width="1.27cm" svg:height="1.27cm" svg:x="6.985cm" svg:y="11.43cm">
            <text:p text:style-name="P3"/>
          </draw:rect>
        </draw:g>
        <draw:g>
          <draw:rect draw:style-name="gr14" draw:text-style-name="P11" draw:layer="layout" svg:width="1.27cm" svg:height="1.27cm" svg:x="6.985cm" svg:y="12.7cm">
            <text:p text:style-name="P3"/>
          </draw:rect>
        </draw:g>
        <draw:g>
          <draw:rect draw:style-name="gr14" draw:text-style-name="P11" draw:layer="layout" svg:width="1.27cm" svg:height="1.27cm" svg:x="6.985cm" svg:y="13.97cm">
            <text:p text:style-name="P3"/>
          </draw:rect>
        </draw:g>
        <draw:g>
          <draw:rect draw:style-name="gr14" draw:text-style-name="P11" draw:layer="layout" svg:width="1.27cm" svg:height="1.27cm" svg:x="6.985cm" svg:y="15.24cm">
            <text:p text:style-name="P3"/>
          </draw:rect>
        </draw:g>
        <draw:g>
          <draw:rect draw:style-name="gr14" draw:text-style-name="P11" draw:layer="layout" svg:width="1.27cm" svg:height="1.27cm" svg:x="6.985cm" svg:y="16.51cm">
            <text:p text:style-name="P3"/>
          </draw:rect>
        </draw:g>
        <draw:g>
          <draw:rect draw:style-name="gr14" draw:text-style-name="P11" draw:layer="layout" svg:width="1.27cm" svg:height="1.27cm" svg:x="9.525cm" svg:y="17.78cm">
            <text:p text:style-name="P3"/>
          </draw:rect>
        </draw:g>
        <draw:g>
          <draw:rect draw:style-name="gr14" draw:text-style-name="P11" draw:layer="layout" svg:width="1.27cm" svg:height="1.27cm" svg:x="10.795cm" svg:y="17.78cm">
            <text:p text:style-name="P3"/>
          </draw:rect>
        </draw:g>
        <draw:g>
          <draw:rect draw:style-name="gr14" draw:text-style-name="P11" draw:layer="layout" svg:width="1.27cm" svg:height="1.27cm" svg:x="12.065cm" svg:y="17.78cm">
            <text:p text:style-name="P3"/>
          </draw:rect>
        </draw:g>
        <draw:g>
          <draw:rect draw:style-name="gr14" draw:text-style-name="P11" draw:layer="layout" svg:width="1.27cm" svg:height="1.27cm" svg:x="13.335cm" svg:y="17.78cm">
            <text:p text:style-name="P3"/>
          </draw:rect>
        </draw:g>
        <draw:g>
          <draw:rect draw:style-name="gr14" draw:text-style-name="P11" draw:layer="layout" svg:width="1.27cm" svg:height="1.27cm" svg:x="14.605cm" svg:y="17.78cm">
            <text:p text:style-name="P3"/>
          </draw:rect>
        </draw:g>
        <draw:g>
          <draw:rect draw:style-name="gr14" draw:text-style-name="P11" draw:layer="layout" svg:width="1.27cm" svg:height="1.27cm" svg:x="15.875cm" svg:y="17.78cm">
            <text:p text:style-name="P3"/>
          </draw:rect>
        </draw:g>
        <draw:g>
          <draw:rect draw:style-name="gr14" draw:text-style-name="P11" draw:layer="layout" svg:width="1.27cm" svg:height="1.27cm" svg:x="8.255cm" svg:y="17.78cm">
            <text:p text:style-name="P3"/>
          </draw:rect>
        </draw:g>
        <draw:g>
          <draw:rect draw:style-name="gr14" draw:text-style-name="P11" draw:layer="layout" svg:width="1.27cm" svg:height="1.27cm" svg:x="17.145cm" svg:y="17.78cm">
            <text:p text:style-name="P3"/>
          </draw:rect>
        </draw:g>
        <draw:g>
          <draw:rect draw:style-name="gr14" draw:text-style-name="P11" draw:layer="layout" svg:width="1.27cm" svg:height="1.27cm" svg:x="6.985cm" svg:y="17.78cm">
            <text:p text:style-name="P3"/>
          </draw:rect>
        </draw:g>
        <draw:g>
          <draw:rect draw:style-name="gr14" draw:text-style-name="P11" draw:layer="layout" svg:width="1.27cm" svg:height="1.27cm" svg:x="9.525cm" svg:y="7.62cm">
            <text:p text:style-name="P3"/>
          </draw:rect>
        </draw:g>
        <draw:g>
          <draw:rect draw:style-name="gr14" draw:text-style-name="P11" draw:layer="layout" svg:width="1.27cm" svg:height="1.27cm" svg:x="10.795cm" svg:y="7.62cm">
            <text:p text:style-name="P3"/>
          </draw:rect>
        </draw:g>
        <draw:g>
          <draw:rect draw:style-name="gr14" draw:text-style-name="P11" draw:layer="layout" svg:width="1.27cm" svg:height="1.27cm" svg:x="12.065cm" svg:y="7.62cm">
            <text:p text:style-name="P3"/>
          </draw:rect>
        </draw:g>
        <draw:g>
          <draw:rect draw:style-name="gr14" draw:text-style-name="P11" draw:layer="layout" svg:width="1.27cm" svg:height="1.27cm" svg:x="13.335cm" svg:y="7.62cm">
            <text:p text:style-name="P3"/>
          </draw:rect>
        </draw:g>
        <draw:g>
          <draw:rect draw:style-name="gr14" draw:text-style-name="P11" draw:layer="layout" svg:width="1.27cm" svg:height="1.27cm" svg:x="14.605cm" svg:y="7.62cm">
            <text:p text:style-name="P3"/>
          </draw:rect>
        </draw:g>
        <draw:g>
          <draw:rect draw:style-name="gr14" draw:text-style-name="P11" draw:layer="layout" svg:width="1.27cm" svg:height="1.27cm" svg:x="15.875cm" svg:y="7.62cm">
            <text:p text:style-name="P3"/>
          </draw:rect>
        </draw:g>
        <draw:g>
          <draw:rect draw:style-name="gr14" draw:text-style-name="P11" draw:layer="layout" svg:width="1.27cm" svg:height="1.27cm" svg:x="8.255cm" svg:y="7.62cm">
            <text:p text:style-name="P3"/>
          </draw:rect>
        </draw:g>
        <draw:g>
          <draw:rect draw:style-name="gr14" draw:text-style-name="P11" draw:layer="layout" svg:width="1.27cm" svg:height="1.27cm" svg:x="17.145cm" svg:y="7.62cm">
            <text:p text:style-name="P3"/>
          </draw:rect>
        </draw:g>
        <draw:g>
          <draw:rect draw:style-name="gr14" draw:text-style-name="P11" draw:layer="layout" svg:width="1.27cm" svg:height="1.27cm" svg:x="6.985cm" svg:y="7.62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50" draw:text-style-name="P11" draw:layer="layout" svg:width="1.269cm" svg:height="1.269cm" svg:x="12.065cm" svg:y="12.7cm" svg:viewBox="0 0 1270 1270" svg:d="m635 0c360 0 635 275 635 635s-275 635-635 635-635-275-635-635 275-635 635-635z">
            <text:p text:style-name="P3"/>
          </draw:path>
          <draw:path draw:style-name="gr50" draw:text-style-name="P11" draw:layer="layout" svg:width="0.135cm" svg:height="0.135cm" svg:x="12.425cm" svg:y="13.073cm" svg:viewBox="0 0 136 136" svg:d="m68 0c38 0 68 30 68 68s-30 68-68 68-68-30-68-68 30-68 68-68z">
            <text:p text:style-name="P3"/>
          </draw:path>
          <draw:path draw:style-name="gr50" draw:text-style-name="P11" draw:layer="layout" svg:width="0.135cm" svg:height="0.135cm" svg:x="12.837cm" svg:y="13.073cm" svg:viewBox="0 0 136 136" svg:d="m68 0c38 0 68 30 68 68s-30 68-68 68-68-30-68-68 30-68 68-68z">
            <text:p text:style-name="P3"/>
          </draw:path>
          <draw:path draw:style-name="gr50" draw:text-style-name="P11" draw:layer="layout" svg:width="0.697cm" svg:height="0.088cm" svg:x="12.351cm" svg:y="13.612cm" svg:viewBox="0 0 698 89" svg:d="m0 0c224 118 474 118 698 0">
            <text:p text:style-name="P3"/>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48" draw:text-style-name="P11" draw:layer="layout" svg:width="8.89cm" svg:height="8.89cm" svg:x="6.985cm" svg:y="7.62cm">
            <text:p text:style-name="P3"/>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48" draw:text-style-name="P11" draw:layer="layout" svg:width="8.89cm" svg:height="8.89cm" svg:x="10.795cm" svg:y="7.62cm">
            <text:p text:style-name="P3"/>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49" draw:text-style-name="P11" draw:layer="layout" svg:width="8.89cm" svg:height="8.89cm" svg:x="10.795cm" svg:y="11.378cm">
            <text:p text:style-name="P3"/>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51" draw:text-style-name="P11" draw:layer="layout" svg:width="8.89cm" svg:height="8.89cm" svg:x="8.255cm" svg:y="8.89cm">
            <text:p text:style-name="P3"/>
          </draw:circle>
        </draw:g>
        <presentation:notes draw:style-name="dp2" presentation:use-footer-name="ftr1" presentation:use-date-time-name="dtd1">
          <draw:page-thumbnail draw:style-name="gr11" draw:layer="layout" svg:width="13.705cm" svg:height="10.28cm" svg:x="2.588cm" svg:y="2.058cm" draw:page-number="23" presentation:class="page"/>
          <draw:frame presentation:style-name="pr8" draw:text-style-name="P3" draw:layer="layout" svg:width="15.104cm" svg:height="12.341cm" svg:x="1.887cm" svg:y="13.025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5" draw:text-style-name="P10" draw:layer="layout" svg:width="14.94cm" svg:height="3.177cm" svg:x="1.27cm" svg:y="0.762cm" presentation:class="title">
          <draw:text-box>
            <text:p text:style-name="P10">Möglicher Lösungsansatz</text:p>
          </draw:text-box>
        </draw:frame>
        <draw:frame presentation:style-name="pr7" draw:text-style-name="P10" draw:layer="layout" svg:width="22.86cm" svg:height="13.443cm" svg:x="1.27cm" svg:y="4.444cm" presentation:class="outline">
          <draw:text-box>
            <text:list text:style-name="L3">
              <text:list-item>
                <text:p text:style-name="P10">Weitergabe des Rewards nur an die beiden schwarzen Agenten, rot geht leer aus</text:p>
              </text:list-item>
            </text:list>
          </draw:text-box>
        </draw:frame>
        <draw:g>
          <draw:rect draw:style-name="gr14" draw:text-style-name="P11" draw:layer="layout" svg:width="1.27cm" svg:height="1.27cm" svg:x="10.795cm" svg:y="10.16cm">
            <text:p text:style-name="P3"/>
          </draw:rect>
        </draw:g>
        <draw:g>
          <draw:rect draw:style-name="gr14" draw:text-style-name="P11" draw:layer="layout" svg:width="1.27cm" svg:height="1.27cm" svg:x="12.065cm" svg:y="10.16cm">
            <text:p text:style-name="P3"/>
          </draw:rect>
        </draw:g>
        <draw:g>
          <draw:rect draw:style-name="gr14" draw:text-style-name="P11" draw:layer="layout" svg:width="1.27cm" svg:height="1.27cm" svg:x="13.335cm" svg:y="10.16cm">
            <text:p text:style-name="P3"/>
          </draw:rect>
        </draw:g>
        <draw:g>
          <draw:rect draw:style-name="gr14" draw:text-style-name="P11" draw:layer="layout" svg:width="1.27cm" svg:height="1.27cm" svg:x="12.065cm" svg:y="11.43cm">
            <text:p text:style-name="P3"/>
          </draw:rect>
        </draw:g>
        <draw:g>
          <draw:rect draw:style-name="gr14" draw:text-style-name="P11" draw:layer="layout" svg:width="1.27cm" svg:height="1.27cm" svg:x="10.795cm" svg:y="12.7cm">
            <text:p text:style-name="P3"/>
          </draw:rect>
        </draw:g>
        <draw:g>
          <draw:rect draw:style-name="gr14" draw:text-style-name="P11" draw:layer="layout" svg:width="1.27cm" svg:height="1.27cm" svg:x="12.065cm" svg:y="12.7cm">
            <text:p text:style-name="P3"/>
          </draw:rect>
        </draw:g>
        <draw:g>
          <draw:rect draw:style-name="gr14" draw:text-style-name="P11" draw:layer="layout" svg:width="1.27cm" svg:height="1.27cm" svg:x="9.525cm" svg:y="8.89cm">
            <text:p text:style-name="P3"/>
          </draw:rect>
        </draw:g>
        <draw:g>
          <draw:rect draw:style-name="gr14" draw:text-style-name="P11" draw:layer="layout" svg:width="1.27cm" svg:height="1.27cm" svg:x="10.795cm" svg:y="8.89cm">
            <text:p text:style-name="P3"/>
          </draw:rect>
        </draw:g>
        <draw:g>
          <draw:rect draw:style-name="gr14" draw:text-style-name="P11" draw:layer="layout" svg:width="1.27cm" svg:height="1.27cm" svg:x="12.065cm" svg:y="8.89cm">
            <text:p text:style-name="P3"/>
          </draw:rect>
        </draw:g>
        <draw:g>
          <draw:rect draw:style-name="gr14" draw:text-style-name="P11" draw:layer="layout" svg:width="1.27cm" svg:height="1.27cm" svg:x="13.335cm" svg:y="8.89cm">
            <text:p text:style-name="P3"/>
          </draw:rect>
        </draw:g>
        <draw:g>
          <draw:rect draw:style-name="gr14" draw:text-style-name="P11" draw:layer="layout" svg:width="1.27cm" svg:height="1.27cm" svg:x="8.255cm" svg:y="7.62cm">
            <text:p text:style-name="P3"/>
          </draw:rect>
        </draw:g>
        <draw:g>
          <draw:rect draw:style-name="gr14" draw:text-style-name="P11" draw:layer="layout" svg:width="1.27cm" svg:height="1.27cm" svg:x="9.525cm" svg:y="7.62cm">
            <text:p text:style-name="P3"/>
          </draw:rect>
        </draw:g>
        <draw:g>
          <draw:rect draw:style-name="gr14" draw:text-style-name="P11" draw:layer="layout" svg:width="1.27cm" svg:height="1.27cm" svg:x="10.795cm" svg:y="7.62cm">
            <text:p text:style-name="P3"/>
          </draw:rect>
        </draw:g>
        <draw:g>
          <draw:rect draw:style-name="gr14" draw:text-style-name="P11" draw:layer="layout" svg:width="1.27cm" svg:height="1.27cm" svg:x="12.065cm" svg:y="7.62cm">
            <text:p text:style-name="P3"/>
          </draw:rect>
        </draw:g>
        <draw:g>
          <draw:rect draw:style-name="gr14" draw:text-style-name="P11" draw:layer="layout" svg:width="1.27cm" svg:height="1.27cm" svg:x="13.335cm" svg:y="7.62cm">
            <text:p text:style-name="P3"/>
          </draw:rect>
        </draw:g>
        <draw:g>
          <draw:rect draw:style-name="gr14" draw:text-style-name="P11" draw:layer="layout" svg:width="1.27cm" svg:height="1.27cm" svg:x="14.605cm" svg:y="7.62cm">
            <text:p text:style-name="P3"/>
          </draw:rect>
        </draw:g>
        <draw:g>
          <draw:rect draw:style-name="gr14" draw:text-style-name="P11" draw:layer="layout" svg:width="1.27cm" svg:height="1.27cm" svg:x="13.335cm" svg:y="11.43cm">
            <text:p text:style-name="P3"/>
          </draw:rect>
        </draw:g>
        <draw:g>
          <draw:rect draw:style-name="gr14" draw:text-style-name="P11" draw:layer="layout" svg:width="1.27cm" svg:height="1.27cm" svg:x="14.605cm" svg:y="8.89cm">
            <text:p text:style-name="P3"/>
          </draw:rect>
        </draw:g>
        <draw:g>
          <draw:rect draw:style-name="gr14" draw:text-style-name="P11" draw:layer="layout" svg:width="1.27cm" svg:height="1.27cm" svg:x="14.605cm" svg:y="10.16cm">
            <text:p text:style-name="P3"/>
          </draw:rect>
        </draw:g>
        <draw:g>
          <draw:rect draw:style-name="gr14" draw:text-style-name="P11" draw:layer="layout" svg:width="1.27cm" svg:height="1.27cm" svg:x="14.605cm" svg:y="11.43cm">
            <text:p text:style-name="P3"/>
          </draw:rect>
        </draw:g>
        <draw:g>
          <draw:rect draw:style-name="gr14" draw:text-style-name="P11" draw:layer="layout" svg:width="1.27cm" svg:height="1.27cm" svg:x="14.605cm" svg:y="12.7cm">
            <text:p text:style-name="P3"/>
          </draw:rect>
        </draw:g>
        <draw:g>
          <draw:rect draw:style-name="gr14" draw:text-style-name="P11" draw:layer="layout" svg:width="1.27cm" svg:height="1.27cm" svg:x="15.875cm" svg:y="7.62cm">
            <text:p text:style-name="P3"/>
          </draw:rect>
        </draw:g>
        <draw:g>
          <draw:rect draw:style-name="gr14" draw:text-style-name="P11" draw:layer="layout" svg:width="1.27cm" svg:height="1.27cm" svg:x="15.875cm" svg:y="8.89cm">
            <text:p text:style-name="P3"/>
          </draw:rect>
        </draw:g>
        <draw:g>
          <draw:rect draw:style-name="gr14" draw:text-style-name="P11" draw:layer="layout" svg:width="1.27cm" svg:height="1.27cm" svg:x="15.875cm" svg:y="10.16cm">
            <text:p text:style-name="P3"/>
          </draw:rect>
        </draw:g>
        <draw:g>
          <draw:rect draw:style-name="gr14" draw:text-style-name="P11" draw:layer="layout" svg:width="1.27cm" svg:height="1.27cm" svg:x="15.875cm" svg:y="11.43cm">
            <text:p text:style-name="P3"/>
          </draw:rect>
        </draw:g>
        <draw:g>
          <draw:rect draw:style-name="gr14" draw:text-style-name="P11" draw:layer="layout" svg:width="1.27cm" svg:height="1.27cm" svg:x="15.875cm" svg:y="12.7cm">
            <text:p text:style-name="P3"/>
          </draw:rect>
        </draw:g>
        <draw:g>
          <draw:rect draw:style-name="gr14" draw:text-style-name="P11" draw:layer="layout" svg:width="1.27cm" svg:height="1.27cm" svg:x="15.875cm" svg:y="13.97cm">
            <text:p text:style-name="P3"/>
          </draw:rect>
        </draw:g>
        <draw:g>
          <draw:rect draw:style-name="gr14" draw:text-style-name="P11" draw:layer="layout" svg:width="1.27cm" svg:height="1.27cm" svg:x="13.335cm" svg:y="12.7cm">
            <text:p text:style-name="P3"/>
          </draw:rect>
        </draw:g>
        <draw:g>
          <draw:rect draw:style-name="gr14" draw:text-style-name="P11" draw:layer="layout" svg:width="1.27cm" svg:height="1.27cm" svg:x="10.795cm" svg:y="13.97cm">
            <text:p text:style-name="P3"/>
          </draw:rect>
        </draw:g>
        <draw:g>
          <draw:rect draw:style-name="gr14" draw:text-style-name="P11" draw:layer="layout" svg:width="1.27cm" svg:height="1.27cm" svg:x="12.065cm" svg:y="13.97cm">
            <text:p text:style-name="P3"/>
          </draw:rect>
        </draw:g>
        <draw:g>
          <draw:rect draw:style-name="gr14" draw:text-style-name="P11" draw:layer="layout" svg:width="1.27cm" svg:height="1.27cm" svg:x="13.335cm" svg:y="13.97cm">
            <text:p text:style-name="P3"/>
          </draw:rect>
        </draw:g>
        <draw:g>
          <draw:rect draw:style-name="gr14" draw:text-style-name="P11" draw:layer="layout" svg:width="1.27cm" svg:height="1.27cm" svg:x="14.605cm" svg:y="13.97cm">
            <text:p text:style-name="P3"/>
          </draw:rect>
        </draw:g>
        <draw:g>
          <draw:rect draw:style-name="gr14" draw:text-style-name="P11" draw:layer="layout" svg:width="1.27cm" svg:height="1.27cm" svg:x="9.525cm" svg:y="15.24cm">
            <text:p text:style-name="P3"/>
          </draw:rect>
        </draw:g>
        <draw:g>
          <draw:rect draw:style-name="gr14" draw:text-style-name="P11" draw:layer="layout" svg:width="1.27cm" svg:height="1.27cm" svg:x="10.795cm" svg:y="15.24cm">
            <text:p text:style-name="P3"/>
          </draw:rect>
        </draw:g>
        <draw:g>
          <draw:rect draw:style-name="gr14" draw:text-style-name="P11" draw:layer="layout" svg:width="1.27cm" svg:height="1.27cm" svg:x="12.065cm" svg:y="15.24cm">
            <text:p text:style-name="P3"/>
          </draw:rect>
        </draw:g>
        <draw:g>
          <draw:rect draw:style-name="gr14" draw:text-style-name="P11" draw:layer="layout" svg:width="1.27cm" svg:height="1.27cm" svg:x="13.335cm" svg:y="15.24cm">
            <text:p text:style-name="P3"/>
          </draw:rect>
        </draw:g>
        <draw:g>
          <draw:rect draw:style-name="gr14" draw:text-style-name="P11" draw:layer="layout" svg:width="1.27cm" svg:height="1.27cm" svg:x="14.605cm" svg:y="15.24cm">
            <text:p text:style-name="P3"/>
          </draw:rect>
        </draw:g>
        <draw:g>
          <draw:rect draw:style-name="gr14" draw:text-style-name="P11" draw:layer="layout" svg:width="1.27cm" svg:height="1.27cm" svg:x="15.875cm" svg:y="15.24cm">
            <text:p text:style-name="P3"/>
          </draw:rect>
        </draw:g>
        <draw:g>
          <draw:rect draw:style-name="gr14" draw:text-style-name="P11" draw:layer="layout" svg:width="1.27cm" svg:height="1.27cm" svg:x="10.795cm" svg:y="11.43cm">
            <text:p text:style-name="P3"/>
          </draw:rect>
        </draw:g>
        <draw:g>
          <draw:rect draw:style-name="gr14" draw:text-style-name="P11" draw:layer="layout" svg:width="1.27cm" svg:height="1.27cm" svg:x="8.255cm" svg:y="10.16cm">
            <text:p text:style-name="P3"/>
          </draw:rect>
        </draw:g>
        <draw:g>
          <draw:rect draw:style-name="gr14" draw:text-style-name="P11" draw:layer="layout" svg:width="1.27cm" svg:height="1.27cm" svg:x="8.255cm" svg:y="8.89cm">
            <text:p text:style-name="P3"/>
          </draw:rect>
        </draw:g>
        <draw:g>
          <draw:rect draw:style-name="gr14" draw:text-style-name="P11" draw:layer="layout" svg:width="1.27cm" svg:height="1.27cm" svg:x="8.255cm" svg:y="12.7cm">
            <text:p text:style-name="P3"/>
          </draw:rect>
        </draw:g>
        <draw:g>
          <draw:rect draw:style-name="gr14" draw:text-style-name="P11" draw:layer="layout" svg:width="1.27cm" svg:height="1.27cm" svg:x="8.255cm" svg:y="11.43cm">
            <text:p text:style-name="P3"/>
          </draw:rect>
        </draw:g>
        <draw:g>
          <draw:rect draw:style-name="gr14" draw:text-style-name="P11" draw:layer="layout" svg:width="1.27cm" svg:height="1.27cm" svg:x="9.525cm" svg:y="11.43cm">
            <text:p text:style-name="P3"/>
          </draw:rect>
        </draw:g>
        <draw:g>
          <draw:rect draw:style-name="gr14" draw:text-style-name="P11" draw:layer="layout" svg:width="1.27cm" svg:height="1.27cm" svg:x="9.525cm" svg:y="10.16cm">
            <text:p text:style-name="P3"/>
          </draw:rect>
        </draw:g>
        <draw:g>
          <draw:rect draw:style-name="gr14" draw:text-style-name="P11" draw:layer="layout" svg:width="1.27cm" svg:height="1.27cm" svg:x="9.525cm" svg:y="13.97cm">
            <text:p text:style-name="P3"/>
          </draw:rect>
        </draw:g>
        <draw:g>
          <draw:rect draw:style-name="gr14" draw:text-style-name="P11" draw:layer="layout" svg:width="1.27cm" svg:height="1.27cm" svg:x="9.525cm" svg:y="12.7cm">
            <text:p text:style-name="P3"/>
          </draw:rect>
        </draw:g>
        <draw:g>
          <draw:rect draw:style-name="gr14" draw:text-style-name="P11" draw:layer="layout" svg:width="1.27cm" svg:height="1.27cm" svg:x="8.255cm" svg:y="15.24cm">
            <text:p text:style-name="P3"/>
          </draw:rect>
        </draw:g>
        <draw:g>
          <draw:rect draw:style-name="gr14" draw:text-style-name="P11" draw:layer="layout" svg:width="1.27cm" svg:height="1.27cm" svg:x="8.255cm" svg:y="13.97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4.605cm" svg:y="13.97cm" svg:viewBox="0 0 1270 1270" svg:d="m635 0c360 0 635 275 635 635s-275 635-635 635-635-275-635-635 275-635 635-635z">
            <text:p text:style-name="P3"/>
          </draw:path>
          <draw:path draw:style-name="gr23" draw:text-style-name="P11" draw:layer="layout" svg:width="0.135cm" svg:height="0.135cm" svg:x="14.965cm" svg:y="14.343cm" svg:viewBox="0 0 136 136" svg:d="m68 0c38 0 68 30 68 68s-30 68-68 68-68-30-68-68 30-68 68-68z">
            <text:p text:style-name="P3"/>
          </draw:path>
          <draw:path draw:style-name="gr23" draw:text-style-name="P11" draw:layer="layout" svg:width="0.135cm" svg:height="0.135cm" svg:x="15.377cm" svg:y="14.343cm" svg:viewBox="0 0 136 136" svg:d="m68 0c38 0 68 30 68 68s-30 68-68 68-68-30-68-68 30-68 68-68z">
            <text:p text:style-name="P3"/>
          </draw:path>
          <draw:path draw:style-name="gr23" draw:text-style-name="P11" draw:layer="layout" svg:width="0.697cm" svg:height="0.088cm" svg:x="14.891cm" svg:y="14.882cm" svg:viewBox="0 0 698 89" svg:d="m0 0c224 118 474 118 698 0">
            <text:p text:style-name="P3"/>
          </draw:path>
        </draw:g>
        <draw:g>
          <draw:polygon draw:style-name="gr24" draw:text-style-name="P11" draw:layer="layout" svg:width="1.27cm" svg:height="1.27cm" svg:x="15.874cm" svg:y="15.24cm" svg:viewBox="0 0 1271 1271" draw:points="635,0 487,485 0,485 395,788 247,1271 635,975 1023,1271 875,788 1271,485 783,485">
            <text:p text:style-name="P3"/>
          </draw:polygon>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0.795cm" svg:y="10.16cm" svg:viewBox="0 0 1270 1270" svg:d="m635 0c360 0 635 275 635 635s-275 635-635 635-635-275-635-635 275-635 635-635z">
            <text:p text:style-name="P3"/>
          </draw:path>
          <draw:path draw:style-name="gr23" draw:text-style-name="P11" draw:layer="layout" svg:width="0.135cm" svg:height="0.135cm" svg:x="11.155cm" svg:y="10.533cm" svg:viewBox="0 0 136 136" svg:d="m68 0c38 0 68 30 68 68s-30 68-68 68-68-30-68-68 30-68 68-68z">
            <text:p text:style-name="P3"/>
          </draw:path>
          <draw:path draw:style-name="gr23" draw:text-style-name="P11" draw:layer="layout" svg:width="0.135cm" svg:height="0.135cm" svg:x="11.567cm" svg:y="10.533cm" svg:viewBox="0 0 136 136" svg:d="m68 0c38 0 68 30 68 68s-30 68-68 68-68-30-68-68 30-68 68-68z">
            <text:p text:style-name="P3"/>
          </draw:path>
          <draw:path draw:style-name="gr23" draw:text-style-name="P11" draw:layer="layout" svg:width="0.697cm" svg:height="0.088cm" svg:x="11.081cm" svg:y="11.072cm" svg:viewBox="0 0 698 89" svg:d="m0 0c224 118 474 118 698 0">
            <text:p text:style-name="P3"/>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3" draw:text-style-name="P11" draw:layer="layout" svg:width="1.269cm" svg:height="1.269cm" svg:x="14.605cm" svg:y="10.16cm" svg:viewBox="0 0 1270 1270" svg:d="m635 0c360 0 635 275 635 635s-275 635-635 635-635-275-635-635 275-635 635-635z">
            <text:p text:style-name="P3"/>
          </draw:path>
          <draw:path draw:style-name="gr23" draw:text-style-name="P11" draw:layer="layout" svg:width="0.135cm" svg:height="0.135cm" svg:x="14.965cm" svg:y="10.533cm" svg:viewBox="0 0 136 136" svg:d="m68 0c38 0 68 30 68 68s-30 68-68 68-68-30-68-68 30-68 68-68z">
            <text:p text:style-name="P3"/>
          </draw:path>
          <draw:path draw:style-name="gr23" draw:text-style-name="P11" draw:layer="layout" svg:width="0.135cm" svg:height="0.135cm" svg:x="15.377cm" svg:y="10.533cm" svg:viewBox="0 0 136 136" svg:d="m68 0c38 0 68 30 68 68s-30 68-68 68-68-30-68-68 30-68 68-68z">
            <text:p text:style-name="P3"/>
          </draw:path>
          <draw:path draw:style-name="gr23" draw:text-style-name="P11" draw:layer="layout" svg:width="0.697cm" svg:height="0.088cm" svg:x="14.891cm" svg:y="11.072cm" svg:viewBox="0 0 698 89" svg:d="m0 0c224 118 474 118 698 0">
            <text:p text:style-name="P3"/>
          </draw:path>
        </draw:g>
        <draw:g>
          <draw:rect draw:style-name="gr14" draw:text-style-name="P11" draw:layer="layout" svg:width="1.27cm" svg:height="1.27cm" svg:x="17.145cm" svg:y="7.62cm">
            <text:p text:style-name="P3"/>
          </draw:rect>
        </draw:g>
        <draw:g>
          <draw:rect draw:style-name="gr14" draw:text-style-name="P11" draw:layer="layout" svg:width="1.27cm" svg:height="1.27cm" svg:x="17.145cm" svg:y="8.89cm">
            <text:p text:style-name="P3"/>
          </draw:rect>
        </draw:g>
        <draw:g>
          <draw:rect draw:style-name="gr14" draw:text-style-name="P11" draw:layer="layout" svg:width="1.27cm" svg:height="1.27cm" svg:x="17.145cm" svg:y="10.16cm">
            <text:p text:style-name="P3"/>
          </draw:rect>
        </draw:g>
        <draw:g>
          <draw:rect draw:style-name="gr14" draw:text-style-name="P11" draw:layer="layout" svg:width="1.27cm" svg:height="1.27cm" svg:x="17.145cm" svg:y="11.43cm">
            <text:p text:style-name="P3"/>
          </draw:rect>
        </draw:g>
        <draw:g>
          <draw:rect draw:style-name="gr14" draw:text-style-name="P11" draw:layer="layout" svg:width="1.27cm" svg:height="1.27cm" svg:x="17.145cm" svg:y="12.7cm">
            <text:p text:style-name="P3"/>
          </draw:rect>
        </draw:g>
        <draw:g>
          <draw:rect draw:style-name="gr14" draw:text-style-name="P11" draw:layer="layout" svg:width="1.27cm" svg:height="1.27cm" svg:x="17.145cm" svg:y="13.97cm">
            <text:p text:style-name="P3"/>
          </draw:rect>
        </draw:g>
        <draw:g>
          <draw:rect draw:style-name="gr14" draw:text-style-name="P11" draw:layer="layout" svg:width="1.27cm" svg:height="1.27cm" svg:x="17.145cm" svg:y="15.24cm">
            <text:p text:style-name="P3"/>
          </draw:rect>
        </draw:g>
        <draw:g>
          <draw:rect draw:style-name="gr14" draw:text-style-name="P11" draw:layer="layout" svg:width="1.27cm" svg:height="1.27cm" svg:x="6.985cm" svg:y="7.62cm">
            <text:p text:style-name="P3"/>
          </draw:rect>
        </draw:g>
        <draw:g>
          <draw:rect draw:style-name="gr14" draw:text-style-name="P11" draw:layer="layout" svg:width="1.27cm" svg:height="1.27cm" svg:x="6.985cm" svg:y="8.89cm">
            <text:p text:style-name="P3"/>
          </draw:rect>
        </draw:g>
        <draw:g>
          <draw:rect draw:style-name="gr14" draw:text-style-name="P11" draw:layer="layout" svg:width="1.27cm" svg:height="1.27cm" svg:x="6.985cm" svg:y="10.16cm">
            <text:p text:style-name="P3"/>
          </draw:rect>
        </draw:g>
        <draw:g>
          <draw:rect draw:style-name="gr14" draw:text-style-name="P11" draw:layer="layout" svg:width="1.27cm" svg:height="1.27cm" svg:x="6.985cm" svg:y="11.43cm">
            <text:p text:style-name="P3"/>
          </draw:rect>
        </draw:g>
        <draw:g>
          <draw:rect draw:style-name="gr14" draw:text-style-name="P11" draw:layer="layout" svg:width="1.27cm" svg:height="1.27cm" svg:x="6.985cm" svg:y="12.7cm">
            <text:p text:style-name="P3"/>
          </draw:rect>
        </draw:g>
        <draw:g>
          <draw:rect draw:style-name="gr14" draw:text-style-name="P11" draw:layer="layout" svg:width="1.27cm" svg:height="1.27cm" svg:x="6.985cm" svg:y="13.97cm">
            <text:p text:style-name="P3"/>
          </draw:rect>
        </draw:g>
        <draw:g>
          <draw:rect draw:style-name="gr14" draw:text-style-name="P11" draw:layer="layout" svg:width="1.27cm" svg:height="1.27cm" svg:x="6.985cm" svg:y="15.24cm">
            <text:p text:style-name="P3"/>
          </draw:rect>
        </draw:g>
        <draw:g>
          <draw:rect draw:style-name="gr14" draw:text-style-name="P11" draw:layer="layout" svg:width="1.27cm" svg:height="1.27cm" svg:x="9.525cm" svg:y="16.51cm">
            <text:p text:style-name="P3"/>
          </draw:rect>
        </draw:g>
        <draw:g>
          <draw:rect draw:style-name="gr14" draw:text-style-name="P11" draw:layer="layout" svg:width="1.27cm" svg:height="1.27cm" svg:x="10.795cm" svg:y="16.51cm">
            <text:p text:style-name="P3"/>
          </draw:rect>
        </draw:g>
        <draw:g>
          <draw:rect draw:style-name="gr14" draw:text-style-name="P11" draw:layer="layout" svg:width="1.27cm" svg:height="1.27cm" svg:x="12.065cm" svg:y="16.51cm">
            <text:p text:style-name="P3"/>
          </draw:rect>
        </draw:g>
        <draw:g>
          <draw:rect draw:style-name="gr14" draw:text-style-name="P11" draw:layer="layout" svg:width="1.27cm" svg:height="1.27cm" svg:x="13.335cm" svg:y="16.51cm">
            <text:p text:style-name="P3"/>
          </draw:rect>
        </draw:g>
        <draw:g>
          <draw:rect draw:style-name="gr14" draw:text-style-name="P11" draw:layer="layout" svg:width="1.27cm" svg:height="1.27cm" svg:x="14.605cm" svg:y="16.51cm">
            <text:p text:style-name="P3"/>
          </draw:rect>
        </draw:g>
        <draw:g>
          <draw:rect draw:style-name="gr14" draw:text-style-name="P11" draw:layer="layout" svg:width="1.27cm" svg:height="1.27cm" svg:x="15.875cm" svg:y="16.51cm">
            <text:p text:style-name="P3"/>
          </draw:rect>
        </draw:g>
        <draw:g>
          <draw:rect draw:style-name="gr14" draw:text-style-name="P11" draw:layer="layout" svg:width="1.27cm" svg:height="1.27cm" svg:x="8.255cm" svg:y="16.51cm">
            <text:p text:style-name="P3"/>
          </draw:rect>
        </draw:g>
        <draw:g>
          <draw:rect draw:style-name="gr14" draw:text-style-name="P11" draw:layer="layout" svg:width="1.27cm" svg:height="1.27cm" svg:x="17.145cm" svg:y="16.51cm">
            <text:p text:style-name="P3"/>
          </draw:rect>
        </draw:g>
        <draw:g>
          <draw:rect draw:style-name="gr14" draw:text-style-name="P11" draw:layer="layout" svg:width="1.27cm" svg:height="1.27cm" svg:x="6.985cm" svg:y="16.51cm">
            <text:p text:style-name="P3"/>
          </draw:rect>
        </draw:g>
        <draw:g>
          <draw:rect draw:style-name="gr14" draw:text-style-name="P11" draw:layer="layout" svg:width="1.27cm" svg:height="1.27cm" svg:x="9.525cm" svg:y="6.35cm">
            <text:p text:style-name="P3"/>
          </draw:rect>
        </draw:g>
        <draw:g>
          <draw:rect draw:style-name="gr14" draw:text-style-name="P11" draw:layer="layout" svg:width="1.27cm" svg:height="1.27cm" svg:x="10.795cm" svg:y="6.35cm">
            <text:p text:style-name="P3"/>
          </draw:rect>
        </draw:g>
        <draw:g>
          <draw:rect draw:style-name="gr14" draw:text-style-name="P11" draw:layer="layout" svg:width="1.27cm" svg:height="1.27cm" svg:x="12.065cm" svg:y="6.35cm">
            <text:p text:style-name="P3"/>
          </draw:rect>
        </draw:g>
        <draw:g>
          <draw:rect draw:style-name="gr14" draw:text-style-name="P11" draw:layer="layout" svg:width="1.27cm" svg:height="1.27cm" svg:x="13.335cm" svg:y="6.35cm">
            <text:p text:style-name="P3"/>
          </draw:rect>
        </draw:g>
        <draw:g>
          <draw:rect draw:style-name="gr14" draw:text-style-name="P11" draw:layer="layout" svg:width="1.27cm" svg:height="1.27cm" svg:x="14.605cm" svg:y="6.35cm">
            <text:p text:style-name="P3"/>
          </draw:rect>
        </draw:g>
        <draw:g>
          <draw:rect draw:style-name="gr14" draw:text-style-name="P11" draw:layer="layout" svg:width="1.27cm" svg:height="1.27cm" svg:x="15.875cm" svg:y="6.35cm">
            <text:p text:style-name="P3"/>
          </draw:rect>
        </draw:g>
        <draw:g>
          <draw:rect draw:style-name="gr14" draw:text-style-name="P11" draw:layer="layout" svg:width="1.27cm" svg:height="1.27cm" svg:x="8.255cm" svg:y="6.35cm">
            <text:p text:style-name="P3"/>
          </draw:rect>
        </draw:g>
        <draw:g>
          <draw:rect draw:style-name="gr14" draw:text-style-name="P11" draw:layer="layout" svg:width="1.27cm" svg:height="1.27cm" svg:x="17.145cm" svg:y="6.35cm">
            <text:p text:style-name="P3"/>
          </draw:rect>
        </draw:g>
        <draw:g>
          <draw:rect draw:style-name="gr14" draw:text-style-name="P11" draw:layer="layout" svg:width="1.27cm" svg:height="1.27cm" svg:x="6.985cm" svg:y="6.35cm">
            <text:p text:style-name="P3"/>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50" draw:text-style-name="P11" draw:layer="layout" svg:width="1.269cm" svg:height="1.269cm" svg:x="12.065cm" svg:y="11.43cm" svg:viewBox="0 0 1270 1270" svg:d="m635 0c360 0 635 275 635 635s-275 635-635 635-635-275-635-635 275-635 635-635z">
            <text:p text:style-name="P3"/>
          </draw:path>
          <draw:path draw:style-name="gr50" draw:text-style-name="P11" draw:layer="layout" svg:width="0.135cm" svg:height="0.135cm" svg:x="12.425cm" svg:y="11.803cm" svg:viewBox="0 0 136 136" svg:d="m68 0c38 0 68 30 68 68s-30 68-68 68-68-30-68-68 30-68 68-68z">
            <text:p text:style-name="P3"/>
          </draw:path>
          <draw:path draw:style-name="gr50" draw:text-style-name="P11" draw:layer="layout" svg:width="0.135cm" svg:height="0.135cm" svg:x="12.837cm" svg:y="11.803cm" svg:viewBox="0 0 136 136" svg:d="m68 0c38 0 68 30 68 68s-30 68-68 68-68-30-68-68 30-68 68-68z">
            <text:p text:style-name="P3"/>
          </draw:path>
          <draw:path draw:style-name="gr50" draw:text-style-name="P11" draw:layer="layout" svg:width="0.697cm" svg:height="0.088cm" svg:x="12.351cm" svg:y="12.342cm" svg:viewBox="0 0 698 89" svg:d="m0 0c224 118 474 118 698 0">
            <text:p text:style-name="P3"/>
          </draw:path>
        </draw:g>
        <draw:g draw:id="id7">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48" draw:text-style-name="P11" draw:layer="layout" svg:width="8.89cm" svg:height="8.89cm" svg:x="6.985cm" svg:y="6.35cm">
            <text:p text:style-name="P3"/>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48" draw:text-style-name="P11" draw:layer="layout" svg:width="8.89cm" svg:height="8.89cm" svg:x="10.795cm" svg:y="6.35cm">
            <text:p text:style-name="P3"/>
          </draw:circle>
        </draw:g>
        <draw:g draw:id="id8">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52" draw:text-style-name="P11" draw:layer="layout" svg:width="8.89cm" svg:height="8.89cm" svg:x="10.795cm" svg:y="10.108cm">
            <text:p text:style-name="P3"/>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51" draw:text-style-name="P11" draw:layer="layout" svg:width="8.89cm" svg:height="8.89cm" svg:x="8.255cm" svg:y="7.62cm">
            <text:p text:style-name="P3"/>
          </draw:circle>
        </draw:g>
        <draw:connector draw:style-name="gr53" draw:layer="layout" draw:type="curve" svg:x1="15.875cm" svg:y1="14.604cm" svg:x2="15.874cm" svg:y2="10.795cm" draw:end-shape="id7" draw:end-glue-point="4" svg:d="m15875 14604c826 0 827-3809-1-3809">
          <text:p text:style-name="P3"/>
        </draw:connector>
        <draw:connector draw:style-name="gr53" draw:layer="layout" draw:type="curve" svg:x1="15.24cm" svg:y1="10.108cm" svg:x2="11.429cm" svg:y2="10.16cm" draw:start-shape="id8" draw:start-glue-point="0" svg:d="m15240 10108c0-826-3811-852-3811 52">
          <text:p text:style-name="P3"/>
        </draw:connector>
        <presentation:notes draw:style-name="dp2" presentation:use-footer-name="ftr1" presentation:use-date-time-name="dtd1">
          <draw:page-thumbnail draw:style-name="gr11" draw:layer="layout" svg:width="13.705cm" svg:height="10.28cm" svg:x="2.588cm" svg:y="2.058cm" draw:page-number="24" presentation:class="page"/>
          <draw:frame presentation:style-name="pr8" draw:text-style-name="P3" draw:layer="layout" svg:width="15.104cm" svg:height="12.341cm" svg:x="1.887cm" svg:y="13.02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Alternative Rewardfunktion</text:p>
          </draw:text-box>
        </draw:frame>
        <draw:frame presentation:style-name="pr7" draw:text-style-name="P10" draw:layer="layout" svg:width="22.86cm" svg:height="13.443cm" svg:x="1.27cm" svg:y="4.444cm" presentation:class="outline" presentation:placeholder="true">
          <draw:text-box/>
        </draw:frame>
        <draw:line draw:style-name="gr54" draw:layer="layout" svg:x1="1.905cm" svg:y1="11.43cm" svg:x2="1.905cm" svg:y2="6.35cm">
          <text:p text:style-name="P3"/>
        </draw:line>
        <draw:line draw:style-name="gr40" draw:layer="layout" svg:x1="1.27cm" svg:y1="10.795cm" svg:x2="12.065cm" svg:y2="10.795cm">
          <text:p text:style-name="P3"/>
        </draw:line>
        <draw:line draw:style-name="gr55" draw:layer="layout" svg:x1="1.966cm" svg:y1="10.795cm" svg:x2="3.707cm" svg:y2="10.795cm">
          <text:p text:style-name="P3"/>
        </draw:line>
        <draw:line draw:style-name="gr55" draw:layer="layout" svg:x1="3.708cm" svg:y1="10.795cm" svg:x2="3.708cm" svg:y2="7.62cm">
          <text:p text:style-name="P3"/>
        </draw:line>
        <draw:line draw:style-name="gr55" draw:layer="layout" svg:x1="3.708cm" svg:y1="7.62cm" svg:x2="6.842cm" svg:y2="7.62cm">
          <text:p text:style-name="P3"/>
        </draw:line>
        <draw:line draw:style-name="gr55" draw:layer="layout" svg:x1="6.842cm" svg:y1="7.62cm" svg:x2="6.842cm" svg:y2="10.795cm">
          <text:p text:style-name="P3"/>
        </draw:line>
        <draw:line draw:style-name="gr55" draw:layer="layout" svg:x1="6.842cm" svg:y1="10.795cm" svg:x2="10.795cm" svg:y2="10.795cm">
          <text:p text:style-name="P3"/>
        </draw:line>
        <draw:line draw:style-name="gr55" draw:layer="layout" svg:x1="10.795cm" svg:y1="10.795cm" svg:x2="10.795cm" svg:y2="7.62cm">
          <text:p text:style-name="P3"/>
        </draw:line>
        <draw:line draw:style-name="gr55" draw:layer="layout" svg:x1="10.795cm" svg:y1="7.62cm" svg:x2="11.717cm" svg:y2="7.62cm">
          <text:p text:style-name="P3"/>
        </draw:line>
        <draw:line draw:style-name="gr56" draw:text-style-name="P20" draw:layer="layout" svg:x1="1.966cm" svg:y1="10.795cm" svg:x2="3.707cm" svg:y2="7.62cm">
          <text:p text:style-name="P3"/>
        </draw:line>
        <draw:line draw:style-name="gr56" draw:text-style-name="P20" draw:layer="layout" svg:x1="3.708cm" svg:y1="7.62cm" svg:x2="6.842cm" svg:y2="10.795cm">
          <text:p text:style-name="P3"/>
        </draw:line>
        <draw:line draw:style-name="gr54" draw:text-style-name="P32" draw:layer="layout" svg:x1="13.335cm" svg:y1="11.43cm" svg:x2="13.335cm" svg:y2="6.35cm">
          <text:p text:style-name="P3"/>
        </draw:line>
        <draw:line draw:style-name="gr40" draw:text-style-name="P32" draw:layer="layout" svg:x1="12.7cm" svg:y1="10.795cm" svg:x2="23.495cm" svg:y2="10.795cm">
          <text:p text:style-name="P3"/>
        </draw:line>
        <draw:line draw:style-name="gr55" draw:text-style-name="P32" draw:layer="layout" svg:x1="13.396cm" svg:y1="10.795cm" svg:x2="17.78cm" svg:y2="10.795cm">
          <text:p text:style-name="P3"/>
        </draw:line>
        <draw:line draw:style-name="gr55" draw:text-style-name="P32" draw:layer="layout" svg:x1="17.78cm" svg:y1="10.795cm" svg:x2="17.78cm" svg:y2="7.62cm">
          <text:p text:style-name="P3"/>
        </draw:line>
        <draw:line draw:style-name="gr55" draw:text-style-name="P32" draw:layer="layout" svg:x1="17.78cm" svg:y1="7.62cm" svg:x2="19.685cm" svg:y2="7.62cm">
          <text:p text:style-name="P3"/>
        </draw:line>
        <draw:line draw:style-name="gr55" draw:text-style-name="P32" draw:layer="layout" svg:x1="19.685cm" svg:y1="7.62cm" svg:x2="19.685cm" svg:y2="10.795cm">
          <text:p text:style-name="P3"/>
        </draw:line>
        <draw:line draw:style-name="gr55" draw:text-style-name="P32" draw:layer="layout" svg:x1="19.685cm" svg:y1="10.795cm" svg:x2="20.955cm" svg:y2="10.795cm">
          <text:p text:style-name="P3"/>
        </draw:line>
        <draw:line draw:style-name="gr55" draw:text-style-name="P32" draw:layer="layout" svg:x1="20.955cm" svg:y1="10.795cm" svg:x2="20.955cm" svg:y2="7.62cm">
          <text:p text:style-name="P3"/>
        </draw:line>
        <draw:line draw:style-name="gr55" draw:text-style-name="P32" draw:layer="layout" svg:x1="20.955cm" svg:y1="7.62cm" svg:x2="23.147cm" svg:y2="7.62cm">
          <text:p text:style-name="P3"/>
        </draw:line>
        <draw:line draw:style-name="gr57" draw:text-style-name="P32" draw:layer="layout" svg:x1="13.396cm" svg:y1="10.795cm" svg:x2="17.78cm" svg:y2="7.62cm">
          <text:p text:style-name="P3"/>
        </draw:line>
        <draw:line draw:style-name="gr57" draw:text-style-name="P32" draw:layer="layout" svg:x1="17.78cm" svg:y1="7.62cm" svg:x2="19.685cm" svg:y2="10.795cm">
          <text:p text:style-name="P3"/>
        </draw:line>
        <draw:line draw:style-name="gr57" draw:text-style-name="P32" draw:layer="layout" svg:x1="19.685cm" svg:y1="10.795cm" svg:x2="20.955cm" svg:y2="7.62cm">
          <text:p text:style-name="P3"/>
        </draw:line>
        <draw:frame draw:style-name="gr6" draw:text-style-name="P20" draw:layer="layout" svg:width="8.266cm" svg:height="0.843cm" svg:x="3.175cm" svg:y="5.715cm">
          <draw:text-box>
            <text:p text:style-name="P3"><text:span text:style-name="T10">Reward durch eigene Beobachtung</text:span></text:p>
          </draw:text-box>
        </draw:frame>
        <draw:frame draw:style-name="gr6" draw:text-style-name="P20" draw:layer="layout" svg:width="8.753cm" svg:height="1.435cm" svg:x="14.594cm" svg:y="5.715cm">
          <draw:text-box>
            <text:p text:style-name="P3"><text:span text:style-name="T10">Reward über weitergegebenes Signal</text:span></text:p>
            <text:p text:style-name="P18"><text:span text:style-name="T10">eines verwandten Agenten</text:span></text:p>
          </draw:text-box>
        </draw:frame>
        <draw:line draw:style-name="gr54" draw:layer="layout" svg:x1="8.316cm" svg:y1="17.78cm" svg:x2="8.316cm" svg:y2="12.065cm">
          <text:p text:style-name="P3"/>
        </draw:line>
        <draw:line draw:style-name="gr40" draw:layer="layout" svg:x1="7.62cm" svg:y1="16.51cm" svg:x2="18.415cm" svg:y2="16.51cm">
          <text:p text:style-name="P3"/>
        </draw:line>
        <draw:line draw:style-name="gr58" draw:layer="layout" svg:x1="8.316cm" svg:y1="16.51cm" svg:x2="10.16cm" svg:y2="16.51cm">
          <text:p text:style-name="P3"/>
        </draw:line>
        <draw:line draw:style-name="gr58" draw:layer="layout" svg:x1="10.16cm" svg:y1="16.51cm" svg:x2="10.16cm" svg:y2="13.335cm">
          <text:p text:style-name="P3"/>
        </draw:line>
        <draw:line draw:style-name="gr58" draw:layer="layout" svg:x1="10.16cm" svg:y1="13.335cm" svg:x2="13.294cm" svg:y2="13.335cm">
          <text:p text:style-name="P3"/>
        </draw:line>
        <draw:line draw:style-name="gr58" draw:layer="layout" svg:x1="13.335cm" svg:y1="13.335cm" svg:x2="13.335cm" svg:y2="16.51cm">
          <text:p text:style-name="P3"/>
        </draw:line>
        <draw:line draw:style-name="gr58" draw:layer="layout" svg:x1="13.335cm" svg:y1="16.51cm" svg:x2="17.145cm" svg:y2="16.51cm">
          <text:p text:style-name="P3"/>
        </draw:line>
        <draw:line draw:style-name="gr58" draw:layer="layout" svg:x1="17.145cm" svg:y1="16.51cm" svg:x2="17.145cm" svg:y2="13.335cm">
          <text:p text:style-name="P3"/>
        </draw:line>
        <draw:line draw:style-name="gr58" draw:layer="layout" svg:x1="17.145cm" svg:y1="13.335cm" svg:x2="18.067cm" svg:y2="13.335cm">
          <text:p text:style-name="P3"/>
        </draw:line>
        <draw:line draw:style-name="gr56" draw:text-style-name="P20" draw:layer="layout" svg:x1="6.842cm" svg:y1="10.796cm" svg:x2="10.795cm" svg:y2="7.62cm">
          <text:p text:style-name="P3"/>
        </draw:line>
        <draw:line draw:style-name="gr59" draw:text-style-name="P20" draw:layer="layout" svg:x1="8.418cm" svg:y1="16.51cm" svg:x2="10.16cm" svg:y2="14.605cm">
          <text:p text:style-name="P3"/>
        </draw:line>
        <draw:line draw:style-name="gr59" draw:text-style-name="P20" draw:layer="layout" svg:x1="16.51cm" svg:y1="13.335cm" svg:x2="17.145cm" svg:y2="13.335cm">
          <text:p text:style-name="P3"/>
        </draw:line>
        <draw:line draw:style-name="gr59" draw:text-style-name="P32" draw:layer="layout" svg:x1="10.16cm" svg:y1="14.605cm" svg:x2="12.7cm" svg:y2="14.605cm">
          <text:p text:style-name="P3"/>
        </draw:line>
        <draw:line draw:style-name="gr59" draw:text-style-name="P32" draw:layer="layout" svg:x1="12.7cm" svg:y1="14.605cm" svg:x2="13.335cm" svg:y2="15.875cm">
          <text:p text:style-name="P3"/>
        </draw:line>
        <draw:line draw:style-name="gr59" draw:text-style-name="P32" draw:layer="layout" svg:x1="14.605cm" svg:y1="15.875cm" svg:x2="16.51cm" svg:y2="13.335cm">
          <text:p text:style-name="P3"/>
        </draw:line>
        <draw:line draw:style-name="gr59" draw:text-style-name="P32" draw:layer="layout" svg:x1="14.605cm" svg:y1="15.875cm" svg:x2="13.335cm" svg:y2="15.875cm">
          <text:p text:style-name="P3"/>
        </draw:line>
        <draw:frame draw:style-name="gr6" draw:text-style-name="P20" draw:layer="layout" svg:width="11.678cm" svg:height="0.843cm" svg:x="9.525cm" svg:y="12.065cm">
          <draw:text-box>
            <text:p text:style-name="P3"><text:span text:style-name="T10">Rückwirkend korrigierte alternative Rewardfunktion</text:span></text:p>
          </draw:text-box>
        </draw:frame>
        <presentation:notes draw:style-name="dp2" presentation:use-footer-name="ftr1" presentation:use-date-time-name="dtd1">
          <draw:page-thumbnail draw:style-name="gr11" draw:layer="layout" svg:width="13.705cm" svg:height="10.28cm" svg:x="2.588cm" svg:y="2.058cm" draw:page-number="25" presentation:class="page"/>
          <draw:frame presentation:style-name="pr11" draw:text-style-name="P3" draw:layer="layout" svg:width="15.104cm" svg:height="12.09cm" svg:x="1.887cm" svg:y="13.02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Mögliche Probleme der Idee</text:p>
          </draw:text-box>
        </draw:frame>
        <draw:frame presentation:style-name="pr7" draw:text-style-name="P10" draw:layer="layout" svg:width="22.86cm" svg:height="13.443cm" svg:x="1.27cm" svg:y="4.444cm" presentation:class="outline">
          <draw:text-box>
            <text:list text:style-name="L3">
              <text:list-item>
                <text:p text:style-name="P10">Homogenisierung der Regeln wird begünstigt.</text:p>
              </text:list-item>
            </text:list>
            <text:list text:style-name="L3">
              <text:list-item>
                <text:p text:style-name="P10">Aufwand zur Bestimmung des Verwandtschaftsgrads</text:p>
              </text:list-item>
            </text:list>
            <text:list text:style-name="L3">
              <text:list-item>
                <text:p text:style-name="P10">Begrenztheit der Kommunikationsmittel</text:p>
              </text:list-item>
            </text:list>
            <text:list text:style-name="L3">
              <text:list-item>
                <text:p text:style-name="P10">Gewisse Verzögerung bis sich Information ausgebreitet hat</text:p>
              </text:list-item>
            </text:list>
            <text:list text:style-name="L3">
              <text:list-item>
                <text:p text:style-name="P10">Aber:</text:p>
              </text:list-item>
            </text:list>
            <text:list text:style-name="L3">
              <text:list-item>
                <text:list>
                  <text:list-item>
                    <text:p text:style-name="P13">Keine Übertragung der Sensorinformation nötig</text:p>
                  </text:list-item>
                </text:list>
              </text:list-item>
            </text:list>
            <text:list text:style-name="L3">
              <text:list-item>
                <text:list>
                  <text:list-item>
                    <text:p text:style-name="P13">Kommunikation ist selten notwendig</text:p>
                  </text:list-item>
                </text:list>
              </text:list-item>
            </text:list>
            <text:list text:style-name="L3">
              <text:list-item>
                <text:list>
                  <text:list-item>
                    <text:p text:style-name="P13">Nicht zeitkritisch, sofern bisher aktivierte Classifier protokolliert werden</text:p>
                  </text:list-item>
                </text:list>
              </text:list-item>
            </text:list>
            <text:list text:style-name="L3">
              <text:list-item>
                <text:list>
                  <text:list-item>
                    <text:list>
                      <text:list-item>
                        <text:p text:style-name="P28">Weitertransport des Rewards von Agent zu Agent</text:p>
                      </text:list-item>
                    </text:list>
                  </text:list-item>
                </text:list>
              </text:list-item>
            </text:list>
            <text:list text:style-name="L3">
              <text:list-item>
                <text:list>
                  <text:list-item>
                    <text:list>
                      <text:list-item>
                        <text:p text:style-name="P28">Markierung mit Timestamp</text:p>
                      </text:list-item>
                    </text:list>
                  </text:list-item>
                </text:list>
              </text:list-item>
            </text:list>
          </draw:text-box>
        </draw:frame>
        <presentation:notes draw:style-name="dp2" presentation:use-footer-name="ftr1" presentation:use-date-time-name="dtd1">
          <draw:page-thumbnail draw:style-name="gr11" draw:layer="layout" svg:width="13.705cm" svg:height="10.28cm" svg:x="2.588cm" svg:y="2.058cm" draw:page-number="26" presentation:class="page"/>
          <draw:frame presentation:style-name="pr11" draw:text-style-name="P3" draw:layer="layout" svg:width="15.104cm" svg:height="12.09cm" svg:x="1.887cm" svg:y="13.02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6" draw:text-style-name="P3" draw:layer="layout" svg:width="14.94cm" svg:height="3.177cm" svg:x="1.27cm" svg:y="0.762cm" presentation:class="title">
          <draw:text-box>
            <text:p text:style-name="P3">Offene Fragen und Testszenarien</text:p>
          </draw:text-box>
        </draw:frame>
        <draw:frame presentation:style-name="pr7" draw:text-style-name="P10" draw:layer="layout" svg:width="22.86cm" svg:height="13.443cm" svg:x="1.27cm" svg:y="4.444cm" presentation:class="outline">
          <draw:text-box>
            <text:list text:style-name="L3">
              <text:list-item>
                <text:p text:style-name="P10">Vergleich mit üblichen Vorgehensweisen (Heuristiken, single-step LCS)</text:p>
              </text:list-item>
            </text:list>
            <text:list text:style-name="L3">
              <text:list-item>
                <text:p text:style-name="P10">Test der Kooperationsfähigkeit (Austausch von Regeln)</text:p>
              </text:list-item>
            </text:list>
            <text:list text:style-name="L3">
              <text:list-item>
                <text:p text:style-name="P10">Test der Reaktionsfähigkeit des Systems auf Veränderungen der Umwelt (Hindernisse, Änderung des Bewegungsmusters des Ziels, Hinzufügen/Entfernen von Agenten)</text:p>
              </text:list-item>
            </text:list>
            <text:list text:style-name="L3">
              <text:list-item>
                <text:p text:style-name="P10">Nicht erwähnt: Hindernisse (Hinzunahme 4 weiterer Sensorbits)</text:p>
              </text:list-item>
            </text:list>
            <text:list text:style-name="L3">
              <text:list-item>
                <text:p text:style-name="P10">Komplexere Sensoren (Abstände)</text:p>
              </text:list-item>
            </text:list>
          </draw:text-box>
        </draw:frame>
        <presentation:notes draw:style-name="dp2" presentation:use-footer-name="ftr1" presentation:use-date-time-name="dtd1">
          <draw:page-thumbnail draw:style-name="gr11" draw:layer="layout" svg:width="13.705cm" svg:height="10.28cm" svg:x="2.588cm" svg:y="2.058cm" draw:page-number="27" presentation:class="page"/>
          <draw:frame presentation:style-name="pr8" draw:text-style-name="P3" draw:layer="layout" svg:width="15.104cm" svg:height="12.341cm" svg:x="1.887cm" svg:y="13.025cm" presentation:class="notes" presentation:placeholder="true">
            <draw:text-box/>
          </draw:frame>
        </presentation:notes>
      </draw:page>
      <draw:page draw:name="Folie 22" draw:style-name="dp3" draw:master-page-name="Default" presentation:presentation-page-layout-name="AL2T1" presentation:use-footer-name="ftr1" presentation:use-date-time-name="dtd1">
        <office:forms form:automatic-focus="false" form:apply-design-mode="false"/>
        <draw:frame presentation:style-name="pr16" draw:text-style-name="P9" draw:layer="layout" svg:width="22.86cm" svg:height="11.563cm" svg:x="1.27cm" svg:y="6.324cm" presentation:class="outline" presentation:user-transformed="true">
          <draw:text-box>
            <text:list text:style-name="L6">
              <text:list-item>
                <text:p text:style-name="P33"><text:span text:style-name="T18">Vielen Dank für die Aufmerksamkeit :)</text:span></text:p>
              </text:list-item>
            </text:list>
          </draw:text-box>
        </draw:frame>
        <presentation:notes draw:style-name="dp2" presentation:use-footer-name="ftr1" presentation:use-date-time-name="dtd1">
          <draw:page-thumbnail draw:layer="layout" svg:width="13.705cm" svg:height="10.279cm" svg:x="2.589cm" svg:y="2.059cm" draw:page-number="28"/>
          <draw:frame presentation:style-name="pr3" draw:text-style-name="P3" draw:layer="layout" svg:width="15.104cm" svg:height="12.341cm" svg:x="1.887cm" svg:y="13.02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cc3333" fo:font-size="100%"/>
          </text:list-level-style-bullet>
          <text:list-level-style-bullet text:level="2" text:bullet-char="–">
            <style:list-level-properties text:space-before="1.27cm"/>
            <style:text-properties fo:font-family="Arial" style:font-family-generic="swiss" style:font-pitch="variable" fo:color="#cc3333" fo:font-size="100%"/>
          </text:list-level-style-bullet>
          <text:list-level-style-bullet text:level="3" text:bullet-char="•">
            <style:list-level-properties text:space-before="2.54cm"/>
            <style:text-properties fo:font-family="Arial" style:font-family-generic="swiss" style:font-pitch="variable" fo:color="#cc3333" fo:font-size="100%"/>
          </text:list-level-style-bullet>
          <text:list-level-style-bullet text:level="4" text:bullet-char="–">
            <style:list-level-properties text:space-before="3.81cm"/>
            <style:text-properties fo:font-family="Arial" style:font-family-generic="swiss" style:font-pitch="variable" fo:color="#cc3333" fo:font-size="100%"/>
          </text:list-level-style-bullet>
          <text:list-level-style-bullet text:level="5" text:bullet-char="»">
            <style:list-level-properties text:space-before="5.08cm"/>
            <style:text-properties fo:font-family="Arial" style:font-family-generic="swiss" style:font-pitch="variable" fo:color="#cc3333" fo:font-size="100%"/>
          </text:list-level-style-bullet>
          <text:list-level-style-bullet text:level="6" text:bullet-char="»">
            <style:list-level-properties text:space-before="5.08cm"/>
            <style:text-properties fo:font-family="Arial" style:font-family-generic="swiss" style:font-pitch="variable" fo:color="#cc3333" fo:font-size="100%"/>
          </text:list-level-style-bullet>
          <text:list-level-style-bullet text:level="7" text:bullet-char="»">
            <style:list-level-properties text:space-before="5.08cm"/>
            <style:text-properties fo:font-family="Arial" style:font-family-generic="swiss" style:font-pitch="variable" fo:color="#cc3333" fo:font-size="100%"/>
          </text:list-level-style-bullet>
          <text:list-level-style-bullet text:level="8" text:bullet-char="»">
            <style:list-level-properties text:space-before="5.08cm"/>
            <style:text-properties fo:font-family="Arial" style:font-family-generic="swiss" style:font-pitch="variable" fo:color="#cc3333" fo:font-size="100%"/>
          </text:list-level-style-bullet>
          <text:list-level-style-bullet text:level="9" text:bullet-char="»">
            <style:list-level-properties text:space-before="5.08cm"/>
            <style:text-properties fo:font-family="Arial" style:font-family-generic="swiss" style:font-pitch="variable" fo:color="#cc3333" fo:font-size="100%"/>
          </text:list-level-style-bullet>
        </text:list-style>
      </style:graphic-properties>
      <style:paragraph-properties fo:margin-left="0cm" fo:margin-right="0cm" fo:margin-top="0.211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cc3333" fo:font-size="100%"/>
          </text:list-level-style-bullet>
          <text:list-level-style-bullet text:level="2" text:bullet-char="–">
            <style:list-level-properties text:space-before="1.27cm" text:min-label-width="0.793cm"/>
            <style:text-properties fo:font-family="Arial" style:font-family-generic="swiss" style:font-pitch="variable" fo:color="#cc3333" fo:font-size="100%"/>
          </text:list-level-style-bullet>
          <text:list-level-style-bullet text:level="3" text:bullet-char="•">
            <style:list-level-properties text:space-before="2.54cm" text:min-label-width="0.635cm"/>
            <style:text-properties fo:font-family="Arial" style:font-family-generic="swiss" style:font-pitch="variable" fo:color="#cc3333" fo:font-size="100%"/>
          </text:list-level-style-bullet>
          <text:list-level-style-bullet text:level="4" text:bullet-char="–">
            <style:list-level-properties text:space-before="3.81cm" text:min-label-width="0.635cm"/>
            <style:text-properties fo:font-family="Arial" style:font-family-generic="swiss" style:font-pitch="variable" fo:color="#cc3333" fo:font-size="100%"/>
          </text:list-level-style-bullet>
          <text:list-level-style-bullet text:level="5" text:bullet-char="»">
            <style:list-level-properties text:space-before="5.08cm" text:min-label-width="0.635cm"/>
            <style:text-properties fo:font-family="Arial" style:font-family-generic="swiss" style:font-pitch="variable" fo:color="#cc3333" fo:font-size="100%"/>
          </text:list-level-style-bullet>
          <text:list-level-style-bullet text:level="6" text:bullet-char="»">
            <style:list-level-properties text:space-before="5.08cm" text:min-label-width="0.635cm"/>
            <style:text-properties fo:font-family="Arial" style:font-family-generic="swiss" style:font-pitch="variable" fo:color="#cc3333" fo:font-size="100%"/>
          </text:list-level-style-bullet>
          <text:list-level-style-bullet text:level="7" text:bullet-char="»">
            <style:list-level-properties text:space-before="5.08cm" text:min-label-width="0.635cm"/>
            <style:text-properties fo:font-family="Arial" style:font-family-generic="swiss" style:font-pitch="variable" fo:color="#cc3333" fo:font-size="100%"/>
          </text:list-level-style-bullet>
          <text:list-level-style-bullet text:level="8" text:bullet-char="»">
            <style:list-level-properties text:space-before="5.08cm" text:min-label-width="0.635cm"/>
            <style:text-properties fo:font-family="Arial" style:font-family-generic="swiss" style:font-pitch="variable" fo:color="#cc3333"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4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d3e5d4" draw:opacity="100%"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opacity="100%"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outline1" style:list-style-name="L4">
      <style:graphic-properties draw:stroke="none" draw:fill="none" draw:fill-color="#bbe0e3" draw:textarea-horizontal-align="justify" draw:textarea-vertical-align="top" draw:auto-grow-height="false" draw:auto-grow-width="false" fo:min-height="13.443cm" fo:min-width="0cm" fo:padding-top="0.13cm" fo:padding-bottom="0.13cm" fo:padding-left="0.25cm" fo:padding-right="0.25cm" fo:wrap-option="no-wrap" draw:shadow="hidden" draw:shadow-color="#808080"/>
    </style:style>
    <style:style style:name="pr2" style:family="presentation" style:parent-style-name="Default-backgroundobjects">
      <style:graphic-properties draw:stroke="none" draw:fill="none" draw:fill-color="#ffffff" draw:auto-grow-height="false" fo:min-height="1.314cm"/>
    </style:style>
    <style:style style:name="P1" style:family="paragraph">
      <style:paragraph-properties fo:text-align="center" style:writing-mode="lr-tb"/>
      <style:text-properties fo:font-size="24pt"/>
    </style:style>
    <style:style style:name="P2" style:family="paragraph">
      <style:paragraph-properties fo:margin-left="0.952cm" fo:margin-right="0cm" fo:text-indent="-0.952cm"/>
    </style:style>
    <style:style style:name="P3" style:family="paragraph">
      <style:paragraph-properties fo:margin-left="2.063cm" fo:margin-right="0cm" fo:text-indent="-0.793cm"/>
    </style:style>
    <style:style style:name="P4" style:family="paragraph">
      <style:paragraph-properties fo:margin-left="3.175cm" fo:margin-right="0cm" fo:text-indent="-0.635cm"/>
    </style:style>
    <style:style style:name="P5" style:family="paragraph">
      <style:paragraph-properties fo:margin-left="4.445cm" fo:margin-right="0cm" fo:text-indent="-0.635cm"/>
    </style:style>
    <style:style style:name="P6" style:family="paragraph">
      <style:paragraph-properties fo:margin-left="5.715cm" fo:margin-right="0cm" fo:text-indent="-0.635cm"/>
    </style:style>
    <style:style style:name="P7" style:family="paragraph">
      <style:paragraph-properties fo:margin-left="0.952cm" fo:margin-right="0cm" fo:text-indent="-0.952cm" style:writing-mode="lr-tb"/>
    </style:style>
    <style:style style:name="P8" style:family="paragraph">
      <style:paragraph-properties fo:margin-left="0cm" fo:margin-right="0cm" fo:text-align="end" fo:text-indent="0cm"/>
    </style:style>
    <style:style style:name="P9" style:family="paragraph">
      <style:paragraph-properties fo:margin-left="0cm" fo:margin-right="0cm" fo:text-indent="0cm"/>
    </style:style>
    <style:style style:name="P10" style:family="paragraph">
      <style:paragraph-properties fo:text-align="center"/>
    </style:style>
    <text:list-style style:name="L1">
      <text:list-level-style-bullet text:level="1" text:bullet-char="•">
        <style:list-level-properties text:min-label-width="0.952cm"/>
        <style:text-properties fo:font-family="Arial" style:font-family-generic="swiss" style:font-pitch="variable" fo:color="#cc3333" fo:font-size="100%"/>
      </text:list-level-style-bullet>
      <text:list-level-style-bullet text:level="2" text:bullet-char="–">
        <style:list-level-properties text:space-before="1.27cm" text:min-label-width="0.793cm"/>
        <style:text-properties fo:font-family="Arial" style:font-family-generic="swiss" style:font-pitch="variable" fo:color="#cc3333" fo:font-size="100%"/>
      </text:list-level-style-bullet>
      <text:list-level-style-bullet text:level="3" text:bullet-char="•">
        <style:list-level-properties text:space-before="2.54cm" text:min-label-width="0.635cm"/>
        <style:text-properties fo:font-family="Arial" style:font-family-generic="swiss" style:font-pitch="variable" fo:color="#cc3333" fo:font-size="100%"/>
      </text:list-level-style-bullet>
      <text:list-level-style-bullet text:level="4" text:bullet-char="–">
        <style:list-level-properties text:space-before="3.81cm" text:min-label-width="0.635cm"/>
        <style:text-properties fo:font-family="Arial" style:font-family-generic="swiss" style:font-pitch="variable" fo:color="#cc3333" fo:font-size="100%"/>
      </text:list-level-style-bullet>
      <text:list-level-style-bullet text:level="5" text:bullet-char="»">
        <style:list-level-properties text:space-before="5.08cm" text:min-label-width="0.635cm"/>
        <style:text-properties fo:font-family="Arial" style:font-family-generic="swiss" style:font-pitch="variable" fo:color="#cc3333" fo:font-size="100%"/>
      </text:list-level-style-bullet>
      <text:list-level-style-bullet text:level="6" text:bullet-char="»">
        <style:list-level-properties text:space-before="5.08cm" text:min-label-width="0.635cm"/>
        <style:text-properties fo:font-family="Arial" style:font-family-generic="swiss" style:font-pitch="variable" fo:color="#cc3333" fo:font-size="100%"/>
      </text:list-level-style-bullet>
      <text:list-level-style-bullet text:level="7" text:bullet-char="»">
        <style:list-level-properties text:space-before="5.08cm" text:min-label-width="0.635cm"/>
        <style:text-properties fo:font-family="Arial" style:font-family-generic="swiss" style:font-pitch="variable" fo:color="#cc3333" fo:font-size="100%"/>
      </text:list-level-style-bullet>
      <text:list-level-style-bullet text:level="8" text:bullet-char="»">
        <style:list-level-properties text:space-before="5.08cm" text:min-label-width="0.635cm"/>
        <style:text-properties fo:font-family="Arial" style:font-family-generic="swiss" style:font-pitch="variable" fo:color="#cc3333"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5.08cm"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58cm" svg:height="4.935cm" svg:x="1.901cm" svg:y="3.838cm" draw:page-number="1"/>
      <draw:page-thumbnail draw:layer="backgroundobjects" svg:width="6.58cm" svg:height="4.935cm" svg:x="10.397cm" svg:y="3.838cm"/>
      <draw:page-thumbnail draw:layer="backgroundobjects" svg:width="6.58cm" svg:height="4.935cm" svg:x="1.901cm" svg:y="11.241cm"/>
      <draw:page-thumbnail draw:layer="backgroundobjects" svg:width="6.58cm" svg:height="4.935cm" svg:x="10.397cm" svg:y="11.241cm"/>
      <draw:page-thumbnail draw:layer="backgroundobjects" svg:width="6.58cm" svg:height="4.935cm" svg:x="1.901cm" svg:y="18.644cm"/>
      <draw:page-thumbnail draw:layer="backgroundobjects" svg:width="6.58cm" svg:height="4.935cm" svg:x="10.397cm" svg:y="18.644cm"/>
    </style:handout-master>
    <style:master-page style:name="Default" style:page-layout-name="PM1" draw:style-name="dp1">
      <office:forms form:automatic-focus="false" form:apply-design-mode="false"/>
      <draw:frame draw:style-name="gr1" draw:text-style-name="P1" draw:layer="backgroundobjects" svg:width="19.557cm" svg:height="3.96cm" svg:x="5.842cm" svg:y="0cm">
        <draw:image xlink:href="Pictures/10000201000002A60000009CC132F23E.png" xlink:type="simple" xlink:show="embed" xlink:actuate="onLoad">
          <text:p text:style-name="P9"/>
        </draw:image>
      </draw:frame>
      <draw:frame presentation:style-name="Default-title" draw:layer="backgroundobjects" svg:width="14.94cm" svg:height="3.176cm" svg:x="1.27cm" svg:y="0.762cm" presentation:class="title" presentation:placeholder="true">
        <draw:text-box/>
      </draw:frame>
      <draw:frame presentation:style-name="pr1" draw:text-style-name="P7" draw:layer="backgroundobjects" svg:width="22.86cm" svg:height="13.442cm" svg:x="1.27cm" svg:y="4.444cm" presentation:class="outline">
        <draw:text-box>
          <text:list text:style-name="L1">
            <text:list-item>
              <text:p text:style-name="P2">Click to edit the outline text format</text:p>
            </text:list-item>
          </text:list>
          <text:list text:style-name="L1">
            <text:list-item>
              <text:list>
                <text:list-item>
                  <text:p text:style-name="P3">Second Outline Level</text:p>
                </text:list-item>
              </text:list>
            </text:list-item>
          </text:list>
          <text:list text:style-name="L1">
            <text:list-item>
              <text:list>
                <text:list-item>
                  <text:list>
                    <text:list-item>
                      <text:p text:style-name="P4">Third Outline Level</text:p>
                    </text:list-item>
                  </text:list>
                </text:list-item>
              </text:list>
            </text:list-item>
          </text:list>
          <text:list text:style-name="L1">
            <text:list-item>
              <text:list>
                <text:list-item>
                  <text:list>
                    <text:list-item>
                      <text:list>
                        <text:list-item>
                          <text:p text:style-name="P5">Fourth Outline Level</text:p>
                        </text:list-item>
                      </text:list>
                    </text:list-item>
                  </text:list>
                </text:list-item>
              </text:list>
            </text:list-item>
          </text:list>
          <text:list text:style-name="L1">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1">
            <text:list-item>
              <text:list>
                <text:list-item>
                  <text:list>
                    <text:list-item>
                      <text:list>
                        <text:list-item>
                          <text:list>
                            <text:list-item>
                              <text:list>
                                <text:list-item>
                                  <text:p text:style-name="P6">Sixth Outline Level</text:p>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p text:style-name="P6">Seventh Outline Level</text:p>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p text:style-name="P6">Eighth Outline Level</text:p>
                                        </text:list-item>
                                      </text:list>
                                    </text:list-item>
                                  </text:list>
                                </text:list-item>
                              </text:list>
                            </text:list-item>
                          </text:list>
                        </text:list-item>
                      </text:list>
                    </text:list-item>
                  </text:list>
                </text:list-item>
              </text:list>
            </text:list-item>
          </text:list>
          <text:list text:style-name="L2">
            <text:list-item>
              <text:p text:style-name="P6">Ninth Outline Level</text:p>
            </text:list-item>
          </text:list>
        </draw:text-box>
      </draw:frame>
      <draw:frame draw:style-name="gr2" draw:text-style-name="P1" draw:layer="backgroundobjects" svg:width="1.217cm" svg:height="2.8cm" svg:x="24.033cm" svg:y="0.322cm">
        <draw:image xlink:href="Pictures/10000201000001B1000003E79D1982FA.png" xlink:type="simple" xlink:show="embed" xlink:actuate="onLoad">
          <text:p text:style-name="P9"/>
        </draw:image>
      </draw:frame>
      <draw:frame draw:style-name="gr1" draw:text-style-name="P1" draw:layer="backgroundobjects" svg:width="12.704cm" svg:height="1.521cm" svg:x="0cm" svg:y="17.529cm">
        <draw:image xlink:href="Pictures/10000201000002A60000009C72442100.png" xlink:type="simple" xlink:show="embed" xlink:actuate="onLoad">
          <text:p text:style-name="P9"/>
        </draw:image>
      </draw:frame>
      <draw:frame presentation:style-name="pr2" draw:text-style-name="P9" draw:layer="backgroundobjects" svg:width="5.917cm" svg:height="1.313cm" svg:x="19.05cm" svg:y="18.372cm" presentation:class="page-number">
        <draw:text-box>
          <text:p text:style-name="P8"><text:page-number>&lt;number&gt;</text:page-number>/28</text:p>
        </draw:text-box>
      </draw:frame>
      <presentation:notes style:page-layout-name="PM0">
        <draw:rect draw:style-name="gr3" draw:text-style-name="P10" draw:layer="backgroundobjects" svg:width="18.88cm" svg:height="27.42cm" svg:x="0cm" svg:y="0cm">
          <text:p text:style-name="P9"/>
        </draw:rect>
        <draw:page-thumbnail presentation:style-name="Default-title" draw:layer="backgroundobjects" svg:width="13.705cm" svg:height="10.28cm" svg:x="2.588cm" svg:y="2.058cm" presentation:class="page"/>
        <draw:frame presentation:style-name="Default-notes" draw:layer="backgroundobjects" svg:width="15.104cm" svg:height="12.34cm" svg:x="1.887cm" svg:y="13.02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dc:title>Learning Classifier Systems in non-static collaboative multi-agent scenarios</dc:title>
    <dc:subject>Learning Classifier Systems in non-static collaboative multi-agent scenarios, Introduction October 2008</dc:subject>
    <meta:initial-creator>Fabian Rochner</meta:initial-creator>
    <meta:creation-date>2005-06-21T14:14:16</meta:creation-date>
    <dc:creator>Clemens Lode</dc:creator>
    <dc:date>2008-10-28T15:36:45</dc:date>
    <meta:printed-by>Clemens Lode</meta:printed-by>
    <meta:print-date>2008-10-28T08:54:33</meta:print-date>
    <meta:editing-cycles>95</meta:editing-cycles>
    <meta:editing-duration>P2DT11H19M17S</meta:editing-duration>
    <meta:user-defined meta:name="Info 1"/>
    <meta:user-defined meta:name="Info 2"/>
    <meta:user-defined meta:name="Info 3"/>
    <meta:user-defined meta:name="Info 4"/>
    <meta:document-statistic meta:object-count="1934"/>
  </office:meta>
</office:document-meta>
</file>